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63in" svg:height="3.6291in" svg:x="1.3736in" svg:y="1.5638in">
            <draw:object draw:notify-on-update-of-ranges="Sheet1.E3:Sheet1.E12 Sheet1.A1:Sheet1.A1 Sheet1.D4:Sheet1.D13 Sheet1.L3:Sheet1.L15 Sheet1.H1:Sheet1.H1 Sheet1.K4:Sheet1.K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VUV3, DN , -100C, run2</text:p>
          </table:table-cell>
          <table:covered-table-cell table:number-columns-repeated="4"/>
          <table:table-cell table:number-columns-repeated="2"/>
          <table:table-cell table:style-name="ce1" office:value-type="string" calcext:value-type="string" table:number-columns-spanned="5" table:number-rows-spanned="1">
            <text:p>VUV3, DN , -100C, run3</text:p>
          </table:table-cell>
          <table:covered-table-cell table:number-columns-repeated="4"/>
        </table:table-row>
        <table:table-row table:style-name="ro1">
          <table:table-cell table:number-columns-repeated="2" table:style-name="ce2" office:value-type="string" calcext:value-type="string">
            <text:p>time (s)</text:p>
          </table:table-cell>
          <table:table-cell table:style-name="ce2" office:value-type="string" calcext:value-type="string">
            <text:p>Current (A)</text:p>
          </table:table-cell>
          <table:table-cell table:style-name="ce2" office:value-type="string" calcext:value-type="string">
            <text:p>current (nA)</text:p>
          </table:table-cell>
          <table:table-cell table:style-name="ce2" office:value-type="string" calcext:value-type="string">
            <text:p>OV (v)</text:p>
          </table:table-cell>
          <table:table-cell table:number-columns-repeated="2"/>
          <table:table-cell table:number-columns-repeated="2" table:style-name="ce2" office:value-type="string" calcext:value-type="string">
            <text:p>time (s)</text:p>
          </table:table-cell>
          <table:table-cell table:style-name="ce2" office:value-type="string" calcext:value-type="string">
            <text:p>Current (A)</text:p>
          </table:table-cell>
          <table:table-cell table:style-name="ce2" office:value-type="string" calcext:value-type="string">
            <text:p>current (nA)</text:p>
          </table:table-cell>
          <table:table-cell table:style-name="ce2" office:value-type="string" calcext:value-type="string">
            <text:p>OV (v)</text:p>
          </table:table-cell>
        </table:table-row>
        <table:table-row table:style-name="ro1">
          <table:table-cell office:value-type="float" office:value="1438982239" calcext:value-type="float">
            <text:p>1438982239</text:p>
          </table:table-cell>
          <table:table-cell table:formula="of:=[.A3] - [.A$3]" office:value-type="float" office:value="0" calcext:value-type="float">
            <text:p>0</text:p>
          </table:table-cell>
          <table:table-cell office:value-type="float" office:value="-0.000000001317808" calcext:value-type="float">
            <text:p>-1.317808E-009</text:p>
          </table:table-cell>
          <table:table-cell/>
          <table:table-cell office:value-type="float" office:value="45.73" calcext:value-type="float">
            <text:p>45.73</text:p>
          </table:table-cell>
          <table:table-cell office:value-type="float" office:value="1000000000" calcext:value-type="float">
            <text:p>1000000000</text:p>
          </table:table-cell>
          <table:table-cell/>
          <table:table-cell office:value-type="float" office:value="1439238962" calcext:value-type="float">
            <text:p>1439238962</text:p>
          </table:table-cell>
          <table:table-cell table:formula="of:=[.H3]-[.H$3]" office:value-type="float" office:value="0" calcext:value-type="float">
            <text:p>0</text:p>
          </table:table-cell>
          <table:table-cell office:value-type="float" office:value="0.0000000004932754" calcext:value-type="float">
            <text:p>4.932754E-010</text:p>
          </table:table-cell>
          <table:table-cell table:formula="of:=AVERAGE([.J3:.J131])*-1*[.F3]" office:value-type="float" office:value="0.364489756348837" calcext:value-type="float">
            <text:p>0.3644897563</text:p>
          </table:table-cell>
          <table:table-cell office:value-type="float" office:value="45.73" calcext:value-type="float">
            <text:p>45.73</text:p>
          </table:table-cell>
        </table:table-row>
        <table:table-row table:style-name="ro1">
          <table:table-cell office:value-type="float" office:value="1438982241" calcext:value-type="float">
            <text:p>1438982241</text:p>
          </table:table-cell>
          <table:table-cell table:formula="of:=[.A4] - [.A$3]" office:value-type="float" office:value="2" calcext:value-type="float">
            <text:p>2</text:p>
          </table:table-cell>
          <table:table-cell office:value-type="float" office:value="-0.0000000005951108" calcext:value-type="float">
            <text:p>-5.951108E-010</text:p>
          </table:table-cell>
          <table:table-cell table:formula="of:=AVERAGE([.C3:.C22])*[.F$3]*-1" office:value-type="float" office:value="0.077039322" calcext:value-type="float">
            <text:p>0.077039322</text:p>
          </table:table-cell>
          <table:table-cell office:value-type="float" office:value="46.73" calcext:value-type="float">
            <text:p>46.73</text:p>
          </table:table-cell>
          <table:table-cell table:number-columns-repeated="2"/>
          <table:table-cell office:value-type="float" office:value="1439238967" calcext:value-type="float">
            <text:p>1439238967</text:p>
          </table:table-cell>
          <table:table-cell table:formula="of:=[.H4]-[.H$3]" office:value-type="float" office:value="5" calcext:value-type="float">
            <text:p>5</text:p>
          </table:table-cell>
          <table:table-cell office:value-type="float" office:value="0.0000000001409001" calcext:value-type="float">
            <text:p>1.409001E-010</text:p>
          </table:table-cell>
          <table:table-cell table:formula="of:=AVERAGE([.J21:.J131])*-1*[.F3]" office:value-type="float" office:value="0.259323590621622" calcext:value-type="float">
            <text:p>0.2593235906</text:p>
          </table:table-cell>
          <table:table-cell office:value-type="float" office:value="46.73" calcext:value-type="float">
            <text:p>46.73</text:p>
          </table:table-cell>
        </table:table-row>
        <table:table-row table:style-name="ro1">
          <table:table-cell office:value-type="float" office:value="1438982247" calcext:value-type="float">
            <text:p>1438982247</text:p>
          </table:table-cell>
          <table:table-cell table:formula="of:=[.A5] - [.A$3]" office:value-type="float" office:value="8" calcext:value-type="float">
            <text:p>8</text:p>
          </table:table-cell>
          <table:table-cell office:value-type="float" office:value="0.0000000002350174" calcext:value-type="float">
            <text:p>2.350174E-010</text:p>
          </table:table-cell>
          <table:table-cell table:formula="of:=AVERAGE([.C24:.C43])*[.F$3]*-1" office:value-type="float" office:value="0.113347813" calcext:value-type="float">
            <text:p>0.113347813</text:p>
          </table:table-cell>
          <table:table-cell office:value-type="float" office:value="47.73" calcext:value-type="float">
            <text:p>47.73</text:p>
          </table:table-cell>
          <table:table-cell table:number-columns-repeated="2"/>
          <table:table-cell office:value-type="float" office:value="1439238972" calcext:value-type="float">
            <text:p>1439238972</text:p>
          </table:table-cell>
          <table:table-cell table:formula="of:=[.H5]-[.H$3]" office:value-type="float" office:value="10" calcext:value-type="float">
            <text:p>10</text:p>
          </table:table-cell>
          <table:table-cell office:value-type="float" office:value="0.0000000003514912" calcext:value-type="float">
            <text:p>3.514912E-010</text:p>
          </table:table-cell>
          <table:table-cell table:formula="of:=AVERAGE([.J133:.J232])*-1*[.F3]" office:value-type="float" office:value="0.0970400495900001" calcext:value-type="float">
            <text:p>0.0970400496</text:p>
          </table:table-cell>
          <table:table-cell office:value-type="float" office:value="47.73" calcext:value-type="float">
            <text:p>47.73</text:p>
          </table:table-cell>
        </table:table-row>
        <table:table-row table:style-name="ro1">
          <table:table-cell office:value-type="float" office:value="1438982249" calcext:value-type="float">
            <text:p>1438982249</text:p>
          </table:table-cell>
          <table:table-cell table:formula="of:=[.A6] - [.A$3]" office:value-type="float" office:value="10" calcext:value-type="float">
            <text:p>10</text:p>
          </table:table-cell>
          <table:table-cell office:value-type="float" office:value="-0.0000000001155561" calcext:value-type="float">
            <text:p>-1.155561E-010</text:p>
          </table:table-cell>
          <table:table-cell table:formula="of:=AVERAGE([.C45:.C64])*[.F$3]*-1" office:value-type="float" office:value="-0.033222481" calcext:value-type="float">
            <text:p>-0.033222481</text:p>
          </table:table-cell>
          <table:table-cell office:value-type="float" office:value="48.73" calcext:value-type="float">
            <text:p>48.73</text:p>
          </table:table-cell>
          <table:table-cell table:number-columns-repeated="2"/>
          <table:table-cell office:value-type="float" office:value="1439238977" calcext:value-type="float">
            <text:p>1439238977</text:p>
          </table:table-cell>
          <table:table-cell table:formula="of:=[.H6]-[.H$3]" office:value-type="float" office:value="15" calcext:value-type="float">
            <text:p>15</text:p>
          </table:table-cell>
          <table:table-cell office:value-type="float" office:value="0.0000000002076221" calcext:value-type="float">
            <text:p>2.076221E-010</text:p>
          </table:table-cell>
          <table:table-cell table:formula="of:=AVERAGE([.J234:.J333])*-1*[.F3]" office:value-type="float" office:value="0.12182116922" calcext:value-type="float">
            <text:p>0.1218211692</text:p>
          </table:table-cell>
          <table:table-cell office:value-type="float" office:value="48.73" calcext:value-type="float">
            <text:p>48.73</text:p>
          </table:table-cell>
        </table:table-row>
        <table:table-row table:style-name="ro1">
          <table:table-cell office:value-type="float" office:value="1438982254" calcext:value-type="float">
            <text:p>1438982254</text:p>
          </table:table-cell>
          <table:table-cell table:formula="of:=[.A7] - [.A$3]" office:value-type="float" office:value="15" calcext:value-type="float">
            <text:p>15</text:p>
          </table:table-cell>
          <table:table-cell office:value-type="float" office:value="0.0000000001263063" calcext:value-type="float">
            <text:p>1.263063E-010</text:p>
          </table:table-cell>
          <table:table-cell table:formula="of:=AVERAGE([.C66:.C85])*[.F$3]*-1" office:value-type="float" office:value="-0.0849932117" calcext:value-type="float">
            <text:p>-0.0849932117</text:p>
          </table:table-cell>
          <table:table-cell office:value-type="float" office:value="49.73" calcext:value-type="float">
            <text:p>49.73</text:p>
          </table:table-cell>
          <table:table-cell table:number-columns-repeated="2"/>
          <table:table-cell office:value-type="float" office:value="1439238979" calcext:value-type="float">
            <text:p>1439238979</text:p>
          </table:table-cell>
          <table:table-cell table:formula="of:=[.H7]-[.H$3]" office:value-type="float" office:value="17" calcext:value-type="float">
            <text:p>17</text:p>
          </table:table-cell>
          <table:table-cell office:value-type="float" office:value="0.00000000006792299" calcext:value-type="float">
            <text:p>6.792299E-011</text:p>
          </table:table-cell>
          <table:table-cell table:formula="of:=AVERAGE([.J436:.J535])*-1*[.F3]" office:value-type="float" office:value="0.13007487893" calcext:value-type="float">
            <text:p>0.1300748789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table-cell office:value-type="float" office:value="1438982259" calcext:value-type="float">
            <text:p>1438982259</text:p>
          </table:table-cell>
          <table:table-cell table:formula="of:=[.A8] - [.A$3]" office:value-type="float" office:value="20" calcext:value-type="float">
            <text:p>20</text:p>
          </table:table-cell>
          <table:table-cell office:value-type="float" office:value="0.00000000005333053" calcext:value-type="float">
            <text:p>5.333053E-011</text:p>
          </table:table-cell>
          <table:table-cell table:formula="of:=AVERAGE([.C87:.C106])*[.F$3]*-1" office:value-type="float" office:value="0.0677058672" calcext:value-type="float">
            <text:p>0.0677058672</text:p>
          </table:table-cell>
          <table:table-cell office:value-type="float" office:value="50.73" calcext:value-type="float">
            <text:p>50.73</text:p>
          </table:table-cell>
          <table:table-cell table:number-columns-repeated="2"/>
          <table:table-cell office:value-type="float" office:value="1439238984" calcext:value-type="float">
            <text:p>1439238984</text:p>
          </table:table-cell>
          <table:table-cell table:formula="of:=[.H8]-[.H$3]" office:value-type="float" office:value="22" calcext:value-type="float">
            <text:p>22</text:p>
          </table:table-cell>
          <table:table-cell office:value-type="float" office:value="0.0000000005787628" calcext:value-type="float">
            <text:p>5.787628E-010</text:p>
          </table:table-cell>
          <table:table-cell table:formula="of:=AVERAGE([.J537:.J634])*-1*[.F3]" office:value-type="float" office:value="0.158516331530612" calcext:value-type="float">
            <text:p>0.1585163315</text:p>
          </table:table-cell>
          <table:table-cell office:value-type="float" office:value="50.73" calcext:value-type="float">
            <text:p>50.73</text:p>
          </table:table-cell>
        </table:table-row>
        <table:table-row table:style-name="ro1">
          <table:table-cell office:value-type="float" office:value="1438982264" calcext:value-type="float">
            <text:p>1438982264</text:p>
          </table:table-cell>
          <table:table-cell table:formula="of:=[.A9] - [.A$3]" office:value-type="float" office:value="25" calcext:value-type="float">
            <text:p>25</text:p>
          </table:table-cell>
          <table:table-cell office:value-type="float" office:value="-0.0000000005971958" calcext:value-type="float">
            <text:p>-5.971958E-010</text:p>
          </table:table-cell>
          <table:table-cell table:formula="of:=AVERAGE([.C108:.C127])*[.F$3]*-1" office:value-type="float" office:value="0.21485882845" calcext:value-type="float">
            <text:p>0.2148588285</text:p>
          </table:table-cell>
          <table:table-cell office:value-type="float" office:value="51.73" calcext:value-type="float">
            <text:p>51.73</text:p>
          </table:table-cell>
          <table:table-cell table:number-columns-repeated="2"/>
          <table:table-cell office:value-type="float" office:value="1439238990" calcext:value-type="float">
            <text:p>1439238990</text:p>
          </table:table-cell>
          <table:table-cell table:formula="of:=[.H9]-[.H$3]" office:value-type="float" office:value="28" calcext:value-type="float">
            <text:p>28</text:p>
          </table:table-cell>
          <table:table-cell office:value-type="float" office:value="0.0000000004536592" calcext:value-type="float">
            <text:p>4.536592E-010</text:p>
          </table:table-cell>
          <table:table-cell table:formula="of:=AVERAGE([.J637:.J737])*-1*[.F3]" office:value-type="float" office:value="0.234526948970297" calcext:value-type="float">
            <text:p>0.234526949</text:p>
          </table:table-cell>
          <table:table-cell office:value-type="float" office:value="51.73" calcext:value-type="float">
            <text:p>51.73</text:p>
          </table:table-cell>
        </table:table-row>
        <table:table-row table:style-name="ro1">
          <table:table-cell office:value-type="float" office:value="1438982267" calcext:value-type="float">
            <text:p>1438982267</text:p>
          </table:table-cell>
          <table:table-cell table:formula="of:=[.A10] - [.A$3]" office:value-type="float" office:value="28" calcext:value-type="float">
            <text:p>28</text:p>
          </table:table-cell>
          <table:table-cell office:value-type="float" office:value="0.0000000001990212" calcext:value-type="float">
            <text:p>1.990212E-010</text:p>
          </table:table-cell>
          <table:table-cell table:formula="of:=AVERAGE([.C129:.C148])*[.F$3]*-1" office:value-type="float" office:value="0.292011753" calcext:value-type="float">
            <text:p>0.292011753</text:p>
          </table:table-cell>
          <table:table-cell office:value-type="float" office:value="52.73" calcext:value-type="float">
            <text:p>52.73</text:p>
          </table:table-cell>
          <table:table-cell table:number-columns-repeated="2"/>
          <table:table-cell office:value-type="float" office:value="1439238995" calcext:value-type="float">
            <text:p>1439238995</text:p>
          </table:table-cell>
          <table:table-cell table:formula="of:=[.H10]-[.H$3]" office:value-type="float" office:value="33" calcext:value-type="float">
            <text:p>33</text:p>
          </table:table-cell>
          <table:table-cell office:value-type="float" office:value="0.0000000004661695" calcext:value-type="float">
            <text:p>4.661695E-010</text:p>
          </table:table-cell>
          <table:table-cell table:formula="of:=AVERAGE([.J739:.J838])*-1*[.F3]" office:value-type="float" office:value="0.40006475979" calcext:value-type="float">
            <text:p>0.4000647598</text:p>
          </table:table-cell>
          <table:table-cell office:value-type="float" office:value="52.73" calcext:value-type="float">
            <text:p>52.73</text:p>
          </table:table-cell>
        </table:table-row>
        <table:table-row table:style-name="ro1">
          <table:table-cell office:value-type="float" office:value="1438982269" calcext:value-type="float">
            <text:p>1438982269</text:p>
          </table:table-cell>
          <table:table-cell table:formula="of:=[.A11] - [.A$3]" office:value-type="float" office:value="30" calcext:value-type="float">
            <text:p>30</text:p>
          </table:table-cell>
          <table:table-cell office:value-type="float" office:value="0.0000000004619944" calcext:value-type="float">
            <text:p>4.619944E-010</text:p>
          </table:table-cell>
          <table:table-cell table:formula="of:=AVERAGE([.C150:.C169])*[.F$3]*-1" office:value-type="float" office:value="0.3529114675" calcext:value-type="float">
            <text:p>0.3529114675</text:p>
          </table:table-cell>
          <table:table-cell office:value-type="float" office:value="53.73" calcext:value-type="float">
            <text:p>53.73</text:p>
          </table:table-cell>
          <table:table-cell table:number-columns-repeated="2"/>
          <table:table-cell office:value-type="float" office:value="1439239000" calcext:value-type="float">
            <text:p>1439239000</text:p>
          </table:table-cell>
          <table:table-cell table:formula="of:=[.H11]-[.H$3]" office:value-type="float" office:value="38" calcext:value-type="float">
            <text:p>38</text:p>
          </table:table-cell>
          <table:table-cell office:value-type="float" office:value="0.0000000007184617" calcext:value-type="float">
            <text:p>7.184617E-010</text:p>
          </table:table-cell>
          <table:table-cell table:formula="of:=AVERAGE([.J840:.J939])*-1*[.F3]" office:value-type="float" office:value="0.53795516249" calcext:value-type="float">
            <text:p>0.5379551625</text:p>
          </table:table-cell>
          <table:table-cell office:value-type="float" office:value="53.73" calcext:value-type="float">
            <text:p>53.73</text:p>
          </table:table-cell>
        </table:table-row>
        <table:table-row table:style-name="ro1">
          <table:table-cell office:value-type="float" office:value="1438982275" calcext:value-type="float">
            <text:p>1438982275</text:p>
          </table:table-cell>
          <table:table-cell table:formula="of:=[.A12] - [.A$3]" office:value-type="float" office:value="36" calcext:value-type="float">
            <text:p>36</text:p>
          </table:table-cell>
          <table:table-cell office:value-type="float" office:value="-0.00000000002381519" calcext:value-type="float">
            <text:p>-2.381519E-011</text:p>
          </table:table-cell>
          <table:table-cell table:formula="of:=AVERAGE([.C171:.C190])*[.F$3]*-1" office:value-type="float" office:value="0.514901659" calcext:value-type="float">
            <text:p>0.514901659</text:p>
          </table:table-cell>
          <table:table-cell office:value-type="float" office:value="54.73" calcext:value-type="float">
            <text:p>54.73</text:p>
          </table:table-cell>
          <table:table-cell table:number-columns-repeated="2"/>
          <table:table-cell office:value-type="float" office:value="1439242561" calcext:value-type="float">
            <text:p>1439242561</text:p>
          </table:table-cell>
          <table:table-cell table:formula="of:=[.H12]-[.H$3]" office:value-type="float" office:value="3599" calcext:value-type="float">
            <text:p>3599</text:p>
          </table:table-cell>
          <table:table-cell office:value-type="float" office:value="-0.000000006768437" calcext:value-type="float">
            <text:p>-6.768437E-009</text:p>
          </table:table-cell>
          <table:table-cell table:formula="of:=AVERAGE([.J941:.J1040])*-1*[.F3]" office:value-type="float" office:value="0.7560844381" calcext:value-type="float">
            <text:p>0.7560844381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 office:value-type="float" office:value="1438982280" calcext:value-type="float">
            <text:p>1438982280</text:p>
          </table:table-cell>
          <table:table-cell table:formula="of:=[.A13] - [.A$3]" office:value-type="float" office:value="41" calcext:value-type="float">
            <text:p>41</text:p>
          </table:table-cell>
          <table:table-cell office:value-type="float" office:value="0.0000000004890998" calcext:value-type="float">
            <text:p>4.890998E-010</text:p>
          </table:table-cell>
          <table:table-cell table:formula="of:=AVERAGE([.C192:.C211])*[.F$3]*-1" office:value-type="float" office:value="0.921993435" calcext:value-type="float">
            <text:p>0.921993435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  <table:table-cell office:value-type="float" office:value="1439242563" calcext:value-type="float">
            <text:p>1439242563</text:p>
          </table:table-cell>
          <table:table-cell table:formula="of:=[.H13]-[.H$3]" office:value-type="float" office:value="3601" calcext:value-type="float">
            <text:p>3601</text:p>
          </table:table-cell>
          <table:table-cell office:value-type="float" office:value="-0.000000004072715" calcext:value-type="float">
            <text:p>-4.072715E-009</text:p>
          </table:table-cell>
          <table:table-cell table:formula="of:=AVERAGE([.J1042:.J1141])*-1*[.F3]" office:value-type="float" office:value="1.056566441" calcext:value-type="float">
            <text:p>1.056566441</text:p>
          </table:table-cell>
          <table:table-cell office:value-type="float" office:value="55.73" calcext:value-type="float">
            <text:p>55.73</text:p>
          </table:table-cell>
        </table:table-row>
        <table:table-row table:style-name="ro1">
          <table:table-cell office:value-type="float" office:value="1438982285" calcext:value-type="float">
            <text:p>1438982285</text:p>
          </table:table-cell>
          <table:table-cell table:formula="of:=[.A14] - [.A$3]" office:value-type="float" office:value="46" calcext:value-type="float">
            <text:p>46</text:p>
          </table:table-cell>
          <table:table-cell office:value-type="float" office:value="-0.0000000001718517" calcext:value-type="float">
            <text:p>-1.718517E-010</text:p>
          </table:table-cell>
          <table:table-cell table:number-columns-repeated="4"/>
          <table:table-cell office:value-type="float" office:value="1439242571" calcext:value-type="float">
            <text:p>1439242571</text:p>
          </table:table-cell>
          <table:table-cell table:formula="of:=[.H14]-[.H$3]" office:value-type="float" office:value="3609" calcext:value-type="float">
            <text:p>3609</text:p>
          </table:table-cell>
          <table:table-cell office:value-type="float" office:value="-0.000000002281846" calcext:value-type="float">
            <text:p>-2.281846E-009</text:p>
          </table:table-cell>
          <table:table-cell table:number-columns-repeated="2"/>
        </table:table-row>
        <table:table-row table:style-name="ro1">
          <table:table-cell office:value-type="float" office:value="1438982290" calcext:value-type="float">
            <text:p>1438982290</text:p>
          </table:table-cell>
          <table:table-cell table:formula="of:=[.A15] - [.A$3]" office:value-type="float" office:value="51" calcext:value-type="float">
            <text:p>51</text:p>
          </table:table-cell>
          <table:table-cell office:value-type="float" office:value="0.00000000009086092" calcext:value-type="float">
            <text:p>9.086092E-011</text:p>
          </table:table-cell>
          <table:table-cell table:number-columns-repeated="4"/>
          <table:table-cell office:value-type="float" office:value="1439242573" calcext:value-type="float">
            <text:p>1439242573</text:p>
          </table:table-cell>
          <table:table-cell table:formula="of:=[.H15]-[.H$3]" office:value-type="float" office:value="3611" calcext:value-type="float">
            <text:p>3611</text:p>
          </table:table-cell>
          <table:table-cell office:value-type="float" office:value="-0.000000001868975" calcext:value-type="float">
            <text:p>-1.868975E-009</text:p>
          </table:table-cell>
          <table:table-cell table:number-columns-repeated="2"/>
        </table:table-row>
        <table:table-row table:style-name="ro1">
          <table:table-cell office:value-type="float" office:value="1438982295" calcext:value-type="float">
            <text:p>1438982295</text:p>
          </table:table-cell>
          <table:table-cell table:formula="of:=[.A16] - [.A$3]" office:value-type="float" office:value="56" calcext:value-type="float">
            <text:p>56</text:p>
          </table:table-cell>
          <table:table-cell office:value-type="float" office:value="-0.0000000002281472" calcext:value-type="float">
            <text:p>-2.281472E-010</text:p>
          </table:table-cell>
          <table:table-cell table:number-columns-repeated="4"/>
          <table:table-cell office:value-type="float" office:value="1439242579" calcext:value-type="float">
            <text:p>1439242579</text:p>
          </table:table-cell>
          <table:table-cell table:formula="of:=[.H16]-[.H$3]" office:value-type="float" office:value="3617" calcext:value-type="float">
            <text:p>3617</text:p>
          </table:table-cell>
          <table:table-cell office:value-type="float" office:value="-0.000000001122631" calcext:value-type="float">
            <text:p>-1.122631E-009</text:p>
          </table:table-cell>
          <table:table-cell table:number-columns-repeated="2"/>
        </table:table-row>
        <table:table-row table:style-name="ro1">
          <table:table-cell office:value-type="float" office:value="1438982297" calcext:value-type="float">
            <text:p>1438982297</text:p>
          </table:table-cell>
          <table:table-cell table:formula="of:=[.A17] - [.A$3]" office:value-type="float" office:value="58" calcext:value-type="float">
            <text:p>58</text:p>
          </table:table-cell>
          <table:table-cell office:value-type="float" office:value="0.0000000001473028" calcext:value-type="float">
            <text:p>1.473028E-010</text:p>
          </table:table-cell>
          <table:table-cell table:number-columns-repeated="4"/>
          <table:table-cell office:value-type="float" office:value="1439242581" calcext:value-type="float">
            <text:p>1439242581</text:p>
          </table:table-cell>
          <table:table-cell table:formula="of:=[.H17]-[.H$3]" office:value-type="float" office:value="3619" calcext:value-type="float">
            <text:p>3619</text:p>
          </table:table-cell>
          <table:table-cell office:value-type="float" office:value="-0.000000001873488" calcext:value-type="float">
            <text:p>-1.873488E-009</text:p>
          </table:table-cell>
          <table:table-cell table:number-columns-repeated="2"/>
        </table:table-row>
        <table:table-row table:style-name="ro1">
          <table:table-cell office:value-type="float" office:value="1438982300" calcext:value-type="float">
            <text:p>1438982300</text:p>
          </table:table-cell>
          <table:table-cell table:formula="of:=[.A18] - [.A$3]" office:value-type="float" office:value="61" calcext:value-type="float">
            <text:p>61</text:p>
          </table:table-cell>
          <table:table-cell office:value-type="float" office:value="0.0000000001554965" calcext:value-type="float">
            <text:p>1.554965E-010</text:p>
          </table:table-cell>
          <table:table-cell table:number-columns-repeated="4"/>
          <table:table-cell office:value-type="float" office:value="1439242584" calcext:value-type="float">
            <text:p>1439242584</text:p>
          </table:table-cell>
          <table:table-cell table:formula="of:=[.H18]-[.H$3]" office:value-type="float" office:value="3622" calcext:value-type="float">
            <text:p>3622</text:p>
          </table:table-cell>
          <table:table-cell office:value-type="float" office:value="-0.000000001037144" calcext:value-type="float">
            <text:p>-0.000000001</text:p>
          </table:table-cell>
          <table:table-cell table:number-columns-repeated="2"/>
        </table:table-row>
        <table:table-row table:style-name="ro1">
          <table:table-cell office:value-type="float" office:value="1438982305" calcext:value-type="float">
            <text:p>1438982305</text:p>
          </table:table-cell>
          <table:table-cell table:formula="of:=[.A19] - [.A$3]" office:value-type="float" office:value="66" calcext:value-type="float">
            <text:p>66</text:p>
          </table:table-cell>
          <table:table-cell office:value-type="float" office:value="-0.0000000004616696" calcext:value-type="float">
            <text:p>-4.616696E-010</text:p>
          </table:table-cell>
          <table:table-cell table:number-columns-repeated="4"/>
          <table:table-cell office:value-type="float" office:value="1439242589" calcext:value-type="float">
            <text:p>1439242589</text:p>
          </table:table-cell>
          <table:table-cell table:formula="of:=[.H19]-[.H$3]" office:value-type="float" office:value="3627" calcext:value-type="float">
            <text:p>3627</text:p>
          </table:table-cell>
          <table:table-cell office:value-type="float" office:value="-0.000000001087185" calcext:value-type="float">
            <text:p>-1.087185E-009</text:p>
          </table:table-cell>
          <table:table-cell table:number-columns-repeated="2"/>
        </table:table-row>
        <table:table-row table:style-name="ro1">
          <table:table-cell office:value-type="float" office:value="1438982308" calcext:value-type="float">
            <text:p>1438982308</text:p>
          </table:table-cell>
          <table:table-cell table:formula="of:=[.A20] - [.A$3]" office:value-type="float" office:value="69" calcext:value-type="float">
            <text:p>69</text:p>
          </table:table-cell>
          <table:table-cell office:value-type="float" office:value="-0.000000000311565" calcext:value-type="float">
            <text:p>-3.11565E-010</text:p>
          </table:table-cell>
          <table:table-cell table:number-columns-repeated="4"/>
          <table:table-cell office:value-type="float" office:value="1439242594" calcext:value-type="float">
            <text:p>1439242594</text:p>
          </table:table-cell>
          <table:table-cell table:formula="of:=[.H20]-[.H$3]" office:value-type="float" office:value="3632" calcext:value-type="float">
            <text:p>3632</text:p>
          </table:table-cell>
          <table:table-cell office:value-type="float" office:value="-0.000000001600104" calcext:value-type="float">
            <text:p>-1.600104E-009</text:p>
          </table:table-cell>
          <table:table-cell table:number-columns-repeated="2"/>
        </table:table-row>
        <table:table-row table:style-name="ro1">
          <table:table-cell office:value-type="float" office:value="1438982310" calcext:value-type="float">
            <text:p>1438982310</text:p>
          </table:table-cell>
          <table:table-cell table:formula="of:=[.A21] - [.A$3]" office:value-type="float" office:value="71" calcext:value-type="float">
            <text:p>71</text:p>
          </table:table-cell>
          <table:table-cell office:value-type="float" office:value="-0.0000000002281472" calcext:value-type="float">
            <text:p>-2.281472E-010</text:p>
          </table:table-cell>
          <table:table-cell table:number-columns-repeated="4"/>
          <table:table-cell office:value-type="float" office:value="1439242596" calcext:value-type="float">
            <text:p>1439242596</text:p>
          </table:table-cell>
          <table:table-cell table:formula="of:=[.H21]-[.H$3]" office:value-type="float" office:value="3634" calcext:value-type="float">
            <text:p>3634</text:p>
          </table:table-cell>
          <table:table-cell office:value-type="float" office:value="-0.000000000975065" calcext:value-type="float">
            <text:p>-0.000000001</text:p>
          </table:table-cell>
          <table:table-cell table:number-columns-repeated="2"/>
        </table:table-row>
        <table:table-row table:style-name="ro1">
          <table:table-cell office:value-type="float" office:value="1438982315" calcext:value-type="float">
            <text:p>1438982315</text:p>
          </table:table-cell>
          <table:table-cell table:formula="of:=[.A22] - [.A$3]" office:value-type="float" office:value="76" calcext:value-type="float">
            <text:p>76</text:p>
          </table:table-cell>
          <table:table-cell office:value-type="float" office:value="0.0000000005516503" calcext:value-type="float">
            <text:p>5.516503E-010</text:p>
          </table:table-cell>
          <table:table-cell table:number-columns-repeated="4"/>
          <table:table-cell office:value-type="float" office:value="1439242599" calcext:value-type="float">
            <text:p>1439242599</text:p>
          </table:table-cell>
          <table:table-cell table:formula="of:=[.H22]-[.H$3]" office:value-type="float" office:value="3637" calcext:value-type="float">
            <text:p>3637</text:p>
          </table:table-cell>
          <table:table-cell office:value-type="float" office:value="-0.0000000008715372" calcext:value-type="float">
            <text:p>-8.7153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2602" calcext:value-type="float">
            <text:p>1439242602</text:p>
          </table:table-cell>
          <table:table-cell table:formula="of:=[.H23]-[.H$3]" office:value-type="float" office:value="3640" calcext:value-type="float">
            <text:p>3640</text:p>
          </table:table-cell>
          <table:table-cell office:value-type="float" office:value="-0.0000000007911101" calcext:value-type="float">
            <text:p>-7.911101E-010</text:p>
          </table:table-cell>
          <table:table-cell table:number-columns-repeated="2"/>
        </table:table-row>
        <table:table-row table:style-name="ro1">
          <table:table-cell office:value-type="float" office:value="1438982540" calcext:value-type="float">
            <text:p>1438982540</text:p>
          </table:table-cell>
          <table:table-cell table:formula="of:=[.A24]-[.A$24]" office:value-type="float" office:value="0" calcext:value-type="float">
            <text:p>0</text:p>
          </table:table-cell>
          <table:table-cell office:value-type="float" office:value="0.0000000001158811" calcext:value-type="float">
            <text:p>1.158811E-010</text:p>
          </table:table-cell>
          <table:table-cell table:number-columns-repeated="4"/>
          <table:table-cell office:value-type="float" office:value="1439242607" calcext:value-type="float">
            <text:p>1439242607</text:p>
          </table:table-cell>
          <table:table-cell table:formula="of:=[.H24]-[.H$3]" office:value-type="float" office:value="3645" calcext:value-type="float">
            <text:p>3645</text:p>
          </table:table-cell>
          <table:table-cell office:value-type="float" office:value="-0.0000000003511675" calcext:value-type="float">
            <text:p>-3.511675E-010</text:p>
          </table:table-cell>
          <table:table-cell table:number-columns-repeated="2"/>
        </table:table-row>
        <table:table-row table:style-name="ro1">
          <table:table-cell office:value-type="float" office:value="1438982546" calcext:value-type="float">
            <text:p>1438982546</text:p>
          </table:table-cell>
          <table:table-cell table:formula="of:=[.A25]-[.A$24]" office:value-type="float" office:value="6" calcext:value-type="float">
            <text:p>6</text:p>
          </table:table-cell>
          <table:table-cell office:value-type="float" office:value="-0.0000000004283094" calcext:value-type="float">
            <text:p>-4.283094E-010</text:p>
          </table:table-cell>
          <table:table-cell table:number-columns-repeated="4"/>
          <table:table-cell office:value-type="float" office:value="1439242612" calcext:value-type="float">
            <text:p>1439242612</text:p>
          </table:table-cell>
          <table:table-cell table:formula="of:=[.H25]-[.H$3]" office:value-type="float" office:value="3650" calcext:value-type="float">
            <text:p>3650</text:p>
          </table:table-cell>
          <table:table-cell office:value-type="float" office:value="-0.0000000005346508" calcext:value-type="float">
            <text:p>-5.346508E-010</text:p>
          </table:table-cell>
          <table:table-cell table:number-columns-repeated="2"/>
        </table:table-row>
        <table:table-row table:style-name="ro1">
          <table:table-cell office:value-type="float" office:value="1438982551" calcext:value-type="float">
            <text:p>1438982551</text:p>
          </table:table-cell>
          <table:table-cell table:formula="of:=[.A26]-[.A$24]" office:value-type="float" office:value="11" calcext:value-type="float">
            <text:p>11</text:p>
          </table:table-cell>
          <table:table-cell office:value-type="float" office:value="0.0000000002263872" calcext:value-type="float">
            <text:p>2.263872E-010</text:p>
          </table:table-cell>
          <table:table-cell table:number-columns-repeated="4"/>
          <table:table-cell office:value-type="float" office:value="1439242617" calcext:value-type="float">
            <text:p>1439242617</text:p>
          </table:table-cell>
          <table:table-cell table:formula="of:=[.H26]-[.H$3]" office:value-type="float" office:value="3655" calcext:value-type="float">
            <text:p>3655</text:p>
          </table:table-cell>
          <table:table-cell office:value-type="float" office:value="-0.0000000009037018" calcext:value-type="float">
            <text:p>-9.037018E-010</text:p>
          </table:table-cell>
          <table:table-cell table:number-columns-repeated="2"/>
        </table:table-row>
        <table:table-row table:style-name="ro1">
          <table:table-cell office:value-type="float" office:value="1438982556" calcext:value-type="float">
            <text:p>1438982556</text:p>
          </table:table-cell>
          <table:table-cell table:formula="of:=[.A27]-[.A$24]" office:value-type="float" office:value="16" calcext:value-type="float">
            <text:p>16</text:p>
          </table:table-cell>
          <table:table-cell office:value-type="float" office:value="0.00000000008877582" calcext:value-type="float">
            <text:p>8.877582E-011</text:p>
          </table:table-cell>
          <table:table-cell table:number-columns-repeated="4"/>
          <table:table-cell office:value-type="float" office:value="1439242619" calcext:value-type="float">
            <text:p>1439242619</text:p>
          </table:table-cell>
          <table:table-cell table:formula="of:=[.H27]-[.H$3]" office:value-type="float" office:value="3657" calcext:value-type="float">
            <text:p>3657</text:p>
          </table:table-cell>
          <table:table-cell office:value-type="float" office:value="-0.0000000003581287" calcext:value-type="float">
            <text:p>-3.581287E-010</text:p>
          </table:table-cell>
          <table:table-cell table:number-columns-repeated="2"/>
        </table:table-row>
        <table:table-row table:style-name="ro1">
          <table:table-cell office:value-type="float" office:value="1438982558" calcext:value-type="float">
            <text:p>1438982558</text:p>
          </table:table-cell>
          <table:table-cell table:formula="of:=[.A28]-[.A$24]" office:value-type="float" office:value="18" calcext:value-type="float">
            <text:p>18</text:p>
          </table:table-cell>
          <table:table-cell office:value-type="float" office:value="-0.00000000009047252" calcext:value-type="float">
            <text:p>-9.047252E-011</text:p>
          </table:table-cell>
          <table:table-cell table:number-columns-repeated="4"/>
          <table:table-cell office:value-type="float" office:value="1439242622" calcext:value-type="float">
            <text:p>1439242622</text:p>
          </table:table-cell>
          <table:table-cell table:formula="of:=[.H28]-[.H$3]" office:value-type="float" office:value="3660" calcext:value-type="float">
            <text:p>3660</text:p>
          </table:table-cell>
          <table:table-cell office:value-type="float" office:value="-0.0000000003886982" calcext:value-type="float">
            <text:p>-3.886982E-010</text:p>
          </table:table-cell>
          <table:table-cell table:number-columns-repeated="2"/>
        </table:table-row>
        <table:table-row table:style-name="ro1">
          <table:table-cell office:value-type="float" office:value="1438982561" calcext:value-type="float">
            <text:p>1438982561</text:p>
          </table:table-cell>
          <table:table-cell table:formula="of:=[.A29]-[.A$24]" office:value-type="float" office:value="21" calcext:value-type="float">
            <text:p>21</text:p>
          </table:table-cell>
          <table:table-cell office:value-type="float" office:value="-0.0000000003511637" calcext:value-type="float">
            <text:p>-3.511637E-010</text:p>
          </table:table-cell>
          <table:table-cell table:number-columns-repeated="4"/>
          <table:table-cell office:value-type="float" office:value="1439242627" calcext:value-type="float">
            <text:p>1439242627</text:p>
          </table:table-cell>
          <table:table-cell table:formula="of:=[.H29]-[.H$3]" office:value-type="float" office:value="3665" calcext:value-type="float">
            <text:p>3665</text:p>
          </table:table-cell>
          <table:table-cell office:value-type="float" office:value="-0.0000000001760245" calcext:value-type="float">
            <text:p>-1.760245E-010</text:p>
          </table:table-cell>
          <table:table-cell table:number-columns-repeated="2"/>
        </table:table-row>
        <table:table-row table:style-name="ro1">
          <table:table-cell office:value-type="float" office:value="1438982566" calcext:value-type="float">
            <text:p>1438982566</text:p>
          </table:table-cell>
          <table:table-cell table:formula="of:=[.A30]-[.A$24]" office:value-type="float" office:value="26" calcext:value-type="float">
            <text:p>26</text:p>
          </table:table-cell>
          <table:table-cell office:value-type="float" office:value="-0.0000000002448277" calcext:value-type="float">
            <text:p>-2.448277E-010</text:p>
          </table:table-cell>
          <table:table-cell table:number-columns-repeated="4"/>
          <table:table-cell office:value-type="float" office:value="1439242632" calcext:value-type="float">
            <text:p>1439242632</text:p>
          </table:table-cell>
          <table:table-cell table:formula="of:=[.H30]-[.H$3]" office:value-type="float" office:value="3670" calcext:value-type="float">
            <text:p>3670</text:p>
          </table:table-cell>
          <table:table-cell office:value-type="float" office:value="-0.0000000006034568" calcext:value-type="float">
            <text:p>-6.034568E-010</text:p>
          </table:table-cell>
          <table:table-cell table:number-columns-repeated="2"/>
        </table:table-row>
        <table:table-row table:style-name="ro1">
          <table:table-cell office:value-type="float" office:value="1438982571" calcext:value-type="float">
            <text:p>1438982571</text:p>
          </table:table-cell>
          <table:table-cell table:formula="of:=[.A31]-[.A$24]" office:value-type="float" office:value="31" calcext:value-type="float">
            <text:p>31</text:p>
          </table:table-cell>
          <table:table-cell office:value-type="float" office:value="-0.00000000004883563" calcext:value-type="float">
            <text:p>-4.883563E-011</text:p>
          </table:table-cell>
          <table:table-cell table:number-columns-repeated="4"/>
          <table:table-cell office:value-type="float" office:value="1439242637" calcext:value-type="float">
            <text:p>1439242637</text:p>
          </table:table-cell>
          <table:table-cell table:formula="of:=[.H31]-[.H$3]" office:value-type="float" office:value="3675" calcext:value-type="float">
            <text:p>3675</text:p>
          </table:table-cell>
          <table:table-cell office:value-type="float" office:value="-0.000000000444994" calcext:value-type="float">
            <text:p>-4.44994E-010</text:p>
          </table:table-cell>
          <table:table-cell table:number-columns-repeated="2"/>
        </table:table-row>
        <table:table-row table:style-name="ro1">
          <table:table-cell office:value-type="float" office:value="1438982576" calcext:value-type="float">
            <text:p>1438982576</text:p>
          </table:table-cell>
          <table:table-cell table:formula="of:=[.A32]-[.A$24]" office:value-type="float" office:value="36" calcext:value-type="float">
            <text:p>36</text:p>
          </table:table-cell>
          <table:table-cell office:value-type="float" office:value="-0.000000000276103" calcext:value-type="float">
            <text:p>-2.76103E-010</text:p>
          </table:table-cell>
          <table:table-cell table:number-columns-repeated="4"/>
          <table:table-cell office:value-type="float" office:value="1439242673" calcext:value-type="float">
            <text:p>1439242673</text:p>
          </table:table-cell>
          <table:table-cell table:formula="of:=[.H32]-[.H$3]" office:value-type="float" office:value="3711" calcext:value-type="float">
            <text:p>3711</text:p>
          </table:table-cell>
          <table:table-cell office:value-type="float" office:value="-0.0000000006180518" calcext:value-type="float">
            <text:p>-6.180518E-010</text:p>
          </table:table-cell>
          <table:table-cell table:number-columns-repeated="2"/>
        </table:table-row>
        <table:table-row table:style-name="ro1">
          <table:table-cell office:value-type="float" office:value="1438982581" calcext:value-type="float">
            <text:p>1438982581</text:p>
          </table:table-cell>
          <table:table-cell table:formula="of:=[.A33]-[.A$24]" office:value-type="float" office:value="41" calcext:value-type="float">
            <text:p>41</text:p>
          </table:table-cell>
          <table:table-cell office:value-type="float" office:value="0.00000000006792567" calcext:value-type="float">
            <text:p>6.792567E-011</text:p>
          </table:table-cell>
          <table:table-cell table:number-columns-repeated="4"/>
          <table:table-cell office:value-type="float" office:value="1439242678" calcext:value-type="float">
            <text:p>1439242678</text:p>
          </table:table-cell>
          <table:table-cell table:formula="of:=[.H33]-[.H$3]" office:value-type="float" office:value="3716" calcext:value-type="float">
            <text:p>3716</text:p>
          </table:table-cell>
          <table:table-cell office:value-type="float" office:value="-0.0000000003240619" calcext:value-type="float">
            <text:p>-3.240619E-010</text:p>
          </table:table-cell>
          <table:table-cell table:number-columns-repeated="2"/>
        </table:table-row>
        <table:table-row table:style-name="ro1">
          <table:table-cell office:value-type="float" office:value="1438982586" calcext:value-type="float">
            <text:p>1438982586</text:p>
          </table:table-cell>
          <table:table-cell table:formula="of:=[.A34]-[.A$24]" office:value-type="float" office:value="46" calcext:value-type="float">
            <text:p>46</text:p>
          </table:table-cell>
          <table:table-cell office:value-type="float" office:value="0.00000000002831026" calcext:value-type="float">
            <text:p>2.831026E-011</text:p>
          </table:table-cell>
          <table:table-cell table:number-columns-repeated="4"/>
          <table:table-cell office:value-type="float" office:value="1439242683" calcext:value-type="float">
            <text:p>1439242683</text:p>
          </table:table-cell>
          <table:table-cell table:formula="of:=[.H34]-[.H$3]" office:value-type="float" office:value="3721" calcext:value-type="float">
            <text:p>3721</text:p>
          </table:table-cell>
          <table:table-cell office:value-type="float" office:value="-0.0000000002948713" calcext:value-type="float">
            <text:p>-2.948713E-010</text:p>
          </table:table-cell>
          <table:table-cell table:number-columns-repeated="2"/>
        </table:table-row>
        <table:table-row table:style-name="ro1">
          <table:table-cell office:value-type="float" office:value="1438982591" calcext:value-type="float">
            <text:p>1438982591</text:p>
          </table:table-cell>
          <table:table-cell table:formula="of:=[.A35]-[.A$24]" office:value-type="float" office:value="51" calcext:value-type="float">
            <text:p>51</text:p>
          </table:table-cell>
          <table:table-cell office:value-type="float" office:value="-0.0000000007222977" calcext:value-type="float">
            <text:p>-7.222977E-010</text:p>
          </table:table-cell>
          <table:table-cell table:number-columns-repeated="4"/>
          <table:table-cell office:value-type="float" office:value="1439242688" calcext:value-type="float">
            <text:p>1439242688</text:p>
          </table:table-cell>
          <table:table-cell table:formula="of:=[.H35]-[.H$3]" office:value-type="float" office:value="3726" calcext:value-type="float">
            <text:p>3726</text:p>
          </table:table-cell>
          <table:table-cell office:value-type="float" office:value="-0.0000000001238985" calcext:value-type="float">
            <text:p>-1.238985E-010</text:p>
          </table:table-cell>
          <table:table-cell table:number-columns-repeated="2"/>
        </table:table-row>
        <table:table-row table:style-name="ro1">
          <table:table-cell office:value-type="float" office:value="1438982594" calcext:value-type="float">
            <text:p>1438982594</text:p>
          </table:table-cell>
          <table:table-cell table:formula="of:=[.A36]-[.A$24]" office:value-type="float" office:value="54" calcext:value-type="float">
            <text:p>54</text:p>
          </table:table-cell>
          <table:table-cell office:value-type="float" office:value="0.00000000008462267" calcext:value-type="float">
            <text:p>8.462267E-011</text:p>
          </table:table-cell>
          <table:table-cell table:number-columns-repeated="4"/>
          <table:table-cell office:value-type="float" office:value="1439242696" calcext:value-type="float">
            <text:p>1439242696</text:p>
          </table:table-cell>
          <table:table-cell table:formula="of:=[.H36]-[.H$3]" office:value-type="float" office:value="3734" calcext:value-type="float">
            <text:p>3734</text:p>
          </table:table-cell>
          <table:table-cell office:value-type="float" office:value="-0.0000000008307253" calcext:value-type="float">
            <text:p>-8.307253E-010</text:p>
          </table:table-cell>
          <table:table-cell table:number-columns-repeated="2"/>
        </table:table-row>
        <table:table-row table:style-name="ro1">
          <table:table-cell office:value-type="float" office:value="1438982597" calcext:value-type="float">
            <text:p>1438982597</text:p>
          </table:table-cell>
          <table:table-cell table:formula="of:=[.A37]-[.A$24]" office:value-type="float" office:value="57" calcext:value-type="float">
            <text:p>57</text:p>
          </table:table-cell>
          <table:table-cell office:value-type="float" office:value="-0.00000000003841052" calcext:value-type="float">
            <text:p>-3.841052E-011</text:p>
          </table:table-cell>
          <table:table-cell table:number-columns-repeated="4"/>
          <table:table-cell office:value-type="float" office:value="1439242699" calcext:value-type="float">
            <text:p>1439242699</text:p>
          </table:table-cell>
          <table:table-cell table:formula="of:=[.H37]-[.H$3]" office:value-type="float" office:value="3737" calcext:value-type="float">
            <text:p>3737</text:p>
          </table:table-cell>
          <table:table-cell office:value-type="float" office:value="-0.0000000004989823" calcext:value-type="float">
            <text:p>-4.989823E-010</text:p>
          </table:table-cell>
          <table:table-cell table:number-columns-repeated="2"/>
        </table:table-row>
        <table:table-row table:style-name="ro1">
          <table:table-cell office:value-type="float" office:value="1438982599" calcext:value-type="float">
            <text:p>1438982599</text:p>
          </table:table-cell>
          <table:table-cell table:formula="of:=[.A38]-[.A$24]" office:value-type="float" office:value="59" calcext:value-type="float">
            <text:p>59</text:p>
          </table:table-cell>
          <table:table-cell office:value-type="float" office:value="-0.0000000003413183" calcext:value-type="float">
            <text:p>-3.413183E-010</text:p>
          </table:table-cell>
          <table:table-cell table:number-columns-repeated="4"/>
          <table:table-cell office:value-type="float" office:value="1439242701" calcext:value-type="float">
            <text:p>1439242701</text:p>
          </table:table-cell>
          <table:table-cell table:formula="of:=[.H38]-[.H$3]" office:value-type="float" office:value="3739" calcext:value-type="float">
            <text:p>3739</text:p>
          </table:table-cell>
          <table:table-cell office:value-type="float" office:value="-0.0000000002844461" calcext:value-type="float">
            <text:p>-2.844461E-010</text:p>
          </table:table-cell>
          <table:table-cell table:number-columns-repeated="2"/>
        </table:table-row>
        <table:table-row table:style-name="ro1">
          <table:table-cell office:value-type="float" office:value="1438982602" calcext:value-type="float">
            <text:p>1438982602</text:p>
          </table:table-cell>
          <table:table-cell table:formula="of:=[.A39]-[.A$24]" office:value-type="float" office:value="62" calcext:value-type="float">
            <text:p>62</text:p>
          </table:table-cell>
          <table:table-cell office:value-type="float" office:value="-0.00000000001130521" calcext:value-type="float">
            <text:p>-1.130521E-011</text:p>
          </table:table-cell>
          <table:table-cell table:number-columns-repeated="4"/>
          <table:table-cell office:value-type="float" office:value="1439242706" calcext:value-type="float">
            <text:p>1439242706</text:p>
          </table:table-cell>
          <table:table-cell table:formula="of:=[.H39]-[.H$3]" office:value-type="float" office:value="3744" calcext:value-type="float">
            <text:p>3744</text:p>
          </table:table-cell>
          <table:table-cell office:value-type="float" office:value="-0.0000000009996131" calcext:value-type="float">
            <text:p>-0.000000001</text:p>
          </table:table-cell>
          <table:table-cell table:number-columns-repeated="2"/>
        </table:table-row>
        <table:table-row table:style-name="ro1">
          <table:table-cell office:value-type="float" office:value="1438982607" calcext:value-type="float">
            <text:p>1438982607</text:p>
          </table:table-cell>
          <table:table-cell table:formula="of:=[.A40]-[.A$24]" office:value-type="float" office:value="67" calcext:value-type="float">
            <text:p>67</text:p>
          </table:table-cell>
          <table:table-cell office:value-type="float" office:value="0.0000000001137961" calcext:value-type="float">
            <text:p>1.137961E-010</text:p>
          </table:table-cell>
          <table:table-cell table:number-columns-repeated="4"/>
          <table:table-cell office:value-type="float" office:value="1439242711" calcext:value-type="float">
            <text:p>1439242711</text:p>
          </table:table-cell>
          <table:table-cell table:formula="of:=[.H40]-[.H$3]" office:value-type="float" office:value="3749" calcext:value-type="float">
            <text:p>3749</text:p>
          </table:table-cell>
          <table:table-cell office:value-type="float" office:value="-0.0000000001760244" calcext:value-type="float">
            <text:p>-1.760244E-010</text:p>
          </table:table-cell>
          <table:table-cell table:number-columns-repeated="2"/>
        </table:table-row>
        <table:table-row table:style-name="ro1">
          <table:table-cell office:value-type="float" office:value="1438982612" calcext:value-type="float">
            <text:p>1438982612</text:p>
          </table:table-cell>
          <table:table-cell table:formula="of:=[.A41]-[.A$24]" office:value-type="float" office:value="72" calcext:value-type="float">
            <text:p>72</text:p>
          </table:table-cell>
          <table:table-cell office:value-type="float" office:value="-0.000000000278188" calcext:value-type="float">
            <text:p>-2.78188E-010</text:p>
          </table:table-cell>
          <table:table-cell table:number-columns-repeated="4"/>
          <table:table-cell office:value-type="float" office:value="1439242716" calcext:value-type="float">
            <text:p>1439242716</text:p>
          </table:table-cell>
          <table:table-cell table:formula="of:=[.H41]-[.H$3]" office:value-type="float" office:value="3754" calcext:value-type="float">
            <text:p>3754</text:p>
          </table:table-cell>
          <table:table-cell office:value-type="float" office:value="-0.0000000003032116" calcext:value-type="float">
            <text:p>-3.032116E-010</text:p>
          </table:table-cell>
          <table:table-cell table:number-columns-repeated="2"/>
        </table:table-row>
        <table:table-row table:style-name="ro1">
          <table:table-cell office:value-type="float" office:value="1438982615" calcext:value-type="float">
            <text:p>1438982615</text:p>
          </table:table-cell>
          <table:table-cell table:formula="of:=[.A42]-[.A$24]" office:value-type="float" office:value="75" calcext:value-type="float">
            <text:p>75</text:p>
          </table:table-cell>
          <table:table-cell office:value-type="float" office:value="-0.0000000003982357" calcext:value-type="float">
            <text:p>-3.982357E-010</text:p>
          </table:table-cell>
          <table:table-cell table:number-columns-repeated="4"/>
          <table:table-cell office:value-type="float" office:value="1439242721" calcext:value-type="float">
            <text:p>1439242721</text:p>
          </table:table-cell>
          <table:table-cell table:formula="of:=[.H42]-[.H$3]" office:value-type="float" office:value="3759" calcext:value-type="float">
            <text:p>3759</text:p>
          </table:table-cell>
          <table:table-cell office:value-type="float" office:value="-0.00000000002798686" calcext:value-type="float">
            <text:p>-2.798686E-011</text:p>
          </table:table-cell>
          <table:table-cell table:number-columns-repeated="2"/>
        </table:table-row>
        <table:table-row table:style-name="ro1">
          <table:table-cell office:value-type="float" office:value="1438982617" calcext:value-type="float">
            <text:p>1438982617</text:p>
          </table:table-cell>
          <table:table-cell table:formula="of:=[.A43]-[.A$24]" office:value-type="float" office:value="77" calcext:value-type="float">
            <text:p>77</text:p>
          </table:table-cell>
          <table:table-cell office:value-type="float" office:value="0.0000000002368123" calcext:value-type="float">
            <text:p>2.368123E-010</text:p>
          </table:table-cell>
          <table:table-cell table:number-columns-repeated="4"/>
          <table:table-cell office:value-type="float" office:value="1439242726" calcext:value-type="float">
            <text:p>1439242726</text:p>
          </table:table-cell>
          <table:table-cell table:formula="of:=[.H43]-[.H$3]" office:value-type="float" office:value="3764" calcext:value-type="float">
            <text:p>3764</text:p>
          </table:table-cell>
          <table:table-cell office:value-type="float" office:value="-0.0000000002323203" calcext:value-type="float">
            <text:p>-2.3232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2731" calcext:value-type="float">
            <text:p>1439242731</text:p>
          </table:table-cell>
          <table:table-cell table:formula="of:=[.H44]-[.H$3]" office:value-type="float" office:value="3769" calcext:value-type="float">
            <text:p>3769</text:p>
          </table:table-cell>
          <table:table-cell office:value-type="float" office:value="-0.0000000004637592" calcext:value-type="float">
            <text:p>-4.637592E-010</text:p>
          </table:table-cell>
          <table:table-cell table:number-columns-repeated="2"/>
        </table:table-row>
        <table:table-row table:style-name="ro1">
          <table:table-cell office:value-type="float" office:value="1438984821" calcext:value-type="float">
            <text:p>1438984821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2117921" calcext:value-type="float">
            <text:p>2.117921E-010</text:p>
          </table:table-cell>
          <table:table-cell table:number-columns-repeated="4"/>
          <table:table-cell office:value-type="float" office:value="1439242737" calcext:value-type="float">
            <text:p>1439242737</text:p>
          </table:table-cell>
          <table:table-cell table:formula="of:=[.H45]-[.H$3]" office:value-type="float" office:value="3775" calcext:value-type="float">
            <text:p>3775</text:p>
          </table:table-cell>
          <table:table-cell office:value-type="float" office:value="-0.0000000003949531" calcext:value-type="float">
            <text:p>-3.949531E-010</text:p>
          </table:table-cell>
          <table:table-cell table:number-columns-repeated="2"/>
        </table:table-row>
        <table:table-row table:style-name="ro1">
          <table:table-cell office:value-type="float" office:value="1438984826" calcext:value-type="float">
            <text:p>1438984826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09470716" calcext:value-type="float">
            <text:p>-9.470716E-011</text:p>
          </table:table-cell>
          <table:table-cell table:number-columns-repeated="4"/>
          <table:table-cell office:value-type="float" office:value="1439242742" calcext:value-type="float">
            <text:p>1439242742</text:p>
          </table:table-cell>
          <table:table-cell table:formula="of:=[.H46]-[.H$3]" office:value-type="float" office:value="3780" calcext:value-type="float">
            <text:p>3780</text:p>
          </table:table-cell>
          <table:table-cell office:value-type="float" office:value="-0.0000000002385754" calcext:value-type="float">
            <text:p>-2.385754E-010</text:p>
          </table:table-cell>
          <table:table-cell table:number-columns-repeated="2"/>
        </table:table-row>
        <table:table-row table:style-name="ro1">
          <table:table-cell office:value-type="float" office:value="1438984831" calcext:value-type="float">
            <text:p>1438984831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2326424" calcext:value-type="float">
            <text:p>2.326424E-010</text:p>
          </table:table-cell>
          <table:table-cell table:number-columns-repeated="4"/>
          <table:table-cell office:value-type="float" office:value="1439242747" calcext:value-type="float">
            <text:p>1439242747</text:p>
          </table:table-cell>
          <table:table-cell table:formula="of:=[.H47]-[.H$3]" office:value-type="float" office:value="3785" calcext:value-type="float">
            <text:p>3785</text:p>
          </table:table-cell>
          <table:table-cell office:value-type="float" office:value="-0.000000000278191" calcext:value-type="float">
            <text:p>-2.78191E-010</text:p>
          </table:table-cell>
          <table:table-cell table:number-columns-repeated="2"/>
        </table:table-row>
        <table:table-row table:style-name="ro1">
          <table:table-cell office:value-type="float" office:value="1438984836" calcext:value-type="float">
            <text:p>1438984836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2573395" calcext:value-type="float">
            <text:p>-2.573395E-010</text:p>
          </table:table-cell>
          <table:table-cell table:number-columns-repeated="4"/>
          <table:table-cell office:value-type="float" office:value="1439242752" calcext:value-type="float">
            <text:p>1439242752</text:p>
          </table:table-cell>
          <table:table-cell table:formula="of:=[.H48]-[.H$3]" office:value-type="float" office:value="3790" calcext:value-type="float">
            <text:p>3790</text:p>
          </table:table-cell>
          <table:table-cell office:value-type="float" office:value="0.0000000001826016" calcext:value-type="float">
            <text:p>1.826016E-010</text:p>
          </table:table-cell>
          <table:table-cell table:number-columns-repeated="2"/>
        </table:table-row>
        <table:table-row table:style-name="ro1">
          <table:table-cell office:value-type="float" office:value="1438984839" calcext:value-type="float">
            <text:p>1438984839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01244602" calcext:value-type="float">
            <text:p>-1.244602E-011</text:p>
          </table:table-cell>
          <table:table-cell table:number-columns-repeated="4"/>
          <table:table-cell office:value-type="float" office:value="1439242757" calcext:value-type="float">
            <text:p>1439242757</text:p>
          </table:table-cell>
          <table:table-cell table:formula="of:=[.H49]-[.H$3]" office:value-type="float" office:value="3795" calcext:value-type="float">
            <text:p>3795</text:p>
          </table:table-cell>
          <table:table-cell office:value-type="float" office:value="-0.0000000005471606" calcext:value-type="float">
            <text:p>-5.471606E-010</text:p>
          </table:table-cell>
          <table:table-cell table:number-columns-repeated="2"/>
        </table:table-row>
        <table:table-row table:style-name="ro1">
          <table:table-cell office:value-type="float" office:value="1438984841" calcext:value-type="float">
            <text:p>1438984841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4387368" calcext:value-type="float">
            <text:p>-4.387368E-010</text:p>
          </table:table-cell>
          <table:table-cell table:number-columns-repeated="4"/>
          <table:table-cell office:value-type="float" office:value="1439242760" calcext:value-type="float">
            <text:p>1439242760</text:p>
          </table:table-cell>
          <table:table-cell table:formula="of:=[.H50]-[.H$3]" office:value-type="float" office:value="3798" calcext:value-type="float">
            <text:p>3798</text:p>
          </table:table-cell>
          <table:table-cell office:value-type="float" office:value="-0.000000000193848" calcext:value-type="float">
            <text:p>-1.93848E-010</text:p>
          </table:table-cell>
          <table:table-cell table:number-columns-repeated="2"/>
        </table:table-row>
        <table:table-row table:style-name="ro1">
          <table:table-cell office:value-type="float" office:value="1438984851" calcext:value-type="float">
            <text:p>1438984851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8911881" calcext:value-type="float">
            <text:p>-8.911881E-010</text:p>
          </table:table-cell>
          <table:table-cell table:number-columns-repeated="4"/>
          <table:table-cell office:value-type="float" office:value="1439242762" calcext:value-type="float">
            <text:p>1439242762</text:p>
          </table:table-cell>
          <table:table-cell table:formula="of:=[.H51]-[.H$3]" office:value-type="float" office:value="3800" calcext:value-type="float">
            <text:p>3800</text:p>
          </table:table-cell>
          <table:table-cell office:value-type="float" office:value="0.0000000001409009" calcext:value-type="float">
            <text:p>1.409009E-010</text:p>
          </table:table-cell>
          <table:table-cell table:number-columns-repeated="2"/>
        </table:table-row>
        <table:table-row table:style-name="ro1">
          <table:table-cell office:value-type="float" office:value="1438984854" calcext:value-type="float">
            <text:p>1438984854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1407681" calcext:value-type="float">
            <text:p>1.407681E-010</text:p>
          </table:table-cell>
          <table:table-cell table:number-columns-repeated="4"/>
          <table:table-cell office:value-type="float" office:value="1439242767" calcext:value-type="float">
            <text:p>1439242767</text:p>
          </table:table-cell>
          <table:table-cell table:formula="of:=[.H52]-[.H$3]" office:value-type="float" office:value="3805" calcext:value-type="float">
            <text:p>3805</text:p>
          </table:table-cell>
          <table:table-cell office:value-type="float" office:value="-0.0000000003032113" calcext:value-type="float">
            <text:p>-3.032113E-010</text:p>
          </table:table-cell>
          <table:table-cell table:number-columns-repeated="2"/>
        </table:table-row>
        <table:table-row table:style-name="ro1">
          <table:table-cell office:value-type="float" office:value="1438984856" calcext:value-type="float">
            <text:p>1438984856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2093836" calcext:value-type="float">
            <text:p>-2.093836E-010</text:p>
          </table:table-cell>
          <table:table-cell table:number-columns-repeated="4"/>
          <table:table-cell office:value-type="float" office:value="1439242772" calcext:value-type="float">
            <text:p>1439242772</text:p>
          </table:table-cell>
          <table:table-cell table:formula="of:=[.H53]-[.H$3]" office:value-type="float" office:value="3810" calcext:value-type="float">
            <text:p>3810</text:p>
          </table:table-cell>
          <table:table-cell office:value-type="float" office:value="-0.0000000007118784" calcext:value-type="float">
            <text:p>-7.118784E-010</text:p>
          </table:table-cell>
          <table:table-cell table:number-columns-repeated="2"/>
        </table:table-row>
        <table:table-row table:style-name="ro1">
          <table:table-cell office:value-type="float" office:value="1438984861" calcext:value-type="float">
            <text:p>1438984861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2701729" calcext:value-type="float">
            <text:p>2.701729E-010</text:p>
          </table:table-cell>
          <table:table-cell table:number-columns-repeated="4"/>
          <table:table-cell office:value-type="float" office:value="1439242775" calcext:value-type="float">
            <text:p>1439242775</text:p>
          </table:table-cell>
          <table:table-cell table:formula="of:=[.H54]-[.H$3]" office:value-type="float" office:value="3813" calcext:value-type="float">
            <text:p>3813</text:p>
          </table:table-cell>
          <table:table-cell office:value-type="float" office:value="-0.00000000006222302" calcext:value-type="float">
            <text:p>-6.222302E-011</text:p>
          </table:table-cell>
          <table:table-cell table:number-columns-repeated="2"/>
        </table:table-row>
        <table:table-row table:style-name="ro1">
          <table:table-cell office:value-type="float" office:value="1438984866" calcext:value-type="float">
            <text:p>1438984866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1242209" calcext:value-type="float">
            <text:p>1.242209E-010</text:p>
          </table:table-cell>
          <table:table-cell table:number-columns-repeated="4"/>
          <table:table-cell office:value-type="float" office:value="1439242777" calcext:value-type="float">
            <text:p>1439242777</text:p>
          </table:table-cell>
          <table:table-cell table:formula="of:=[.H55]-[.H$3]" office:value-type="float" office:value="3815" calcext:value-type="float">
            <text:p>3815</text:p>
          </table:table-cell>
          <table:table-cell office:value-type="float" office:value="-0.0000000008015345" calcext:value-type="float">
            <text:p>-8.015345E-010</text:p>
          </table:table-cell>
          <table:table-cell table:number-columns-repeated="2"/>
        </table:table-row>
        <table:table-row table:style-name="ro1">
          <table:table-cell office:value-type="float" office:value="1438984871" calcext:value-type="float">
            <text:p>1438984871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1221359" calcext:value-type="float">
            <text:p>1.221359E-010</text:p>
          </table:table-cell>
          <table:table-cell table:number-columns-repeated="4"/>
          <table:table-cell office:value-type="float" office:value="1439242782" calcext:value-type="float">
            <text:p>1439242782</text:p>
          </table:table-cell>
          <table:table-cell table:formula="of:=[.H56]-[.H$3]" office:value-type="float" office:value="3820" calcext:value-type="float">
            <text:p>3820</text:p>
          </table:table-cell>
          <table:table-cell office:value-type="float" office:value="0.0000000001054554" calcext:value-type="float">
            <text:p>1.054554E-010</text:p>
          </table:table-cell>
          <table:table-cell table:number-columns-repeated="2"/>
        </table:table-row>
        <table:table-row table:style-name="ro1">
          <table:table-cell office:value-type="float" office:value="1438984876" calcext:value-type="float">
            <text:p>1438984876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1575814" calcext:value-type="float">
            <text:p>1.575814E-010</text:p>
          </table:table-cell>
          <table:table-cell table:number-columns-repeated="4"/>
          <table:table-cell office:value-type="float" office:value="1439242787" calcext:value-type="float">
            <text:p>1439242787</text:p>
          </table:table-cell>
          <table:table-cell table:formula="of:=[.H57]-[.H$3]" office:value-type="float" office:value="3825" calcext:value-type="float">
            <text:p>3825</text:p>
          </table:table-cell>
          <table:table-cell office:value-type="float" office:value="-0.0000000003803576" calcext:value-type="float">
            <text:p>-3.803576E-010</text:p>
          </table:table-cell>
          <table:table-cell table:number-columns-repeated="2"/>
        </table:table-row>
        <table:table-row table:style-name="ro1">
          <table:table-cell office:value-type="float" office:value="1438984881" calcext:value-type="float">
            <text:p>1438984881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3306387" calcext:value-type="float">
            <text:p>3.306387E-010</text:p>
          </table:table-cell>
          <table:table-cell table:number-columns-repeated="4"/>
          <table:table-cell office:value-type="float" office:value="1439242792" calcext:value-type="float">
            <text:p>1439242792</text:p>
          </table:table-cell>
          <table:table-cell table:formula="of:=[.H58]-[.H$3]" office:value-type="float" office:value="3830" calcext:value-type="float">
            <text:p>3830</text:p>
          </table:table-cell>
          <table:table-cell office:value-type="float" office:value="0.0000000000116288" calcext:value-type="float">
            <text:p>1.16288E-011</text:p>
          </table:table-cell>
          <table:table-cell table:number-columns-repeated="2"/>
        </table:table-row>
        <table:table-row table:style-name="ro1">
          <table:table-cell office:value-type="float" office:value="1438984887" calcext:value-type="float">
            <text:p>1438984887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2576627" calcext:value-type="float">
            <text:p>2.576627E-010</text:p>
          </table:table-cell>
          <table:table-cell table:number-columns-repeated="4"/>
          <table:table-cell office:value-type="float" office:value="1439242798" calcext:value-type="float">
            <text:p>1439242798</text:p>
          </table:table-cell>
          <table:table-cell table:formula="of:=[.H59]-[.H$3]" office:value-type="float" office:value="3836" calcext:value-type="float">
            <text:p>3836</text:p>
          </table:table-cell>
          <table:table-cell office:value-type="float" office:value="-0.0000000004533341" calcext:value-type="float">
            <text:p>-4.533341E-010</text:p>
          </table:table-cell>
          <table:table-cell table:number-columns-repeated="2"/>
        </table:table-row>
        <table:table-row table:style-name="ro1">
          <table:table-cell office:value-type="float" office:value="1438984892" calcext:value-type="float">
            <text:p>1438984892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4036146" calcext:value-type="float">
            <text:p>4.036146E-010</text:p>
          </table:table-cell>
          <table:table-cell table:number-columns-repeated="4"/>
          <table:table-cell office:value-type="float" office:value="1439242803" calcext:value-type="float">
            <text:p>1439242803</text:p>
          </table:table-cell>
          <table:table-cell table:formula="of:=[.H60]-[.H$3]" office:value-type="float" office:value="3841" calcext:value-type="float">
            <text:p>3841</text:p>
          </table:table-cell>
          <table:table-cell office:value-type="float" office:value="-0.0000000004804391" calcext:value-type="float">
            <text:p>-4.804391E-010</text:p>
          </table:table-cell>
          <table:table-cell table:number-columns-repeated="2"/>
        </table:table-row>
        <table:table-row table:style-name="ro1">
          <table:table-cell office:value-type="float" office:value="1438984897" calcext:value-type="float">
            <text:p>1438984897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3181286" calcext:value-type="float">
            <text:p>3.181286E-010</text:p>
          </table:table-cell>
          <table:table-cell table:number-columns-repeated="4"/>
          <table:table-cell office:value-type="float" office:value="1439242805" calcext:value-type="float">
            <text:p>1439242805</text:p>
          </table:table-cell>
          <table:table-cell table:formula="of:=[.H61]-[.H$3]" office:value-type="float" office:value="3843" calcext:value-type="float">
            <text:p>3843</text:p>
          </table:table-cell>
          <table:table-cell office:value-type="float" office:value="-0.0000000002701002" calcext:value-type="float">
            <text:p>-2.701002E-010</text:p>
          </table:table-cell>
          <table:table-cell table:number-columns-repeated="2"/>
        </table:table-row>
        <table:table-row table:style-name="ro1">
          <table:table-cell office:value-type="float" office:value="1438984904" calcext:value-type="float">
            <text:p>1438984904</text:p>
          </table:table-cell>
          <table:table-cell office:value-type="float" office:value="47.73" calcext:value-type="float">
            <text:p>47.73</text:p>
          </table:table-cell>
          <table:table-cell office:value-type="float" office:value="-0.0000000003970365" calcext:value-type="float">
            <text:p>-3.970365E-010</text:p>
          </table:table-cell>
          <table:table-cell table:number-columns-repeated="4"/>
          <table:table-cell office:value-type="float" office:value="1439242808" calcext:value-type="float">
            <text:p>1439242808</text:p>
          </table:table-cell>
          <table:table-cell table:formula="of:=[.H62]-[.H$3]" office:value-type="float" office:value="3846" calcext:value-type="float">
            <text:p>3846</text:p>
          </table:table-cell>
          <table:table-cell office:value-type="float" office:value="0.0000000001054554" calcext:value-type="float">
            <text:p>1.054554E-010</text:p>
          </table:table-cell>
          <table:table-cell table:number-columns-repeated="2"/>
        </table:table-row>
        <table:table-row table:style-name="ro1">
          <table:table-cell office:value-type="float" office:value="1438984907" calcext:value-type="float">
            <text:p>1438984907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1111609" calcext:value-type="float">
            <text:p>1.111609E-010</text:p>
          </table:table-cell>
          <table:table-cell table:number-columns-repeated="4"/>
          <table:table-cell office:value-type="float" office:value="1439242813" calcext:value-type="float">
            <text:p>1439242813</text:p>
          </table:table-cell>
          <table:table-cell table:formula="of:=[.H63]-[.H$3]" office:value-type="float" office:value="3851" calcext:value-type="float">
            <text:p>3851</text:p>
          </table:table-cell>
          <table:table-cell office:value-type="float" office:value="-0.0000000001510038" calcext:value-type="float">
            <text:p>-1.510038E-010</text:p>
          </table:table-cell>
          <table:table-cell table:number-columns-repeated="2"/>
        </table:table-row>
        <table:table-row table:style-name="ro1">
          <table:table-cell office:value-type="float" office:value="1438984909" calcext:value-type="float">
            <text:p>1438984909</text:p>
          </table:table-cell>
          <table:table-cell office:value-type="float" office:value="47.73" calcext:value-type="float">
            <text:p>47.73</text:p>
          </table:table-cell>
          <table:table-cell office:value-type="float" office:value="0.0000000002847681" calcext:value-type="float">
            <text:p>2.847681E-010</text:p>
          </table:table-cell>
          <table:table-cell table:number-columns-repeated="4"/>
          <table:table-cell office:value-type="float" office:value="1439242818" calcext:value-type="float">
            <text:p>1439242818</text:p>
          </table:table-cell>
          <table:table-cell table:formula="of:=[.H64]-[.H$3]" office:value-type="float" office:value="3856" calcext:value-type="float">
            <text:p>3856</text:p>
          </table:table-cell>
          <table:table-cell office:value-type="float" office:value="-0.00000000006343245" calcext:value-type="float">
            <text:p>-6.34324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2821" calcext:value-type="float">
            <text:p>1439242821</text:p>
          </table:table-cell>
          <table:table-cell table:formula="of:=[.H65]-[.H$3]" office:value-type="float" office:value="3859" calcext:value-type="float">
            <text:p>3859</text:p>
          </table:table-cell>
          <table:table-cell office:value-type="float" office:value="-0.0000000003995745" calcext:value-type="float">
            <text:p>-3.995745E-010</text:p>
          </table:table-cell>
          <table:table-cell table:number-columns-repeated="2"/>
        </table:table-row>
        <table:table-row table:style-name="ro1">
          <table:table-cell office:value-type="float" office:value="1438985869" calcext:value-type="float">
            <text:p>1438985869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1659214" calcext:value-type="float">
            <text:p>1.659214E-010</text:p>
          </table:table-cell>
          <table:table-cell table:number-columns-repeated="4"/>
          <table:table-cell office:value-type="float" office:value="1439242823" calcext:value-type="float">
            <text:p>1439242823</text:p>
          </table:table-cell>
          <table:table-cell table:formula="of:=[.H66]-[.H$3]" office:value-type="float" office:value="3861" calcext:value-type="float">
            <text:p>3861</text:p>
          </table:table-cell>
          <table:table-cell office:value-type="float" office:value="-0.00000000006134737" calcext:value-type="float">
            <text:p>-6.134737E-011</text:p>
          </table:table-cell>
          <table:table-cell table:number-columns-repeated="2"/>
        </table:table-row>
        <table:table-row table:style-name="ro1">
          <table:table-cell office:value-type="float" office:value="1438985874" calcext:value-type="float">
            <text:p>1438985874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04675182" calcext:value-type="float">
            <text:p>-4.675182E-011</text:p>
          </table:table-cell>
          <table:table-cell table:number-columns-repeated="4"/>
          <table:table-cell office:value-type="float" office:value="1439242828" calcext:value-type="float">
            <text:p>1439242828</text:p>
          </table:table-cell>
          <table:table-cell table:formula="of:=[.H67]-[.H$3]" office:value-type="float" office:value="3866" calcext:value-type="float">
            <text:p>3866</text:p>
          </table:table-cell>
          <table:table-cell office:value-type="float" office:value="-0.0000000001989597" calcext:value-type="float">
            <text:p>-1.989597E-010</text:p>
          </table:table-cell>
          <table:table-cell table:number-columns-repeated="2"/>
        </table:table-row>
        <table:table-row table:style-name="ro1">
          <table:table-cell office:value-type="float" office:value="1438985879" calcext:value-type="float">
            <text:p>1438985879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1405783" calcext:value-type="float">
            <text:p>-1.405783E-010</text:p>
          </table:table-cell>
          <table:table-cell table:number-columns-repeated="4"/>
          <table:table-cell office:value-type="float" office:value="1439242833" calcext:value-type="float">
            <text:p>1439242833</text:p>
          </table:table-cell>
          <table:table-cell table:formula="of:=[.H68]-[.H$3]" office:value-type="float" office:value="3871" calcext:value-type="float">
            <text:p>3871</text:p>
          </table:table-cell>
          <table:table-cell office:value-type="float" office:value="-0.000000000528395" calcext:value-type="float">
            <text:p>-5.28395E-010</text:p>
          </table:table-cell>
          <table:table-cell table:number-columns-repeated="2"/>
        </table:table-row>
        <table:table-row table:style-name="ro1">
          <table:table-cell office:value-type="float" office:value="1438985885" calcext:value-type="float">
            <text:p>143898588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04707461" calcext:value-type="float">
            <text:p>4.707461E-011</text:p>
          </table:table-cell>
          <table:table-cell table:number-columns-repeated="4"/>
          <table:table-cell office:value-type="float" office:value="1439242841" calcext:value-type="float">
            <text:p>1439242841</text:p>
          </table:table-cell>
          <table:table-cell table:formula="of:=[.H69]-[.H$3]" office:value-type="float" office:value="3879" calcext:value-type="float">
            <text:p>3879</text:p>
          </table:table-cell>
          <table:table-cell office:value-type="float" office:value="-0.0000000001718541" calcext:value-type="float">
            <text:p>-1.718541E-010</text:p>
          </table:table-cell>
          <table:table-cell table:number-columns-repeated="2"/>
        </table:table-row>
        <table:table-row table:style-name="ro1">
          <table:table-cell office:value-type="float" office:value="1438985890" calcext:value-type="float">
            <text:p>1438985890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1054555" calcext:value-type="float">
            <text:p>1.054555E-010</text:p>
          </table:table-cell>
          <table:table-cell table:number-columns-repeated="4"/>
          <table:table-cell office:value-type="float" office:value="1439242843" calcext:value-type="float">
            <text:p>1439242843</text:p>
          </table:table-cell>
          <table:table-cell table:formula="of:=[.H70]-[.H$3]" office:value-type="float" office:value="3881" calcext:value-type="float">
            <text:p>3881</text:p>
          </table:table-cell>
          <table:table-cell office:value-type="float" office:value="0.0000000001136458" calcext:value-type="float">
            <text:p>1.136458E-010</text:p>
          </table:table-cell>
          <table:table-cell table:number-columns-repeated="2"/>
        </table:table-row>
        <table:table-row table:style-name="ro1">
          <table:table-cell office:value-type="float" office:value="1438985895" calcext:value-type="float">
            <text:p>143898589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07626506" calcext:value-type="float">
            <text:p>7.626506E-011</text:p>
          </table:table-cell>
          <table:table-cell table:number-columns-repeated="4"/>
          <table:table-cell office:value-type="float" office:value="1439242846" calcext:value-type="float">
            <text:p>1439242846</text:p>
          </table:table-cell>
          <table:table-cell table:formula="of:=[.H71]-[.H$3]" office:value-type="float" office:value="3884" calcext:value-type="float">
            <text:p>3884</text:p>
          </table:table-cell>
          <table:table-cell office:value-type="float" office:value="-0.0000000005763506" calcext:value-type="float">
            <text:p>-5.763506E-010</text:p>
          </table:table-cell>
          <table:table-cell table:number-columns-repeated="2"/>
        </table:table-row>
        <table:table-row table:style-name="ro1">
          <table:table-cell office:value-type="float" office:value="1438985900" calcext:value-type="float">
            <text:p>1438985900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1826017" calcext:value-type="float">
            <text:p>1.826017E-010</text:p>
          </table:table-cell>
          <table:table-cell table:number-columns-repeated="4"/>
          <table:table-cell office:value-type="float" office:value="1439242851" calcext:value-type="float">
            <text:p>1439242851</text:p>
          </table:table-cell>
          <table:table-cell table:formula="of:=[.H72]-[.H$3]" office:value-type="float" office:value="3889" calcext:value-type="float">
            <text:p>3889</text:p>
          </table:table-cell>
          <table:table-cell office:value-type="float" office:value="-0.0000000004387382" calcext:value-type="float">
            <text:p>-4.387382E-010</text:p>
          </table:table-cell>
          <table:table-cell table:number-columns-repeated="2"/>
        </table:table-row>
        <table:table-row table:style-name="ro1">
          <table:table-cell office:value-type="float" office:value="1438985905" calcext:value-type="float">
            <text:p>143898590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1700915" calcext:value-type="float">
            <text:p>1.700915E-010</text:p>
          </table:table-cell>
          <table:table-cell table:number-columns-repeated="4"/>
          <table:table-cell office:value-type="float" office:value="1439242856" calcext:value-type="float">
            <text:p>1439242856</text:p>
          </table:table-cell>
          <table:table-cell table:formula="of:=[.H73]-[.H$3]" office:value-type="float" office:value="3894" calcext:value-type="float">
            <text:p>3894</text:p>
          </table:table-cell>
          <table:table-cell office:value-type="float" office:value="-0.0000000002344052" calcext:value-type="float">
            <text:p>-2.344052E-010</text:p>
          </table:table-cell>
          <table:table-cell table:number-columns-repeated="2"/>
        </table:table-row>
        <table:table-row table:style-name="ro1">
          <table:table-cell office:value-type="float" office:value="1438985910" calcext:value-type="float">
            <text:p>1438985910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3598293" calcext:value-type="float">
            <text:p>3.598293E-010</text:p>
          </table:table-cell>
          <table:table-cell table:number-columns-repeated="4"/>
          <table:table-cell office:value-type="float" office:value="1439242861" calcext:value-type="float">
            <text:p>1439242861</text:p>
          </table:table-cell>
          <table:table-cell table:formula="of:=[.H74]-[.H$3]" office:value-type="float" office:value="3899" calcext:value-type="float">
            <text:p>3899</text:p>
          </table:table-cell>
          <table:table-cell office:value-type="float" office:value="-0.0000000004595888" calcext:value-type="float">
            <text:p>-4.595888E-010</text:p>
          </table:table-cell>
          <table:table-cell table:number-columns-repeated="2"/>
        </table:table-row>
        <table:table-row table:style-name="ro1">
          <table:table-cell office:value-type="float" office:value="1438985915" calcext:value-type="float">
            <text:p>143898591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2097071" calcext:value-type="float">
            <text:p>2.097071E-010</text:p>
          </table:table-cell>
          <table:table-cell table:number-columns-repeated="4"/>
          <table:table-cell office:value-type="float" office:value="1439242864" calcext:value-type="float">
            <text:p>1439242864</text:p>
          </table:table-cell>
          <table:table-cell table:formula="of:=[.H75]-[.H$3]" office:value-type="float" office:value="3902" calcext:value-type="float">
            <text:p>3902</text:p>
          </table:table-cell>
          <table:table-cell office:value-type="float" office:value="-0.00000000006631538" calcext:value-type="float">
            <text:p>-6.631538E-011</text:p>
          </table:table-cell>
          <table:table-cell table:number-columns-repeated="2"/>
        </table:table-row>
        <table:table-row table:style-name="ro1">
          <table:table-cell office:value-type="float" office:value="1438985920" calcext:value-type="float">
            <text:p>1438985920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2972784" calcext:value-type="float">
            <text:p>2.972784E-010</text:p>
          </table:table-cell>
          <table:table-cell table:number-columns-repeated="4"/>
          <table:table-cell office:value-type="float" office:value="1439242866" calcext:value-type="float">
            <text:p>1439242866</text:p>
          </table:table-cell>
          <table:table-cell table:formula="of:=[.H76]-[.H$3]" office:value-type="float" office:value="3904" calcext:value-type="float">
            <text:p>3904</text:p>
          </table:table-cell>
          <table:table-cell office:value-type="float" office:value="0.000000000009543866" calcext:value-type="float">
            <text:p>9.543866E-012</text:p>
          </table:table-cell>
          <table:table-cell table:number-columns-repeated="2"/>
        </table:table-row>
        <table:table-row table:style-name="ro1">
          <table:table-cell office:value-type="float" office:value="1438985925" calcext:value-type="float">
            <text:p>1438985925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01964637" calcext:value-type="float">
            <text:p>-1.964637E-011</text:p>
          </table:table-cell>
          <table:table-cell table:number-columns-repeated="4"/>
          <table:table-cell office:value-type="float" office:value="1439242871" calcext:value-type="float">
            <text:p>1439242871</text:p>
          </table:table-cell>
          <table:table-cell table:formula="of:=[.H77]-[.H$3]" office:value-type="float" office:value="3909" calcext:value-type="float">
            <text:p>3909</text:p>
          </table:table-cell>
          <table:table-cell office:value-type="float" office:value="-0.00000000009887788" calcext:value-type="float">
            <text:p>-9.887788E-011</text:p>
          </table:table-cell>
          <table:table-cell table:number-columns-repeated="2"/>
        </table:table-row>
        <table:table-row table:style-name="ro1">
          <table:table-cell office:value-type="float" office:value="1438985930" calcext:value-type="float">
            <text:p>1438985930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4012071" calcext:value-type="float">
            <text:p>-4.012071E-010</text:p>
          </table:table-cell>
          <table:table-cell table:number-columns-repeated="4"/>
          <table:table-cell office:value-type="float" office:value="1439242876" calcext:value-type="float">
            <text:p>1439242876</text:p>
          </table:table-cell>
          <table:table-cell table:formula="of:=[.H78]-[.H$3]" office:value-type="float" office:value="3914" calcext:value-type="float">
            <text:p>3914</text:p>
          </table:table-cell>
          <table:table-cell office:value-type="float" office:value="-0.0000000008119594" calcext:value-type="float">
            <text:p>-8.119594E-010</text:p>
          </table:table-cell>
          <table:table-cell table:number-columns-repeated="2"/>
        </table:table-row>
        <table:table-row table:style-name="ro1">
          <table:table-cell office:value-type="float" office:value="1438985933" calcext:value-type="float">
            <text:p>1438985933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2078787" calcext:value-type="float">
            <text:p>-2.078787E-010</text:p>
          </table:table-cell>
          <table:table-cell table:number-columns-repeated="4"/>
          <table:table-cell office:value-type="float" office:value="1439242881" calcext:value-type="float">
            <text:p>1439242881</text:p>
          </table:table-cell>
          <table:table-cell table:formula="of:=[.H79]-[.H$3]" office:value-type="float" office:value="3919" calcext:value-type="float">
            <text:p>3919</text:p>
          </table:table-cell>
          <table:table-cell office:value-type="float" office:value="-0.00000000005300718" calcext:value-type="float">
            <text:p>-5.300718E-011</text:p>
          </table:table-cell>
          <table:table-cell table:number-columns-repeated="2"/>
        </table:table-row>
        <table:table-row table:style-name="ro1">
          <table:table-cell office:value-type="float" office:value="1438985935" calcext:value-type="float">
            <text:p>143898593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4432305" calcext:value-type="float">
            <text:p>4.432305E-010</text:p>
          </table:table-cell>
          <table:table-cell table:number-columns-repeated="4"/>
          <table:table-cell office:value-type="float" office:value="1439242887" calcext:value-type="float">
            <text:p>1439242887</text:p>
          </table:table-cell>
          <table:table-cell table:formula="of:=[.H80]-[.H$3]" office:value-type="float" office:value="3925" calcext:value-type="float">
            <text:p>3925</text:p>
          </table:table-cell>
          <table:table-cell office:value-type="float" office:value="0.0000000001888568" calcext:value-type="float">
            <text:p>1.888568E-010</text:p>
          </table:table-cell>
          <table:table-cell table:number-columns-repeated="2"/>
        </table:table-row>
        <table:table-row table:style-name="ro1">
          <table:table-cell office:value-type="float" office:value="1438985940" calcext:value-type="float">
            <text:p>1438985940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01996923" calcext:value-type="float">
            <text:p>1.996923E-011</text:p>
          </table:table-cell>
          <table:table-cell table:number-columns-repeated="4"/>
          <table:table-cell office:value-type="float" office:value="1439242892" calcext:value-type="float">
            <text:p>1439242892</text:p>
          </table:table-cell>
          <table:table-cell table:formula="of:=[.H81]-[.H$3]" office:value-type="float" office:value="3930" calcext:value-type="float">
            <text:p>3930</text:p>
          </table:table-cell>
          <table:table-cell office:value-type="float" office:value="0.0000000001930268" calcext:value-type="float">
            <text:p>1.930268E-010</text:p>
          </table:table-cell>
          <table:table-cell table:number-columns-repeated="2"/>
        </table:table-row>
        <table:table-row table:style-name="ro1">
          <table:table-cell office:value-type="float" office:value="1438985945" calcext:value-type="float">
            <text:p>1438985945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007136236" calcext:value-type="float">
            <text:p>-7.136236E-012</text:p>
          </table:table-cell>
          <table:table-cell table:number-columns-repeated="4"/>
          <table:table-cell office:value-type="float" office:value="1439242897" calcext:value-type="float">
            <text:p>1439242897</text:p>
          </table:table-cell>
          <table:table-cell table:formula="of:=[.H82]-[.H$3]" office:value-type="float" office:value="3935" calcext:value-type="float">
            <text:p>3935</text:p>
          </table:table-cell>
          <table:table-cell office:value-type="float" office:value="-0.0000000001364086" calcext:value-type="float">
            <text:p>-1.364086E-010</text:p>
          </table:table-cell>
          <table:table-cell table:number-columns-repeated="2"/>
        </table:table-row>
        <table:table-row table:style-name="ro1">
          <table:table-cell office:value-type="float" office:value="1438985950" calcext:value-type="float">
            <text:p>1438985950</text:p>
          </table:table-cell>
          <table:table-cell office:value-type="float" office:value="48.73" calcext:value-type="float">
            <text:p>48.73</text:p>
          </table:table-cell>
          <table:table-cell office:value-type="float" office:value="-0.0000000000175614" calcext:value-type="float">
            <text:p>-1.75614E-011</text:p>
          </table:table-cell>
          <table:table-cell table:number-columns-repeated="4"/>
          <table:table-cell office:value-type="float" office:value="1439242902" calcext:value-type="float">
            <text:p>1439242902</text:p>
          </table:table-cell>
          <table:table-cell table:formula="of:=[.H83]-[.H$3]" office:value-type="float" office:value="3940" calcext:value-type="float">
            <text:p>3940</text:p>
          </table:table-cell>
          <table:table-cell office:value-type="float" office:value="-0.0000000002927861" calcext:value-type="float">
            <text:p>-2.927861E-010</text:p>
          </table:table-cell>
          <table:table-cell table:number-columns-repeated="2"/>
        </table:table-row>
        <table:table-row table:style-name="ro1">
          <table:table-cell office:value-type="float" office:value="1438985955" calcext:value-type="float">
            <text:p>1438985955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03664946" calcext:value-type="float">
            <text:p>3.664946E-011</text:p>
          </table:table-cell>
          <table:table-cell table:number-columns-repeated="4"/>
          <table:table-cell office:value-type="float" office:value="1439242904" calcext:value-type="float">
            <text:p>1439242904</text:p>
          </table:table-cell>
          <table:table-cell table:formula="of:=[.H84]-[.H$3]" office:value-type="float" office:value="3942" calcext:value-type="float">
            <text:p>3942</text:p>
          </table:table-cell>
          <table:table-cell office:value-type="float" office:value="-0.0000000006698814" calcext:value-type="float">
            <text:p>-6.698814E-010</text:p>
          </table:table-cell>
          <table:table-cell table:number-columns-repeated="2"/>
        </table:table-row>
        <table:table-row table:style-name="ro1">
          <table:table-cell office:value-type="float" office:value="1438985961" calcext:value-type="float">
            <text:p>1438985961</text:p>
          </table:table-cell>
          <table:table-cell office:value-type="float" office:value="48.73" calcext:value-type="float">
            <text:p>48.73</text:p>
          </table:table-cell>
          <table:table-cell office:value-type="float" office:value="0.0000000004265504" calcext:value-type="float">
            <text:p>4.265504E-010</text:p>
          </table:table-cell>
          <table:table-cell table:number-columns-repeated="4"/>
          <table:table-cell office:value-type="float" office:value="1439242907" calcext:value-type="float">
            <text:p>1439242907</text:p>
          </table:table-cell>
          <table:table-cell table:formula="of:=[.H85]-[.H$3]" office:value-type="float" office:value="3945" calcext:value-type="float">
            <text:p>3945</text:p>
          </table:table-cell>
          <table:table-cell office:value-type="float" office:value="-0.0000000000467521" calcext:value-type="float">
            <text:p>-4.6752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2912" calcext:value-type="float">
            <text:p>1439242912</text:p>
          </table:table-cell>
          <table:table-cell table:formula="of:=[.H86]-[.H$3]" office:value-type="float" office:value="3950" calcext:value-type="float">
            <text:p>3950</text:p>
          </table:table-cell>
          <table:table-cell office:value-type="float" office:value="-0.0000000006639223" calcext:value-type="float">
            <text:p>-6.639223E-010</text:p>
          </table:table-cell>
          <table:table-cell table:number-columns-repeated="2"/>
        </table:table-row>
        <table:table-row table:style-name="ro1">
          <table:table-cell office:value-type="float" office:value="1438986611" calcext:value-type="float">
            <text:p>1438986611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003288786" calcext:value-type="float">
            <text:p>3.288786E-012</text:p>
          </table:table-cell>
          <table:table-cell table:number-columns-repeated="4"/>
          <table:table-cell office:value-type="float" office:value="1439242915" calcext:value-type="float">
            <text:p>1439242915</text:p>
          </table:table-cell>
          <table:table-cell table:formula="of:=[.H87]-[.H$3]" office:value-type="float" office:value="3953" calcext:value-type="float">
            <text:p>3953</text:p>
          </table:table-cell>
          <table:table-cell office:value-type="float" office:value="-0.0000000003090405" calcext:value-type="float">
            <text:p>-3.090405E-010</text:p>
          </table:table-cell>
          <table:table-cell table:number-columns-repeated="2"/>
        </table:table-row>
        <table:table-row table:style-name="ro1">
          <table:table-cell office:value-type="float" office:value="1438986616" calcext:value-type="float">
            <text:p>1438986616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02590166" calcext:value-type="float">
            <text:p>-2.590166E-011</text:p>
          </table:table-cell>
          <table:table-cell table:number-columns-repeated="4"/>
          <table:table-cell office:value-type="float" office:value="1439242917" calcext:value-type="float">
            <text:p>1439242917</text:p>
          </table:table-cell>
          <table:table-cell table:formula="of:=[.H88]-[.H$3]" office:value-type="float" office:value="3955" calcext:value-type="float">
            <text:p>3955</text:p>
          </table:table-cell>
          <table:table-cell office:value-type="float" office:value="-0.0000000001468337" calcext:value-type="float">
            <text:p>-1.468337E-010</text:p>
          </table:table-cell>
          <table:table-cell table:number-columns-repeated="2"/>
        </table:table-row>
        <table:table-row table:style-name="ro1">
          <table:table-cell office:value-type="float" office:value="1438986621" calcext:value-type="float">
            <text:p>1438986621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8140446" calcext:value-type="float">
            <text:p>-8.140446E-010</text:p>
          </table:table-cell>
          <table:table-cell table:number-columns-repeated="4"/>
          <table:table-cell office:value-type="float" office:value="1439242922" calcext:value-type="float">
            <text:p>1439242922</text:p>
          </table:table-cell>
          <table:table-cell table:formula="of:=[.H89]-[.H$3]" office:value-type="float" office:value="3960" calcext:value-type="float">
            <text:p>3960</text:p>
          </table:table-cell>
          <table:table-cell office:value-type="float" office:value="-0.00000000005509226" calcext:value-type="float">
            <text:p>-5.509226E-011</text:p>
          </table:table-cell>
          <table:table-cell table:number-columns-repeated="2"/>
        </table:table-row>
        <table:table-row table:style-name="ro1">
          <table:table-cell office:value-type="float" office:value="1438986626" calcext:value-type="float">
            <text:p>1438986626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07209489" calcext:value-type="float">
            <text:p>7.209489E-011</text:p>
          </table:table-cell>
          <table:table-cell table:number-columns-repeated="4"/>
          <table:table-cell office:value-type="float" office:value="1439242927" calcext:value-type="float">
            <text:p>1439242927</text:p>
          </table:table-cell>
          <table:table-cell table:formula="of:=[.H90]-[.H$3]" office:value-type="float" office:value="3965" calcext:value-type="float">
            <text:p>3965</text:p>
          </table:table-cell>
          <table:table-cell office:value-type="float" office:value="0.00000000002830908" calcext:value-type="float">
            <text:p>2.830908E-011</text:p>
          </table:table-cell>
          <table:table-cell table:number-columns-repeated="2"/>
        </table:table-row>
        <table:table-row table:style-name="ro1">
          <table:table-cell office:value-type="float" office:value="1438986631" calcext:value-type="float">
            <text:p>1438986631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1221357" calcext:value-type="float">
            <text:p>1.221357E-010</text:p>
          </table:table-cell>
          <table:table-cell table:number-columns-repeated="4"/>
          <table:table-cell office:value-type="float" office:value="1439242933" calcext:value-type="float">
            <text:p>1439242933</text:p>
          </table:table-cell>
          <table:table-cell table:formula="of:=[.H91]-[.H$3]" office:value-type="float" office:value="3971" calcext:value-type="float">
            <text:p>3971</text:p>
          </table:table-cell>
          <table:table-cell office:value-type="float" office:value="-0.0000000007723437" calcext:value-type="float">
            <text:p>-7.723437E-010</text:p>
          </table:table-cell>
          <table:table-cell table:number-columns-repeated="2"/>
        </table:table-row>
        <table:table-row table:style-name="ro1">
          <table:table-cell office:value-type="float" office:value="1438986636" calcext:value-type="float">
            <text:p>1438986636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05958468" calcext:value-type="float">
            <text:p>5.958468E-011</text:p>
          </table:table-cell>
          <table:table-cell table:number-columns-repeated="4"/>
          <table:table-cell office:value-type="float" office:value="1439242935" calcext:value-type="float">
            <text:p>1439242935</text:p>
          </table:table-cell>
          <table:table-cell table:formula="of:=[.H92]-[.H$3]" office:value-type="float" office:value="3973" calcext:value-type="float">
            <text:p>3973</text:p>
          </table:table-cell>
          <table:table-cell office:value-type="float" office:value="0.0000000001526489" calcext:value-type="float">
            <text:p>1.526489E-010</text:p>
          </table:table-cell>
          <table:table-cell table:number-columns-repeated="2"/>
        </table:table-row>
        <table:table-row table:style-name="ro1">
          <table:table-cell office:value-type="float" office:value="1438986641" calcext:value-type="float">
            <text:p>1438986641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06583978" calcext:value-type="float">
            <text:p>6.583978E-011</text:p>
          </table:table-cell>
          <table:table-cell table:number-columns-repeated="4"/>
          <table:table-cell office:value-type="float" office:value="1439242938" calcext:value-type="float">
            <text:p>1439242938</text:p>
          </table:table-cell>
          <table:table-cell table:formula="of:=[.H93]-[.H$3]" office:value-type="float" office:value="3976" calcext:value-type="float">
            <text:p>3976</text:p>
          </table:table-cell>
          <table:table-cell office:value-type="float" office:value="0.000000000005373743" calcext:value-type="float">
            <text:p>5.373743E-012</text:p>
          </table:table-cell>
          <table:table-cell table:number-columns-repeated="2"/>
        </table:table-row>
        <table:table-row table:style-name="ro1">
          <table:table-cell office:value-type="float" office:value="1438986646" calcext:value-type="float">
            <text:p>1438986646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1885344" calcext:value-type="float">
            <text:p>-1.885344E-010</text:p>
          </table:table-cell>
          <table:table-cell table:number-columns-repeated="4"/>
          <table:table-cell office:value-type="float" office:value="1439242943" calcext:value-type="float">
            <text:p>1439242943</text:p>
          </table:table-cell>
          <table:table-cell table:formula="of:=[.H94]-[.H$3]" office:value-type="float" office:value="3981" calcext:value-type="float">
            <text:p>3981</text:p>
          </table:table-cell>
          <table:table-cell office:value-type="float" office:value="-0.00000000006968751" calcext:value-type="float">
            <text:p>-6.968751E-011</text:p>
          </table:table-cell>
          <table:table-cell table:number-columns-repeated="2"/>
        </table:table-row>
        <table:table-row table:style-name="ro1">
          <table:table-cell office:value-type="float" office:value="1438986651" calcext:value-type="float">
            <text:p>1438986651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07209484" calcext:value-type="float">
            <text:p>7.209484E-011</text:p>
          </table:table-cell>
          <table:table-cell table:number-columns-repeated="4"/>
          <table:table-cell office:value-type="float" office:value="1439242948" calcext:value-type="float">
            <text:p>1439242948</text:p>
          </table:table-cell>
          <table:table-cell table:formula="of:=[.H95]-[.H$3]" office:value-type="float" office:value="3986" calcext:value-type="float">
            <text:p>3986</text:p>
          </table:table-cell>
          <table:table-cell office:value-type="float" office:value="-0.0000000004324834" calcext:value-type="float">
            <text:p>-4.324834E-010</text:p>
          </table:table-cell>
          <table:table-cell table:number-columns-repeated="2"/>
        </table:table-row>
        <table:table-row table:style-name="ro1">
          <table:table-cell office:value-type="float" office:value="1438986656" calcext:value-type="float">
            <text:p>1438986656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3139587" calcext:value-type="float">
            <text:p>3.139587E-010</text:p>
          </table:table-cell>
          <table:table-cell table:number-columns-repeated="4"/>
          <table:table-cell office:value-type="float" office:value="1439242951" calcext:value-type="float">
            <text:p>1439242951</text:p>
          </table:table-cell>
          <table:table-cell table:formula="of:=[.H96]-[.H$3]" office:value-type="float" office:value="3989" calcext:value-type="float">
            <text:p>3989</text:p>
          </table:table-cell>
          <table:table-cell office:value-type="float" office:value="-0.0000000004005975" calcext:value-type="float">
            <text:p>-4.005975E-010</text:p>
          </table:table-cell>
          <table:table-cell table:number-columns-repeated="2"/>
        </table:table-row>
        <table:table-row table:style-name="ro1">
          <table:table-cell office:value-type="float" office:value="1438986661" calcext:value-type="float">
            <text:p>1438986661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2198099" calcext:value-type="float">
            <text:p>-2.198099E-010</text:p>
          </table:table-cell>
          <table:table-cell table:number-columns-repeated="4"/>
          <table:table-cell office:value-type="float" office:value="1439242953" calcext:value-type="float">
            <text:p>1439242953</text:p>
          </table:table-cell>
          <table:table-cell table:formula="of:=[.H97]-[.H$3]" office:value-type="float" office:value="3991" calcext:value-type="float">
            <text:p>3991</text:p>
          </table:table-cell>
          <table:table-cell office:value-type="float" office:value="-0.0000000006785175" calcext:value-type="float">
            <text:p>-6.785175E-010</text:p>
          </table:table-cell>
          <table:table-cell table:number-columns-repeated="2"/>
        </table:table-row>
        <table:table-row table:style-name="ro1">
          <table:table-cell office:value-type="float" office:value="1438986664" calcext:value-type="float">
            <text:p>1438986664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2526865" calcext:value-type="float">
            <text:p>-2.526865E-010</text:p>
          </table:table-cell>
          <table:table-cell table:number-columns-repeated="4"/>
          <table:table-cell office:value-type="float" office:value="1439242958" calcext:value-type="float">
            <text:p>1439242958</text:p>
          </table:table-cell>
          <table:table-cell table:formula="of:=[.H98]-[.H$3]" office:value-type="float" office:value="3996" calcext:value-type="float">
            <text:p>3996</text:p>
          </table:table-cell>
          <table:table-cell office:value-type="float" office:value="-0.0000000003219767" calcext:value-type="float">
            <text:p>-3.219767E-010</text:p>
          </table:table-cell>
          <table:table-cell table:number-columns-repeated="2"/>
        </table:table-row>
        <table:table-row table:style-name="ro1">
          <table:table-cell office:value-type="float" office:value="1438986666" calcext:value-type="float">
            <text:p>1438986666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4474008" calcext:value-type="float">
            <text:p>4.474008E-010</text:p>
          </table:table-cell>
          <table:table-cell table:number-columns-repeated="4"/>
          <table:table-cell office:value-type="float" office:value="1439242963" calcext:value-type="float">
            <text:p>1439242963</text:p>
          </table:table-cell>
          <table:table-cell table:formula="of:=[.H99]-[.H$3]" office:value-type="float" office:value="4001" calcext:value-type="float">
            <text:p>4001</text:p>
          </table:table-cell>
          <table:table-cell office:value-type="float" office:value="-0.0000000003052961" calcext:value-type="float">
            <text:p>-3.052961E-010</text:p>
          </table:table-cell>
          <table:table-cell table:number-columns-repeated="2"/>
        </table:table-row>
        <table:table-row table:style-name="ro1">
          <table:table-cell office:value-type="float" office:value="1438986672" calcext:value-type="float">
            <text:p>1438986672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1139417" calcext:value-type="float">
            <text:p>-1.139417E-010</text:p>
          </table:table-cell>
          <table:table-cell table:number-columns-repeated="4"/>
          <table:table-cell office:value-type="float" office:value="1439242968" calcext:value-type="float">
            <text:p>1439242968</text:p>
          </table:table-cell>
          <table:table-cell table:formula="of:=[.H100]-[.H$3]" office:value-type="float" office:value="4006" calcext:value-type="float">
            <text:p>4006</text:p>
          </table:table-cell>
          <table:table-cell office:value-type="float" office:value="0.0000000002868533" calcext:value-type="float">
            <text:p>2.868533E-010</text:p>
          </table:table-cell>
          <table:table-cell table:number-columns-repeated="2"/>
        </table:table-row>
        <table:table-row table:style-name="ro1">
          <table:table-cell office:value-type="float" office:value="1438986675" calcext:value-type="float">
            <text:p>1438986675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5450749" calcext:value-type="float">
            <text:p>-5.450749E-010</text:p>
          </table:table-cell>
          <table:table-cell table:number-columns-repeated="4"/>
          <table:table-cell office:value-type="float" office:value="1439242973" calcext:value-type="float">
            <text:p>1439242973</text:p>
          </table:table-cell>
          <table:table-cell table:formula="of:=[.H101]-[.H$3]" office:value-type="float" office:value="4011" calcext:value-type="float">
            <text:p>4011</text:p>
          </table:table-cell>
          <table:table-cell office:value-type="float" office:value="-0.0000000002114698" calcext:value-type="float">
            <text:p>-2.114698E-010</text:p>
          </table:table-cell>
          <table:table-cell table:number-columns-repeated="2"/>
        </table:table-row>
        <table:table-row table:style-name="ro1">
          <table:table-cell office:value-type="float" office:value="1438986680" calcext:value-type="float">
            <text:p>1438986680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03007172" calcext:value-type="float">
            <text:p>-3.007172E-011</text:p>
          </table:table-cell>
          <table:table-cell table:number-columns-repeated="4"/>
          <table:table-cell office:value-type="float" office:value="1439242978" calcext:value-type="float">
            <text:p>1439242978</text:p>
          </table:table-cell>
          <table:table-cell table:formula="of:=[.H102]-[.H$3]" office:value-type="float" office:value="4016" calcext:value-type="float">
            <text:p>4016</text:p>
          </table:table-cell>
          <table:table-cell office:value-type="float" office:value="-0.0000000002427453" calcext:value-type="float">
            <text:p>-2.427453E-010</text:p>
          </table:table-cell>
          <table:table-cell table:number-columns-repeated="2"/>
        </table:table-row>
        <table:table-row table:style-name="ro1">
          <table:table-cell office:value-type="float" office:value="1438986685" calcext:value-type="float">
            <text:p>1438986685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08636764" calcext:value-type="float">
            <text:p>-8.636764E-011</text:p>
          </table:table-cell>
          <table:table-cell table:number-columns-repeated="4"/>
          <table:table-cell office:value-type="float" office:value="1439242981" calcext:value-type="float">
            <text:p>1439242981</text:p>
          </table:table-cell>
          <table:table-cell table:formula="of:=[.H103]-[.H$3]" office:value-type="float" office:value="4019" calcext:value-type="float">
            <text:p>4019</text:p>
          </table:table-cell>
          <table:table-cell office:value-type="float" office:value="-0.0000000005015918" calcext:value-type="float">
            <text:p>-5.015918E-010</text:p>
          </table:table-cell>
          <table:table-cell table:number-columns-repeated="2"/>
        </table:table-row>
        <table:table-row table:style-name="ro1">
          <table:table-cell office:value-type="float" office:value="1438986690" calcext:value-type="float">
            <text:p>1438986690</text:p>
          </table:table-cell>
          <table:table-cell office:value-type="float" office:value="49.73" calcext:value-type="float">
            <text:p>49.73</text:p>
          </table:table-cell>
          <table:table-cell office:value-type="float" office:value="0.00000000039319" calcext:value-type="float">
            <text:p>3.9319E-010</text:p>
          </table:table-cell>
          <table:table-cell table:number-columns-repeated="4"/>
          <table:table-cell office:value-type="float" office:value="1439242983" calcext:value-type="float">
            <text:p>1439242983</text:p>
          </table:table-cell>
          <table:table-cell table:formula="of:=[.H104]-[.H$3]" office:value-type="float" office:value="4021" calcext:value-type="float">
            <text:p>4021</text:p>
          </table:table-cell>
          <table:table-cell office:value-type="float" office:value="0.0000000001888568" calcext:value-type="float">
            <text:p>1.888568E-010</text:p>
          </table:table-cell>
          <table:table-cell table:number-columns-repeated="2"/>
        </table:table-row>
        <table:table-row table:style-name="ro1">
          <table:table-cell office:value-type="float" office:value="1438986695" calcext:value-type="float">
            <text:p>1438986695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2114696" calcext:value-type="float">
            <text:p>-2.114696E-010</text:p>
          </table:table-cell>
          <table:table-cell table:number-columns-repeated="4"/>
          <table:table-cell office:value-type="float" office:value="1439242989" calcext:value-type="float">
            <text:p>1439242989</text:p>
          </table:table-cell>
          <table:table-cell table:formula="of:=[.H105]-[.H$3]" office:value-type="float" office:value="4027" calcext:value-type="float">
            <text:p>4027</text:p>
          </table:table-cell>
          <table:table-cell office:value-type="float" office:value="-0.0000000004262281" calcext:value-type="float">
            <text:p>-4.262281E-010</text:p>
          </table:table-cell>
          <table:table-cell table:number-columns-repeated="2"/>
        </table:table-row>
        <table:table-row table:style-name="ro1">
          <table:table-cell office:value-type="float" office:value="1438986700" calcext:value-type="float">
            <text:p>1438986700</text:p>
          </table:table-cell>
          <table:table-cell office:value-type="float" office:value="49.73" calcext:value-type="float">
            <text:p>49.73</text:p>
          </table:table-cell>
          <table:table-cell office:value-type="float" office:value="-0.0000000004158029" calcext:value-type="float">
            <text:p>-4.158029E-010</text:p>
          </table:table-cell>
          <table:table-cell table:number-columns-repeated="4"/>
          <table:table-cell office:value-type="float" office:value="1439242991" calcext:value-type="float">
            <text:p>1439242991</text:p>
          </table:table-cell>
          <table:table-cell table:formula="of:=[.H106]-[.H$3]" office:value-type="float" office:value="4029" calcext:value-type="float">
            <text:p>4029</text:p>
          </table:table-cell>
          <table:table-cell office:value-type="float" office:value="-0.00000000022001" calcext:value-type="float">
            <text:p>-2.20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2994" calcext:value-type="float">
            <text:p>1439242994</text:p>
          </table:table-cell>
          <table:table-cell table:formula="of:=[.H107]-[.H$3]" office:value-type="float" office:value="4032" calcext:value-type="float">
            <text:p>4032</text:p>
          </table:table-cell>
          <table:table-cell office:value-type="float" office:value="-0.0000000002406602" calcext:value-type="float">
            <text:p>-2.406602E-010</text:p>
          </table:table-cell>
          <table:table-cell table:number-columns-repeated="2"/>
        </table:table-row>
        <table:table-row table:style-name="ro1">
          <table:table-cell office:value-type="float" office:value="1438987204" calcext:value-type="float">
            <text:p>1438987204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2889383" calcext:value-type="float">
            <text:p>2.889383E-010</text:p>
          </table:table-cell>
          <table:table-cell table:number-columns-repeated="4"/>
          <table:table-cell office:value-type="float" office:value="1439242999" calcext:value-type="float">
            <text:p>1439242999</text:p>
          </table:table-cell>
          <table:table-cell table:formula="of:=[.H108]-[.H$3]" office:value-type="float" office:value="4037" calcext:value-type="float">
            <text:p>4037</text:p>
          </table:table-cell>
          <table:table-cell office:value-type="float" office:value="0.000000000142986" calcext:value-type="float">
            <text:p>1.42986E-010</text:p>
          </table:table-cell>
          <table:table-cell table:number-columns-repeated="2"/>
        </table:table-row>
        <table:table-row table:style-name="ro1">
          <table:table-cell office:value-type="float" office:value="1438987209" calcext:value-type="float">
            <text:p>1438987209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7785989" calcext:value-type="float">
            <text:p>-7.785989E-010</text:p>
          </table:table-cell>
          <table:table-cell table:number-columns-repeated="4"/>
          <table:table-cell office:value-type="float" office:value="1439243004" calcext:value-type="float">
            <text:p>1439243004</text:p>
          </table:table-cell>
          <table:table-cell table:formula="of:=[.H109]-[.H$3]" office:value-type="float" office:value="4042" calcext:value-type="float">
            <text:p>4042</text:p>
          </table:table-cell>
          <table:table-cell office:value-type="float" office:value="-0.00000000003632689" calcext:value-type="float">
            <text:p>-3.632689E-011</text:p>
          </table:table-cell>
          <table:table-cell table:number-columns-repeated="2"/>
        </table:table-row>
        <table:table-row table:style-name="ro1">
          <table:table-cell office:value-type="float" office:value="1438987214" calcext:value-type="float">
            <text:p>1438987214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474184" calcext:value-type="float">
            <text:p>-4.74184E-010</text:p>
          </table:table-cell>
          <table:table-cell table:number-columns-repeated="4"/>
          <table:table-cell office:value-type="float" office:value="1439243014" calcext:value-type="float">
            <text:p>1439243014</text:p>
          </table:table-cell>
          <table:table-cell table:formula="of:=[.H110]-[.H$3]" office:value-type="float" office:value="4052" calcext:value-type="float">
            <text:p>4052</text:p>
          </table:table-cell>
          <table:table-cell office:value-type="float" office:value="-0.0000000003574221" calcext:value-type="float">
            <text:p>-3.574221E-010</text:p>
          </table:table-cell>
          <table:table-cell table:number-columns-repeated="2"/>
        </table:table-row>
        <table:table-row table:style-name="ro1">
          <table:table-cell office:value-type="float" office:value="1438987219" calcext:value-type="float">
            <text:p>1438987219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1113882" calcext:value-type="float">
            <text:p>-1.113882E-010</text:p>
          </table:table-cell>
          <table:table-cell table:number-columns-repeated="4"/>
          <table:table-cell office:value-type="float" office:value="1439243016" calcext:value-type="float">
            <text:p>1439243016</text:p>
          </table:table-cell>
          <table:table-cell table:formula="of:=[.H111]-[.H$3]" office:value-type="float" office:value="4054" calcext:value-type="float">
            <text:p>4054</text:p>
          </table:table-cell>
          <table:table-cell office:value-type="float" office:value="-0.0000000003804904" calcext:value-type="float">
            <text:p>-3.804904E-010</text:p>
          </table:table-cell>
          <table:table-cell table:number-columns-repeated="2"/>
        </table:table-row>
        <table:table-row table:style-name="ro1">
          <table:table-cell office:value-type="float" office:value="1438987224" calcext:value-type="float">
            <text:p>1438987224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2097071" calcext:value-type="float">
            <text:p>2.097071E-010</text:p>
          </table:table-cell>
          <table:table-cell table:number-columns-repeated="4"/>
          <table:table-cell office:value-type="float" office:value="1439243019" calcext:value-type="float">
            <text:p>1439243019</text:p>
          </table:table-cell>
          <table:table-cell table:formula="of:=[.H112]-[.H$3]" office:value-type="float" office:value="4057" calcext:value-type="float">
            <text:p>4057</text:p>
          </table:table-cell>
          <table:table-cell office:value-type="float" office:value="0.0000000001054554" calcext:value-type="float">
            <text:p>1.054554E-010</text:p>
          </table:table-cell>
          <table:table-cell table:number-columns-repeated="2"/>
        </table:table-row>
        <table:table-row table:style-name="ro1">
          <table:table-cell office:value-type="float" office:value="1438987226" calcext:value-type="float">
            <text:p>1438987226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002169651" calcext:value-type="float">
            <text:p>2.169651E-012</text:p>
          </table:table-cell>
          <table:table-cell table:number-columns-repeated="4"/>
          <table:table-cell office:value-type="float" office:value="1439243024" calcext:value-type="float">
            <text:p>1439243024</text:p>
          </table:table-cell>
          <table:table-cell table:formula="of:=[.H113]-[.H$3]" office:value-type="float" office:value="4062" calcext:value-type="float">
            <text:p>4062</text:p>
          </table:table-cell>
          <table:table-cell office:value-type="float" office:value="-0.00000000001339145" calcext:value-type="float">
            <text:p>-1.339145E-011</text:p>
          </table:table-cell>
          <table:table-cell table:number-columns-repeated="2"/>
        </table:table-row>
        <table:table-row table:style-name="ro1">
          <table:table-cell office:value-type="float" office:value="1438987229" calcext:value-type="float">
            <text:p>1438987229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2472377" calcext:value-type="float">
            <text:p>2.472377E-010</text:p>
          </table:table-cell>
          <table:table-cell table:number-columns-repeated="4"/>
          <table:table-cell office:value-type="float" office:value="1439243029" calcext:value-type="float">
            <text:p>1439243029</text:p>
          </table:table-cell>
          <table:table-cell table:formula="of:=[.H114]-[.H$3]" office:value-type="float" office:value="4067" calcext:value-type="float">
            <text:p>4067</text:p>
          </table:table-cell>
          <table:table-cell office:value-type="float" office:value="0.0000000002326424" calcext:value-type="float">
            <text:p>2.326424E-010</text:p>
          </table:table-cell>
          <table:table-cell table:number-columns-repeated="2"/>
        </table:table-row>
        <table:table-row table:style-name="ro1">
          <table:table-cell office:value-type="float" office:value="1438987234" calcext:value-type="float">
            <text:p>1438987234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292786" calcext:value-type="float">
            <text:p>-2.92786E-010</text:p>
          </table:table-cell>
          <table:table-cell table:number-columns-repeated="4"/>
          <table:table-cell office:value-type="float" office:value="1439243034" calcext:value-type="float">
            <text:p>1439243034</text:p>
          </table:table-cell>
          <table:table-cell table:formula="of:=[.H115]-[.H$3]" office:value-type="float" office:value="4072" calcext:value-type="float">
            <text:p>4072</text:p>
          </table:table-cell>
          <table:table-cell office:value-type="float" office:value="0.00000000003039415" calcext:value-type="float">
            <text:p>3.039415E-011</text:p>
          </table:table-cell>
          <table:table-cell table:number-columns-repeated="2"/>
        </table:table-row>
        <table:table-row table:style-name="ro1">
          <table:table-cell office:value-type="float" office:value="1438987239" calcext:value-type="float">
            <text:p>1438987239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4053778" calcext:value-type="float">
            <text:p>-4.053778E-010</text:p>
          </table:table-cell>
          <table:table-cell table:number-columns-repeated="4"/>
          <table:table-cell office:value-type="float" office:value="1439243039" calcext:value-type="float">
            <text:p>1439243039</text:p>
          </table:table-cell>
          <table:table-cell table:formula="of:=[.H116]-[.H$3]" office:value-type="float" office:value="4077" calcext:value-type="float">
            <text:p>4077</text:p>
          </table:table-cell>
          <table:table-cell office:value-type="float" office:value="0.00000000005124455" calcext:value-type="float">
            <text:p>5.124455E-011</text:p>
          </table:table-cell>
          <table:table-cell table:number-columns-repeated="2"/>
        </table:table-row>
        <table:table-row table:style-name="ro1">
          <table:table-cell office:value-type="float" office:value="1438987242" calcext:value-type="float">
            <text:p>1438987242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3368312" calcext:value-type="float">
            <text:p>-3.368312E-010</text:p>
          </table:table-cell>
          <table:table-cell table:number-columns-repeated="4"/>
          <table:table-cell office:value-type="float" office:value="1439243044" calcext:value-type="float">
            <text:p>1439243044</text:p>
          </table:table-cell>
          <table:table-cell table:formula="of:=[.H117]-[.H$3]" office:value-type="float" office:value="4082" calcext:value-type="float">
            <text:p>4082</text:p>
          </table:table-cell>
          <table:table-cell office:value-type="float" office:value="0.0000000002555778" calcext:value-type="float">
            <text:p>2.555778E-010</text:p>
          </table:table-cell>
          <table:table-cell table:number-columns-repeated="2"/>
        </table:table-row>
        <table:table-row table:style-name="ro1">
          <table:table-cell office:value-type="float" office:value="1438987244" calcext:value-type="float">
            <text:p>1438987244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04049697" calcext:value-type="float">
            <text:p>-4.049697E-011</text:p>
          </table:table-cell>
          <table:table-cell table:number-columns-repeated="4"/>
          <table:table-cell office:value-type="float" office:value="1439243049" calcext:value-type="float">
            <text:p>1439243049</text:p>
          </table:table-cell>
          <table:table-cell table:formula="of:=[.H118]-[.H$3]" office:value-type="float" office:value="4087" calcext:value-type="float">
            <text:p>4087</text:p>
          </table:table-cell>
          <table:table-cell office:value-type="float" office:value="0.0000000001117105" calcext:value-type="float">
            <text:p>1.117105E-010</text:p>
          </table:table-cell>
          <table:table-cell table:number-columns-repeated="2"/>
        </table:table-row>
        <table:table-row table:style-name="ro1">
          <table:table-cell office:value-type="float" office:value="1438987249" calcext:value-type="float">
            <text:p>1438987249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3431492" calcext:value-type="float">
            <text:p>3.431492E-010</text:p>
          </table:table-cell>
          <table:table-cell table:number-columns-repeated="4"/>
          <table:table-cell office:value-type="float" office:value="1439243054" calcext:value-type="float">
            <text:p>1439243054</text:p>
          </table:table-cell>
          <table:table-cell table:formula="of:=[.H119]-[.H$3]" office:value-type="float" office:value="4092" calcext:value-type="float">
            <text:p>4092</text:p>
          </table:table-cell>
          <table:table-cell office:value-type="float" office:value="-0.0000000006972825" calcext:value-type="float">
            <text:p>-6.972825E-010</text:p>
          </table:table-cell>
          <table:table-cell table:number-columns-repeated="2"/>
        </table:table-row>
        <table:table-row table:style-name="ro1">
          <table:table-cell office:value-type="float" office:value="1438987254" calcext:value-type="float">
            <text:p>1438987254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3407418" calcext:value-type="float">
            <text:p>-3.407418E-010</text:p>
          </table:table-cell>
          <table:table-cell table:number-columns-repeated="4"/>
          <table:table-cell office:value-type="float" office:value="1439243057" calcext:value-type="float">
            <text:p>1439243057</text:p>
          </table:table-cell>
          <table:table-cell table:formula="of:=[.H120]-[.H$3]" office:value-type="float" office:value="4095" calcext:value-type="float">
            <text:p>4095</text:p>
          </table:table-cell>
          <table:table-cell office:value-type="float" office:value="-0.0000000001888367" calcext:value-type="float">
            <text:p>-1.888367E-010</text:p>
          </table:table-cell>
          <table:table-cell table:number-columns-repeated="2"/>
        </table:table-row>
        <table:table-row table:style-name="ro1">
          <table:table-cell office:value-type="float" office:value="1438987260" calcext:value-type="float">
            <text:p>1438987260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3219766" calcext:value-type="float">
            <text:p>-3.219766E-010</text:p>
          </table:table-cell>
          <table:table-cell table:number-columns-repeated="4"/>
          <table:table-cell office:value-type="float" office:value="1439243060" calcext:value-type="float">
            <text:p>1439243060</text:p>
          </table:table-cell>
          <table:table-cell table:formula="of:=[.H121]-[.H$3]" office:value-type="float" office:value="4098" calcext:value-type="float">
            <text:p>4098</text:p>
          </table:table-cell>
          <table:table-cell office:value-type="float" office:value="-0.000000000002966238" calcext:value-type="float">
            <text:p>-2.966238E-012</text:p>
          </table:table-cell>
          <table:table-cell table:number-columns-repeated="2"/>
        </table:table-row>
        <table:table-row table:style-name="ro1">
          <table:table-cell office:value-type="float" office:value="1438987262" calcext:value-type="float">
            <text:p>1438987262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219321" calcext:value-type="float">
            <text:p>-2.19321E-010</text:p>
          </table:table-cell>
          <table:table-cell table:number-columns-repeated="4"/>
          <table:table-cell office:value-type="float" office:value="1439243065" calcext:value-type="float">
            <text:p>1439243065</text:p>
          </table:table-cell>
          <table:table-cell table:formula="of:=[.H122]-[.H$3]" office:value-type="float" office:value="4103" calcext:value-type="float">
            <text:p>4103</text:p>
          </table:table-cell>
          <table:table-cell office:value-type="float" office:value="-0.0000000004199732" calcext:value-type="float">
            <text:p>-4.199732E-010</text:p>
          </table:table-cell>
          <table:table-cell table:number-columns-repeated="2"/>
        </table:table-row>
        <table:table-row table:style-name="ro1">
          <table:table-cell office:value-type="float" office:value="1438987265" calcext:value-type="float">
            <text:p>1438987265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2514078" calcext:value-type="float">
            <text:p>2.514078E-010</text:p>
          </table:table-cell>
          <table:table-cell table:number-columns-repeated="4"/>
          <table:table-cell office:value-type="float" office:value="1439243067" calcext:value-type="float">
            <text:p>1439243067</text:p>
          </table:table-cell>
          <table:table-cell table:formula="of:=[.H123]-[.H$3]" office:value-type="float" office:value="4105" calcext:value-type="float">
            <text:p>4105</text:p>
          </table:table-cell>
          <table:table-cell office:value-type="float" office:value="-0.000000000462923" calcext:value-type="float">
            <text:p>-4.62923E-010</text:p>
          </table:table-cell>
          <table:table-cell table:number-columns-repeated="2"/>
        </table:table-row>
        <table:table-row table:style-name="ro1">
          <table:table-cell office:value-type="float" office:value="1438987270" calcext:value-type="float">
            <text:p>1438987270</text:p>
          </table:table-cell>
          <table:table-cell office:value-type="float" office:value="50.73" calcext:value-type="float">
            <text:p>50.73</text:p>
          </table:table-cell>
          <table:table-cell office:value-type="float" office:value="0.00000000009503025" calcext:value-type="float">
            <text:p>9.503025E-011</text:p>
          </table:table-cell>
          <table:table-cell table:number-columns-repeated="4"/>
          <table:table-cell office:value-type="float" office:value="1439243070" calcext:value-type="float">
            <text:p>1439243070</text:p>
          </table:table-cell>
          <table:table-cell table:formula="of:=[.H124]-[.H$3]" office:value-type="float" office:value="4108" calcext:value-type="float">
            <text:p>4108</text:p>
          </table:table-cell>
          <table:table-cell office:value-type="float" office:value="-0.0000000001426635" calcext:value-type="float">
            <text:p>-1.426635E-010</text:p>
          </table:table-cell>
          <table:table-cell table:number-columns-repeated="2"/>
        </table:table-row>
        <table:table-row table:style-name="ro1">
          <table:table-cell office:value-type="float" office:value="1438987273" calcext:value-type="float">
            <text:p>1438987273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734984" calcext:value-type="float">
            <text:p>-7.34984E-010</text:p>
          </table:table-cell>
          <table:table-cell table:number-columns-repeated="4"/>
          <table:table-cell office:value-type="float" office:value="1439243075" calcext:value-type="float">
            <text:p>1439243075</text:p>
          </table:table-cell>
          <table:table-cell table:formula="of:=[.H125]-[.H$3]" office:value-type="float" office:value="4113" calcext:value-type="float">
            <text:p>4113</text:p>
          </table:table-cell>
          <table:table-cell office:value-type="float" office:value="0.00000000007417994" calcext:value-type="float">
            <text:p>7.417994E-011</text:p>
          </table:table-cell>
          <table:table-cell table:number-columns-repeated="2"/>
        </table:table-row>
        <table:table-row table:style-name="ro1">
          <table:table-cell office:value-type="float" office:value="1438987276" calcext:value-type="float">
            <text:p>1438987276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7702589" calcext:value-type="float">
            <text:p>-7.702589E-010</text:p>
          </table:table-cell>
          <table:table-cell table:number-columns-repeated="4"/>
          <table:table-cell office:value-type="float" office:value="1439243078" calcext:value-type="float">
            <text:p>1439243078</text:p>
          </table:table-cell>
          <table:table-cell table:formula="of:=[.H126]-[.H$3]" office:value-type="float" office:value="4116" calcext:value-type="float">
            <text:p>4116</text:p>
          </table:table-cell>
          <table:table-cell office:value-type="float" office:value="-0.00000000007802753" calcext:value-type="float">
            <text:p>-7.802753E-011</text:p>
          </table:table-cell>
          <table:table-cell table:number-columns-repeated="2"/>
        </table:table-row>
        <table:table-row table:style-name="ro1">
          <table:table-cell office:value-type="float" office:value="1438987279" calcext:value-type="float">
            <text:p>1438987279</text:p>
          </table:table-cell>
          <table:table-cell office:value-type="float" office:value="50.73" calcext:value-type="float">
            <text:p>50.73</text:p>
          </table:table-cell>
          <table:table-cell office:value-type="float" office:value="-0.0000000009078712" calcext:value-type="float">
            <text:p>-9.078712E-010</text:p>
          </table:table-cell>
          <table:table-cell table:number-columns-repeated="4"/>
          <table:table-cell office:value-type="float" office:value="1439243083" calcext:value-type="float">
            <text:p>1439243083</text:p>
          </table:table-cell>
          <table:table-cell table:formula="of:=[.H127]-[.H$3]" office:value-type="float" office:value="4121" calcext:value-type="float">
            <text:p>4121</text:p>
          </table:table-cell>
          <table:table-cell office:value-type="float" office:value="-0.0000000002010445" calcext:value-type="float">
            <text:p>-2.0104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3088" calcext:value-type="float">
            <text:p>1439243088</text:p>
          </table:table-cell>
          <table:table-cell table:formula="of:=[.H128]-[.H$3]" office:value-type="float" office:value="4126" calcext:value-type="float">
            <text:p>4126</text:p>
          </table:table-cell>
          <table:table-cell office:value-type="float" office:value="-0.00000000003841183" calcext:value-type="float">
            <text:p>-3.841183E-011</text:p>
          </table:table-cell>
          <table:table-cell table:number-columns-repeated="2"/>
        </table:table-row>
        <table:table-row table:style-name="ro1">
          <table:table-cell office:value-type="float" office:value="1438987661" calcext:value-type="float">
            <text:p>1438987661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92786" calcext:value-type="float">
            <text:p>-2.92786E-010</text:p>
          </table:table-cell>
          <table:table-cell table:number-columns-repeated="4"/>
          <table:table-cell office:value-type="float" office:value="1439243093" calcext:value-type="float">
            <text:p>1439243093</text:p>
          </table:table-cell>
          <table:table-cell table:formula="of:=[.H129]-[.H$3]" office:value-type="float" office:value="4131" calcext:value-type="float">
            <text:p>4131</text:p>
          </table:table-cell>
          <table:table-cell office:value-type="float" office:value="-0.0000000004658435" calcext:value-type="float">
            <text:p>-4.658435E-010</text:p>
          </table:table-cell>
          <table:table-cell table:number-columns-repeated="2"/>
        </table:table-row>
        <table:table-row table:style-name="ro1">
          <table:table-cell office:value-type="float" office:value="1438987666" calcext:value-type="float">
            <text:p>1438987666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5721807" calcext:value-type="float">
            <text:p>-5.721807E-010</text:p>
          </table:table-cell>
          <table:table-cell table:number-columns-repeated="4"/>
          <table:table-cell office:value-type="float" office:value="1439243098" calcext:value-type="float">
            <text:p>1439243098</text:p>
          </table:table-cell>
          <table:table-cell table:formula="of:=[.H130]-[.H$3]" office:value-type="float" office:value="4136" calcext:value-type="float">
            <text:p>4136</text:p>
          </table:table-cell>
          <table:table-cell office:value-type="float" office:value="-0.00000000004049694" calcext:value-type="float">
            <text:p>-4.049694E-011</text:p>
          </table:table-cell>
          <table:table-cell table:number-columns-repeated="2"/>
        </table:table-row>
        <table:table-row table:style-name="ro1">
          <table:table-cell office:value-type="float" office:value="1438987669" calcext:value-type="float">
            <text:p>1438987669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7347754" calcext:value-type="float">
            <text:p>-7.347754E-010</text:p>
          </table:table-cell>
          <table:table-cell table:number-columns-repeated="4"/>
          <table:table-cell office:value-type="float" office:value="1439243103" calcext:value-type="float">
            <text:p>1439243103</text:p>
          </table:table-cell>
          <table:table-cell table:formula="of:=[.H131]-[.H$3]" office:value-type="float" office:value="4141" calcext:value-type="float">
            <text:p>4141</text:p>
          </table:table-cell>
          <table:table-cell office:value-type="float" office:value="0.0000000001742615" calcext:value-type="float">
            <text:p>1.742615E-010</text:p>
          </table:table-cell>
          <table:table-cell table:number-columns-repeated="2"/>
        </table:table-row>
        <table:table-row table:style-name="ro1">
          <table:table-cell office:value-type="float" office:value="1438987672" calcext:value-type="float">
            <text:p>1438987672</text:p>
          </table:table-cell>
          <table:table-cell office:value-type="float" office:value="51.73" calcext:value-type="float">
            <text:p>51.73</text:p>
          </table:table-cell>
          <table:table-cell office:value-type="float" office:value="0.00000000003873434" calcext:value-type="float">
            <text:p>3.873434E-011</text:p>
          </table:table-cell>
          <table:table-cell table:number-columns-repeated="9"/>
        </table:table-row>
        <table:table-row table:style-name="ro1">
          <table:table-cell office:value-type="float" office:value="1438987677" calcext:value-type="float">
            <text:p>1438987677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782726" calcext:value-type="float">
            <text:p>-3.782726E-010</text:p>
          </table:table-cell>
          <table:table-cell table:number-columns-repeated="4"/>
          <table:table-cell office:value-type="float" office:value="1439246186" calcext:value-type="float">
            <text:p>1439246186</text:p>
          </table:table-cell>
          <table:table-cell table:formula="of:=[.H133]-[.H$133]" office:value-type="float" office:value="0" calcext:value-type="float">
            <text:p>0</text:p>
          </table:table-cell>
          <table:table-cell office:value-type="float" office:value="0.0000000000303944" calcext:value-type="float">
            <text:p>3.03944E-011</text:p>
          </table:table-cell>
          <table:table-cell table:number-columns-repeated="2"/>
        </table:table-row>
        <table:table-row table:style-name="ro1">
          <table:table-cell office:value-type="float" office:value="1438987679" calcext:value-type="float">
            <text:p>1438987679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386478" calcext:value-type="float">
            <text:p>-3.386478E-010</text:p>
          </table:table-cell>
          <table:table-cell table:number-columns-repeated="4"/>
          <table:table-cell office:value-type="float" office:value="1439246191" calcext:value-type="float">
            <text:p>1439246191</text:p>
          </table:table-cell>
          <table:table-cell table:formula="of:=[.H134]-[.H$133]" office:value-type="float" office:value="5" calcext:value-type="float">
            <text:p>5</text:p>
          </table:table-cell>
          <table:table-cell office:value-type="float" office:value="-0.000000000461673" calcext:value-type="float">
            <text:p>-4.61673E-010</text:p>
          </table:table-cell>
          <table:table-cell table:number-columns-repeated="2"/>
        </table:table-row>
        <table:table-row table:style-name="ro1">
          <table:table-cell office:value-type="float" office:value="1438987682" calcext:value-type="float">
            <text:p>1438987682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1760241" calcext:value-type="float">
            <text:p>-1.760241E-010</text:p>
          </table:table-cell>
          <table:table-cell table:number-columns-repeated="4"/>
          <table:table-cell office:value-type="float" office:value="1439246196" calcext:value-type="float">
            <text:p>1439246196</text:p>
          </table:table-cell>
          <table:table-cell table:formula="of:=[.H135]-[.H$133]" office:value-type="float" office:value="10" calcext:value-type="float">
            <text:p>10</text:p>
          </table:table-cell>
          <table:table-cell office:value-type="float" office:value="-0.0000000001530884" calcext:value-type="float">
            <text:p>-1.530884E-010</text:p>
          </table:table-cell>
          <table:table-cell table:number-columns-repeated="2"/>
        </table:table-row>
        <table:table-row table:style-name="ro1">
          <table:table-cell office:value-type="float" office:value="1438987687" calcext:value-type="float">
            <text:p>1438987687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886159" calcext:value-type="float">
            <text:p>-2.886159E-010</text:p>
          </table:table-cell>
          <table:table-cell table:number-columns-repeated="4"/>
          <table:table-cell office:value-type="float" office:value="1439246201" calcext:value-type="float">
            <text:p>1439246201</text:p>
          </table:table-cell>
          <table:table-cell table:formula="of:=[.H136]-[.H$133]" office:value-type="float" office:value="15" calcext:value-type="float">
            <text:p>15</text:p>
          </table:table-cell>
          <table:table-cell office:value-type="float" office:value="0.00000000003247949" calcext:value-type="float">
            <text:p>3.247949E-011</text:p>
          </table:table-cell>
          <table:table-cell table:number-columns-repeated="2"/>
        </table:table-row>
        <table:table-row table:style-name="ro1">
          <table:table-cell office:value-type="float" office:value="1438987689" calcext:value-type="float">
            <text:p>1438987689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565415" calcext:value-type="float">
            <text:p>-3.565415E-010</text:p>
          </table:table-cell>
          <table:table-cell table:number-columns-repeated="4"/>
          <table:table-cell office:value-type="float" office:value="1439246206" calcext:value-type="float">
            <text:p>1439246206</text:p>
          </table:table-cell>
          <table:table-cell table:formula="of:=[.H137]-[.H$133]" office:value-type="float" office:value="20" calcext:value-type="float">
            <text:p>20</text:p>
          </table:table-cell>
          <table:table-cell office:value-type="float" office:value="-0.0000000003866119" calcext:value-type="float">
            <text:p>-3.866119E-010</text:p>
          </table:table-cell>
          <table:table-cell table:number-columns-repeated="2"/>
        </table:table-row>
        <table:table-row table:style-name="ro1">
          <table:table-cell office:value-type="float" office:value="1438987692" calcext:value-type="float">
            <text:p>1438987692</text:p>
          </table:table-cell>
          <table:table-cell office:value-type="float" office:value="51.73" calcext:value-type="float">
            <text:p>51.73</text:p>
          </table:table-cell>
          <table:table-cell office:value-type="float" office:value="0.0000000002368125" calcext:value-type="float">
            <text:p>2.368125E-010</text:p>
          </table:table-cell>
          <table:table-cell table:number-columns-repeated="4"/>
          <table:table-cell office:value-type="float" office:value="1439246211" calcext:value-type="float">
            <text:p>1439246211</text:p>
          </table:table-cell>
          <table:table-cell table:formula="of:=[.H138]-[.H$133]" office:value-type="float" office:value="25" calcext:value-type="float">
            <text:p>25</text:p>
          </table:table-cell>
          <table:table-cell office:value-type="float" office:value="-0.0000000005179689" calcext:value-type="float">
            <text:p>-5.179689E-010</text:p>
          </table:table-cell>
          <table:table-cell table:number-columns-repeated="2"/>
        </table:table-row>
        <table:table-row table:style-name="ro1">
          <table:table-cell office:value-type="float" office:value="1438987697" calcext:value-type="float">
            <text:p>1438987697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657625" calcext:value-type="float">
            <text:p>-3.657625E-010</text:p>
          </table:table-cell>
          <table:table-cell table:number-columns-repeated="4"/>
          <table:table-cell office:value-type="float" office:value="1439246214" calcext:value-type="float">
            <text:p>1439246214</text:p>
          </table:table-cell>
          <table:table-cell table:formula="of:=[.H139]-[.H$133]" office:value-type="float" office:value="28" calcext:value-type="float">
            <text:p>28</text:p>
          </table:table-cell>
          <table:table-cell office:value-type="float" office:value="-0.00000000003915099" calcext:value-type="float">
            <text:p>-3.915099E-011</text:p>
          </table:table-cell>
          <table:table-cell table:number-columns-repeated="2"/>
        </table:table-row>
        <table:table-row table:style-name="ro1">
          <table:table-cell office:value-type="float" office:value="1438987700" calcext:value-type="float">
            <text:p>1438987700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185066" calcext:value-type="float">
            <text:p>-2.185066E-010</text:p>
          </table:table-cell>
          <table:table-cell table:number-columns-repeated="4"/>
          <table:table-cell office:value-type="float" office:value="1439246216" calcext:value-type="float">
            <text:p>1439246216</text:p>
          </table:table-cell>
          <table:table-cell table:formula="of:=[.H140]-[.H$133]" office:value-type="float" office:value="30" calcext:value-type="float">
            <text:p>30</text:p>
          </table:table-cell>
          <table:table-cell office:value-type="float" office:value="0.0000000002222173" calcext:value-type="float">
            <text:p>2.222173E-010</text:p>
          </table:table-cell>
          <table:table-cell table:number-columns-repeated="2"/>
        </table:table-row>
        <table:table-row table:style-name="ro1">
          <table:table-cell office:value-type="float" office:value="1438987703" calcext:value-type="float">
            <text:p>1438987703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5033745" calcext:value-type="float">
            <text:p>-5.033745E-010</text:p>
          </table:table-cell>
          <table:table-cell table:number-columns-repeated="4"/>
          <table:table-cell office:value-type="float" office:value="1439246221" calcext:value-type="float">
            <text:p>1439246221</text:p>
          </table:table-cell>
          <table:table-cell table:formula="of:=[.H141]-[.H$133]" office:value-type="float" office:value="35" calcext:value-type="float">
            <text:p>35</text:p>
          </table:table-cell>
          <table:table-cell office:value-type="float" office:value="0.0000000001117106" calcext:value-type="float">
            <text:p>1.117106E-010</text:p>
          </table:table-cell>
          <table:table-cell table:number-columns-repeated="2"/>
        </table:table-row>
        <table:table-row table:style-name="ro1">
          <table:table-cell office:value-type="float" office:value="1438987705" calcext:value-type="float">
            <text:p>1438987705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0863678" calcext:value-type="float">
            <text:p>-8.63678E-011</text:p>
          </table:table-cell>
          <table:table-cell table:number-columns-repeated="4"/>
          <table:table-cell office:value-type="float" office:value="1439246226" calcext:value-type="float">
            <text:p>1439246226</text:p>
          </table:table-cell>
          <table:table-cell table:formula="of:=[.H142]-[.H$133]" office:value-type="float" office:value="40" calcext:value-type="float">
            <text:p>40</text:p>
          </table:table-cell>
          <table:table-cell office:value-type="float" office:value="-0.0000000000488368" calcext:value-type="float">
            <text:p>-4.88368E-011</text:p>
          </table:table-cell>
          <table:table-cell table:number-columns-repeated="2"/>
        </table:table-row>
        <table:table-row table:style-name="ro1">
          <table:table-cell office:value-type="float" office:value="1438987711" calcext:value-type="float">
            <text:p>1438987711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88616" calcext:value-type="float">
            <text:p>-2.88616E-010</text:p>
          </table:table-cell>
          <table:table-cell table:number-columns-repeated="4"/>
          <table:table-cell office:value-type="float" office:value="1439246231" calcext:value-type="float">
            <text:p>1439246231</text:p>
          </table:table-cell>
          <table:table-cell table:formula="of:=[.H143]-[.H$133]" office:value-type="float" office:value="45" calcext:value-type="float">
            <text:p>45</text:p>
          </table:table-cell>
          <table:table-cell office:value-type="float" office:value="0.0000000003660843" calcext:value-type="float">
            <text:p>3.660843E-010</text:p>
          </table:table-cell>
          <table:table-cell table:number-columns-repeated="2"/>
        </table:table-row>
        <table:table-row table:style-name="ro1">
          <table:table-cell office:value-type="float" office:value="1438987713" calcext:value-type="float">
            <text:p>1438987713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594257" calcext:value-type="float">
            <text:p>-2.594257E-010</text:p>
          </table:table-cell>
          <table:table-cell table:number-columns-repeated="4"/>
          <table:table-cell office:value-type="float" office:value="1439246236" calcext:value-type="float">
            <text:p>1439246236</text:p>
          </table:table-cell>
          <table:table-cell table:formula="of:=[.H144]-[.H$133]" office:value-type="float" office:value="50" calcext:value-type="float">
            <text:p>50</text:p>
          </table:table-cell>
          <table:table-cell office:value-type="float" office:value="-0.0000000001864489" calcext:value-type="float">
            <text:p>-1.864489E-010</text:p>
          </table:table-cell>
          <table:table-cell table:number-columns-repeated="2"/>
        </table:table-row>
        <table:table-row table:style-name="ro1">
          <table:table-cell office:value-type="float" office:value="1438987721" calcext:value-type="float">
            <text:p>1438987721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907828" calcext:value-type="float">
            <text:p>-3.907828E-010</text:p>
          </table:table-cell>
          <table:table-cell table:number-columns-repeated="4"/>
          <table:table-cell office:value-type="float" office:value="1439246242" calcext:value-type="float">
            <text:p>1439246242</text:p>
          </table:table-cell>
          <table:table-cell table:formula="of:=[.H145]-[.H$133]" office:value-type="float" office:value="56" calcext:value-type="float">
            <text:p>56</text:p>
          </table:table-cell>
          <table:table-cell office:value-type="float" office:value="-0.0000000003532514" calcext:value-type="float">
            <text:p>-3.532514E-010</text:p>
          </table:table-cell>
          <table:table-cell table:number-columns-repeated="2"/>
        </table:table-row>
        <table:table-row table:style-name="ro1">
          <table:table-cell office:value-type="float" office:value="1438987724" calcext:value-type="float">
            <text:p>1438987724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76106" calcext:value-type="float">
            <text:p>-2.76106E-010</text:p>
          </table:table-cell>
          <table:table-cell table:number-columns-repeated="4"/>
          <table:table-cell office:value-type="float" office:value="1439246250" calcext:value-type="float">
            <text:p>1439246250</text:p>
          </table:table-cell>
          <table:table-cell table:formula="of:=[.H146]-[.H$133]" office:value-type="float" office:value="64" calcext:value-type="float">
            <text:p>64</text:p>
          </table:table-cell>
          <table:table-cell office:value-type="float" office:value="-0.0000000002698501" calcext:value-type="float">
            <text:p>-2.698501E-010</text:p>
          </table:table-cell>
          <table:table-cell table:number-columns-repeated="2"/>
        </table:table-row>
        <table:table-row table:style-name="ro1">
          <table:table-cell office:value-type="float" office:value="1438987729" calcext:value-type="float">
            <text:p>1438987729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3449119" calcext:value-type="float">
            <text:p>-3.449119E-010</text:p>
          </table:table-cell>
          <table:table-cell table:number-columns-repeated="4"/>
          <table:table-cell office:value-type="float" office:value="1439246252" calcext:value-type="float">
            <text:p>1439246252</text:p>
          </table:table-cell>
          <table:table-cell table:formula="of:=[.H147]-[.H$133]" office:value-type="float" office:value="66" calcext:value-type="float">
            <text:p>66</text:p>
          </table:table-cell>
          <table:table-cell office:value-type="float" office:value="-0.0000000000889487" calcext:value-type="float">
            <text:p>-8.89487E-011</text:p>
          </table:table-cell>
          <table:table-cell table:number-columns-repeated="2"/>
        </table:table-row>
        <table:table-row table:style-name="ro1">
          <table:table-cell office:value-type="float" office:value="1438987732" calcext:value-type="float">
            <text:p>1438987732</text:p>
          </table:table-cell>
          <table:table-cell office:value-type="float" office:value="51.73" calcext:value-type="float">
            <text:p>51.73</text:p>
          </table:table-cell>
          <table:table-cell office:value-type="float" office:value="-0.0000000002440841" calcext:value-type="float">
            <text:p>-2.440841E-010</text:p>
          </table:table-cell>
          <table:table-cell table:number-columns-repeated="4"/>
          <table:table-cell office:value-type="float" office:value="1439246255" calcext:value-type="float">
            <text:p>1439246255</text:p>
          </table:table-cell>
          <table:table-cell table:formula="of:=[.H148]-[.H$133]" office:value-type="float" office:value="69" calcext:value-type="float">
            <text:p>69</text:p>
          </table:table-cell>
          <table:table-cell office:value-type="float" office:value="-0.0000000000821973" calcext:value-type="float">
            <text:p>-8.2197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260" calcext:value-type="float">
            <text:p>1439246260</text:p>
          </table:table-cell>
          <table:table-cell table:formula="of:=[.H149]-[.H$133]" office:value-type="float" office:value="74" calcext:value-type="float">
            <text:p>74</text:p>
          </table:table-cell>
          <table:table-cell office:value-type="float" office:value="-0.0000000001447481" calcext:value-type="float">
            <text:p>-1.447481E-010</text:p>
          </table:table-cell>
          <table:table-cell table:number-columns-repeated="2"/>
        </table:table-row>
        <table:table-row table:style-name="ro1">
          <table:table-cell office:value-type="float" office:value="1438988027" calcext:value-type="float">
            <text:p>1438988027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82361" calcext:value-type="float">
            <text:p>-2.82361E-010</text:p>
          </table:table-cell>
          <table:table-cell table:number-columns-repeated="4"/>
          <table:table-cell office:value-type="float" office:value="1439246265" calcext:value-type="float">
            <text:p>1439246265</text:p>
          </table:table-cell>
          <table:table-cell table:formula="of:=[.H150]-[.H$133]" office:value-type="float" office:value="79" calcext:value-type="float">
            <text:p>79</text:p>
          </table:table-cell>
          <table:table-cell office:value-type="float" office:value="-0.0000000007014515" calcext:value-type="float">
            <text:p>-7.014515E-010</text:p>
          </table:table-cell>
          <table:table-cell table:number-columns-repeated="2"/>
        </table:table-row>
        <table:table-row table:style-name="ro1">
          <table:table-cell office:value-type="float" office:value="1438988032" calcext:value-type="float">
            <text:p>1438988032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540905" calcext:value-type="float">
            <text:p>-5.40905E-010</text:p>
          </table:table-cell>
          <table:table-cell table:number-columns-repeated="4"/>
          <table:table-cell office:value-type="float" office:value="1439246273" calcext:value-type="float">
            <text:p>1439246273</text:p>
          </table:table-cell>
          <table:table-cell table:formula="of:=[.H151]-[.H$133]" office:value-type="float" office:value="87" calcext:value-type="float">
            <text:p>87</text:p>
          </table:table-cell>
          <table:table-cell office:value-type="float" office:value="-0.0000000004262273" calcext:value-type="float">
            <text:p>-4.262273E-010</text:p>
          </table:table-cell>
          <table:table-cell table:number-columns-repeated="2"/>
        </table:table-row>
        <table:table-row table:style-name="ro1">
          <table:table-cell office:value-type="float" office:value="1438988038" calcext:value-type="float">
            <text:p>143898803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7368982" calcext:value-type="float">
            <text:p>-7.368982E-010</text:p>
          </table:table-cell>
          <table:table-cell table:number-columns-repeated="4"/>
          <table:table-cell office:value-type="float" office:value="1439246278" calcext:value-type="float">
            <text:p>1439246278</text:p>
          </table:table-cell>
          <table:table-cell table:formula="of:=[.H152]-[.H$133]" office:value-type="float" office:value="92" calcext:value-type="float">
            <text:p>92</text:p>
          </table:table-cell>
          <table:table-cell office:value-type="float" office:value="-0.0000000005179687" calcext:value-type="float">
            <text:p>-5.179687E-010</text:p>
          </table:table-cell>
          <table:table-cell table:number-columns-repeated="2"/>
        </table:table-row>
        <table:table-row table:style-name="ro1">
          <table:table-cell office:value-type="float" office:value="1438988040" calcext:value-type="float">
            <text:p>1438988040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1823641" calcext:value-type="float">
            <text:p>-1.823641E-010</text:p>
          </table:table-cell>
          <table:table-cell table:number-columns-repeated="4"/>
          <table:table-cell office:value-type="float" office:value="1439246281" calcext:value-type="float">
            <text:p>1439246281</text:p>
          </table:table-cell>
          <table:table-cell table:formula="of:=[.H153]-[.H$133]" office:value-type="float" office:value="95" calcext:value-type="float">
            <text:p>95</text:p>
          </table:table-cell>
          <table:table-cell office:value-type="float" office:value="0.00000000002682842" calcext:value-type="float">
            <text:p>2.682842E-011</text:p>
          </table:table-cell>
          <table:table-cell table:number-columns-repeated="2"/>
        </table:table-row>
        <table:table-row table:style-name="ro1">
          <table:table-cell office:value-type="float" office:value="1438988043" calcext:value-type="float">
            <text:p>143898804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323201" calcext:value-type="float">
            <text:p>-2.323201E-010</text:p>
          </table:table-cell>
          <table:table-cell table:number-columns-repeated="4"/>
          <table:table-cell office:value-type="float" office:value="1439246283" calcext:value-type="float">
            <text:p>1439246283</text:p>
          </table:table-cell>
          <table:table-cell table:formula="of:=[.H154]-[.H$133]" office:value-type="float" office:value="97" calcext:value-type="float">
            <text:p>97</text:p>
          </table:table-cell>
          <table:table-cell office:value-type="float" office:value="-0.0000000002844453" calcext:value-type="float">
            <text:p>-2.844453E-010</text:p>
          </table:table-cell>
          <table:table-cell table:number-columns-repeated="2"/>
        </table:table-row>
        <table:table-row table:style-name="ro1">
          <table:table-cell office:value-type="float" office:value="1438988048" calcext:value-type="float">
            <text:p>143898804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5492451" calcext:value-type="float">
            <text:p>-5.492451E-010</text:p>
          </table:table-cell>
          <table:table-cell table:number-columns-repeated="4"/>
          <table:table-cell office:value-type="float" office:value="1439246288" calcext:value-type="float">
            <text:p>1439246288</text:p>
          </table:table-cell>
          <table:table-cell table:formula="of:=[.H155]-[.H$133]" office:value-type="float" office:value="102" calcext:value-type="float">
            <text:p>102</text:p>
          </table:table-cell>
          <table:table-cell office:value-type="float" office:value="-0.00000000005717687" calcext:value-type="float">
            <text:p>-5.717687E-011</text:p>
          </table:table-cell>
          <table:table-cell table:number-columns-repeated="2"/>
        </table:table-row>
        <table:table-row table:style-name="ro1">
          <table:table-cell office:value-type="float" office:value="1438988053" calcext:value-type="float">
            <text:p>143898805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072996" calcext:value-type="float">
            <text:p>-2.072996E-010</text:p>
          </table:table-cell>
          <table:table-cell table:number-columns-repeated="4"/>
          <table:table-cell office:value-type="float" office:value="1439246293" calcext:value-type="float">
            <text:p>1439246293</text:p>
          </table:table-cell>
          <table:table-cell table:formula="of:=[.H156]-[.H$133]" office:value-type="float" office:value="107" calcext:value-type="float">
            <text:p>107</text:p>
          </table:table-cell>
          <table:table-cell office:value-type="float" office:value="-0.0000000004741832" calcext:value-type="float">
            <text:p>-4.741832E-010</text:p>
          </table:table-cell>
          <table:table-cell table:number-columns-repeated="2"/>
        </table:table-row>
        <table:table-row table:style-name="ro1">
          <table:table-cell office:value-type="float" office:value="1438988058" calcext:value-type="float">
            <text:p>143898805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969562" calcext:value-type="float">
            <text:p>-2.969562E-010</text:p>
          </table:table-cell>
          <table:table-cell table:number-columns-repeated="4"/>
          <table:table-cell office:value-type="float" office:value="1439246296" calcext:value-type="float">
            <text:p>1439246296</text:p>
          </table:table-cell>
          <table:table-cell table:formula="of:=[.H157]-[.H$133]" office:value-type="float" office:value="110" calcext:value-type="float">
            <text:p>110</text:p>
          </table:table-cell>
          <table:table-cell office:value-type="float" office:value="-0.00000000009310375" calcext:value-type="float">
            <text:p>-9.310375E-011</text:p>
          </table:table-cell>
          <table:table-cell table:number-columns-repeated="2"/>
        </table:table-row>
        <table:table-row table:style-name="ro1">
          <table:table-cell office:value-type="float" office:value="1438988063" calcext:value-type="float">
            <text:p>143898806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399123" calcext:value-type="float">
            <text:p>-3.99123E-010</text:p>
          </table:table-cell>
          <table:table-cell table:number-columns-repeated="4"/>
          <table:table-cell office:value-type="float" office:value="1439246298" calcext:value-type="float">
            <text:p>1439246298</text:p>
          </table:table-cell>
          <table:table-cell table:formula="of:=[.H158]-[.H$133]" office:value-type="float" office:value="112" calcext:value-type="float">
            <text:p>112</text:p>
          </table:table-cell>
          <table:table-cell office:value-type="float" office:value="-0.00000000009053736" calcext:value-type="float">
            <text:p>-9.053736E-011</text:p>
          </table:table-cell>
          <table:table-cell table:number-columns-repeated="2"/>
        </table:table-row>
        <table:table-row table:style-name="ro1">
          <table:table-cell office:value-type="float" office:value="1438988068" calcext:value-type="float">
            <text:p>143898806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177249" calcext:value-type="float">
            <text:p>-2.177249E-010</text:p>
          </table:table-cell>
          <table:table-cell table:number-columns-repeated="4"/>
          <table:table-cell office:value-type="float" office:value="1439246304" calcext:value-type="float">
            <text:p>1439246304</text:p>
          </table:table-cell>
          <table:table-cell table:formula="of:=[.H159]-[.H$133]" office:value-type="float" office:value="118" calcext:value-type="float">
            <text:p>118</text:p>
          </table:table-cell>
          <table:table-cell office:value-type="float" office:value="-0.0000000001072176" calcext:value-type="float">
            <text:p>-1.072176E-010</text:p>
          </table:table-cell>
          <table:table-cell table:number-columns-repeated="2"/>
        </table:table-row>
        <table:table-row table:style-name="ro1">
          <table:table-cell office:value-type="float" office:value="1438988073" calcext:value-type="float">
            <text:p>143898807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02381675" calcext:value-type="float">
            <text:p>-2.381675E-011</text:p>
          </table:table-cell>
          <table:table-cell table:number-columns-repeated="4"/>
          <table:table-cell office:value-type="float" office:value="1439246309" calcext:value-type="float">
            <text:p>1439246309</text:p>
          </table:table-cell>
          <table:table-cell table:formula="of:=[.H160]-[.H$133]" office:value-type="float" office:value="123" calcext:value-type="float">
            <text:p>123</text:p>
          </table:table-cell>
          <table:table-cell office:value-type="float" office:value="0.0000000001930268" calcext:value-type="float">
            <text:p>1.930268E-010</text:p>
          </table:table-cell>
          <table:table-cell table:number-columns-repeated="2"/>
        </table:table-row>
        <table:table-row table:style-name="ro1">
          <table:table-cell office:value-type="float" office:value="1438988078" calcext:value-type="float">
            <text:p>1438988078</text:p>
          </table:table-cell>
          <table:table-cell office:value-type="float" office:value="52.73" calcext:value-type="float">
            <text:p>52.73</text:p>
          </table:table-cell>
          <table:table-cell office:value-type="float" office:value="0.00000000003664927" calcext:value-type="float">
            <text:p>3.664927E-011</text:p>
          </table:table-cell>
          <table:table-cell table:number-columns-repeated="4"/>
          <table:table-cell office:value-type="float" office:value="1439246314" calcext:value-type="float">
            <text:p>1439246314</text:p>
          </table:table-cell>
          <table:table-cell table:formula="of:=[.H161]-[.H$133]" office:value-type="float" office:value="128" calcext:value-type="float">
            <text:p>128</text:p>
          </table:table-cell>
          <table:table-cell office:value-type="float" office:value="-0.0000000001155577" calcext:value-type="float">
            <text:p>-1.155577E-010</text:p>
          </table:table-cell>
          <table:table-cell table:number-columns-repeated="2"/>
        </table:table-row>
        <table:table-row table:style-name="ro1">
          <table:table-cell office:value-type="float" office:value="1438988083" calcext:value-type="float">
            <text:p>143898808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5972011" calcext:value-type="float">
            <text:p>-5.972011E-010</text:p>
          </table:table-cell>
          <table:table-cell table:number-columns-repeated="4"/>
          <table:table-cell office:value-type="float" office:value="1439246319" calcext:value-type="float">
            <text:p>1439246319</text:p>
          </table:table-cell>
          <table:table-cell table:formula="of:=[.H162]-[.H$133]" office:value-type="float" office:value="133" calcext:value-type="float">
            <text:p>133</text:p>
          </table:table-cell>
          <table:table-cell office:value-type="float" office:value="0.0000000001909418" calcext:value-type="float">
            <text:p>1.909418E-010</text:p>
          </table:table-cell>
          <table:table-cell table:number-columns-repeated="2"/>
        </table:table-row>
        <table:table-row table:style-name="ro1">
          <table:table-cell office:value-type="float" office:value="1438988088" calcext:value-type="float">
            <text:p>143898808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02381667" calcext:value-type="float">
            <text:p>-2.381667E-011</text:p>
          </table:table-cell>
          <table:table-cell table:number-columns-repeated="4"/>
          <table:table-cell office:value-type="float" office:value="1439246329" calcext:value-type="float">
            <text:p>1439246329</text:p>
          </table:table-cell>
          <table:table-cell table:formula="of:=[.H163]-[.H$133]" office:value-type="float" office:value="143" calcext:value-type="float">
            <text:p>143</text:p>
          </table:table-cell>
          <table:table-cell office:value-type="float" office:value="-0.0000000002948705" calcext:value-type="float">
            <text:p>-2.948705E-010</text:p>
          </table:table-cell>
          <table:table-cell table:number-columns-repeated="2"/>
        </table:table-row>
        <table:table-row table:style-name="ro1">
          <table:table-cell office:value-type="float" office:value="1438988093" calcext:value-type="float">
            <text:p>143898809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409548" calcext:value-type="float">
            <text:p>-4.09548E-010</text:p>
          </table:table-cell>
          <table:table-cell table:number-columns-repeated="4"/>
          <table:table-cell office:value-type="float" office:value="1439246332" calcext:value-type="float">
            <text:p>1439246332</text:p>
          </table:table-cell>
          <table:table-cell table:formula="of:=[.H164]-[.H$133]" office:value-type="float" office:value="146" calcext:value-type="float">
            <text:p>146</text:p>
          </table:table-cell>
          <table:table-cell office:value-type="float" office:value="-0.0000000003810328" calcext:value-type="float">
            <text:p>-3.810328E-010</text:p>
          </table:table-cell>
          <table:table-cell table:number-columns-repeated="2"/>
        </table:table-row>
        <table:table-row table:style-name="ro1">
          <table:table-cell office:value-type="float" office:value="1438988096" calcext:value-type="float">
            <text:p>1438988096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3640165" calcext:value-type="float">
            <text:p>-3.640165E-010</text:p>
          </table:table-cell>
          <table:table-cell table:number-columns-repeated="4"/>
          <table:table-cell office:value-type="float" office:value="1439246334" calcext:value-type="float">
            <text:p>1439246334</text:p>
          </table:table-cell>
          <table:table-cell table:formula="of:=[.H165]-[.H$133]" office:value-type="float" office:value="148" calcext:value-type="float">
            <text:p>148</text:p>
          </table:table-cell>
          <table:table-cell office:value-type="float" office:value="-0.0000000002823601" calcext:value-type="float">
            <text:p>-2.823601E-010</text:p>
          </table:table-cell>
          <table:table-cell table:number-columns-repeated="2"/>
        </table:table-row>
        <table:table-row table:style-name="ro1">
          <table:table-cell office:value-type="float" office:value="1438988098" calcext:value-type="float">
            <text:p>143898809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9891877" calcext:value-type="float">
            <text:p>-0.000000001</text:p>
          </table:table-cell>
          <table:table-cell table:number-columns-repeated="4"/>
          <table:table-cell office:value-type="float" office:value="1439246337" calcext:value-type="float">
            <text:p>1439246337</text:p>
          </table:table-cell>
          <table:table-cell table:formula="of:=[.H166]-[.H$133]" office:value-type="float" office:value="151" calcext:value-type="float">
            <text:p>151</text:p>
          </table:table-cell>
          <table:table-cell office:value-type="float" office:value="-0.0000000001259055" calcext:value-type="float">
            <text:p>-1.259055E-010</text:p>
          </table:table-cell>
          <table:table-cell table:number-columns-repeated="2"/>
        </table:table-row>
        <table:table-row table:style-name="ro1">
          <table:table-cell office:value-type="float" office:value="1438988103" calcext:value-type="float">
            <text:p>1438988103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4658438" calcext:value-type="float">
            <text:p>-4.658438E-010</text:p>
          </table:table-cell>
          <table:table-cell table:number-columns-repeated="4"/>
          <table:table-cell office:value-type="float" office:value="1439246339" calcext:value-type="float">
            <text:p>1439246339</text:p>
          </table:table-cell>
          <table:table-cell table:formula="of:=[.H167]-[.H$133]" office:value-type="float" office:value="153" calcext:value-type="float">
            <text:p>153</text:p>
          </table:table-cell>
          <table:table-cell office:value-type="float" office:value="0.0000000001450711" calcext:value-type="float">
            <text:p>1.450711E-010</text:p>
          </table:table-cell>
          <table:table-cell table:number-columns-repeated="2"/>
        </table:table-row>
        <table:table-row table:style-name="ro1">
          <table:table-cell office:value-type="float" office:value="1438988106" calcext:value-type="float">
            <text:p>1438988106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3341294" calcext:value-type="float">
            <text:p>-3.341294E-010</text:p>
          </table:table-cell>
          <table:table-cell table:number-columns-repeated="4"/>
          <table:table-cell office:value-type="float" office:value="1439246344" calcext:value-type="float">
            <text:p>1439246344</text:p>
          </table:table-cell>
          <table:table-cell table:formula="of:=[.H168]-[.H$133]" office:value-type="float" office:value="158" calcext:value-type="float">
            <text:p>158</text:p>
          </table:table-cell>
          <table:table-cell office:value-type="float" office:value="-0.0000000005596692" calcext:value-type="float">
            <text:p>-5.596692E-010</text:p>
          </table:table-cell>
          <table:table-cell table:number-columns-repeated="2"/>
        </table:table-row>
        <table:table-row table:style-name="ro1">
          <table:table-cell office:value-type="float" office:value="1438988108" calcext:value-type="float">
            <text:p>1438988108</text:p>
          </table:table-cell>
          <table:table-cell office:value-type="float" office:value="52.73" calcext:value-type="float">
            <text:p>52.73</text:p>
          </table:table-cell>
          <table:table-cell office:value-type="float" office:value="-0.0000000002421215" calcext:value-type="float">
            <text:p>-2.421215E-010</text:p>
          </table:table-cell>
          <table:table-cell table:number-columns-repeated="4"/>
          <table:table-cell office:value-type="float" office:value="1439246349" calcext:value-type="float">
            <text:p>1439246349</text:p>
          </table:table-cell>
          <table:table-cell table:formula="of:=[.H169]-[.H$133]" office:value-type="float" office:value="163" calcext:value-type="float">
            <text:p>163</text:p>
          </table:table-cell>
          <table:table-cell office:value-type="float" office:value="-0.00000000006551695" calcext:value-type="float">
            <text:p>-6.55169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354" calcext:value-type="float">
            <text:p>1439246354</text:p>
          </table:table-cell>
          <table:table-cell table:formula="of:=[.H170]-[.H$133]" office:value-type="float" office:value="168" calcext:value-type="float">
            <text:p>168</text:p>
          </table:table-cell>
          <table:table-cell office:value-type="float" office:value="0.00000000007209505" calcext:value-type="float">
            <text:p>7.209505E-011</text:p>
          </table:table-cell>
          <table:table-cell table:number-columns-repeated="2"/>
        </table:table-row>
        <table:table-row table:style-name="ro1">
          <table:table-cell office:value-type="float" office:value="1438988350" calcext:value-type="float">
            <text:p>1438988350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3615925" calcext:value-type="float">
            <text:p>-3.615925E-010</text:p>
          </table:table-cell>
          <table:table-cell table:number-columns-repeated="4"/>
          <table:table-cell office:value-type="float" office:value="1439246359" calcext:value-type="float">
            <text:p>1439246359</text:p>
          </table:table-cell>
          <table:table-cell table:formula="of:=[.H171]-[.H$133]" office:value-type="float" office:value="173" calcext:value-type="float">
            <text:p>173</text:p>
          </table:table-cell>
          <table:table-cell office:value-type="float" office:value="-0.000000000009221165" calcext:value-type="float">
            <text:p>-9.221165E-012</text:p>
          </table:table-cell>
          <table:table-cell table:number-columns-repeated="2"/>
        </table:table-row>
        <table:table-row table:style-name="ro1">
          <table:table-cell office:value-type="float" office:value="1438988352" calcext:value-type="float">
            <text:p>1438988352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5492082" calcext:value-type="float">
            <text:p>-5.492082E-010</text:p>
          </table:table-cell>
          <table:table-cell table:number-columns-repeated="4"/>
          <table:table-cell office:value-type="float" office:value="1439246365" calcext:value-type="float">
            <text:p>1439246365</text:p>
          </table:table-cell>
          <table:table-cell table:formula="of:=[.H172]-[.H$133]" office:value-type="float" office:value="179" calcext:value-type="float">
            <text:p>179</text:p>
          </table:table-cell>
          <table:table-cell office:value-type="float" office:value="0.0000000002639179" calcext:value-type="float">
            <text:p>2.639179E-010</text:p>
          </table:table-cell>
          <table:table-cell table:number-columns-repeated="2"/>
        </table:table-row>
        <table:table-row table:style-name="ro1">
          <table:table-cell office:value-type="float" office:value="1438988355" calcext:value-type="float">
            <text:p>1438988355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4798566" calcext:value-type="float">
            <text:p>-4.798566E-010</text:p>
          </table:table-cell>
          <table:table-cell table:number-columns-repeated="4"/>
          <table:table-cell office:value-type="float" office:value="1439246370" calcext:value-type="float">
            <text:p>1439246370</text:p>
          </table:table-cell>
          <table:table-cell table:formula="of:=[.H173]-[.H$133]" office:value-type="float" office:value="184" calcext:value-type="float">
            <text:p>184</text:p>
          </table:table-cell>
          <table:table-cell office:value-type="float" office:value="-0.00000000006343187" calcext:value-type="float">
            <text:p>-6.343187E-011</text:p>
          </table:table-cell>
          <table:table-cell table:number-columns-repeated="2"/>
        </table:table-row>
        <table:table-row table:style-name="ro1">
          <table:table-cell office:value-type="float" office:value="1438988357" calcext:value-type="float">
            <text:p>1438988357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453334" calcext:value-type="float">
            <text:p>-4.53334E-010</text:p>
          </table:table-cell>
          <table:table-cell table:number-columns-repeated="4"/>
          <table:table-cell office:value-type="float" office:value="1439246375" calcext:value-type="float">
            <text:p>1439246375</text:p>
          </table:table-cell>
          <table:table-cell table:formula="of:=[.H174]-[.H$133]" office:value-type="float" office:value="189" calcext:value-type="float">
            <text:p>189</text:p>
          </table:table-cell>
          <table:table-cell office:value-type="float" office:value="0.00000000001996933" calcext:value-type="float">
            <text:p>1.996933E-011</text:p>
          </table:table-cell>
          <table:table-cell table:number-columns-repeated="2"/>
        </table:table-row>
        <table:table-row table:style-name="ro1">
          <table:table-cell office:value-type="float" office:value="1438988362" calcext:value-type="float">
            <text:p>1438988362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899531" calcext:value-type="float">
            <text:p>-8.99531E-010</text:p>
          </table:table-cell>
          <table:table-cell table:number-columns-repeated="4"/>
          <table:table-cell office:value-type="float" office:value="1439246380" calcext:value-type="float">
            <text:p>1439246380</text:p>
          </table:table-cell>
          <table:table-cell table:formula="of:=[.H175]-[.H$133]" office:value-type="float" office:value="194" calcext:value-type="float">
            <text:p>194</text:p>
          </table:table-cell>
          <table:table-cell office:value-type="float" office:value="-0.00000000009887741" calcext:value-type="float">
            <text:p>-9.887741E-011</text:p>
          </table:table-cell>
          <table:table-cell table:number-columns-repeated="2"/>
        </table:table-row>
        <table:table-row table:style-name="ro1">
          <table:table-cell office:value-type="float" office:value="1438988367" calcext:value-type="float">
            <text:p>1438988367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6201369" calcext:value-type="float">
            <text:p>-6.201369E-010</text:p>
          </table:table-cell>
          <table:table-cell table:number-columns-repeated="4"/>
          <table:table-cell office:value-type="float" office:value="1439246382" calcext:value-type="float">
            <text:p>1439246382</text:p>
          </table:table-cell>
          <table:table-cell table:formula="of:=[.H176]-[.H$133]" office:value-type="float" office:value="196" calcext:value-type="float">
            <text:p>196</text:p>
          </table:table-cell>
          <table:table-cell office:value-type="float" office:value="-0.00000000007057471" calcext:value-type="float">
            <text:p>-7.057471E-011</text:p>
          </table:table-cell>
          <table:table-cell table:number-columns-repeated="2"/>
        </table:table-row>
        <table:table-row table:style-name="ro1">
          <table:table-cell office:value-type="float" office:value="1438988372" calcext:value-type="float">
            <text:p>1438988372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4908646" calcext:value-type="float">
            <text:p>-4.908646E-010</text:p>
          </table:table-cell>
          <table:table-cell table:number-columns-repeated="4"/>
          <table:table-cell office:value-type="float" office:value="1439246385" calcext:value-type="float">
            <text:p>1439246385</text:p>
          </table:table-cell>
          <table:table-cell table:formula="of:=[.H177]-[.H$133]" office:value-type="float" office:value="199" calcext:value-type="float">
            <text:p>199</text:p>
          </table:table-cell>
          <table:table-cell office:value-type="float" office:value="-0.0000000001343229" calcext:value-type="float">
            <text:p>-1.343229E-010</text:p>
          </table:table-cell>
          <table:table-cell table:number-columns-repeated="2"/>
        </table:table-row>
        <table:table-row table:style-name="ro1">
          <table:table-cell office:value-type="float" office:value="1438988377" calcext:value-type="float">
            <text:p>1438988377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7827695" calcext:value-type="float">
            <text:p>-7.827695E-010</text:p>
          </table:table-cell>
          <table:table-cell table:number-columns-repeated="4"/>
          <table:table-cell office:value-type="float" office:value="1439246390" calcext:value-type="float">
            <text:p>1439246390</text:p>
          </table:table-cell>
          <table:table-cell table:formula="of:=[.H178]-[.H$133]" office:value-type="float" office:value="204" calcext:value-type="float">
            <text:p>204</text:p>
          </table:table-cell>
          <table:table-cell office:value-type="float" office:value="-0.000000000824468" calcext:value-type="float">
            <text:p>-8.24468E-010</text:p>
          </table:table-cell>
          <table:table-cell table:number-columns-repeated="2"/>
        </table:table-row>
        <table:table-row table:style-name="ro1">
          <table:table-cell office:value-type="float" office:value="1438988383" calcext:value-type="float">
            <text:p>1438988383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4866945" calcext:value-type="float">
            <text:p>-4.866945E-010</text:p>
          </table:table-cell>
          <table:table-cell table:number-columns-repeated="4"/>
          <table:table-cell office:value-type="float" office:value="1439246395" calcext:value-type="float">
            <text:p>1439246395</text:p>
          </table:table-cell>
          <table:table-cell table:formula="of:=[.H179]-[.H$133]" office:value-type="float" office:value="209" calcext:value-type="float">
            <text:p>209</text:p>
          </table:table-cell>
          <table:table-cell office:value-type="float" office:value="-0.00000000001547618" calcext:value-type="float">
            <text:p>-1.547618E-011</text:p>
          </table:table-cell>
          <table:table-cell table:number-columns-repeated="2"/>
        </table:table-row>
        <table:table-row table:style-name="ro1">
          <table:table-cell office:value-type="float" office:value="1438988388" calcext:value-type="float">
            <text:p>1438988388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5575858" calcext:value-type="float">
            <text:p>-5.575858E-010</text:p>
          </table:table-cell>
          <table:table-cell table:number-columns-repeated="4"/>
          <table:table-cell office:value-type="float" office:value="1439246400" calcext:value-type="float">
            <text:p>1439246400</text:p>
          </table:table-cell>
          <table:table-cell table:formula="of:=[.H180]-[.H$133]" office:value-type="float" office:value="214" calcext:value-type="float">
            <text:p>214</text:p>
          </table:table-cell>
          <table:table-cell office:value-type="float" office:value="-0.0000000001280678" calcext:value-type="float">
            <text:p>-1.280678E-010</text:p>
          </table:table-cell>
          <table:table-cell table:number-columns-repeated="2"/>
        </table:table-row>
        <table:table-row table:style-name="ro1">
          <table:table-cell office:value-type="float" office:value="1438988393" calcext:value-type="float">
            <text:p>1438988393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8599158" calcext:value-type="float">
            <text:p>-8.599158E-010</text:p>
          </table:table-cell>
          <table:table-cell table:number-columns-repeated="4"/>
          <table:table-cell office:value-type="float" office:value="1439246405" calcext:value-type="float">
            <text:p>1439246405</text:p>
          </table:table-cell>
          <table:table-cell table:formula="of:=[.H181]-[.H$133]" office:value-type="float" office:value="219" calcext:value-type="float">
            <text:p>219</text:p>
          </table:table-cell>
          <table:table-cell office:value-type="float" office:value="-0.0000000003761864" calcext:value-type="float">
            <text:p>-3.761864E-010</text:p>
          </table:table-cell>
          <table:table-cell table:number-columns-repeated="2"/>
        </table:table-row>
        <table:table-row table:style-name="ro1">
          <table:table-cell office:value-type="float" office:value="1438988398" calcext:value-type="float">
            <text:p>1438988398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3615924" calcext:value-type="float">
            <text:p>-3.615924E-010</text:p>
          </table:table-cell>
          <table:table-cell table:number-columns-repeated="4"/>
          <table:table-cell office:value-type="float" office:value="1439246408" calcext:value-type="float">
            <text:p>1439246408</text:p>
          </table:table-cell>
          <table:table-cell table:formula="of:=[.H182]-[.H$133]" office:value-type="float" office:value="222" calcext:value-type="float">
            <text:p>222</text:p>
          </table:table-cell>
          <table:table-cell office:value-type="float" office:value="-0.0000000001814451" calcext:value-type="float">
            <text:p>-1.814451E-010</text:p>
          </table:table-cell>
          <table:table-cell table:number-columns-repeated="2"/>
        </table:table-row>
        <table:table-row table:style-name="ro1">
          <table:table-cell office:value-type="float" office:value="1438988403" calcext:value-type="float">
            <text:p>1438988403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1287348" calcext:value-type="float">
            <text:p>-1.287348E-009</text:p>
          </table:table-cell>
          <table:table-cell table:number-columns-repeated="4"/>
          <table:table-cell office:value-type="float" office:value="1439246410" calcext:value-type="float">
            <text:p>1439246410</text:p>
          </table:table-cell>
          <table:table-cell table:formula="of:=[.H183]-[.H$133]" office:value-type="float" office:value="224" calcext:value-type="float">
            <text:p>224</text:p>
          </table:table-cell>
          <table:table-cell office:value-type="float" office:value="-0.00000000002381637" calcext:value-type="float">
            <text:p>-2.381637E-011</text:p>
          </table:table-cell>
          <table:table-cell table:number-columns-repeated="2"/>
        </table:table-row>
        <table:table-row table:style-name="ro1">
          <table:table-cell office:value-type="float" office:value="1438988405" calcext:value-type="float">
            <text:p>1438988405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2779092" calcext:value-type="float">
            <text:p>-2.779092E-010</text:p>
          </table:table-cell>
          <table:table-cell table:number-columns-repeated="4"/>
          <table:table-cell office:value-type="float" office:value="1439246415" calcext:value-type="float">
            <text:p>1439246415</text:p>
          </table:table-cell>
          <table:table-cell table:formula="of:=[.H184]-[.H$133]" office:value-type="float" office:value="229" calcext:value-type="float">
            <text:p>229</text:p>
          </table:table-cell>
          <table:table-cell office:value-type="float" office:value="-0.00000000003841155" calcext:value-type="float">
            <text:p>-3.841155E-011</text:p>
          </table:table-cell>
          <table:table-cell table:number-columns-repeated="2"/>
        </table:table-row>
        <table:table-row table:style-name="ro1">
          <table:table-cell office:value-type="float" office:value="1438988408" calcext:value-type="float">
            <text:p>1438988408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3157216" calcext:value-type="float">
            <text:p>-3.157216E-010</text:p>
          </table:table-cell>
          <table:table-cell table:number-columns-repeated="4"/>
          <table:table-cell office:value-type="float" office:value="1439246420" calcext:value-type="float">
            <text:p>1439246420</text:p>
          </table:table-cell>
          <table:table-cell table:formula="of:=[.H185]-[.H$133]" office:value-type="float" office:value="234" calcext:value-type="float">
            <text:p>234</text:p>
          </table:table-cell>
          <table:table-cell office:value-type="float" office:value="0.0000000001137957" calcext:value-type="float">
            <text:p>1.137957E-010</text:p>
          </table:table-cell>
          <table:table-cell table:number-columns-repeated="2"/>
        </table:table-row>
        <table:table-row table:style-name="ro1">
          <table:table-cell office:value-type="float" office:value="1438988413" calcext:value-type="float">
            <text:p>1438988413</text:p>
          </table:table-cell>
          <table:table-cell office:value-type="float" office:value="53.73" calcext:value-type="float">
            <text:p>53.73</text:p>
          </table:table-cell>
          <table:table-cell office:value-type="float" office:value="0.00000000006166961" calcext:value-type="float">
            <text:p>6.166961E-011</text:p>
          </table:table-cell>
          <table:table-cell table:number-columns-repeated="4"/>
          <table:table-cell office:value-type="float" office:value="1439246426" calcext:value-type="float">
            <text:p>1439246426</text:p>
          </table:table-cell>
          <table:table-cell table:formula="of:=[.H186]-[.H$133]" office:value-type="float" office:value="240" calcext:value-type="float">
            <text:p>240</text:p>
          </table:table-cell>
          <table:table-cell office:value-type="float" office:value="-0.0000000005951146" calcext:value-type="float">
            <text:p>-5.951146E-010</text:p>
          </table:table-cell>
          <table:table-cell table:number-columns-repeated="2"/>
        </table:table-row>
        <table:table-row table:style-name="ro1">
          <table:table-cell office:value-type="float" office:value="1438988418" calcext:value-type="float">
            <text:p>1438988418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7952796" calcext:value-type="float">
            <text:p>-7.952796E-010</text:p>
          </table:table-cell>
          <table:table-cell table:number-columns-repeated="4"/>
          <table:table-cell office:value-type="float" office:value="1439246428" calcext:value-type="float">
            <text:p>1439246428</text:p>
          </table:table-cell>
          <table:table-cell table:formula="of:=[.H187]-[.H$133]" office:value-type="float" office:value="242" calcext:value-type="float">
            <text:p>242</text:p>
          </table:table-cell>
          <table:table-cell office:value-type="float" office:value="-0.00000000001317682" calcext:value-type="float">
            <text:p>-1.317682E-011</text:p>
          </table:table-cell>
          <table:table-cell table:number-columns-repeated="2"/>
        </table:table-row>
        <table:table-row table:style-name="ro1">
          <table:table-cell office:value-type="float" office:value="1438988423" calcext:value-type="float">
            <text:p>1438988423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6993684" calcext:value-type="float">
            <text:p>-6.993684E-010</text:p>
          </table:table-cell>
          <table:table-cell table:number-columns-repeated="4"/>
          <table:table-cell office:value-type="float" office:value="1439246431" calcext:value-type="float">
            <text:p>1439246431</text:p>
          </table:table-cell>
          <table:table-cell table:formula="of:=[.H188]-[.H$133]" office:value-type="float" office:value="245" calcext:value-type="float">
            <text:p>245</text:p>
          </table:table-cell>
          <table:table-cell office:value-type="float" office:value="-0.0000000002510847" calcext:value-type="float">
            <text:p>-2.510847E-010</text:p>
          </table:table-cell>
          <table:table-cell table:number-columns-repeated="2"/>
        </table:table-row>
        <table:table-row table:style-name="ro1">
          <table:table-cell office:value-type="float" office:value="1438988428" calcext:value-type="float">
            <text:p>1438988428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01339166" calcext:value-type="float">
            <text:p>-1.339166E-011</text:p>
          </table:table-cell>
          <table:table-cell table:number-columns-repeated="4"/>
          <table:table-cell office:value-type="float" office:value="1439246436" calcext:value-type="float">
            <text:p>1439246436</text:p>
          </table:table-cell>
          <table:table-cell table:formula="of:=[.H189]-[.H$133]" office:value-type="float" office:value="250" calcext:value-type="float">
            <text:p>250</text:p>
          </table:table-cell>
          <table:table-cell office:value-type="float" office:value="0.0000000001784316" calcext:value-type="float">
            <text:p>1.784316E-010</text:p>
          </table:table-cell>
          <table:table-cell table:number-columns-repeated="2"/>
        </table:table-row>
        <table:table-row table:style-name="ro1">
          <table:table-cell office:value-type="float" office:value="1438988433" calcext:value-type="float">
            <text:p>1438988433</text:p>
          </table:table-cell>
          <table:table-cell office:value-type="float" office:value="53.73" calcext:value-type="float">
            <text:p>53.73</text:p>
          </table:table-cell>
          <table:table-cell office:value-type="float" office:value="-0.00000000006760253" calcext:value-type="float">
            <text:p>-6.760253E-011</text:p>
          </table:table-cell>
          <table:table-cell table:number-columns-repeated="4"/>
          <table:table-cell office:value-type="float" office:value="1439246439" calcext:value-type="float">
            <text:p>1439246439</text:p>
          </table:table-cell>
          <table:table-cell table:formula="of:=[.H190]-[.H$133]" office:value-type="float" office:value="253" calcext:value-type="float">
            <text:p>253</text:p>
          </table:table-cell>
          <table:table-cell office:value-type="float" office:value="0.00000000004915976" calcext:value-type="float">
            <text:p>4.91597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444" calcext:value-type="float">
            <text:p>1439246444</text:p>
          </table:table-cell>
          <table:table-cell table:formula="of:=[.H191]-[.H$133]" office:value-type="float" office:value="258" calcext:value-type="float">
            <text:p>258</text:p>
          </table:table-cell>
          <table:table-cell office:value-type="float" office:value="0.00000000006166992" calcext:value-type="float">
            <text:p>6.166992E-011</text:p>
          </table:table-cell>
          <table:table-cell table:number-columns-repeated="2"/>
        </table:table-row>
        <table:table-row table:style-name="ro1">
          <table:table-cell office:value-type="float" office:value="1438988881" calcext:value-type="float">
            <text:p>1438988881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8411508" calcext:value-type="float">
            <text:p>-8.411508E-010</text:p>
          </table:table-cell>
          <table:table-cell table:number-columns-repeated="4"/>
          <table:table-cell office:value-type="float" office:value="1439246449" calcext:value-type="float">
            <text:p>1439246449</text:p>
          </table:table-cell>
          <table:table-cell table:formula="of:=[.H192]-[.H$133]" office:value-type="float" office:value="263" calcext:value-type="float">
            <text:p>263</text:p>
          </table:table-cell>
          <table:table-cell office:value-type="float" office:value="-0.000000000201044" calcext:value-type="float">
            <text:p>-2.01044E-010</text:p>
          </table:table-cell>
          <table:table-cell table:number-columns-repeated="2"/>
        </table:table-row>
        <table:table-row table:style-name="ro1">
          <table:table-cell office:value-type="float" office:value="1438988886" calcext:value-type="float">
            <text:p>1438988886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252469" calcext:value-type="float">
            <text:p>-1.252469E-009</text:p>
          </table:table-cell>
          <table:table-cell table:number-columns-repeated="4"/>
          <table:table-cell office:value-type="float" office:value="1439246454" calcext:value-type="float">
            <text:p>1439246454</text:p>
          </table:table-cell>
          <table:table-cell table:formula="of:=[.H193]-[.H$133]" office:value-type="float" office:value="268" calcext:value-type="float">
            <text:p>268</text:p>
          </table:table-cell>
          <table:table-cell office:value-type="float" office:value="0.00000000002413933" calcext:value-type="float">
            <text:p>2.413933E-011</text:p>
          </table:table-cell>
          <table:table-cell table:number-columns-repeated="2"/>
        </table:table-row>
        <table:table-row table:style-name="ro1">
          <table:table-cell office:value-type="float" office:value="1438988889" calcext:value-type="float">
            <text:p>1438988889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511727" calcext:value-type="float">
            <text:p>-1.511727E-009</text:p>
          </table:table-cell>
          <table:table-cell table:number-columns-repeated="4"/>
          <table:table-cell office:value-type="float" office:value="1439246459" calcext:value-type="float">
            <text:p>1439246459</text:p>
          </table:table-cell>
          <table:table-cell table:formula="of:=[.H194]-[.H$133]" office:value-type="float" office:value="273" calcext:value-type="float">
            <text:p>273</text:p>
          </table:table-cell>
          <table:table-cell office:value-type="float" office:value="-0.0000000003157207" calcext:value-type="float">
            <text:p>-3.157207E-010</text:p>
          </table:table-cell>
          <table:table-cell table:number-columns-repeated="2"/>
        </table:table-row>
        <table:table-row table:style-name="ro1">
          <table:table-cell office:value-type="float" office:value="1438988891" calcext:value-type="float">
            <text:p>1438988891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510447" calcext:value-type="float">
            <text:p>-1.510447E-009</text:p>
          </table:table-cell>
          <table:table-cell table:number-columns-repeated="4"/>
          <table:table-cell office:value-type="float" office:value="1439246461" calcext:value-type="float">
            <text:p>1439246461</text:p>
          </table:table-cell>
          <table:table-cell table:formula="of:=[.H195]-[.H$133]" office:value-type="float" office:value="275" calcext:value-type="float">
            <text:p>275</text:p>
          </table:table-cell>
          <table:table-cell office:value-type="float" office:value="0.0000000001408935" calcext:value-type="float">
            <text:p>1.408935E-010</text:p>
          </table:table-cell>
          <table:table-cell table:number-columns-repeated="2"/>
        </table:table-row>
        <table:table-row table:style-name="ro1">
          <table:table-cell office:value-type="float" office:value="1438988897" calcext:value-type="float">
            <text:p>143898889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166416" calcext:value-type="float">
            <text:p>-1.166416E-009</text:p>
          </table:table-cell>
          <table:table-cell table:number-columns-repeated="4"/>
          <table:table-cell office:value-type="float" office:value="1439246464" calcext:value-type="float">
            <text:p>1439246464</text:p>
          </table:table-cell>
          <table:table-cell table:formula="of:=[.H196]-[.H$133]" office:value-type="float" office:value="278" calcext:value-type="float">
            <text:p>278</text:p>
          </table:table-cell>
          <table:table-cell office:value-type="float" office:value="0.000000001641758" calcext:value-type="float">
            <text:p>1.641758E-009</text:p>
          </table:table-cell>
          <table:table-cell table:number-columns-repeated="2"/>
        </table:table-row>
        <table:table-row table:style-name="ro1">
          <table:table-cell office:value-type="float" office:value="1438988902" calcext:value-type="float">
            <text:p>143898890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3490824" calcext:value-type="float">
            <text:p>-3.490824E-010</text:p>
          </table:table-cell>
          <table:table-cell table:number-columns-repeated="4"/>
          <table:table-cell office:value-type="float" office:value="1439246469" calcext:value-type="float">
            <text:p>1439246469</text:p>
          </table:table-cell>
          <table:table-cell table:formula="of:=[.H197]-[.H$133]" office:value-type="float" office:value="283" calcext:value-type="float">
            <text:p>283</text:p>
          </table:table-cell>
          <table:table-cell office:value-type="float" office:value="-0.00000000004883666" calcext:value-type="float">
            <text:p>-4.883666E-011</text:p>
          </table:table-cell>
          <table:table-cell table:number-columns-repeated="2"/>
        </table:table-row>
        <table:table-row table:style-name="ro1">
          <table:table-cell office:value-type="float" office:value="1438988907" calcext:value-type="float">
            <text:p>143898890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162145" calcext:value-type="float">
            <text:p>-1.162145E-009</text:p>
          </table:table-cell>
          <table:table-cell table:number-columns-repeated="4"/>
          <table:table-cell office:value-type="float" office:value="1439246474" calcext:value-type="float">
            <text:p>1439246474</text:p>
          </table:table-cell>
          <table:table-cell table:formula="of:=[.H198]-[.H$133]" office:value-type="float" office:value="288" calcext:value-type="float">
            <text:p>288</text:p>
          </table:table-cell>
          <table:table-cell office:value-type="float" office:value="0.00000000001371427" calcext:value-type="float">
            <text:p>1.371427E-011</text:p>
          </table:table-cell>
          <table:table-cell table:number-columns-repeated="2"/>
        </table:table-row>
        <table:table-row table:style-name="ro1">
          <table:table-cell office:value-type="float" office:value="1438988909" calcext:value-type="float">
            <text:p>1438988909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9696296" calcext:value-type="float">
            <text:p>-0.000000001</text:p>
          </table:table-cell>
          <table:table-cell table:number-columns-repeated="4"/>
          <table:table-cell office:value-type="float" office:value="1439246479" calcext:value-type="float">
            <text:p>1439246479</text:p>
          </table:table-cell>
          <table:table-cell table:formula="of:=[.H199]-[.H$133]" office:value-type="float" office:value="293" calcext:value-type="float">
            <text:p>293</text:p>
          </table:table-cell>
          <table:table-cell office:value-type="float" office:value="-0.0000000001280679" calcext:value-type="float">
            <text:p>-1.280679E-010</text:p>
          </table:table-cell>
          <table:table-cell table:number-columns-repeated="2"/>
        </table:table-row>
        <table:table-row table:style-name="ro1">
          <table:table-cell office:value-type="float" office:value="1438988912" calcext:value-type="float">
            <text:p>143898891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7264739" calcext:value-type="float">
            <text:p>-7.264739E-010</text:p>
          </table:table-cell>
          <table:table-cell table:number-columns-repeated="4"/>
          <table:table-cell office:value-type="float" office:value="1439246484" calcext:value-type="float">
            <text:p>1439246484</text:p>
          </table:table-cell>
          <table:table-cell table:formula="of:=[.H200]-[.H$133]" office:value-type="float" office:value="298" calcext:value-type="float">
            <text:p>298</text:p>
          </table:table-cell>
          <table:table-cell office:value-type="float" office:value="0.0000000001638364" calcext:value-type="float">
            <text:p>1.638364E-010</text:p>
          </table:table-cell>
          <table:table-cell table:number-columns-repeated="2"/>
        </table:table-row>
        <table:table-row table:style-name="ro1">
          <table:table-cell office:value-type="float" office:value="1438988917" calcext:value-type="float">
            <text:p>143898891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859916" calcext:value-type="float">
            <text:p>-8.59916E-010</text:p>
          </table:table-cell>
          <table:table-cell table:number-columns-repeated="4"/>
          <table:table-cell office:value-type="float" office:value="1439246489" calcext:value-type="float">
            <text:p>1439246489</text:p>
          </table:table-cell>
          <table:table-cell table:formula="of:=[.H201]-[.H$133]" office:value-type="float" office:value="303" calcext:value-type="float">
            <text:p>303</text:p>
          </table:table-cell>
          <table:table-cell office:value-type="float" office:value="-0.0000000003574213" calcext:value-type="float">
            <text:p>-3.574213E-010</text:p>
          </table:table-cell>
          <table:table-cell table:number-columns-repeated="2"/>
        </table:table-row>
        <table:table-row table:style-name="ro1">
          <table:table-cell office:value-type="float" office:value="1438988922" calcext:value-type="float">
            <text:p>143898892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3157219" calcext:value-type="float">
            <text:p>-3.157219E-010</text:p>
          </table:table-cell>
          <table:table-cell table:number-columns-repeated="4"/>
          <table:table-cell office:value-type="float" office:value="1439246494" calcext:value-type="float">
            <text:p>1439246494</text:p>
          </table:table-cell>
          <table:table-cell table:formula="of:=[.H202]-[.H$133]" office:value-type="float" office:value="308" calcext:value-type="float">
            <text:p>308</text:p>
          </table:table-cell>
          <table:table-cell office:value-type="float" office:value="0.00000000002622443" calcext:value-type="float">
            <text:p>2.622443E-011</text:p>
          </table:table-cell>
          <table:table-cell table:number-columns-repeated="2"/>
        </table:table-row>
        <table:table-row table:style-name="ro1">
          <table:table-cell office:value-type="float" office:value="1438988927" calcext:value-type="float">
            <text:p>143898892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153906" calcext:value-type="float">
            <text:p>-1.153906E-009</text:p>
          </table:table-cell>
          <table:table-cell table:number-columns-repeated="4"/>
          <table:table-cell office:value-type="float" office:value="1439246499" calcext:value-type="float">
            <text:p>1439246499</text:p>
          </table:table-cell>
          <table:table-cell table:formula="of:=[.H203]-[.H$133]" office:value-type="float" office:value="313" calcext:value-type="float">
            <text:p>313</text:p>
          </table:table-cell>
          <table:table-cell office:value-type="float" office:value="-0.0000000001489182" calcext:value-type="float">
            <text:p>-1.489182E-010</text:p>
          </table:table-cell>
          <table:table-cell table:number-columns-repeated="2"/>
        </table:table-row>
        <table:table-row table:style-name="ro1">
          <table:table-cell office:value-type="float" office:value="1438988932" calcext:value-type="float">
            <text:p>143898893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6493275" calcext:value-type="float">
            <text:p>-6.493275E-010</text:p>
          </table:table-cell>
          <table:table-cell table:number-columns-repeated="4"/>
          <table:table-cell office:value-type="float" office:value="1439246505" calcext:value-type="float">
            <text:p>1439246505</text:p>
          </table:table-cell>
          <table:table-cell table:formula="of:=[.H204]-[.H$133]" office:value-type="float" office:value="319" calcext:value-type="float">
            <text:p>319</text:p>
          </table:table-cell>
          <table:table-cell office:value-type="float" office:value="0.0000000002618328" calcext:value-type="float">
            <text:p>2.618328E-010</text:p>
          </table:table-cell>
          <table:table-cell table:number-columns-repeated="2"/>
        </table:table-row>
        <table:table-row table:style-name="ro1">
          <table:table-cell office:value-type="float" office:value="1438988937" calcext:value-type="float">
            <text:p>143898893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118461" calcext:value-type="float">
            <text:p>-1.118461E-009</text:p>
          </table:table-cell>
          <table:table-cell table:number-columns-repeated="4"/>
          <table:table-cell office:value-type="float" office:value="1439246510" calcext:value-type="float">
            <text:p>1439246510</text:p>
          </table:table-cell>
          <table:table-cell table:formula="of:=[.H205]-[.H$133]" office:value-type="float" office:value="324" calcext:value-type="float">
            <text:p>324</text:p>
          </table:table-cell>
          <table:table-cell office:value-type="float" office:value="0.0000000001554963" calcext:value-type="float">
            <text:p>1.554963E-010</text:p>
          </table:table-cell>
          <table:table-cell table:number-columns-repeated="2"/>
        </table:table-row>
        <table:table-row table:style-name="ro1">
          <table:table-cell office:value-type="float" office:value="1438988942" calcext:value-type="float">
            <text:p>143898894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7598345" calcext:value-type="float">
            <text:p>-7.598345E-010</text:p>
          </table:table-cell>
          <table:table-cell table:number-columns-repeated="4"/>
          <table:table-cell office:value-type="float" office:value="1439246515" calcext:value-type="float">
            <text:p>1439246515</text:p>
          </table:table-cell>
          <table:table-cell table:formula="of:=[.H206]-[.H$133]" office:value-type="float" office:value="329" calcext:value-type="float">
            <text:p>329</text:p>
          </table:table-cell>
          <table:table-cell office:value-type="float" office:value="0.00000000004081963" calcext:value-type="float">
            <text:p>4.081963E-011</text:p>
          </table:table-cell>
          <table:table-cell table:number-columns-repeated="2"/>
        </table:table-row>
        <table:table-row table:style-name="ro1">
          <table:table-cell office:value-type="float" office:value="1438988947" calcext:value-type="float">
            <text:p>143898894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6451573" calcext:value-type="float">
            <text:p>-6.451573E-010</text:p>
          </table:table-cell>
          <table:table-cell table:number-columns-repeated="4"/>
          <table:table-cell office:value-type="float" office:value="1439246520" calcext:value-type="float">
            <text:p>1439246520</text:p>
          </table:table-cell>
          <table:table-cell table:formula="of:=[.H207]-[.H$133]" office:value-type="float" office:value="334" calcext:value-type="float">
            <text:p>334</text:p>
          </table:table-cell>
          <table:table-cell office:value-type="float" office:value="-0.0000000003011253" calcext:value-type="float">
            <text:p>-3.011253E-010</text:p>
          </table:table-cell>
          <table:table-cell table:number-columns-repeated="2"/>
        </table:table-row>
        <table:table-row table:style-name="ro1">
          <table:table-cell office:value-type="float" office:value="1438988952" calcext:value-type="float">
            <text:p>143898895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5575858" calcext:value-type="float">
            <text:p>-5.575858E-010</text:p>
          </table:table-cell>
          <table:table-cell table:number-columns-repeated="4"/>
          <table:table-cell office:value-type="float" office:value="1439246522" calcext:value-type="float">
            <text:p>1439246522</text:p>
          </table:table-cell>
          <table:table-cell table:formula="of:=[.H208]-[.H$133]" office:value-type="float" office:value="336" calcext:value-type="float">
            <text:p>336</text:p>
          </table:table-cell>
          <table:table-cell office:value-type="float" office:value="-0.0000000004526494" calcext:value-type="float">
            <text:p>-4.526494E-010</text:p>
          </table:table-cell>
          <table:table-cell table:number-columns-repeated="2"/>
        </table:table-row>
        <table:table-row table:style-name="ro1">
          <table:table-cell office:value-type="float" office:value="1438988957" calcext:value-type="float">
            <text:p>143898895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239392" calcext:value-type="float">
            <text:p>-1.239392E-009</text:p>
          </table:table-cell>
          <table:table-cell table:number-columns-repeated="4"/>
          <table:table-cell office:value-type="float" office:value="1439246525" calcext:value-type="float">
            <text:p>1439246525</text:p>
          </table:table-cell>
          <table:table-cell table:formula="of:=[.H209]-[.H$133]" office:value-type="float" office:value="339" calcext:value-type="float">
            <text:p>339</text:p>
          </table:table-cell>
          <table:table-cell office:value-type="float" office:value="-0.00000000000296603" calcext:value-type="float">
            <text:p>-2.96603E-012</text:p>
          </table:table-cell>
          <table:table-cell table:number-columns-repeated="2"/>
        </table:table-row>
        <table:table-row table:style-name="ro1">
          <table:table-cell office:value-type="float" office:value="1438988962" calcext:value-type="float">
            <text:p>1438988962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1149736" calcext:value-type="float">
            <text:p>-1.149736E-009</text:p>
          </table:table-cell>
          <table:table-cell table:number-columns-repeated="4"/>
          <table:table-cell office:value-type="float" office:value="1439246530" calcext:value-type="float">
            <text:p>1439246530</text:p>
          </table:table-cell>
          <table:table-cell table:formula="of:=[.H210]-[.H$133]" office:value-type="float" office:value="344" calcext:value-type="float">
            <text:p>344</text:p>
          </table:table-cell>
          <table:table-cell office:value-type="float" office:value="0.0000000001554963" calcext:value-type="float">
            <text:p>1.554963E-010</text:p>
          </table:table-cell>
          <table:table-cell table:number-columns-repeated="2"/>
        </table:table-row>
        <table:table-row table:style-name="ro1">
          <table:table-cell office:value-type="float" office:value="1438988967" calcext:value-type="float">
            <text:p>1438988967</text:p>
          </table:table-cell>
          <table:table-cell office:value-type="float" office:value="55.73" calcext:value-type="float">
            <text:p>55.73</text:p>
          </table:table-cell>
          <table:table-cell office:value-type="float" office:value="-0.00000000050129" calcext:value-type="float">
            <text:p>-5.0129E-010</text:p>
          </table:table-cell>
          <table:table-cell table:number-columns-repeated="4"/>
          <table:table-cell office:value-type="float" office:value="1439246535" calcext:value-type="float">
            <text:p>1439246535</text:p>
          </table:table-cell>
          <table:table-cell table:formula="of:=[.H211]-[.H$133]" office:value-type="float" office:value="349" calcext:value-type="float">
            <text:p>349</text:p>
          </table:table-cell>
          <table:table-cell office:value-type="float" office:value="-0.0000000004032918" calcext:value-type="float">
            <text:p>-4.03291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40" calcext:value-type="float">
            <text:p>1439246540</text:p>
          </table:table-cell>
          <table:table-cell table:formula="of:=[.H212]-[.H$133]" office:value-type="float" office:value="354" calcext:value-type="float">
            <text:p>354</text:p>
          </table:table-cell>
          <table:table-cell office:value-type="float" office:value="0.00000000001162921" calcext:value-type="float">
            <text:p>1.16292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45" calcext:value-type="float">
            <text:p>1439246545</text:p>
          </table:table-cell>
          <table:table-cell table:formula="of:=[.H213]-[.H$133]" office:value-type="float" office:value="359" calcext:value-type="float">
            <text:p>359</text:p>
          </table:table-cell>
          <table:table-cell office:value-type="float" office:value="-0.00000000002173124" calcext:value-type="float">
            <text:p>-2.17312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50" calcext:value-type="float">
            <text:p>1439246550</text:p>
          </table:table-cell>
          <table:table-cell table:formula="of:=[.H214]-[.H$133]" office:value-type="float" office:value="364" calcext:value-type="float">
            <text:p>364</text:p>
          </table:table-cell>
          <table:table-cell office:value-type="float" office:value="-0.0000000001843637" calcext:value-type="float">
            <text:p>-1.8436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55" calcext:value-type="float">
            <text:p>1439246555</text:p>
          </table:table-cell>
          <table:table-cell table:formula="of:=[.H215]-[.H$133]" office:value-type="float" office:value="369" calcext:value-type="float">
            <text:p>369</text:p>
          </table:table-cell>
          <table:table-cell office:value-type="float" office:value="0.0000000001638364" calcext:value-type="float">
            <text:p>1.6383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60" calcext:value-type="float">
            <text:p>1439246560</text:p>
          </table:table-cell>
          <table:table-cell table:formula="of:=[.H216]-[.H$133]" office:value-type="float" office:value="374" calcext:value-type="float">
            <text:p>374</text:p>
          </table:table-cell>
          <table:table-cell office:value-type="float" office:value="0.0000000003306388" calcext:value-type="float">
            <text:p>3.30638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65" calcext:value-type="float">
            <text:p>1439246565</text:p>
          </table:table-cell>
          <table:table-cell table:formula="of:=[.H217]-[.H$133]" office:value-type="float" office:value="379" calcext:value-type="float">
            <text:p>379</text:p>
          </table:table-cell>
          <table:table-cell office:value-type="float" office:value="-0.0000000001781085" calcext:value-type="float">
            <text:p>-1.7810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70" calcext:value-type="float">
            <text:p>1439246570</text:p>
          </table:table-cell>
          <table:table-cell table:formula="of:=[.H218]-[.H$133]" office:value-type="float" office:value="384" calcext:value-type="float">
            <text:p>384</text:p>
          </table:table-cell>
          <table:table-cell office:value-type="float" office:value="-0.0000000002886152" calcext:value-type="float">
            <text:p>-2.8861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73" calcext:value-type="float">
            <text:p>1439246573</text:p>
          </table:table-cell>
          <table:table-cell table:formula="of:=[.H219]-[.H$133]" office:value-type="float" office:value="387" calcext:value-type="float">
            <text:p>387</text:p>
          </table:table-cell>
          <table:table-cell office:value-type="float" office:value="-0.0000000002081291" calcext:value-type="float">
            <text:p>-2.0812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76" calcext:value-type="float">
            <text:p>1439246576</text:p>
          </table:table-cell>
          <table:table-cell table:formula="of:=[.H220]-[.H$133]" office:value-type="float" office:value="390" calcext:value-type="float">
            <text:p>390</text:p>
          </table:table-cell>
          <table:table-cell office:value-type="float" office:value="0.0000000001033706" calcext:value-type="float">
            <text:p>1.0337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81" calcext:value-type="float">
            <text:p>1439246581</text:p>
          </table:table-cell>
          <table:table-cell table:formula="of:=[.H221]-[.H$133]" office:value-type="float" office:value="395" calcext:value-type="float">
            <text:p>395</text:p>
          </table:table-cell>
          <table:table-cell office:value-type="float" office:value="-0.0000000001968738" calcext:value-type="float">
            <text:p>-1.96873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86" calcext:value-type="float">
            <text:p>1439246586</text:p>
          </table:table-cell>
          <table:table-cell table:formula="of:=[.H222]-[.H$133]" office:value-type="float" office:value="400" calcext:value-type="float">
            <text:p>400</text:p>
          </table:table-cell>
          <table:table-cell office:value-type="float" office:value="-0.0000000003157207" calcext:value-type="float">
            <text:p>-3.1572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88" calcext:value-type="float">
            <text:p>1439246588</text:p>
          </table:table-cell>
          <table:table-cell table:formula="of:=[.H223]-[.H$133]" office:value-type="float" office:value="402" calcext:value-type="float">
            <text:p>402</text:p>
          </table:table-cell>
          <table:table-cell office:value-type="float" office:value="-0.000000000000920521" calcext:value-type="float">
            <text:p>-9.20521E-0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91" calcext:value-type="float">
            <text:p>1439246591</text:p>
          </table:table-cell>
          <table:table-cell table:formula="of:=[.H224]-[.H$133]" office:value-type="float" office:value="405" calcext:value-type="float">
            <text:p>405</text:p>
          </table:table-cell>
          <table:table-cell office:value-type="float" office:value="-0.0000000006910258" calcext:value-type="float">
            <text:p>-6.9102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596" calcext:value-type="float">
            <text:p>1439246596</text:p>
          </table:table-cell>
          <table:table-cell table:formula="of:=[.H225]-[.H$133]" office:value-type="float" office:value="410" calcext:value-type="float">
            <text:p>410</text:p>
          </table:table-cell>
          <table:table-cell office:value-type="float" office:value="-0.0000000001760235" calcext:value-type="float">
            <text:p>-1.7602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01" calcext:value-type="float">
            <text:p>1439246601</text:p>
          </table:table-cell>
          <table:table-cell table:formula="of:=[.H226]-[.H$133]" office:value-type="float" office:value="415" calcext:value-type="float">
            <text:p>415</text:p>
          </table:table-cell>
          <table:table-cell office:value-type="float" office:value="-0.0000000002510847" calcext:value-type="float">
            <text:p>-2.5108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04" calcext:value-type="float">
            <text:p>1439246604</text:p>
          </table:table-cell>
          <table:table-cell table:formula="of:=[.H227]-[.H$133]" office:value-type="float" office:value="418" calcext:value-type="float">
            <text:p>418</text:p>
          </table:table-cell>
          <table:table-cell office:value-type="float" office:value="-0.0000000003492331" calcext:value-type="float">
            <text:p>-3.49233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06" calcext:value-type="float">
            <text:p>1439246606</text:p>
          </table:table-cell>
          <table:table-cell table:formula="of:=[.H228]-[.H$133]" office:value-type="float" office:value="420" calcext:value-type="float">
            <text:p>420</text:p>
          </table:table-cell>
          <table:table-cell office:value-type="float" office:value="0.000000000003289077" calcext:value-type="float">
            <text:p>3.289077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11" calcext:value-type="float">
            <text:p>1439246611</text:p>
          </table:table-cell>
          <table:table-cell table:formula="of:=[.H229]-[.H$133]" office:value-type="float" office:value="425" calcext:value-type="float">
            <text:p>425</text:p>
          </table:table-cell>
          <table:table-cell office:value-type="float" office:value="0.0000000003264687" calcext:value-type="float">
            <text:p>3.2646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16" calcext:value-type="float">
            <text:p>1439246616</text:p>
          </table:table-cell>
          <table:table-cell table:formula="of:=[.H230]-[.H$133]" office:value-type="float" office:value="430" calcext:value-type="float">
            <text:p>430</text:p>
          </table:table-cell>
          <table:table-cell office:value-type="float" office:value="-0.00000000008011211" calcext:value-type="float">
            <text:p>-8.01121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22" calcext:value-type="float">
            <text:p>1439246622</text:p>
          </table:table-cell>
          <table:table-cell table:formula="of:=[.H231]-[.H$133]" office:value-type="float" office:value="436" calcext:value-type="float">
            <text:p>436</text:p>
          </table:table-cell>
          <table:table-cell office:value-type="float" office:value="0.0000000001388161" calcext:value-type="float">
            <text:p>1.3881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6624" calcext:value-type="float">
            <text:p>1439246624</text:p>
          </table:table-cell>
          <table:table-cell table:formula="of:=[.H232]-[.H$133]" office:value-type="float" office:value="438" calcext:value-type="float">
            <text:p>438</text:p>
          </table:table-cell>
          <table:table-cell office:value-type="float" office:value="-0.00000000004840062" calcext:value-type="float">
            <text:p>-4.840062E-011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47508" calcext:value-type="float">
            <text:p>1439247508</text:p>
          </table:table-cell>
          <table:table-cell table:formula="of:=[.H234]-[.H$234]" office:value-type="float" office:value="0" calcext:value-type="float">
            <text:p>0</text:p>
          </table:table-cell>
          <table:table-cell office:value-type="float" office:value="0.00000000001579908" calcext:value-type="float">
            <text:p>1.57990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13" calcext:value-type="float">
            <text:p>1439247513</text:p>
          </table:table-cell>
          <table:table-cell table:formula="of:=[.H235]-[.H$234]" office:value-type="float" office:value="5" calcext:value-type="float">
            <text:p>5</text:p>
          </table:table-cell>
          <table:table-cell office:value-type="float" office:value="-0.0000000005513295" calcext:value-type="float">
            <text:p>-5.5132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19" calcext:value-type="float">
            <text:p>1439247519</text:p>
          </table:table-cell>
          <table:table-cell table:formula="of:=[.H236]-[.H$234]" office:value-type="float" office:value="11" calcext:value-type="float">
            <text:p>11</text:p>
          </table:table-cell>
          <table:table-cell office:value-type="float" office:value="-0.0000000002156394" calcext:value-type="float">
            <text:p>-2.1563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21" calcext:value-type="float">
            <text:p>1439247521</text:p>
          </table:table-cell>
          <table:table-cell table:formula="of:=[.H237]-[.H$234]" office:value-type="float" office:value="13" calcext:value-type="float">
            <text:p>13</text:p>
          </table:table-cell>
          <table:table-cell office:value-type="float" office:value="-0.0000000003381672" calcext:value-type="float">
            <text:p>-3.3816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24" calcext:value-type="float">
            <text:p>1439247524</text:p>
          </table:table-cell>
          <table:table-cell table:formula="of:=[.H238]-[.H$234]" office:value-type="float" office:value="16" calcext:value-type="float">
            <text:p>16</text:p>
          </table:table-cell>
          <table:table-cell office:value-type="float" office:value="-0.000000000005051168" calcext:value-type="float">
            <text:p>-5.051168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29" calcext:value-type="float">
            <text:p>1439247529</text:p>
          </table:table-cell>
          <table:table-cell table:formula="of:=[.H239]-[.H$234]" office:value-type="float" office:value="21" calcext:value-type="float">
            <text:p>21</text:p>
          </table:table-cell>
          <table:table-cell office:value-type="float" office:value="-0.0000000003741017" calcext:value-type="float">
            <text:p>-3.7410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31" calcext:value-type="float">
            <text:p>1439247531</text:p>
          </table:table-cell>
          <table:table-cell table:formula="of:=[.H240]-[.H$234]" office:value-type="float" office:value="23" calcext:value-type="float">
            <text:p>23</text:p>
          </table:table-cell>
          <table:table-cell office:value-type="float" office:value="0.0000000001008674" calcext:value-type="float">
            <text:p>1.0086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34" calcext:value-type="float">
            <text:p>1439247534</text:p>
          </table:table-cell>
          <table:table-cell table:formula="of:=[.H241]-[.H$234]" office:value-type="float" office:value="26" calcext:value-type="float">
            <text:p>26</text:p>
          </table:table-cell>
          <table:table-cell office:value-type="float" office:value="-0.0000000003699318" calcext:value-type="float">
            <text:p>-3.69931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39" calcext:value-type="float">
            <text:p>1439247539</text:p>
          </table:table-cell>
          <table:table-cell table:formula="of:=[.H242]-[.H$234]" office:value-type="float" office:value="31" calcext:value-type="float">
            <text:p>31</text:p>
          </table:table-cell>
          <table:table-cell office:value-type="float" office:value="-0.0000000008724241" calcext:value-type="float">
            <text:p>-8.7242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42" calcext:value-type="float">
            <text:p>1439247542</text:p>
          </table:table-cell>
          <table:table-cell table:formula="of:=[.H243]-[.H$234]" office:value-type="float" office:value="34" calcext:value-type="float">
            <text:p>34</text:p>
          </table:table-cell>
          <table:table-cell office:value-type="float" office:value="0.000000000005760937" calcext:value-type="float">
            <text:p>5.760937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44" calcext:value-type="float">
            <text:p>1439247544</text:p>
          </table:table-cell>
          <table:table-cell table:formula="of:=[.H244]-[.H$234]" office:value-type="float" office:value="36" calcext:value-type="float">
            <text:p>36</text:p>
          </table:table-cell>
          <table:table-cell office:value-type="float" office:value="0.000000000138816" calcext:value-type="float">
            <text:p>1.388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49" calcext:value-type="float">
            <text:p>1439247549</text:p>
          </table:table-cell>
          <table:table-cell table:formula="of:=[.H245]-[.H$234]" office:value-type="float" office:value="41" calcext:value-type="float">
            <text:p>41</text:p>
          </table:table-cell>
          <table:table-cell office:value-type="float" office:value="-0.0000000005638395" calcext:value-type="float">
            <text:p>-5.6383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52" calcext:value-type="float">
            <text:p>1439247552</text:p>
          </table:table-cell>
          <table:table-cell table:formula="of:=[.H246]-[.H$234]" office:value-type="float" office:value="44" calcext:value-type="float">
            <text:p>44</text:p>
          </table:table-cell>
          <table:table-cell office:value-type="float" office:value="-0.0000000001685834" calcext:value-type="float">
            <text:p>-1.6858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54" calcext:value-type="float">
            <text:p>1439247554</text:p>
          </table:table-cell>
          <table:table-cell table:formula="of:=[.H247]-[.H$234]" office:value-type="float" office:value="46" calcext:value-type="float">
            <text:p>46</text:p>
          </table:table-cell>
          <table:table-cell office:value-type="float" office:value="0.0000000003014484" calcext:value-type="float">
            <text:p>3.0144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60" calcext:value-type="float">
            <text:p>1439247560</text:p>
          </table:table-cell>
          <table:table-cell table:formula="of:=[.H248]-[.H$234]" office:value-type="float" office:value="52" calcext:value-type="float">
            <text:p>52</text:p>
          </table:table-cell>
          <table:table-cell office:value-type="float" office:value="-0.0000000002761052" calcext:value-type="float">
            <text:p>-2.7610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62" calcext:value-type="float">
            <text:p>1439247562</text:p>
          </table:table-cell>
          <table:table-cell table:formula="of:=[.H249]-[.H$234]" office:value-type="float" office:value="54" calcext:value-type="float">
            <text:p>54</text:p>
          </table:table-cell>
          <table:table-cell office:value-type="float" office:value="-0.0000000001711933" calcext:value-type="float">
            <text:p>-1.7119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65" calcext:value-type="float">
            <text:p>1439247565</text:p>
          </table:table-cell>
          <table:table-cell table:formula="of:=[.H250]-[.H$234]" office:value-type="float" office:value="57" calcext:value-type="float">
            <text:p>57</text:p>
          </table:table-cell>
          <table:table-cell office:value-type="float" office:value="0.0000000001429861" calcext:value-type="float">
            <text:p>1.4298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70" calcext:value-type="float">
            <text:p>1439247570</text:p>
          </table:table-cell>
          <table:table-cell table:formula="of:=[.H251]-[.H$234]" office:value-type="float" office:value="62" calcext:value-type="float">
            <text:p>62</text:p>
          </table:table-cell>
          <table:table-cell office:value-type="float" office:value="-0.00000000009470752" calcext:value-type="float">
            <text:p>-9.47075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75" calcext:value-type="float">
            <text:p>1439247575</text:p>
          </table:table-cell>
          <table:table-cell table:formula="of:=[.H252]-[.H$234]" office:value-type="float" office:value="67" calcext:value-type="float">
            <text:p>67</text:p>
          </table:table-cell>
          <table:table-cell office:value-type="float" office:value="-0.00000000005509193" calcext:value-type="float">
            <text:p>-5.50919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80" calcext:value-type="float">
            <text:p>1439247580</text:p>
          </table:table-cell>
          <table:table-cell table:formula="of:=[.H253]-[.H$234]" office:value-type="float" office:value="72" calcext:value-type="float">
            <text:p>72</text:p>
          </table:table-cell>
          <table:table-cell office:value-type="float" office:value="-0.0000000001238979" calcext:value-type="float">
            <text:p>-1.2389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85" calcext:value-type="float">
            <text:p>1439247585</text:p>
          </table:table-cell>
          <table:table-cell table:formula="of:=[.H254]-[.H$234]" office:value-type="float" office:value="77" calcext:value-type="float">
            <text:p>77</text:p>
          </table:table-cell>
          <table:table-cell office:value-type="float" office:value="-0.0000000001009626" calcext:value-type="float">
            <text:p>-1.0096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90" calcext:value-type="float">
            <text:p>1439247590</text:p>
          </table:table-cell>
          <table:table-cell table:formula="of:=[.H255]-[.H$234]" office:value-type="float" office:value="82" calcext:value-type="float">
            <text:p>82</text:p>
          </table:table-cell>
          <table:table-cell office:value-type="float" office:value="-0.0000000002552548" calcext:value-type="float">
            <text:p>-2.5525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595" calcext:value-type="float">
            <text:p>1439247595</text:p>
          </table:table-cell>
          <table:table-cell table:formula="of:=[.H256]-[.H$234]" office:value-type="float" office:value="87" calcext:value-type="float">
            <text:p>87</text:p>
          </table:table-cell>
          <table:table-cell office:value-type="float" office:value="0.0000000000658399" calcext:value-type="float">
            <text:p>6.5839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00" calcext:value-type="float">
            <text:p>1439247600</text:p>
          </table:table-cell>
          <table:table-cell table:formula="of:=[.H257]-[.H$234]" office:value-type="float" office:value="92" calcext:value-type="float">
            <text:p>92</text:p>
          </table:table-cell>
          <table:table-cell office:value-type="float" office:value="-0.0000000006618362" calcext:value-type="float">
            <text:p>-6.6183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03" calcext:value-type="float">
            <text:p>1439247603</text:p>
          </table:table-cell>
          <table:table-cell table:formula="of:=[.H258]-[.H$234]" office:value-type="float" office:value="95" calcext:value-type="float">
            <text:p>95</text:p>
          </table:table-cell>
          <table:table-cell office:value-type="float" office:value="-0.0000000001179714" calcext:value-type="float">
            <text:p>-1.1797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06" calcext:value-type="float">
            <text:p>1439247606</text:p>
          </table:table-cell>
          <table:table-cell table:formula="of:=[.H259]-[.H$234]" office:value-type="float" office:value="98" calcext:value-type="float">
            <text:p>98</text:p>
          </table:table-cell>
          <table:table-cell office:value-type="float" office:value="-0.0000000004512477" calcext:value-type="float">
            <text:p>-4.51247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11" calcext:value-type="float">
            <text:p>1439247611</text:p>
          </table:table-cell>
          <table:table-cell table:formula="of:=[.H260]-[.H$234]" office:value-type="float" office:value="103" calcext:value-type="float">
            <text:p>103</text:p>
          </table:table-cell>
          <table:table-cell office:value-type="float" office:value="0.0000000001450711" calcext:value-type="float">
            <text:p>1.4507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16" calcext:value-type="float">
            <text:p>1439247616</text:p>
          </table:table-cell>
          <table:table-cell table:formula="of:=[.H261]-[.H$234]" office:value-type="float" office:value="108" calcext:value-type="float">
            <text:p>108</text:p>
          </table:table-cell>
          <table:table-cell office:value-type="float" office:value="-0.0000000002198094" calcext:value-type="float">
            <text:p>-2.1980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18" calcext:value-type="float">
            <text:p>1439247618</text:p>
          </table:table-cell>
          <table:table-cell table:formula="of:=[.H262]-[.H$234]" office:value-type="float" office:value="110" calcext:value-type="float">
            <text:p>110</text:p>
          </table:table-cell>
          <table:table-cell office:value-type="float" office:value="-0.0000000002908749" calcext:value-type="float">
            <text:p>-2.9087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21" calcext:value-type="float">
            <text:p>1439247621</text:p>
          </table:table-cell>
          <table:table-cell table:formula="of:=[.H263]-[.H$234]" office:value-type="float" office:value="113" calcext:value-type="float">
            <text:p>113</text:p>
          </table:table-cell>
          <table:table-cell office:value-type="float" office:value="-0.0000000004575028" calcext:value-type="float">
            <text:p>-4.57502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26" calcext:value-type="float">
            <text:p>1439247626</text:p>
          </table:table-cell>
          <table:table-cell table:formula="of:=[.H264]-[.H$234]" office:value-type="float" office:value="118" calcext:value-type="float">
            <text:p>118</text:p>
          </table:table-cell>
          <table:table-cell office:value-type="float" office:value="-0.0000000002385746" calcext:value-type="float">
            <text:p>-2.3857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29" calcext:value-type="float">
            <text:p>1439247629</text:p>
          </table:table-cell>
          <table:table-cell table:formula="of:=[.H265]-[.H$234]" office:value-type="float" office:value="121" calcext:value-type="float">
            <text:p>121</text:p>
          </table:table-cell>
          <table:table-cell office:value-type="float" office:value="0.0000000002103598" calcext:value-type="float">
            <text:p>2.1035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31" calcext:value-type="float">
            <text:p>1439247631</text:p>
          </table:table-cell>
          <table:table-cell table:formula="of:=[.H266]-[.H$234]" office:value-type="float" office:value="123" calcext:value-type="float">
            <text:p>123</text:p>
          </table:table-cell>
          <table:table-cell office:value-type="float" office:value="-0.00000000002381646" calcext:value-type="float">
            <text:p>-2.38164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36" calcext:value-type="float">
            <text:p>1439247636</text:p>
          </table:table-cell>
          <table:table-cell table:formula="of:=[.H267]-[.H$234]" office:value-type="float" office:value="128" calcext:value-type="float">
            <text:p>128</text:p>
          </table:table-cell>
          <table:table-cell office:value-type="float" office:value="0.0000000001429861" calcext:value-type="float">
            <text:p>1.4298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41" calcext:value-type="float">
            <text:p>1439247641</text:p>
          </table:table-cell>
          <table:table-cell table:formula="of:=[.H268]-[.H$234]" office:value-type="float" office:value="133" calcext:value-type="float">
            <text:p>133</text:p>
          </table:table-cell>
          <table:table-cell office:value-type="float" office:value="-0.0000000001739387" calcext:value-type="float">
            <text:p>-1.7393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46" calcext:value-type="float">
            <text:p>1439247646</text:p>
          </table:table-cell>
          <table:table-cell table:formula="of:=[.H269]-[.H$234]" office:value-type="float" office:value="138" calcext:value-type="float">
            <text:p>138</text:p>
          </table:table-cell>
          <table:table-cell office:value-type="float" office:value="-0.0000000004908634" calcext:value-type="float">
            <text:p>-4.9086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51" calcext:value-type="float">
            <text:p>1439247651</text:p>
          </table:table-cell>
          <table:table-cell table:formula="of:=[.H270]-[.H$234]" office:value-type="float" office:value="143" calcext:value-type="float">
            <text:p>143</text:p>
          </table:table-cell>
          <table:table-cell office:value-type="float" office:value="0.0000000001471562" calcext:value-type="float">
            <text:p>1.4715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56" calcext:value-type="float">
            <text:p>1439247656</text:p>
          </table:table-cell>
          <table:table-cell table:formula="of:=[.H271]-[.H$234]" office:value-type="float" office:value="148" calcext:value-type="float">
            <text:p>148</text:p>
          </table:table-cell>
          <table:table-cell office:value-type="float" office:value="0.0000000001179657" calcext:value-type="float">
            <text:p>1.1796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62" calcext:value-type="float">
            <text:p>1439247662</text:p>
          </table:table-cell>
          <table:table-cell table:formula="of:=[.H272]-[.H$234]" office:value-type="float" office:value="154" calcext:value-type="float">
            <text:p>154</text:p>
          </table:table-cell>
          <table:table-cell office:value-type="float" office:value="-0.0000000004575029" calcext:value-type="float">
            <text:p>-4.5750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64" calcext:value-type="float">
            <text:p>1439247664</text:p>
          </table:table-cell>
          <table:table-cell table:formula="of:=[.H273]-[.H$234]" office:value-type="float" office:value="156" calcext:value-type="float">
            <text:p>156</text:p>
          </table:table-cell>
          <table:table-cell office:value-type="float" office:value="-0.0000000002205109" calcext:value-type="float">
            <text:p>-2.2051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67" calcext:value-type="float">
            <text:p>1439247667</text:p>
          </table:table-cell>
          <table:table-cell table:formula="of:=[.H274]-[.H$234]" office:value-type="float" office:value="159" calcext:value-type="float">
            <text:p>159</text:p>
          </table:table-cell>
          <table:table-cell office:value-type="float" office:value="0.0000000002263873" calcext:value-type="float">
            <text:p>2.2638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72" calcext:value-type="float">
            <text:p>1439247672</text:p>
          </table:table-cell>
          <table:table-cell table:formula="of:=[.H275]-[.H$234]" office:value-type="float" office:value="164" calcext:value-type="float">
            <text:p>164</text:p>
          </table:table-cell>
          <table:table-cell office:value-type="float" office:value="0.0000000001221358" calcext:value-type="float">
            <text:p>1.2213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77" calcext:value-type="float">
            <text:p>1439247677</text:p>
          </table:table-cell>
          <table:table-cell table:formula="of:=[.H276]-[.H$234]" office:value-type="float" office:value="169" calcext:value-type="float">
            <text:p>169</text:p>
          </table:table-cell>
          <table:table-cell office:value-type="float" office:value="-0.0000000003928669" calcext:value-type="float">
            <text:p>-3.92866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80" calcext:value-type="float">
            <text:p>1439247680</text:p>
          </table:table-cell>
          <table:table-cell table:formula="of:=[.H277]-[.H$234]" office:value-type="float" office:value="172" calcext:value-type="float">
            <text:p>172</text:p>
          </table:table-cell>
          <table:table-cell office:value-type="float" office:value="-0.0000000002229955" calcext:value-type="float">
            <text:p>-2.2299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82" calcext:value-type="float">
            <text:p>1439247682</text:p>
          </table:table-cell>
          <table:table-cell table:formula="of:=[.H278]-[.H$234]" office:value-type="float" office:value="174" calcext:value-type="float">
            <text:p>174</text:p>
          </table:table-cell>
          <table:table-cell office:value-type="float" office:value="0.00000000009711541" calcext:value-type="float">
            <text:p>9.7115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87" calcext:value-type="float">
            <text:p>1439247687</text:p>
          </table:table-cell>
          <table:table-cell table:formula="of:=[.H279]-[.H$234]" office:value-type="float" office:value="179" calcext:value-type="float">
            <text:p>179</text:p>
          </table:table-cell>
          <table:table-cell office:value-type="float" office:value="-0.000000000403292" calcext:value-type="float">
            <text:p>-4.032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90" calcext:value-type="float">
            <text:p>1439247690</text:p>
          </table:table-cell>
          <table:table-cell table:formula="of:=[.H280]-[.H$234]" office:value-type="float" office:value="182" calcext:value-type="float">
            <text:p>182</text:p>
          </table:table-cell>
          <table:table-cell office:value-type="float" office:value="-0.0000000002298649" calcext:value-type="float">
            <text:p>-2.2986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92" calcext:value-type="float">
            <text:p>1439247692</text:p>
          </table:table-cell>
          <table:table-cell table:formula="of:=[.H281]-[.H$234]" office:value-type="float" office:value="184" calcext:value-type="float">
            <text:p>184</text:p>
          </table:table-cell>
          <table:table-cell office:value-type="float" office:value="0.0000000001575813" calcext:value-type="float">
            <text:p>1.5758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698" calcext:value-type="float">
            <text:p>1439247698</text:p>
          </table:table-cell>
          <table:table-cell table:formula="of:=[.H282]-[.H$234]" office:value-type="float" office:value="190" calcext:value-type="float">
            <text:p>190</text:p>
          </table:table-cell>
          <table:table-cell office:value-type="float" office:value="-0.00000000006760212" calcext:value-type="float">
            <text:p>-6.76021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00" calcext:value-type="float">
            <text:p>1439247700</text:p>
          </table:table-cell>
          <table:table-cell table:formula="of:=[.H283]-[.H$234]" office:value-type="float" office:value="192" calcext:value-type="float">
            <text:p>192</text:p>
          </table:table-cell>
          <table:table-cell office:value-type="float" office:value="0.0000000001997112" calcext:value-type="float">
            <text:p>1.9971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03" calcext:value-type="float">
            <text:p>1439247703</text:p>
          </table:table-cell>
          <table:table-cell table:formula="of:=[.H284]-[.H$234]" office:value-type="float" office:value="195" calcext:value-type="float">
            <text:p>195</text:p>
          </table:table-cell>
          <table:table-cell office:value-type="float" office:value="-0.0000000004866933" calcext:value-type="float">
            <text:p>-4.8669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08" calcext:value-type="float">
            <text:p>1439247708</text:p>
          </table:table-cell>
          <table:table-cell table:formula="of:=[.H285]-[.H$234]" office:value-type="float" office:value="200" calcext:value-type="float">
            <text:p>200</text:p>
          </table:table-cell>
          <table:table-cell office:value-type="float" office:value="-0.0000000004846085" calcext:value-type="float">
            <text:p>-4.8460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13" calcext:value-type="float">
            <text:p>1439247713</text:p>
          </table:table-cell>
          <table:table-cell table:formula="of:=[.H286]-[.H$234]" office:value-type="float" office:value="205" calcext:value-type="float">
            <text:p>205</text:p>
          </table:table-cell>
          <table:table-cell office:value-type="float" office:value="0.00000000002622429" calcext:value-type="float">
            <text:p>2.62242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18" calcext:value-type="float">
            <text:p>1439247718</text:p>
          </table:table-cell>
          <table:table-cell table:formula="of:=[.H287]-[.H$234]" office:value-type="float" office:value="210" calcext:value-type="float">
            <text:p>210</text:p>
          </table:table-cell>
          <table:table-cell office:value-type="float" office:value="-0.0000000002802753" calcext:value-type="float">
            <text:p>-2.80275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21" calcext:value-type="float">
            <text:p>1439247721</text:p>
          </table:table-cell>
          <table:table-cell table:formula="of:=[.H288]-[.H$234]" office:value-type="float" office:value="213" calcext:value-type="float">
            <text:p>213</text:p>
          </table:table-cell>
          <table:table-cell office:value-type="float" office:value="-0.00000000006220204" calcext:value-type="float">
            <text:p>-6.22020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23" calcext:value-type="float">
            <text:p>1439247723</text:p>
          </table:table-cell>
          <table:table-cell table:formula="of:=[.H289]-[.H$234]" office:value-type="float" office:value="215" calcext:value-type="float">
            <text:p>215</text:p>
          </table:table-cell>
          <table:table-cell office:value-type="float" office:value="-0.000000000186449" calcext:value-type="float">
            <text:p>-1.864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28" calcext:value-type="float">
            <text:p>1439247728</text:p>
          </table:table-cell>
          <table:table-cell table:formula="of:=[.H290]-[.H$234]" office:value-type="float" office:value="220" calcext:value-type="float">
            <text:p>220</text:p>
          </table:table-cell>
          <table:table-cell office:value-type="float" office:value="0.0000000002847682" calcext:value-type="float">
            <text:p>2.84768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33" calcext:value-type="float">
            <text:p>1439247733</text:p>
          </table:table-cell>
          <table:table-cell table:formula="of:=[.H291]-[.H$234]" office:value-type="float" office:value="225" calcext:value-type="float">
            <text:p>225</text:p>
          </table:table-cell>
          <table:table-cell office:value-type="float" office:value="0.0000000002805981" calcext:value-type="float">
            <text:p>2.80598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38" calcext:value-type="float">
            <text:p>1439247738</text:p>
          </table:table-cell>
          <table:table-cell table:formula="of:=[.H292]-[.H$234]" office:value-type="float" office:value="230" calcext:value-type="float">
            <text:p>230</text:p>
          </table:table-cell>
          <table:table-cell office:value-type="float" office:value="0.0000000001680065" calcext:value-type="float">
            <text:p>1.6800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41" calcext:value-type="float">
            <text:p>1439247741</text:p>
          </table:table-cell>
          <table:table-cell table:formula="of:=[.H293]-[.H$234]" office:value-type="float" office:value="233" calcext:value-type="float">
            <text:p>233</text:p>
          </table:table-cell>
          <table:table-cell office:value-type="float" office:value="-0.0000000005679778" calcext:value-type="float">
            <text:p>-5.6797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43" calcext:value-type="float">
            <text:p>1439247743</text:p>
          </table:table-cell>
          <table:table-cell table:formula="of:=[.H294]-[.H$234]" office:value-type="float" office:value="235" calcext:value-type="float">
            <text:p>235</text:p>
          </table:table-cell>
          <table:table-cell office:value-type="float" office:value="-0.000000000132775" calcext:value-type="float">
            <text:p>-1.3277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46" calcext:value-type="float">
            <text:p>1439247746</text:p>
          </table:table-cell>
          <table:table-cell table:formula="of:=[.H295]-[.H$234]" office:value-type="float" office:value="238" calcext:value-type="float">
            <text:p>238</text:p>
          </table:table-cell>
          <table:table-cell office:value-type="float" office:value="0.00000000008669022" calcext:value-type="float">
            <text:p>8.66902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51" calcext:value-type="float">
            <text:p>1439247751</text:p>
          </table:table-cell>
          <table:table-cell table:formula="of:=[.H296]-[.H$234]" office:value-type="float" office:value="243" calcext:value-type="float">
            <text:p>243</text:p>
          </table:table-cell>
          <table:table-cell office:value-type="float" office:value="0.00000000001579915" calcext:value-type="float">
            <text:p>1.57991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56" calcext:value-type="float">
            <text:p>1439247756</text:p>
          </table:table-cell>
          <table:table-cell table:formula="of:=[.H297]-[.H$234]" office:value-type="float" office:value="248" calcext:value-type="float">
            <text:p>248</text:p>
          </table:table-cell>
          <table:table-cell office:value-type="float" office:value="-0.0000000004074624" calcext:value-type="float">
            <text:p>-4.07462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59" calcext:value-type="float">
            <text:p>1439247759</text:p>
          </table:table-cell>
          <table:table-cell table:formula="of:=[.H298]-[.H$234]" office:value-type="float" office:value="251" calcext:value-type="float">
            <text:p>251</text:p>
          </table:table-cell>
          <table:table-cell office:value-type="float" office:value="0.0000000000927035" calcext:value-type="float">
            <text:p>9.2703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61" calcext:value-type="float">
            <text:p>1439247761</text:p>
          </table:table-cell>
          <table:table-cell table:formula="of:=[.H299]-[.H$234]" office:value-type="float" office:value="253" calcext:value-type="float">
            <text:p>253</text:p>
          </table:table-cell>
          <table:table-cell office:value-type="float" office:value="-0.0000000001843639" calcext:value-type="float">
            <text:p>-1.8436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66" calcext:value-type="float">
            <text:p>1439247766</text:p>
          </table:table-cell>
          <table:table-cell table:formula="of:=[.H300]-[.H$234]" office:value-type="float" office:value="258" calcext:value-type="float">
            <text:p>258</text:p>
          </table:table-cell>
          <table:table-cell office:value-type="float" office:value="0.0000000001242208" calcext:value-type="float">
            <text:p>1.2422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71" calcext:value-type="float">
            <text:p>1439247771</text:p>
          </table:table-cell>
          <table:table-cell table:formula="of:=[.H301]-[.H$234]" office:value-type="float" office:value="263" calcext:value-type="float">
            <text:p>263</text:p>
          </table:table-cell>
          <table:table-cell office:value-type="float" office:value="-0.00000000001547631" calcext:value-type="float">
            <text:p>-1.54763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76" calcext:value-type="float">
            <text:p>1439247776</text:p>
          </table:table-cell>
          <table:table-cell table:formula="of:=[.H302]-[.H$234]" office:value-type="float" office:value="268" calcext:value-type="float">
            <text:p>268</text:p>
          </table:table-cell>
          <table:table-cell office:value-type="float" office:value="-0.0000000002656801" calcext:value-type="float">
            <text:p>-2.6568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81" calcext:value-type="float">
            <text:p>1439247781</text:p>
          </table:table-cell>
          <table:table-cell table:formula="of:=[.H303]-[.H$234]" office:value-type="float" office:value="273" calcext:value-type="float">
            <text:p>273</text:p>
          </table:table-cell>
          <table:table-cell office:value-type="float" office:value="0.0000000001659214" calcext:value-type="float">
            <text:p>1.6592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86" calcext:value-type="float">
            <text:p>1439247786</text:p>
          </table:table-cell>
          <table:table-cell table:formula="of:=[.H304]-[.H$234]" office:value-type="float" office:value="278" calcext:value-type="float">
            <text:p>278</text:p>
          </table:table-cell>
          <table:table-cell office:value-type="float" office:value="-0.00000000009679257" calcext:value-type="float">
            <text:p>-9.67925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91" calcext:value-type="float">
            <text:p>1439247791</text:p>
          </table:table-cell>
          <table:table-cell table:formula="of:=[.H305]-[.H$234]" office:value-type="float" office:value="283" calcext:value-type="float">
            <text:p>283</text:p>
          </table:table-cell>
          <table:table-cell office:value-type="float" office:value="0.0000000001263058" calcext:value-type="float">
            <text:p>1.2630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796" calcext:value-type="float">
            <text:p>1439247796</text:p>
          </table:table-cell>
          <table:table-cell table:formula="of:=[.H306]-[.H$234]" office:value-type="float" office:value="288" calcext:value-type="float">
            <text:p>288</text:p>
          </table:table-cell>
          <table:table-cell office:value-type="float" office:value="-0.0000000004387378" calcext:value-type="float">
            <text:p>-4.3873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02" calcext:value-type="float">
            <text:p>1439247802</text:p>
          </table:table-cell>
          <table:table-cell table:formula="of:=[.H307]-[.H$234]" office:value-type="float" office:value="294" calcext:value-type="float">
            <text:p>294</text:p>
          </table:table-cell>
          <table:table-cell office:value-type="float" office:value="-0.0000000003094658" calcext:value-type="float">
            <text:p>-3.0946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07" calcext:value-type="float">
            <text:p>1439247807</text:p>
          </table:table-cell>
          <table:table-cell table:formula="of:=[.H308]-[.H$234]" office:value-type="float" office:value="299" calcext:value-type="float">
            <text:p>299</text:p>
          </table:table-cell>
          <table:table-cell office:value-type="float" office:value="0.00000000009086031" calcext:value-type="float">
            <text:p>9.08603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12" calcext:value-type="float">
            <text:p>1439247812</text:p>
          </table:table-cell>
          <table:table-cell table:formula="of:=[.H309]-[.H$234]" office:value-type="float" office:value="304" calcext:value-type="float">
            <text:p>304</text:p>
          </table:table-cell>
          <table:table-cell office:value-type="float" office:value="-0.00000000004466677" calcext:value-type="float">
            <text:p>-4.46667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14" calcext:value-type="float">
            <text:p>1439247814</text:p>
          </table:table-cell>
          <table:table-cell table:formula="of:=[.H310]-[.H$234]" office:value-type="float" office:value="306" calcext:value-type="float">
            <text:p>306</text:p>
          </table:table-cell>
          <table:table-cell office:value-type="float" office:value="-0.0000000004980003" calcext:value-type="float">
            <text:p>-4.9800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17" calcext:value-type="float">
            <text:p>1439247817</text:p>
          </table:table-cell>
          <table:table-cell table:formula="of:=[.H311]-[.H$234]" office:value-type="float" office:value="309" calcext:value-type="float">
            <text:p>309</text:p>
          </table:table-cell>
          <table:table-cell office:value-type="float" office:value="-0.000000000332401" calcext:value-type="float">
            <text:p>-3.324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22" calcext:value-type="float">
            <text:p>1439247822</text:p>
          </table:table-cell>
          <table:table-cell table:formula="of:=[.H312]-[.H$234]" office:value-type="float" office:value="314" calcext:value-type="float">
            <text:p>314</text:p>
          </table:table-cell>
          <table:table-cell office:value-type="float" office:value="-0.0000000002969556" calcext:value-type="float">
            <text:p>-2.9695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27" calcext:value-type="float">
            <text:p>1439247827</text:p>
          </table:table-cell>
          <table:table-cell table:formula="of:=[.H313]-[.H$234]" office:value-type="float" office:value="319" calcext:value-type="float">
            <text:p>319</text:p>
          </table:table-cell>
          <table:table-cell office:value-type="float" office:value="-0.0000000001468332" calcext:value-type="float">
            <text:p>-1.4683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32" calcext:value-type="float">
            <text:p>1439247832</text:p>
          </table:table-cell>
          <table:table-cell table:formula="of:=[.H314]-[.H$234]" office:value-type="float" office:value="324" calcext:value-type="float">
            <text:p>324</text:p>
          </table:table-cell>
          <table:table-cell office:value-type="float" office:value="0.000000000005374021" calcext:value-type="float">
            <text:p>5.374021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37" calcext:value-type="float">
            <text:p>1439247837</text:p>
          </table:table-cell>
          <table:table-cell table:formula="of:=[.H315]-[.H$234]" office:value-type="float" office:value="329" calcext:value-type="float">
            <text:p>329</text:p>
          </table:table-cell>
          <table:table-cell office:value-type="float" office:value="0.00000000001788414" calcext:value-type="float">
            <text:p>1.78841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42" calcext:value-type="float">
            <text:p>1439247842</text:p>
          </table:table-cell>
          <table:table-cell table:formula="of:=[.H316]-[.H$234]" office:value-type="float" office:value="334" calcext:value-type="float">
            <text:p>334</text:p>
          </table:table-cell>
          <table:table-cell office:value-type="float" office:value="-0.00000000007802733" calcext:value-type="float">
            <text:p>-7.80273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52" calcext:value-type="float">
            <text:p>1439247852</text:p>
          </table:table-cell>
          <table:table-cell table:formula="of:=[.H317]-[.H$234]" office:value-type="float" office:value="344" calcext:value-type="float">
            <text:p>344</text:p>
          </table:table-cell>
          <table:table-cell office:value-type="float" office:value="-0.0000000003490814" calcext:value-type="float">
            <text:p>-3.4908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55" calcext:value-type="float">
            <text:p>1439247855</text:p>
          </table:table-cell>
          <table:table-cell table:formula="of:=[.H318]-[.H$234]" office:value-type="float" office:value="347" calcext:value-type="float">
            <text:p>347</text:p>
          </table:table-cell>
          <table:table-cell office:value-type="float" office:value="-0.0000000003275186" calcext:value-type="float">
            <text:p>-3.2751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57" calcext:value-type="float">
            <text:p>1439247857</text:p>
          </table:table-cell>
          <table:table-cell table:formula="of:=[.H319]-[.H$234]" office:value-type="float" office:value="349" calcext:value-type="float">
            <text:p>349</text:p>
          </table:table-cell>
          <table:table-cell office:value-type="float" office:value="0.0000000002493227" calcext:value-type="float">
            <text:p>2.49322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62" calcext:value-type="float">
            <text:p>1439247862</text:p>
          </table:table-cell>
          <table:table-cell table:formula="of:=[.H320]-[.H$234]" office:value-type="float" office:value="354" calcext:value-type="float">
            <text:p>354</text:p>
          </table:table-cell>
          <table:table-cell office:value-type="float" office:value="0.0000000002639179" calcext:value-type="float">
            <text:p>2.6391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67" calcext:value-type="float">
            <text:p>1439247867</text:p>
          </table:table-cell>
          <table:table-cell table:formula="of:=[.H321]-[.H$234]" office:value-type="float" office:value="359" calcext:value-type="float">
            <text:p>359</text:p>
          </table:table-cell>
          <table:table-cell office:value-type="float" office:value="0.0000000000241393" calcext:value-type="float">
            <text:p>2.4139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72" calcext:value-type="float">
            <text:p>1439247872</text:p>
          </table:table-cell>
          <table:table-cell table:formula="of:=[.H322]-[.H$234]" office:value-type="float" office:value="364" calcext:value-type="float">
            <text:p>364</text:p>
          </table:table-cell>
          <table:table-cell office:value-type="float" office:value="0.0000000003931898" calcext:value-type="float">
            <text:p>3.9318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77" calcext:value-type="float">
            <text:p>1439247877</text:p>
          </table:table-cell>
          <table:table-cell table:formula="of:=[.H323]-[.H$234]" office:value-type="float" office:value="369" calcext:value-type="float">
            <text:p>369</text:p>
          </table:table-cell>
          <table:table-cell office:value-type="float" office:value="-0.000000000005051112" calcext:value-type="float">
            <text:p>-5.051112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82" calcext:value-type="float">
            <text:p>1439247882</text:p>
          </table:table-cell>
          <table:table-cell table:formula="of:=[.H324]-[.H$234]" office:value-type="float" office:value="374" calcext:value-type="float">
            <text:p>374</text:p>
          </table:table-cell>
          <table:table-cell office:value-type="float" office:value="-0.00000000001964637" calcext:value-type="float">
            <text:p>-1.96463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85" calcext:value-type="float">
            <text:p>1439247885</text:p>
          </table:table-cell>
          <table:table-cell table:formula="of:=[.H325]-[.H$234]" office:value-type="float" office:value="377" calcext:value-type="float">
            <text:p>377</text:p>
          </table:table-cell>
          <table:table-cell office:value-type="float" office:value="0.000000000160024" calcext:value-type="float">
            <text:p>1.6002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88" calcext:value-type="float">
            <text:p>1439247888</text:p>
          </table:table-cell>
          <table:table-cell table:formula="of:=[.H326]-[.H$234]" office:value-type="float" office:value="380" calcext:value-type="float">
            <text:p>380</text:p>
          </table:table-cell>
          <table:table-cell office:value-type="float" office:value="-0.000000001865277" calcext:value-type="float">
            <text:p>-1.86527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90" calcext:value-type="float">
            <text:p>1439247890</text:p>
          </table:table-cell>
          <table:table-cell table:formula="of:=[.H327]-[.H$234]" office:value-type="float" office:value="382" calcext:value-type="float">
            <text:p>382</text:p>
          </table:table-cell>
          <table:table-cell office:value-type="float" office:value="-0.00000000003424158" calcext:value-type="float">
            <text:p>-3.42415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895" calcext:value-type="float">
            <text:p>1439247895</text:p>
          </table:table-cell>
          <table:table-cell table:formula="of:=[.H328]-[.H$234]" office:value-type="float" office:value="387" calcext:value-type="float">
            <text:p>387</text:p>
          </table:table-cell>
          <table:table-cell office:value-type="float" office:value="-0.00000000002173144" calcext:value-type="float">
            <text:p>-2.17314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900" calcext:value-type="float">
            <text:p>1439247900</text:p>
          </table:table-cell>
          <table:table-cell table:formula="of:=[.H329]-[.H$234]" office:value-type="float" office:value="392" calcext:value-type="float">
            <text:p>392</text:p>
          </table:table-cell>
          <table:table-cell office:value-type="float" office:value="0.00000000009711541" calcext:value-type="float">
            <text:p>9.7115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905" calcext:value-type="float">
            <text:p>1439247905</text:p>
          </table:table-cell>
          <table:table-cell table:formula="of:=[.H330]-[.H$234]" office:value-type="float" office:value="397" calcext:value-type="float">
            <text:p>397</text:p>
          </table:table-cell>
          <table:table-cell office:value-type="float" office:value="0.00000000003873453" calcext:value-type="float">
            <text:p>3.87345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908" calcext:value-type="float">
            <text:p>1439247908</text:p>
          </table:table-cell>
          <table:table-cell table:formula="of:=[.H331]-[.H$234]" office:value-type="float" office:value="400" calcext:value-type="float">
            <text:p>400</text:p>
          </table:table-cell>
          <table:table-cell office:value-type="float" office:value="0.0000000000987168" calcext:value-type="float">
            <text:p>9.871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910" calcext:value-type="float">
            <text:p>1439247910</text:p>
          </table:table-cell>
          <table:table-cell table:formula="of:=[.H332]-[.H$234]" office:value-type="float" office:value="402" calcext:value-type="float">
            <text:p>402</text:p>
          </table:table-cell>
          <table:table-cell office:value-type="float" office:value="0.0000000001513262" calcext:value-type="float">
            <text:p>1.5132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7915" calcext:value-type="float">
            <text:p>1439247915</text:p>
          </table:table-cell>
          <table:table-cell table:formula="of:=[.H333]-[.H$234]" office:value-type="float" office:value="407" calcext:value-type="float">
            <text:p>407</text:p>
          </table:table-cell>
          <table:table-cell office:value-type="float" office:value="0.0000000001137956" calcext:value-type="float">
            <text:p>1.137956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48709" calcext:value-type="float">
            <text:p>1439248709</text:p>
          </table:table-cell>
          <table:table-cell table:formula="of:=[.H335]-[.H$335]" office:value-type="float" office:value="0" calcext:value-type="float">
            <text:p>0</text:p>
          </table:table-cell>
          <table:table-cell office:value-type="float" office:value="-0.0000000003803575" calcext:value-type="float">
            <text:p>-3.80357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14" calcext:value-type="float">
            <text:p>1439248714</text:p>
          </table:table-cell>
          <table:table-cell table:formula="of:=[.H336]-[.H$335]" office:value-type="float" office:value="5" calcext:value-type="float">
            <text:p>5</text:p>
          </table:table-cell>
          <table:table-cell office:value-type="float" office:value="-0.0000000002865306" calcext:value-type="float">
            <text:p>-2.8653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19" calcext:value-type="float">
            <text:p>1439248719</text:p>
          </table:table-cell>
          <table:table-cell table:formula="of:=[.H337]-[.H$335]" office:value-type="float" office:value="10" calcext:value-type="float">
            <text:p>10</text:p>
          </table:table-cell>
          <table:table-cell office:value-type="float" office:value="0.000000000005373799" calcext:value-type="float">
            <text:p>5.373799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24" calcext:value-type="float">
            <text:p>1439248724</text:p>
          </table:table-cell>
          <table:table-cell table:formula="of:=[.H338]-[.H$335]" office:value-type="float" office:value="15" calcext:value-type="float">
            <text:p>15</text:p>
          </table:table-cell>
          <table:table-cell office:value-type="float" office:value="-0.0000000003282314" calcext:value-type="float">
            <text:p>-3.2823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29" calcext:value-type="float">
            <text:p>1439248729</text:p>
          </table:table-cell>
          <table:table-cell table:formula="of:=[.H339]-[.H$335]" office:value-type="float" office:value="20" calcext:value-type="float">
            <text:p>20</text:p>
          </table:table-cell>
          <table:table-cell office:value-type="float" office:value="0.00000000008460507" calcext:value-type="float">
            <text:p>8.46050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34" calcext:value-type="float">
            <text:p>1439248734</text:p>
          </table:table-cell>
          <table:table-cell table:formula="of:=[.H340]-[.H$335]" office:value-type="float" office:value="25" calcext:value-type="float">
            <text:p>25</text:p>
          </table:table-cell>
          <table:table-cell office:value-type="float" office:value="-0.0000000004616735" calcext:value-type="float">
            <text:p>-4.6167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37" calcext:value-type="float">
            <text:p>1439248737</text:p>
          </table:table-cell>
          <table:table-cell table:formula="of:=[.H341]-[.H$335]" office:value-type="float" office:value="28" calcext:value-type="float">
            <text:p>28</text:p>
          </table:table-cell>
          <table:table-cell office:value-type="float" office:value="-0.0000000003535557" calcext:value-type="float">
            <text:p>-3.5355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40" calcext:value-type="float">
            <text:p>1439248740</text:p>
          </table:table-cell>
          <table:table-cell table:formula="of:=[.H342]-[.H$335]" office:value-type="float" office:value="31" calcext:value-type="float">
            <text:p>31</text:p>
          </table:table-cell>
          <table:table-cell office:value-type="float" office:value="-0.0000000004700136" calcext:value-type="float">
            <text:p>-4.70013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43" calcext:value-type="float">
            <text:p>1439248743</text:p>
          </table:table-cell>
          <table:table-cell table:formula="of:=[.H343]-[.H$335]" office:value-type="float" office:value="34" calcext:value-type="float">
            <text:p>34</text:p>
          </table:table-cell>
          <table:table-cell office:value-type="float" office:value="0.00000000008921668" calcext:value-type="float">
            <text:p>8.9216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45" calcext:value-type="float">
            <text:p>1439248745</text:p>
          </table:table-cell>
          <table:table-cell table:formula="of:=[.H344]-[.H$335]" office:value-type="float" office:value="36" calcext:value-type="float">
            <text:p>36</text:p>
          </table:table-cell>
          <table:table-cell office:value-type="float" office:value="-0.00000000001130646" calcext:value-type="float">
            <text:p>-1.13064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51" calcext:value-type="float">
            <text:p>1439248751</text:p>
          </table:table-cell>
          <table:table-cell table:formula="of:=[.H345]-[.H$335]" office:value-type="float" office:value="42" calcext:value-type="float">
            <text:p>42</text:p>
          </table:table-cell>
          <table:table-cell office:value-type="float" office:value="-0.0000000005075445" calcext:value-type="float">
            <text:p>-5.0754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53" calcext:value-type="float">
            <text:p>1439248753</text:p>
          </table:table-cell>
          <table:table-cell table:formula="of:=[.H346]-[.H$335]" office:value-type="float" office:value="44" calcext:value-type="float">
            <text:p>44</text:p>
          </table:table-cell>
          <table:table-cell office:value-type="float" office:value="-0.0000000002037866" calcext:value-type="float">
            <text:p>-2.03786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56" calcext:value-type="float">
            <text:p>1439248756</text:p>
          </table:table-cell>
          <table:table-cell table:formula="of:=[.H347]-[.H$335]" office:value-type="float" office:value="47" calcext:value-type="float">
            <text:p>47</text:p>
          </table:table-cell>
          <table:table-cell office:value-type="float" office:value="-0.0000000001364084" calcext:value-type="float">
            <text:p>-1.3640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59" calcext:value-type="float">
            <text:p>1439248759</text:p>
          </table:table-cell>
          <table:table-cell table:formula="of:=[.H348]-[.H$335]" office:value-type="float" office:value="50" calcext:value-type="float">
            <text:p>50</text:p>
          </table:table-cell>
          <table:table-cell office:value-type="float" office:value="0.0000000001554962" calcext:value-type="float">
            <text:p>1.5549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64" calcext:value-type="float">
            <text:p>1439248764</text:p>
          </table:table-cell>
          <table:table-cell table:formula="of:=[.H349]-[.H$335]" office:value-type="float" office:value="55" calcext:value-type="float">
            <text:p>55</text:p>
          </table:table-cell>
          <table:table-cell office:value-type="float" office:value="-0.0000000003928676" calcext:value-type="float">
            <text:p>-3.9286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66" calcext:value-type="float">
            <text:p>1439248766</text:p>
          </table:table-cell>
          <table:table-cell table:formula="of:=[.H350]-[.H$335]" office:value-type="float" office:value="57" calcext:value-type="float">
            <text:p>57</text:p>
          </table:table-cell>
          <table:table-cell office:value-type="float" office:value="-0.0000000004100141" calcext:value-type="float">
            <text:p>-4.1001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69" calcext:value-type="float">
            <text:p>1439248769</text:p>
          </table:table-cell>
          <table:table-cell table:formula="of:=[.H351]-[.H$335]" office:value-type="float" office:value="60" calcext:value-type="float">
            <text:p>60</text:p>
          </table:table-cell>
          <table:table-cell office:value-type="float" office:value="-0.0000000001655989" calcext:value-type="float">
            <text:p>-1.65598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75" calcext:value-type="float">
            <text:p>1439248775</text:p>
          </table:table-cell>
          <table:table-cell table:formula="of:=[.H352]-[.H$335]" office:value-type="float" office:value="66" calcext:value-type="float">
            <text:p>66</text:p>
          </table:table-cell>
          <table:table-cell office:value-type="float" office:value="-0.00000000009262274" calcext:value-type="float">
            <text:p>-9.26227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77" calcext:value-type="float">
            <text:p>1439248777</text:p>
          </table:table-cell>
          <table:table-cell table:formula="of:=[.H353]-[.H$335]" office:value-type="float" office:value="68" calcext:value-type="float">
            <text:p>68</text:p>
          </table:table-cell>
          <table:table-cell office:value-type="float" office:value="-0.0000000001738243" calcext:value-type="float">
            <text:p>-1.7382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80" calcext:value-type="float">
            <text:p>1439248780</text:p>
          </table:table-cell>
          <table:table-cell table:formula="of:=[.H354]-[.H$335]" office:value-type="float" office:value="71" calcext:value-type="float">
            <text:p>71</text:p>
          </table:table-cell>
          <table:table-cell office:value-type="float" office:value="-0.0000000001989595" calcext:value-type="float">
            <text:p>-1.9895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83" calcext:value-type="float">
            <text:p>1439248783</text:p>
          </table:table-cell>
          <table:table-cell table:formula="of:=[.H355]-[.H$335]" office:value-type="float" office:value="74" calcext:value-type="float">
            <text:p>74</text:p>
          </table:table-cell>
          <table:table-cell office:value-type="float" office:value="-0.0000000001447486" calcext:value-type="float">
            <text:p>-1.4474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88" calcext:value-type="float">
            <text:p>1439248788</text:p>
          </table:table-cell>
          <table:table-cell table:formula="of:=[.H356]-[.H$335]" office:value-type="float" office:value="79" calcext:value-type="float">
            <text:p>79</text:p>
          </table:table-cell>
          <table:table-cell office:value-type="float" office:value="-0.0000000002510853" calcext:value-type="float">
            <text:p>-2.51085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91" calcext:value-type="float">
            <text:p>1439248791</text:p>
          </table:table-cell>
          <table:table-cell table:formula="of:=[.H357]-[.H$335]" office:value-type="float" office:value="82" calcext:value-type="float">
            <text:p>82</text:p>
          </table:table-cell>
          <table:table-cell office:value-type="float" office:value="0.0000000001471561" calcext:value-type="float">
            <text:p>1.4715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799" calcext:value-type="float">
            <text:p>1439248799</text:p>
          </table:table-cell>
          <table:table-cell table:formula="of:=[.H358]-[.H$335]" office:value-type="float" office:value="90" calcext:value-type="float">
            <text:p>90</text:p>
          </table:table-cell>
          <table:table-cell office:value-type="float" office:value="-0.0000000003469969" calcext:value-type="float">
            <text:p>-3.46996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02" calcext:value-type="float">
            <text:p>1439248802</text:p>
          </table:table-cell>
          <table:table-cell table:formula="of:=[.H359]-[.H$335]" office:value-type="float" office:value="93" calcext:value-type="float">
            <text:p>93</text:p>
          </table:table-cell>
          <table:table-cell office:value-type="float" office:value="0.0000000004411456" calcext:value-type="float">
            <text:p>4.4114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07" calcext:value-type="float">
            <text:p>1439248807</text:p>
          </table:table-cell>
          <table:table-cell table:formula="of:=[.H360]-[.H$335]" office:value-type="float" office:value="98" calcext:value-type="float">
            <text:p>98</text:p>
          </table:table-cell>
          <table:table-cell office:value-type="float" office:value="-0.0000000003115513" calcext:value-type="float">
            <text:p>-3.1155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10" calcext:value-type="float">
            <text:p>1439248810</text:p>
          </table:table-cell>
          <table:table-cell table:formula="of:=[.H361]-[.H$335]" office:value-type="float" office:value="101" calcext:value-type="float">
            <text:p>101</text:p>
          </table:table-cell>
          <table:table-cell office:value-type="float" office:value="-0.00000000003424178" calcext:value-type="float">
            <text:p>-3.42417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12" calcext:value-type="float">
            <text:p>1439248812</text:p>
          </table:table-cell>
          <table:table-cell table:formula="of:=[.H362]-[.H$335]" office:value-type="float" office:value="103" calcext:value-type="float">
            <text:p>103</text:p>
          </table:table-cell>
          <table:table-cell office:value-type="float" office:value="-0.00000000003007172" calcext:value-type="float">
            <text:p>-3.00717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18" calcext:value-type="float">
            <text:p>1439248818</text:p>
          </table:table-cell>
          <table:table-cell table:formula="of:=[.H363]-[.H$335]" office:value-type="float" office:value="109" calcext:value-type="float">
            <text:p>109</text:p>
          </table:table-cell>
          <table:table-cell office:value-type="float" office:value="-0.0000000002698506" calcext:value-type="float">
            <text:p>-2.6985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21" calcext:value-type="float">
            <text:p>1439248821</text:p>
          </table:table-cell>
          <table:table-cell table:formula="of:=[.H364]-[.H$335]" office:value-type="float" office:value="112" calcext:value-type="float">
            <text:p>112</text:p>
          </table:table-cell>
          <table:table-cell office:value-type="float" office:value="0.0000000002159622" calcext:value-type="float">
            <text:p>2.1596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26" calcext:value-type="float">
            <text:p>1439248826</text:p>
          </table:table-cell>
          <table:table-cell table:formula="of:=[.H365]-[.H$335]" office:value-type="float" office:value="117" calcext:value-type="float">
            <text:p>117</text:p>
          </table:table-cell>
          <table:table-cell office:value-type="float" office:value="-0.0000000004324832" calcext:value-type="float">
            <text:p>-4.3248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29" calcext:value-type="float">
            <text:p>1439248829</text:p>
          </table:table-cell>
          <table:table-cell table:formula="of:=[.H366]-[.H$335]" office:value-type="float" office:value="120" calcext:value-type="float">
            <text:p>120</text:p>
          </table:table-cell>
          <table:table-cell office:value-type="float" office:value="-0.00000000003215678" calcext:value-type="float">
            <text:p>-3.21567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34" calcext:value-type="float">
            <text:p>1439248834</text:p>
          </table:table-cell>
          <table:table-cell table:formula="of:=[.H367]-[.H$335]" office:value-type="float" office:value="125" calcext:value-type="float">
            <text:p>125</text:p>
          </table:table-cell>
          <table:table-cell office:value-type="float" office:value="-0.0000000005179697" calcext:value-type="float">
            <text:p>-5.1796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37" calcext:value-type="float">
            <text:p>1439248837</text:p>
          </table:table-cell>
          <table:table-cell table:formula="of:=[.H368]-[.H$335]" office:value-type="float" office:value="128" calcext:value-type="float">
            <text:p>128</text:p>
          </table:table-cell>
          <table:table-cell office:value-type="float" office:value="-0.00000000009742591" calcext:value-type="float">
            <text:p>-9.74259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39" calcext:value-type="float">
            <text:p>1439248839</text:p>
          </table:table-cell>
          <table:table-cell table:formula="of:=[.H369]-[.H$335]" office:value-type="float" office:value="130" calcext:value-type="float">
            <text:p>130</text:p>
          </table:table-cell>
          <table:table-cell office:value-type="float" office:value="0.000000000138816" calcext:value-type="float">
            <text:p>1.388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45" calcext:value-type="float">
            <text:p>1439248845</text:p>
          </table:table-cell>
          <table:table-cell table:formula="of:=[.H370]-[.H$335]" office:value-type="float" office:value="136" calcext:value-type="float">
            <text:p>136</text:p>
          </table:table-cell>
          <table:table-cell office:value-type="float" office:value="-0.0000000002218949" calcext:value-type="float">
            <text:p>-2.2189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47" calcext:value-type="float">
            <text:p>1439248847</text:p>
          </table:table-cell>
          <table:table-cell table:formula="of:=[.H371]-[.H$335]" office:value-type="float" office:value="138" calcext:value-type="float">
            <text:p>138</text:p>
          </table:table-cell>
          <table:table-cell office:value-type="float" office:value="-0.0000000002652768" calcext:value-type="float">
            <text:p>-2.65276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50" calcext:value-type="float">
            <text:p>1439248850</text:p>
          </table:table-cell>
          <table:table-cell table:formula="of:=[.H372]-[.H$335]" office:value-type="float" office:value="141" calcext:value-type="float">
            <text:p>141</text:p>
          </table:table-cell>
          <table:table-cell office:value-type="float" office:value="-0.0000000001072179" calcext:value-type="float">
            <text:p>-1.0721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55" calcext:value-type="float">
            <text:p>1439248855</text:p>
          </table:table-cell>
          <table:table-cell table:formula="of:=[.H373]-[.H$335]" office:value-type="float" office:value="146" calcext:value-type="float">
            <text:p>146</text:p>
          </table:table-cell>
          <table:table-cell office:value-type="float" office:value="-0.0000000006576668" calcext:value-type="float">
            <text:p>-6.57666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57" calcext:value-type="float">
            <text:p>1439248857</text:p>
          </table:table-cell>
          <table:table-cell table:formula="of:=[.H374]-[.H$335]" office:value-type="float" office:value="148" calcext:value-type="float">
            <text:p>148</text:p>
          </table:table-cell>
          <table:table-cell office:value-type="float" office:value="-0.00000000006880004" calcext:value-type="float">
            <text:p>-6.88000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60" calcext:value-type="float">
            <text:p>1439248860</text:p>
          </table:table-cell>
          <table:table-cell table:formula="of:=[.H375]-[.H$335]" office:value-type="float" office:value="151" calcext:value-type="float">
            <text:p>151</text:p>
          </table:table-cell>
          <table:table-cell office:value-type="float" office:value="0.0000000000679248" calcext:value-type="float">
            <text:p>6.7924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62" calcext:value-type="float">
            <text:p>1439248862</text:p>
          </table:table-cell>
          <table:table-cell table:formula="of:=[.H376]-[.H$335]" office:value-type="float" office:value="153" calcext:value-type="float">
            <text:p>153</text:p>
          </table:table-cell>
          <table:table-cell office:value-type="float" office:value="0.00000000005623213" calcext:value-type="float">
            <text:p>5.62321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65" calcext:value-type="float">
            <text:p>1439248865</text:p>
          </table:table-cell>
          <table:table-cell table:formula="of:=[.H377]-[.H$335]" office:value-type="float" office:value="156" calcext:value-type="float">
            <text:p>156</text:p>
          </table:table-cell>
          <table:table-cell office:value-type="float" office:value="-0.00000000001156911" calcext:value-type="float">
            <text:p>-1.15691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67" calcext:value-type="float">
            <text:p>1439248867</text:p>
          </table:table-cell>
          <table:table-cell table:formula="of:=[.H378]-[.H$335]" office:value-type="float" office:value="158" calcext:value-type="float">
            <text:p>158</text:p>
          </table:table-cell>
          <table:table-cell office:value-type="float" office:value="-0.0000000001030479" calcext:value-type="float">
            <text:p>-1.0304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72" calcext:value-type="float">
            <text:p>1439248872</text:p>
          </table:table-cell>
          <table:table-cell table:formula="of:=[.H379]-[.H$335]" office:value-type="float" office:value="163" calcext:value-type="float">
            <text:p>163</text:p>
          </table:table-cell>
          <table:table-cell office:value-type="float" office:value="0.0000000001721765" calcext:value-type="float">
            <text:p>1.7217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77" calcext:value-type="float">
            <text:p>1439248877</text:p>
          </table:table-cell>
          <table:table-cell table:formula="of:=[.H380]-[.H$335]" office:value-type="float" office:value="168" calcext:value-type="float">
            <text:p>168</text:p>
          </table:table-cell>
          <table:table-cell office:value-type="float" office:value="0.0000000001596663" calcext:value-type="float">
            <text:p>1.5966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83" calcext:value-type="float">
            <text:p>1439248883</text:p>
          </table:table-cell>
          <table:table-cell table:formula="of:=[.H381]-[.H$335]" office:value-type="float" office:value="174" calcext:value-type="float">
            <text:p>174</text:p>
          </table:table-cell>
          <table:table-cell office:value-type="float" office:value="0.00000000003873435" calcext:value-type="float">
            <text:p>3.87343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88" calcext:value-type="float">
            <text:p>1439248888</text:p>
          </table:table-cell>
          <table:table-cell table:formula="of:=[.H382]-[.H$335]" office:value-type="float" office:value="179" calcext:value-type="float">
            <text:p>179</text:p>
          </table:table-cell>
          <table:table-cell office:value-type="float" office:value="-0.00000000003215675" calcext:value-type="float">
            <text:p>-3.21567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93" calcext:value-type="float">
            <text:p>1439248893</text:p>
          </table:table-cell>
          <table:table-cell table:formula="of:=[.H383]-[.H$335]" office:value-type="float" office:value="184" calcext:value-type="float">
            <text:p>184</text:p>
          </table:table-cell>
          <table:table-cell office:value-type="float" office:value="0.0000000002743431" calcext:value-type="float">
            <text:p>2.74343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898" calcext:value-type="float">
            <text:p>1439248898</text:p>
          </table:table-cell>
          <table:table-cell table:formula="of:=[.H384]-[.H$335]" office:value-type="float" office:value="189" calcext:value-type="float">
            <text:p>189</text:p>
          </table:table-cell>
          <table:table-cell office:value-type="float" office:value="-0.0000000005033745" calcext:value-type="float">
            <text:p>-5.0337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01" calcext:value-type="float">
            <text:p>1439248901</text:p>
          </table:table-cell>
          <table:table-cell table:formula="of:=[.H385]-[.H$335]" office:value-type="float" office:value="192" calcext:value-type="float">
            <text:p>192</text:p>
          </table:table-cell>
          <table:table-cell office:value-type="float" office:value="-0.0000000003440556" calcext:value-type="float">
            <text:p>-3.4405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03" calcext:value-type="float">
            <text:p>1439248903</text:p>
          </table:table-cell>
          <table:table-cell table:formula="of:=[.H386]-[.H$335]" office:value-type="float" office:value="194" calcext:value-type="float">
            <text:p>194</text:p>
          </table:table-cell>
          <table:table-cell office:value-type="float" office:value="-0.0000000001739391" calcext:value-type="float">
            <text:p>-1.7393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06" calcext:value-type="float">
            <text:p>1439248906</text:p>
          </table:table-cell>
          <table:table-cell table:formula="of:=[.H387]-[.H$335]" office:value-type="float" office:value="197" calcext:value-type="float">
            <text:p>197</text:p>
          </table:table-cell>
          <table:table-cell office:value-type="float" office:value="-0.00000000007660898" calcext:value-type="float">
            <text:p>-7.66089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09" calcext:value-type="float">
            <text:p>1439248909</text:p>
          </table:table-cell>
          <table:table-cell table:formula="of:=[.H388]-[.H$335]" office:value-type="float" office:value="200" calcext:value-type="float">
            <text:p>200</text:p>
          </table:table-cell>
          <table:table-cell office:value-type="float" office:value="-0.000000000361592" calcext:value-type="float">
            <text:p>-3.615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14" calcext:value-type="float">
            <text:p>1439248914</text:p>
          </table:table-cell>
          <table:table-cell table:formula="of:=[.H389]-[.H$335]" office:value-type="float" office:value="205" calcext:value-type="float">
            <text:p>205</text:p>
          </table:table-cell>
          <table:table-cell office:value-type="float" office:value="-0.0000000003657622" calcext:value-type="float">
            <text:p>-3.6576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17" calcext:value-type="float">
            <text:p>1439248917</text:p>
          </table:table-cell>
          <table:table-cell table:formula="of:=[.H390]-[.H$335]" office:value-type="float" office:value="208" calcext:value-type="float">
            <text:p>208</text:p>
          </table:table-cell>
          <table:table-cell office:value-type="float" office:value="0.00000000001446773" calcext:value-type="float">
            <text:p>1.44677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19" calcext:value-type="float">
            <text:p>1439248919</text:p>
          </table:table-cell>
          <table:table-cell table:formula="of:=[.H391]-[.H$335]" office:value-type="float" office:value="210" calcext:value-type="float">
            <text:p>210</text:p>
          </table:table-cell>
          <table:table-cell office:value-type="float" office:value="-0.00000000003215675" calcext:value-type="float">
            <text:p>-3.21567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22" calcext:value-type="float">
            <text:p>1439248922</text:p>
          </table:table-cell>
          <table:table-cell table:formula="of:=[.H392]-[.H$335]" office:value-type="float" office:value="213" calcext:value-type="float">
            <text:p>213</text:p>
          </table:table-cell>
          <table:table-cell office:value-type="float" office:value="-0.0000000003605295" calcext:value-type="float">
            <text:p>-3.6052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25" calcext:value-type="float">
            <text:p>1439248925</text:p>
          </table:table-cell>
          <table:table-cell table:formula="of:=[.H393]-[.H$335]" office:value-type="float" office:value="216" calcext:value-type="float">
            <text:p>216</text:p>
          </table:table-cell>
          <table:table-cell office:value-type="float" office:value="0.0000000001075405" calcext:value-type="float">
            <text:p>1.0754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30" calcext:value-type="float">
            <text:p>1439248930</text:p>
          </table:table-cell>
          <table:table-cell table:formula="of:=[.H394]-[.H$335]" office:value-type="float" office:value="221" calcext:value-type="float">
            <text:p>221</text:p>
          </table:table-cell>
          <table:table-cell office:value-type="float" office:value="-0.0000000005450749" calcext:value-type="float">
            <text:p>-5.4507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33" calcext:value-type="float">
            <text:p>1439248933</text:p>
          </table:table-cell>
          <table:table-cell table:formula="of:=[.H395]-[.H$335]" office:value-type="float" office:value="224" calcext:value-type="float">
            <text:p>224</text:p>
          </table:table-cell>
          <table:table-cell office:value-type="float" office:value="-0.0000000001594175" calcext:value-type="float">
            <text:p>-1.59417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36" calcext:value-type="float">
            <text:p>1439248936</text:p>
          </table:table-cell>
          <table:table-cell table:formula="of:=[.H396]-[.H$335]" office:value-type="float" office:value="227" calcext:value-type="float">
            <text:p>227</text:p>
          </table:table-cell>
          <table:table-cell office:value-type="float" office:value="0.0000000001137955" calcext:value-type="float">
            <text:p>1.1379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41" calcext:value-type="float">
            <text:p>1439248941</text:p>
          </table:table-cell>
          <table:table-cell table:formula="of:=[.H397]-[.H$335]" office:value-type="float" office:value="232" calcext:value-type="float">
            <text:p>232</text:p>
          </table:table-cell>
          <table:table-cell office:value-type="float" office:value="0.000000000005373743" calcext:value-type="float">
            <text:p>5.373743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44" calcext:value-type="float">
            <text:p>1439248944</text:p>
          </table:table-cell>
          <table:table-cell table:formula="of:=[.H398]-[.H$335]" office:value-type="float" office:value="235" calcext:value-type="float">
            <text:p>235</text:p>
          </table:table-cell>
          <table:table-cell office:value-type="float" office:value="-0.00000000008510696" calcext:value-type="float">
            <text:p>-8.51069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46" calcext:value-type="float">
            <text:p>1439248946</text:p>
          </table:table-cell>
          <table:table-cell table:formula="of:=[.H399]-[.H$335]" office:value-type="float" office:value="237" calcext:value-type="float">
            <text:p>237</text:p>
          </table:table-cell>
          <table:table-cell office:value-type="float" office:value="-0.0000000002698506" calcext:value-type="float">
            <text:p>-2.6985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49" calcext:value-type="float">
            <text:p>1439248949</text:p>
          </table:table-cell>
          <table:table-cell table:formula="of:=[.H400]-[.H$335]" office:value-type="float" office:value="240" calcext:value-type="float">
            <text:p>240</text:p>
          </table:table-cell>
          <table:table-cell office:value-type="float" office:value="0.0000000002231175" calcext:value-type="float">
            <text:p>2.23117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51" calcext:value-type="float">
            <text:p>1439248951</text:p>
          </table:table-cell>
          <table:table-cell table:formula="of:=[.H401]-[.H$335]" office:value-type="float" office:value="242" calcext:value-type="float">
            <text:p>242</text:p>
          </table:table-cell>
          <table:table-cell office:value-type="float" office:value="-0.0000000004345683" calcext:value-type="float">
            <text:p>-4.3456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57" calcext:value-type="float">
            <text:p>1439248957</text:p>
          </table:table-cell>
          <table:table-cell table:formula="of:=[.H402]-[.H$335]" office:value-type="float" office:value="248" calcext:value-type="float">
            <text:p>248</text:p>
          </table:table-cell>
          <table:table-cell office:value-type="float" office:value="-0.0000000001614776" calcext:value-type="float">
            <text:p>-1.6147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62" calcext:value-type="float">
            <text:p>1439248962</text:p>
          </table:table-cell>
          <table:table-cell table:formula="of:=[.H403]-[.H$335]" office:value-type="float" office:value="253" calcext:value-type="float">
            <text:p>253</text:p>
          </table:table-cell>
          <table:table-cell office:value-type="float" office:value="-0.00000000023649" calcext:value-type="float">
            <text:p>-2.36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65" calcext:value-type="float">
            <text:p>1439248965</text:p>
          </table:table-cell>
          <table:table-cell table:formula="of:=[.H404]-[.H$335]" office:value-type="float" office:value="256" calcext:value-type="float">
            <text:p>256</text:p>
          </table:table-cell>
          <table:table-cell office:value-type="float" office:value="-0.0000000006243064" calcext:value-type="float">
            <text:p>-6.2430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70" calcext:value-type="float">
            <text:p>1439248970</text:p>
          </table:table-cell>
          <table:table-cell table:formula="of:=[.H405]-[.H$335]" office:value-type="float" office:value="261" calcext:value-type="float">
            <text:p>261</text:p>
          </table:table-cell>
          <table:table-cell office:value-type="float" office:value="-0.000000000624306" calcext:value-type="float">
            <text:p>-6.243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73" calcext:value-type="float">
            <text:p>1439248973</text:p>
          </table:table-cell>
          <table:table-cell table:formula="of:=[.H406]-[.H$335]" office:value-type="float" office:value="264" calcext:value-type="float">
            <text:p>264</text:p>
          </table:table-cell>
          <table:table-cell office:value-type="float" office:value="0.00000000001371396" calcext:value-type="float">
            <text:p>1.37139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81" calcext:value-type="float">
            <text:p>1439248981</text:p>
          </table:table-cell>
          <table:table-cell table:formula="of:=[.H407]-[.H$335]" office:value-type="float" office:value="272" calcext:value-type="float">
            <text:p>272</text:p>
          </table:table-cell>
          <table:table-cell office:value-type="float" office:value="-0.000000000486694" calcext:value-type="float">
            <text:p>-4.866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84" calcext:value-type="float">
            <text:p>1439248984</text:p>
          </table:table-cell>
          <table:table-cell table:formula="of:=[.H408]-[.H$335]" office:value-type="float" office:value="275" calcext:value-type="float">
            <text:p>275</text:p>
          </table:table-cell>
          <table:table-cell office:value-type="float" office:value="0.00000000008877518" calcext:value-type="float">
            <text:p>8.87751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89" calcext:value-type="float">
            <text:p>1439248989</text:p>
          </table:table-cell>
          <table:table-cell table:formula="of:=[.H409]-[.H$335]" office:value-type="float" office:value="280" calcext:value-type="float">
            <text:p>280</text:p>
          </table:table-cell>
          <table:table-cell office:value-type="float" office:value="-0.0000000005158846" calcext:value-type="float">
            <text:p>-5.1588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92" calcext:value-type="float">
            <text:p>1439248992</text:p>
          </table:table-cell>
          <table:table-cell table:formula="of:=[.H410]-[.H$335]" office:value-type="float" office:value="283" calcext:value-type="float">
            <text:p>283</text:p>
          </table:table-cell>
          <table:table-cell office:value-type="float" office:value="0.0000000002972785" calcext:value-type="float">
            <text:p>2.9727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8997" calcext:value-type="float">
            <text:p>1439248997</text:p>
          </table:table-cell>
          <table:table-cell table:formula="of:=[.H411]-[.H$335]" office:value-type="float" office:value="288" calcext:value-type="float">
            <text:p>288</text:p>
          </table:table-cell>
          <table:table-cell office:value-type="float" office:value="-0.0000000002344052" calcext:value-type="float">
            <text:p>-2.3440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00" calcext:value-type="float">
            <text:p>1439249000</text:p>
          </table:table-cell>
          <table:table-cell table:formula="of:=[.H412]-[.H$335]" office:value-type="float" office:value="291" calcext:value-type="float">
            <text:p>291</text:p>
          </table:table-cell>
          <table:table-cell office:value-type="float" office:value="0.00000000005332955" calcext:value-type="float">
            <text:p>5.33295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05" calcext:value-type="float">
            <text:p>1439249005</text:p>
          </table:table-cell>
          <table:table-cell table:formula="of:=[.H413]-[.H$335]" office:value-type="float" office:value="296" calcext:value-type="float">
            <text:p>296</text:p>
          </table:table-cell>
          <table:table-cell office:value-type="float" office:value="-0.0000000002886158" calcext:value-type="float">
            <text:p>-2.8861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08" calcext:value-type="float">
            <text:p>1439249008</text:p>
          </table:table-cell>
          <table:table-cell table:formula="of:=[.H414]-[.H$335]" office:value-type="float" office:value="299" calcext:value-type="float">
            <text:p>299</text:p>
          </table:table-cell>
          <table:table-cell office:value-type="float" office:value="0.000000000138816" calcext:value-type="float">
            <text:p>1.388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13" calcext:value-type="float">
            <text:p>1439249013</text:p>
          </table:table-cell>
          <table:table-cell table:formula="of:=[.H415]-[.H$335]" office:value-type="float" office:value="304" calcext:value-type="float">
            <text:p>304</text:p>
          </table:table-cell>
          <table:table-cell office:value-type="float" office:value="-0.0000000004137178" calcext:value-type="float">
            <text:p>-4.1371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16" calcext:value-type="float">
            <text:p>1439249016</text:p>
          </table:table-cell>
          <table:table-cell table:formula="of:=[.H416]-[.H$335]" office:value-type="float" office:value="307" calcext:value-type="float">
            <text:p>307</text:p>
          </table:table-cell>
          <table:table-cell office:value-type="float" office:value="0.0000000001700915" calcext:value-type="float">
            <text:p>1.7009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24" calcext:value-type="float">
            <text:p>1439249024</text:p>
          </table:table-cell>
          <table:table-cell table:formula="of:=[.H417]-[.H$335]" office:value-type="float" office:value="315" calcext:value-type="float">
            <text:p>315</text:p>
          </table:table-cell>
          <table:table-cell office:value-type="float" office:value="-0.0000000003219765" calcext:value-type="float">
            <text:p>-3.2197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27" calcext:value-type="float">
            <text:p>1439249027</text:p>
          </table:table-cell>
          <table:table-cell table:formula="of:=[.H418]-[.H$335]" office:value-type="float" office:value="318" calcext:value-type="float">
            <text:p>318</text:p>
          </table:table-cell>
          <table:table-cell office:value-type="float" office:value="-0.0000000000122999" calcext:value-type="float">
            <text:p>-1.2299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29" calcext:value-type="float">
            <text:p>1439249029</text:p>
          </table:table-cell>
          <table:table-cell table:formula="of:=[.H419]-[.H$335]" office:value-type="float" office:value="320" calcext:value-type="float">
            <text:p>320</text:p>
          </table:table-cell>
          <table:table-cell office:value-type="float" office:value="0.00000000009711529" calcext:value-type="float">
            <text:p>9.71152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35" calcext:value-type="float">
            <text:p>1439249035</text:p>
          </table:table-cell>
          <table:table-cell table:formula="of:=[.H420]-[.H$335]" office:value-type="float" office:value="326" calcext:value-type="float">
            <text:p>326</text:p>
          </table:table-cell>
          <table:table-cell office:value-type="float" office:value="-0.0000000003469968" calcext:value-type="float">
            <text:p>-3.46996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37" calcext:value-type="float">
            <text:p>1439249037</text:p>
          </table:table-cell>
          <table:table-cell table:formula="of:=[.H421]-[.H$335]" office:value-type="float" office:value="328" calcext:value-type="float">
            <text:p>328</text:p>
          </table:table-cell>
          <table:table-cell office:value-type="float" office:value="-0.000000001001697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43" calcext:value-type="float">
            <text:p>1439249043</text:p>
          </table:table-cell>
          <table:table-cell table:formula="of:=[.H422]-[.H$335]" office:value-type="float" office:value="334" calcext:value-type="float">
            <text:p>334</text:p>
          </table:table-cell>
          <table:table-cell office:value-type="float" office:value="-0.0000000003720173" calcext:value-type="float">
            <text:p>-3.7201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45" calcext:value-type="float">
            <text:p>1439249045</text:p>
          </table:table-cell>
          <table:table-cell table:formula="of:=[.H423]-[.H$335]" office:value-type="float" office:value="336" calcext:value-type="float">
            <text:p>336</text:p>
          </table:table-cell>
          <table:table-cell office:value-type="float" office:value="0.00000000006929755" calcext:value-type="float">
            <text:p>6.92975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48" calcext:value-type="float">
            <text:p>1439249048</text:p>
          </table:table-cell>
          <table:table-cell table:formula="of:=[.H424]-[.H$335]" office:value-type="float" office:value="339" calcext:value-type="float">
            <text:p>339</text:p>
          </table:table-cell>
          <table:table-cell office:value-type="float" office:value="0.0000000001471561" calcext:value-type="float">
            <text:p>1.4715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53" calcext:value-type="float">
            <text:p>1439249053</text:p>
          </table:table-cell>
          <table:table-cell table:formula="of:=[.H425]-[.H$335]" office:value-type="float" office:value="344" calcext:value-type="float">
            <text:p>344</text:p>
          </table:table-cell>
          <table:table-cell office:value-type="float" office:value="-0.0000000002323201" calcext:value-type="float">
            <text:p>-2.3232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56" calcext:value-type="float">
            <text:p>1439249056</text:p>
          </table:table-cell>
          <table:table-cell table:formula="of:=[.H426]-[.H$335]" office:value-type="float" office:value="347" calcext:value-type="float">
            <text:p>347</text:p>
          </table:table-cell>
          <table:table-cell office:value-type="float" office:value="0.00000000009711529" calcext:value-type="float">
            <text:p>9.71152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64" calcext:value-type="float">
            <text:p>1439249064</text:p>
          </table:table-cell>
          <table:table-cell table:formula="of:=[.H427]-[.H$335]" office:value-type="float" office:value="355" calcext:value-type="float">
            <text:p>355</text:p>
          </table:table-cell>
          <table:table-cell office:value-type="float" office:value="-0.0000000005179698" calcext:value-type="float">
            <text:p>-5.1796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67" calcext:value-type="float">
            <text:p>1439249067</text:p>
          </table:table-cell>
          <table:table-cell table:formula="of:=[.H428]-[.H$335]" office:value-type="float" office:value="358" calcext:value-type="float">
            <text:p>358</text:p>
          </table:table-cell>
          <table:table-cell office:value-type="float" office:value="-0.0000000002979116" calcext:value-type="float">
            <text:p>-2.9791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69" calcext:value-type="float">
            <text:p>1439249069</text:p>
          </table:table-cell>
          <table:table-cell table:formula="of:=[.H429]-[.H$335]" office:value-type="float" office:value="360" calcext:value-type="float">
            <text:p>360</text:p>
          </table:table-cell>
          <table:table-cell office:value-type="float" office:value="0.0000000002326425" calcext:value-type="float">
            <text:p>2.3264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74" calcext:value-type="float">
            <text:p>1439249074</text:p>
          </table:table-cell>
          <table:table-cell table:formula="of:=[.H430]-[.H$335]" office:value-type="float" office:value="365" calcext:value-type="float">
            <text:p>365</text:p>
          </table:table-cell>
          <table:table-cell office:value-type="float" office:value="-0.0000000004303984" calcext:value-type="float">
            <text:p>-4.3039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77" calcext:value-type="float">
            <text:p>1439249077</text:p>
          </table:table-cell>
          <table:table-cell table:formula="of:=[.H431]-[.H$335]" office:value-type="float" office:value="368" calcext:value-type="float">
            <text:p>368</text:p>
          </table:table-cell>
          <table:table-cell office:value-type="float" office:value="-0.000000000002966727" calcext:value-type="float">
            <text:p>-2.966727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80" calcext:value-type="float">
            <text:p>1439249080</text:p>
          </table:table-cell>
          <table:table-cell table:formula="of:=[.H432]-[.H$335]" office:value-type="float" office:value="371" calcext:value-type="float">
            <text:p>371</text:p>
          </table:table-cell>
          <table:table-cell office:value-type="float" office:value="-0.0000000003885292" calcext:value-type="float">
            <text:p>-3.8852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85" calcext:value-type="float">
            <text:p>1439249085</text:p>
          </table:table-cell>
          <table:table-cell table:formula="of:=[.H433]-[.H$335]" office:value-type="float" office:value="376" calcext:value-type="float">
            <text:p>376</text:p>
          </table:table-cell>
          <table:table-cell office:value-type="float" office:value="-0.0000000004137181" calcext:value-type="float">
            <text:p>-4.13718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088" calcext:value-type="float">
            <text:p>1439249088</text:p>
          </table:table-cell>
          <table:table-cell table:formula="of:=[.H434]-[.H$335]" office:value-type="float" office:value="379" calcext:value-type="float">
            <text:p>379</text:p>
          </table:table-cell>
          <table:table-cell office:value-type="float" office:value="-0.0000000001889412" calcext:value-type="float">
            <text:p>-1.889412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49646" calcext:value-type="float">
            <text:p>1439249646</text:p>
          </table:table-cell>
          <table:table-cell table:formula="of:=[.H436]-[.H$436]" office:value-type="float" office:value="0" calcext:value-type="float">
            <text:p>0</text:p>
          </table:table-cell>
          <table:table-cell office:value-type="float" office:value="0.00000000008669" calcext:value-type="float">
            <text:p>8.66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51" calcext:value-type="float">
            <text:p>1439249651</text:p>
          </table:table-cell>
          <table:table-cell table:formula="of:=[.H437]-[.H$436]" office:value-type="float" office:value="5" calcext:value-type="float">
            <text:p>5</text:p>
          </table:table-cell>
          <table:table-cell office:value-type="float" office:value="-0.0000000004053784" calcext:value-type="float">
            <text:p>-4.0537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56" calcext:value-type="float">
            <text:p>1439249656</text:p>
          </table:table-cell>
          <table:table-cell table:formula="of:=[.H438]-[.H$436]" office:value-type="float" office:value="10" calcext:value-type="float">
            <text:p>10</text:p>
          </table:table-cell>
          <table:table-cell office:value-type="float" office:value="-0.0000000001426639" calcext:value-type="float">
            <text:p>-1.4266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61" calcext:value-type="float">
            <text:p>1439249661</text:p>
          </table:table-cell>
          <table:table-cell table:formula="of:=[.H439]-[.H$436]" office:value-type="float" office:value="15" calcext:value-type="float">
            <text:p>15</text:p>
          </table:table-cell>
          <table:table-cell office:value-type="float" office:value="-0.0000000007160486" calcext:value-type="float">
            <text:p>-7.1604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66" calcext:value-type="float">
            <text:p>1439249666</text:p>
          </table:table-cell>
          <table:table-cell table:formula="of:=[.H440]-[.H$436]" office:value-type="float" office:value="20" calcext:value-type="float">
            <text:p>20</text:p>
          </table:table-cell>
          <table:table-cell office:value-type="float" office:value="-0.0000000004262286" calcext:value-type="float">
            <text:p>-4.2622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72" calcext:value-type="float">
            <text:p>1439249672</text:p>
          </table:table-cell>
          <table:table-cell table:formula="of:=[.H441]-[.H$436]" office:value-type="float" office:value="26" calcext:value-type="float">
            <text:p>26</text:p>
          </table:table-cell>
          <table:table-cell office:value-type="float" office:value="0.00000000001371378" calcext:value-type="float">
            <text:p>1.37137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77" calcext:value-type="float">
            <text:p>1439249677</text:p>
          </table:table-cell>
          <table:table-cell table:formula="of:=[.H442]-[.H$436]" office:value-type="float" office:value="31" calcext:value-type="float">
            <text:p>31</text:p>
          </table:table-cell>
          <table:table-cell office:value-type="float" office:value="-0.0000000002385755" calcext:value-type="float">
            <text:p>-2.3857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79" calcext:value-type="float">
            <text:p>1439249679</text:p>
          </table:table-cell>
          <table:table-cell table:formula="of:=[.H443]-[.H$436]" office:value-type="float" office:value="33" calcext:value-type="float">
            <text:p>33</text:p>
          </table:table-cell>
          <table:table-cell office:value-type="float" office:value="-0.0000000002291554" calcext:value-type="float">
            <text:p>-2.29155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82" calcext:value-type="float">
            <text:p>1439249682</text:p>
          </table:table-cell>
          <table:table-cell table:formula="of:=[.H444]-[.H$436]" office:value-type="float" office:value="36" calcext:value-type="float">
            <text:p>36</text:p>
          </table:table-cell>
          <table:table-cell office:value-type="float" office:value="0.000000000001203496" calcext:value-type="float">
            <text:p>1.203496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87" calcext:value-type="float">
            <text:p>1439249687</text:p>
          </table:table-cell>
          <table:table-cell table:formula="of:=[.H445]-[.H$436]" office:value-type="float" office:value="41" calcext:value-type="float">
            <text:p>41</text:p>
          </table:table-cell>
          <table:table-cell office:value-type="float" office:value="-0.0000000003574225" calcext:value-type="float">
            <text:p>-3.5742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90" calcext:value-type="float">
            <text:p>1439249690</text:p>
          </table:table-cell>
          <table:table-cell table:formula="of:=[.H446]-[.H$436]" office:value-type="float" office:value="44" calcext:value-type="float">
            <text:p>44</text:p>
          </table:table-cell>
          <table:table-cell office:value-type="float" office:value="-0.00000000007391561" calcext:value-type="float">
            <text:p>-7.39156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93" calcext:value-type="float">
            <text:p>1439249693</text:p>
          </table:table-cell>
          <table:table-cell table:formula="of:=[.H447]-[.H$436]" office:value-type="float" office:value="47" calcext:value-type="float">
            <text:p>47</text:p>
          </table:table-cell>
          <table:table-cell office:value-type="float" office:value="-0.0000000002135551" calcext:value-type="float">
            <text:p>-2.13555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95" calcext:value-type="float">
            <text:p>1439249695</text:p>
          </table:table-cell>
          <table:table-cell table:formula="of:=[.H448]-[.H$436]" office:value-type="float" office:value="49" calcext:value-type="float">
            <text:p>49</text:p>
          </table:table-cell>
          <table:table-cell office:value-type="float" office:value="-0.0000000001136495" calcext:value-type="float">
            <text:p>-1.1364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698" calcext:value-type="float">
            <text:p>1439249698</text:p>
          </table:table-cell>
          <table:table-cell table:formula="of:=[.H449]-[.H$436]" office:value-type="float" office:value="52" calcext:value-type="float">
            <text:p>52</text:p>
          </table:table-cell>
          <table:table-cell office:value-type="float" office:value="-0.0000000002823612" calcext:value-type="float">
            <text:p>-2.8236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03" calcext:value-type="float">
            <text:p>1439249703</text:p>
          </table:table-cell>
          <table:table-cell table:formula="of:=[.H450]-[.H$436]" office:value-type="float" office:value="57" calcext:value-type="float">
            <text:p>57</text:p>
          </table:table-cell>
          <table:table-cell office:value-type="float" office:value="-0.0000000001760244" calcext:value-type="float">
            <text:p>-1.7602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08" calcext:value-type="float">
            <text:p>1439249708</text:p>
          </table:table-cell>
          <table:table-cell table:formula="of:=[.H451]-[.H$436]" office:value-type="float" office:value="62" calcext:value-type="float">
            <text:p>62</text:p>
          </table:table-cell>
          <table:table-cell office:value-type="float" office:value="0.00000000001579883" calcext:value-type="float">
            <text:p>1.57988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13" calcext:value-type="float">
            <text:p>1439249713</text:p>
          </table:table-cell>
          <table:table-cell table:formula="of:=[.H452]-[.H$436]" office:value-type="float" office:value="67" calcext:value-type="float">
            <text:p>67</text:p>
          </table:table-cell>
          <table:table-cell office:value-type="float" office:value="-0.0000000004074634" calcext:value-type="float">
            <text:p>-4.0746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16" calcext:value-type="float">
            <text:p>1439249716</text:p>
          </table:table-cell>
          <table:table-cell table:formula="of:=[.H453]-[.H$436]" office:value-type="float" office:value="70" calcext:value-type="float">
            <text:p>70</text:p>
          </table:table-cell>
          <table:table-cell office:value-type="float" office:value="-0.0000000002040163" calcext:value-type="float">
            <text:p>-2.0401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18" calcext:value-type="float">
            <text:p>1439249718</text:p>
          </table:table-cell>
          <table:table-cell table:formula="of:=[.H454]-[.H$436]" office:value-type="float" office:value="72" calcext:value-type="float">
            <text:p>72</text:p>
          </table:table-cell>
          <table:table-cell office:value-type="float" office:value="-0.00000000008219786" calcext:value-type="float">
            <text:p>-8.21978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23" calcext:value-type="float">
            <text:p>1439249723</text:p>
          </table:table-cell>
          <table:table-cell table:formula="of:=[.H455]-[.H$436]" office:value-type="float" office:value="77" calcext:value-type="float">
            <text:p>77</text:p>
          </table:table-cell>
          <table:table-cell office:value-type="float" office:value="0.000000000007458673" calcext:value-type="float">
            <text:p>7.458673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28" calcext:value-type="float">
            <text:p>1439249728</text:p>
          </table:table-cell>
          <table:table-cell table:formula="of:=[.H456]-[.H$436]" office:value-type="float" office:value="82" calcext:value-type="float">
            <text:p>82</text:p>
          </table:table-cell>
          <table:table-cell office:value-type="float" office:value="-0.0000000005325653" calcext:value-type="float">
            <text:p>-5.32565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33" calcext:value-type="float">
            <text:p>1439249733</text:p>
          </table:table-cell>
          <table:table-cell table:formula="of:=[.H457]-[.H$436]" office:value-type="float" office:value="87" calcext:value-type="float">
            <text:p>87</text:p>
          </table:table-cell>
          <table:table-cell office:value-type="float" office:value="-0.0000000002448307" calcext:value-type="float">
            <text:p>-2.4483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38" calcext:value-type="float">
            <text:p>1439249738</text:p>
          </table:table-cell>
          <table:table-cell table:formula="of:=[.H458]-[.H$436]" office:value-type="float" office:value="92" calcext:value-type="float">
            <text:p>92</text:p>
          </table:table-cell>
          <table:table-cell office:value-type="float" office:value="0.00000000001371379" calcext:value-type="float">
            <text:p>1.37137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44" calcext:value-type="float">
            <text:p>1439249744</text:p>
          </table:table-cell>
          <table:table-cell table:formula="of:=[.H459]-[.H$436]" office:value-type="float" office:value="98" calcext:value-type="float">
            <text:p>98</text:p>
          </table:table-cell>
          <table:table-cell office:value-type="float" office:value="-0.0000000003324019" calcext:value-type="float">
            <text:p>-3.3240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46" calcext:value-type="float">
            <text:p>1439249746</text:p>
          </table:table-cell>
          <table:table-cell table:formula="of:=[.H460]-[.H$436]" office:value-type="float" office:value="100" calcext:value-type="float">
            <text:p>100</text:p>
          </table:table-cell>
          <table:table-cell office:value-type="float" office:value="0.0000000002931085" calcext:value-type="float">
            <text:p>2.9310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51" calcext:value-type="float">
            <text:p>1439249751</text:p>
          </table:table-cell>
          <table:table-cell table:formula="of:=[.H461]-[.H$436]" office:value-type="float" office:value="105" calcext:value-type="float">
            <text:p>105</text:p>
          </table:table-cell>
          <table:table-cell office:value-type="float" office:value="-0.0000000001343236" calcext:value-type="float">
            <text:p>-1.34323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57" calcext:value-type="float">
            <text:p>1439249757</text:p>
          </table:table-cell>
          <table:table-cell table:formula="of:=[.H462]-[.H$436]" office:value-type="float" office:value="111" calcext:value-type="float">
            <text:p>111</text:p>
          </table:table-cell>
          <table:table-cell office:value-type="float" office:value="-0.0000000004929497" calcext:value-type="float">
            <text:p>-4.9294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59" calcext:value-type="float">
            <text:p>1439249759</text:p>
          </table:table-cell>
          <table:table-cell table:formula="of:=[.H463]-[.H$436]" office:value-type="float" office:value="113" calcext:value-type="float">
            <text:p>113</text:p>
          </table:table-cell>
          <table:table-cell office:value-type="float" office:value="0.00000000004361568" calcext:value-type="float">
            <text:p>4.3615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62" calcext:value-type="float">
            <text:p>1439249762</text:p>
          </table:table-cell>
          <table:table-cell table:formula="of:=[.H464]-[.H$436]" office:value-type="float" office:value="116" calcext:value-type="float">
            <text:p>116</text:p>
          </table:table-cell>
          <table:table-cell office:value-type="float" office:value="0.0000000001846867" calcext:value-type="float">
            <text:p>1.84686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67" calcext:value-type="float">
            <text:p>1439249767</text:p>
          </table:table-cell>
          <table:table-cell table:formula="of:=[.H465]-[.H$436]" office:value-type="float" office:value="121" calcext:value-type="float">
            <text:p>121</text:p>
          </table:table-cell>
          <table:table-cell office:value-type="float" office:value="0.0000000001617513" calcext:value-type="float">
            <text:p>1.6175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72" calcext:value-type="float">
            <text:p>1439249772</text:p>
          </table:table-cell>
          <table:table-cell table:formula="of:=[.H466]-[.H$436]" office:value-type="float" office:value="126" calcext:value-type="float">
            <text:p>126</text:p>
          </table:table-cell>
          <table:table-cell office:value-type="float" office:value="-0.00000000006343251" calcext:value-type="float">
            <text:p>-6.34325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77" calcext:value-type="float">
            <text:p>1439249777</text:p>
          </table:table-cell>
          <table:table-cell table:formula="of:=[.H467]-[.H$436]" office:value-type="float" office:value="131" calcext:value-type="float">
            <text:p>131</text:p>
          </table:table-cell>
          <table:table-cell office:value-type="float" office:value="-0.0000000005555008" calcext:value-type="float">
            <text:p>-5.5550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80" calcext:value-type="float">
            <text:p>1439249780</text:p>
          </table:table-cell>
          <table:table-cell table:formula="of:=[.H468]-[.H$436]" office:value-type="float" office:value="134" calcext:value-type="float">
            <text:p>134</text:p>
          </table:table-cell>
          <table:table-cell office:value-type="float" office:value="-0.0000000007926541" calcext:value-type="float">
            <text:p>-7.9265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82" calcext:value-type="float">
            <text:p>1439249782</text:p>
          </table:table-cell>
          <table:table-cell table:formula="of:=[.H469]-[.H$436]" office:value-type="float" office:value="136" calcext:value-type="float">
            <text:p>136</text:p>
          </table:table-cell>
          <table:table-cell office:value-type="float" office:value="-0.00000000008428286" calcext:value-type="float">
            <text:p>-8.42828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87" calcext:value-type="float">
            <text:p>1439249787</text:p>
          </table:table-cell>
          <table:table-cell table:formula="of:=[.H470]-[.H$436]" office:value-type="float" office:value="141" calcext:value-type="float">
            <text:p>141</text:p>
          </table:table-cell>
          <table:table-cell office:value-type="float" office:value="-0.0000000005367357" calcext:value-type="float">
            <text:p>-5.3673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90" calcext:value-type="float">
            <text:p>1439249790</text:p>
          </table:table-cell>
          <table:table-cell table:formula="of:=[.H471]-[.H$436]" office:value-type="float" office:value="144" calcext:value-type="float">
            <text:p>144</text:p>
          </table:table-cell>
          <table:table-cell office:value-type="float" office:value="-0.0000000004153806" calcext:value-type="float">
            <text:p>-4.1538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92" calcext:value-type="float">
            <text:p>1439249792</text:p>
          </table:table-cell>
          <table:table-cell table:formula="of:=[.H472]-[.H$436]" office:value-type="float" office:value="146" calcext:value-type="float">
            <text:p>146</text:p>
          </table:table-cell>
          <table:table-cell office:value-type="float" office:value="-0.00000000002381689" calcext:value-type="float">
            <text:p>-2.38168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797" calcext:value-type="float">
            <text:p>1439249797</text:p>
          </table:table-cell>
          <table:table-cell table:formula="of:=[.H473]-[.H$436]" office:value-type="float" office:value="151" calcext:value-type="float">
            <text:p>151</text:p>
          </table:table-cell>
          <table:table-cell office:value-type="float" office:value="-0.00000000008428291" calcext:value-type="float">
            <text:p>-8.42829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03" calcext:value-type="float">
            <text:p>1439249803</text:p>
          </table:table-cell>
          <table:table-cell table:formula="of:=[.H474]-[.H$436]" office:value-type="float" office:value="157" calcext:value-type="float">
            <text:p>157</text:p>
          </table:table-cell>
          <table:table-cell office:value-type="float" office:value="0.00000000008043488" calcext:value-type="float">
            <text:p>8.04348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08" calcext:value-type="float">
            <text:p>1439249808</text:p>
          </table:table-cell>
          <table:table-cell table:formula="of:=[.H475]-[.H$436]" office:value-type="float" office:value="162" calcext:value-type="float">
            <text:p>162</text:p>
          </table:table-cell>
          <table:table-cell office:value-type="float" office:value="0.00000000006583968" calcext:value-type="float">
            <text:p>6.5839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13" calcext:value-type="float">
            <text:p>1439249813</text:p>
          </table:table-cell>
          <table:table-cell table:formula="of:=[.H476]-[.H$436]" office:value-type="float" office:value="167" calcext:value-type="float">
            <text:p>167</text:p>
          </table:table-cell>
          <table:table-cell office:value-type="float" office:value="0.0000000002847683" calcext:value-type="float">
            <text:p>2.8476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18" calcext:value-type="float">
            <text:p>1439249818</text:p>
          </table:table-cell>
          <table:table-cell table:formula="of:=[.H477]-[.H$436]" office:value-type="float" office:value="172" calcext:value-type="float">
            <text:p>172</text:p>
          </table:table-cell>
          <table:table-cell office:value-type="float" office:value="-0.00000000009470807" calcext:value-type="float">
            <text:p>-9.47080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23" calcext:value-type="float">
            <text:p>1439249823</text:p>
          </table:table-cell>
          <table:table-cell table:formula="of:=[.H478]-[.H$436]" office:value-type="float" office:value="177" calcext:value-type="float">
            <text:p>177</text:p>
          </table:table-cell>
          <table:table-cell office:value-type="float" office:value="-0.000000000372018" calcext:value-type="float">
            <text:p>-3.7201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28" calcext:value-type="float">
            <text:p>1439249828</text:p>
          </table:table-cell>
          <table:table-cell table:formula="of:=[.H479]-[.H$436]" office:value-type="float" office:value="182" calcext:value-type="float">
            <text:p>182</text:p>
          </table:table-cell>
          <table:table-cell office:value-type="float" office:value="0.0000000001179655" calcext:value-type="float">
            <text:p>1.1796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33" calcext:value-type="float">
            <text:p>1439249833</text:p>
          </table:table-cell>
          <table:table-cell table:formula="of:=[.H480]-[.H$436]" office:value-type="float" office:value="187" calcext:value-type="float">
            <text:p>187</text:p>
          </table:table-cell>
          <table:table-cell office:value-type="float" office:value="-0.0000000005200552" calcext:value-type="float">
            <text:p>-5.2005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38" calcext:value-type="float">
            <text:p>1439249838</text:p>
          </table:table-cell>
          <table:table-cell table:formula="of:=[.H481]-[.H$436]" office:value-type="float" office:value="192" calcext:value-type="float">
            <text:p>192</text:p>
          </table:table-cell>
          <table:table-cell office:value-type="float" office:value="-0.00000000009053808" calcext:value-type="float">
            <text:p>-9.05380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43" calcext:value-type="float">
            <text:p>1439249843</text:p>
          </table:table-cell>
          <table:table-cell table:formula="of:=[.H482]-[.H$436]" office:value-type="float" office:value="197" calcext:value-type="float">
            <text:p>197</text:p>
          </table:table-cell>
          <table:table-cell office:value-type="float" office:value="-0.00000000006343251" calcext:value-type="float">
            <text:p>-6.34325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48" calcext:value-type="float">
            <text:p>1439249848</text:p>
          </table:table-cell>
          <table:table-cell table:formula="of:=[.H483]-[.H$436]" office:value-type="float" office:value="202" calcext:value-type="float">
            <text:p>202</text:p>
          </table:table-cell>
          <table:table-cell office:value-type="float" office:value="-0.0000000001739394" calcext:value-type="float">
            <text:p>-1.7393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53" calcext:value-type="float">
            <text:p>1439249853</text:p>
          </table:table-cell>
          <table:table-cell table:formula="of:=[.H484]-[.H$436]" office:value-type="float" office:value="207" calcext:value-type="float">
            <text:p>207</text:p>
          </table:table-cell>
          <table:table-cell office:value-type="float" office:value="0.000000000009543658" calcext:value-type="float">
            <text:p>9.543658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58" calcext:value-type="float">
            <text:p>1439249858</text:p>
          </table:table-cell>
          <table:table-cell table:formula="of:=[.H485]-[.H$436]" office:value-type="float" office:value="212" calcext:value-type="float">
            <text:p>212</text:p>
          </table:table-cell>
          <table:table-cell office:value-type="float" office:value="0.00000000009086007" calcext:value-type="float">
            <text:p>9.08600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63" calcext:value-type="float">
            <text:p>1439249863</text:p>
          </table:table-cell>
          <table:table-cell table:formula="of:=[.H486]-[.H$436]" office:value-type="float" office:value="217" calcext:value-type="float">
            <text:p>217</text:p>
          </table:table-cell>
          <table:table-cell office:value-type="float" office:value="-0.0000000002114701" calcext:value-type="float">
            <text:p>-2.1147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68" calcext:value-type="float">
            <text:p>1439249868</text:p>
          </table:table-cell>
          <table:table-cell table:formula="of:=[.H487]-[.H$436]" office:value-type="float" office:value="222" calcext:value-type="float">
            <text:p>222</text:p>
          </table:table-cell>
          <table:table-cell office:value-type="float" office:value="0.00000000003247907" calcext:value-type="float">
            <text:p>3.24790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73" calcext:value-type="float">
            <text:p>1439249873</text:p>
          </table:table-cell>
          <table:table-cell table:formula="of:=[.H488]-[.H$436]" office:value-type="float" office:value="227" calcext:value-type="float">
            <text:p>227</text:p>
          </table:table-cell>
          <table:table-cell office:value-type="float" office:value="-0.00000000005717746" calcext:value-type="float">
            <text:p>-5.71774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76" calcext:value-type="float">
            <text:p>1439249876</text:p>
          </table:table-cell>
          <table:table-cell table:formula="of:=[.H489]-[.H$436]" office:value-type="float" office:value="230" calcext:value-type="float">
            <text:p>230</text:p>
          </table:table-cell>
          <table:table-cell office:value-type="float" office:value="-0.0000000005616421" calcext:value-type="float">
            <text:p>-5.61642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78" calcext:value-type="float">
            <text:p>1439249878</text:p>
          </table:table-cell>
          <table:table-cell table:formula="of:=[.H490]-[.H$436]" office:value-type="float" office:value="232" calcext:value-type="float">
            <text:p>232</text:p>
          </table:table-cell>
          <table:table-cell office:value-type="float" office:value="-0.0000000001510042" calcext:value-type="float">
            <text:p>-1.5100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83" calcext:value-type="float">
            <text:p>1439249883</text:p>
          </table:table-cell>
          <table:table-cell table:formula="of:=[.H491]-[.H$436]" office:value-type="float" office:value="237" calcext:value-type="float">
            <text:p>237</text:p>
          </table:table-cell>
          <table:table-cell office:value-type="float" office:value="-0.0000000002781913" calcext:value-type="float">
            <text:p>-2.7819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88" calcext:value-type="float">
            <text:p>1439249888</text:p>
          </table:table-cell>
          <table:table-cell table:formula="of:=[.H492]-[.H$436]" office:value-type="float" office:value="242" calcext:value-type="float">
            <text:p>242</text:p>
          </table:table-cell>
          <table:table-cell office:value-type="float" office:value="0.000000000142986" calcext:value-type="float">
            <text:p>1.429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94" calcext:value-type="float">
            <text:p>1439249894</text:p>
          </table:table-cell>
          <table:table-cell table:formula="of:=[.H493]-[.H$436]" office:value-type="float" office:value="248" calcext:value-type="float">
            <text:p>248</text:p>
          </table:table-cell>
          <table:table-cell office:value-type="float" office:value="-0.0000000001280686" calcext:value-type="float">
            <text:p>-1.2806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899" calcext:value-type="float">
            <text:p>1439249899</text:p>
          </table:table-cell>
          <table:table-cell table:formula="of:=[.H494]-[.H$436]" office:value-type="float" office:value="253" calcext:value-type="float">
            <text:p>253</text:p>
          </table:table-cell>
          <table:table-cell office:value-type="float" office:value="0.0000000003097887" calcext:value-type="float">
            <text:p>3.0978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04" calcext:value-type="float">
            <text:p>1439249904</text:p>
          </table:table-cell>
          <table:table-cell table:formula="of:=[.H495]-[.H$436]" office:value-type="float" office:value="258" calcext:value-type="float">
            <text:p>258</text:p>
          </table:table-cell>
          <table:table-cell office:value-type="float" office:value="0.00000000008460498" calcext:value-type="float">
            <text:p>8.46049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09" calcext:value-type="float">
            <text:p>1439249909</text:p>
          </table:table-cell>
          <table:table-cell table:formula="of:=[.H496]-[.H$436]" office:value-type="float" office:value="263" calcext:value-type="float">
            <text:p>263</text:p>
          </table:table-cell>
          <table:table-cell office:value-type="float" office:value="-0.0000000001635143" calcext:value-type="float">
            <text:p>-1.6351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14" calcext:value-type="float">
            <text:p>1439249914</text:p>
          </table:table-cell>
          <table:table-cell table:formula="of:=[.H497]-[.H$436]" office:value-type="float" office:value="268" calcext:value-type="float">
            <text:p>268</text:p>
          </table:table-cell>
          <table:table-cell office:value-type="float" office:value="0.0000000004724215" calcext:value-type="float">
            <text:p>4.7242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19" calcext:value-type="float">
            <text:p>1439249919</text:p>
          </table:table-cell>
          <table:table-cell table:formula="of:=[.H498]-[.H$436]" office:value-type="float" office:value="273" calcext:value-type="float">
            <text:p>273</text:p>
          </table:table-cell>
          <table:table-cell office:value-type="float" office:value="-0.00000000004258222" calcext:value-type="float">
            <text:p>-4.25822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24" calcext:value-type="float">
            <text:p>1439249924</text:p>
          </table:table-cell>
          <table:table-cell table:formula="of:=[.H499]-[.H$436]" office:value-type="float" office:value="278" calcext:value-type="float">
            <text:p>278</text:p>
          </table:table-cell>
          <table:table-cell office:value-type="float" office:value="0.0000000005328874" calcext:value-type="float">
            <text:p>5.3288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29" calcext:value-type="float">
            <text:p>1439249929</text:p>
          </table:table-cell>
          <table:table-cell table:formula="of:=[.H500]-[.H$436]" office:value-type="float" office:value="283" calcext:value-type="float">
            <text:p>283</text:p>
          </table:table-cell>
          <table:table-cell office:value-type="float" office:value="-0.0000000001885348" calcext:value-type="float">
            <text:p>-1.8853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34" calcext:value-type="float">
            <text:p>1439249934</text:p>
          </table:table-cell>
          <table:table-cell table:formula="of:=[.H501]-[.H$436]" office:value-type="float" office:value="288" calcext:value-type="float">
            <text:p>288</text:p>
          </table:table-cell>
          <table:table-cell office:value-type="float" office:value="-0.0000000002865314" calcext:value-type="float">
            <text:p>-2.8653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37" calcext:value-type="float">
            <text:p>1439249937</text:p>
          </table:table-cell>
          <table:table-cell table:formula="of:=[.H502]-[.H$436]" office:value-type="float" office:value="291" calcext:value-type="float">
            <text:p>291</text:p>
          </table:table-cell>
          <table:table-cell office:value-type="float" office:value="-0.0000000002848621" calcext:value-type="float">
            <text:p>-2.84862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39" calcext:value-type="float">
            <text:p>1439249939</text:p>
          </table:table-cell>
          <table:table-cell table:formula="of:=[.H503]-[.H$436]" office:value-type="float" office:value="293" calcext:value-type="float">
            <text:p>293</text:p>
          </table:table-cell>
          <table:table-cell office:value-type="float" office:value="-0.0000000002281504" calcext:value-type="float">
            <text:p>-2.2815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44" calcext:value-type="float">
            <text:p>1439249944</text:p>
          </table:table-cell>
          <table:table-cell table:formula="of:=[.H504]-[.H$436]" office:value-type="float" office:value="298" calcext:value-type="float">
            <text:p>298</text:p>
          </table:table-cell>
          <table:table-cell office:value-type="float" office:value="-0.00000000006343259" calcext:value-type="float">
            <text:p>-6.34325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49" calcext:value-type="float">
            <text:p>1439249949</text:p>
          </table:table-cell>
          <table:table-cell table:formula="of:=[.H505]-[.H$436]" office:value-type="float" office:value="303" calcext:value-type="float">
            <text:p>303</text:p>
          </table:table-cell>
          <table:table-cell office:value-type="float" office:value="0.0000000001805166" calcext:value-type="float">
            <text:p>1.80516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52" calcext:value-type="float">
            <text:p>1439249952</text:p>
          </table:table-cell>
          <table:table-cell table:formula="of:=[.H506]-[.H$436]" office:value-type="float" office:value="306" calcext:value-type="float">
            <text:p>306</text:p>
          </table:table-cell>
          <table:table-cell office:value-type="float" office:value="-0.0000000005772393" calcext:value-type="float">
            <text:p>-5.77239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55" calcext:value-type="float">
            <text:p>1439249955</text:p>
          </table:table-cell>
          <table:table-cell table:formula="of:=[.H507]-[.H$436]" office:value-type="float" office:value="309" calcext:value-type="float">
            <text:p>309</text:p>
          </table:table-cell>
          <table:table-cell office:value-type="float" office:value="0.000000000203452" calcext:value-type="float">
            <text:p>2.034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60" calcext:value-type="float">
            <text:p>1439249960</text:p>
          </table:table-cell>
          <table:table-cell table:formula="of:=[.H508]-[.H$436]" office:value-type="float" office:value="314" calcext:value-type="float">
            <text:p>314</text:p>
          </table:table-cell>
          <table:table-cell office:value-type="float" office:value="0.0000000002326425" calcext:value-type="float">
            <text:p>2.3264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65" calcext:value-type="float">
            <text:p>1439249965</text:p>
          </table:table-cell>
          <table:table-cell table:formula="of:=[.H509]-[.H$436]" office:value-type="float" office:value="319" calcext:value-type="float">
            <text:p>319</text:p>
          </table:table-cell>
          <table:table-cell office:value-type="float" office:value="-0.0000000004241437" calcext:value-type="float">
            <text:p>-4.2414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68" calcext:value-type="float">
            <text:p>1439249968</text:p>
          </table:table-cell>
          <table:table-cell table:formula="of:=[.H510]-[.H$436]" office:value-type="float" office:value="322" calcext:value-type="float">
            <text:p>322</text:p>
          </table:table-cell>
          <table:table-cell office:value-type="float" office:value="-0.0000000001743883" calcext:value-type="float">
            <text:p>-1.7438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70" calcext:value-type="float">
            <text:p>1439249970</text:p>
          </table:table-cell>
          <table:table-cell table:formula="of:=[.H511]-[.H$436]" office:value-type="float" office:value="324" calcext:value-type="float">
            <text:p>324</text:p>
          </table:table-cell>
          <table:table-cell office:value-type="float" office:value="-0.00000000003215705" calcext:value-type="float">
            <text:p>-3.21570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75" calcext:value-type="float">
            <text:p>1439249975</text:p>
          </table:table-cell>
          <table:table-cell table:formula="of:=[.H512]-[.H$436]" office:value-type="float" office:value="329" calcext:value-type="float">
            <text:p>329</text:p>
          </table:table-cell>
          <table:table-cell office:value-type="float" office:value="0.0000000002305574" calcext:value-type="float">
            <text:p>2.3055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80" calcext:value-type="float">
            <text:p>1439249980</text:p>
          </table:table-cell>
          <table:table-cell table:formula="of:=[.H513]-[.H$436]" office:value-type="float" office:value="334" calcext:value-type="float">
            <text:p>334</text:p>
          </table:table-cell>
          <table:table-cell office:value-type="float" office:value="0.0000000002368126" calcext:value-type="float">
            <text:p>2.3681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85" calcext:value-type="float">
            <text:p>1439249985</text:p>
          </table:table-cell>
          <table:table-cell table:formula="of:=[.H514]-[.H$436]" office:value-type="float" office:value="339" calcext:value-type="float">
            <text:p>339</text:p>
          </table:table-cell>
          <table:table-cell office:value-type="float" office:value="-0.0000000001238986" calcext:value-type="float">
            <text:p>-1.2389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90" calcext:value-type="float">
            <text:p>1439249990</text:p>
          </table:table-cell>
          <table:table-cell table:formula="of:=[.H515]-[.H$436]" office:value-type="float" office:value="344" calcext:value-type="float">
            <text:p>344</text:p>
          </table:table-cell>
          <table:table-cell office:value-type="float" office:value="-0.000000000205215" calcext:value-type="float">
            <text:p>-2.052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93" calcext:value-type="float">
            <text:p>1439249993</text:p>
          </table:table-cell>
          <table:table-cell table:formula="of:=[.H516]-[.H$436]" office:value-type="float" office:value="347" calcext:value-type="float">
            <text:p>347</text:p>
          </table:table-cell>
          <table:table-cell office:value-type="float" office:value="-0.0000000004277622" calcext:value-type="float">
            <text:p>-4.2776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49995" calcext:value-type="float">
            <text:p>1439249995</text:p>
          </table:table-cell>
          <table:table-cell table:formula="of:=[.H517]-[.H$436]" office:value-type="float" office:value="349" calcext:value-type="float">
            <text:p>349</text:p>
          </table:table-cell>
          <table:table-cell office:value-type="float" office:value="0.0000000003410643" calcext:value-type="float">
            <text:p>3.4106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01" calcext:value-type="float">
            <text:p>1439250001</text:p>
          </table:table-cell>
          <table:table-cell table:formula="of:=[.H518]-[.H$436]" office:value-type="float" office:value="355" calcext:value-type="float">
            <text:p>355</text:p>
          </table:table-cell>
          <table:table-cell office:value-type="float" office:value="-0.00000000009053808" calcext:value-type="float">
            <text:p>-9.05380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03" calcext:value-type="float">
            <text:p>1439250003</text:p>
          </table:table-cell>
          <table:table-cell table:formula="of:=[.H519]-[.H$436]" office:value-type="float" office:value="357" calcext:value-type="float">
            <text:p>357</text:p>
          </table:table-cell>
          <table:table-cell office:value-type="float" office:value="0.00000000001966676" calcext:value-type="float">
            <text:p>1.96667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06" calcext:value-type="float">
            <text:p>1439250006</text:p>
          </table:table-cell>
          <table:table-cell table:formula="of:=[.H520]-[.H$436]" office:value-type="float" office:value="360" calcext:value-type="float">
            <text:p>360</text:p>
          </table:table-cell>
          <table:table-cell office:value-type="float" office:value="-0.0000000003720179" calcext:value-type="float">
            <text:p>-3.7201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11" calcext:value-type="float">
            <text:p>1439250011</text:p>
          </table:table-cell>
          <table:table-cell table:formula="of:=[.H521]-[.H$436]" office:value-type="float" office:value="365" calcext:value-type="float">
            <text:p>365</text:p>
          </table:table-cell>
          <table:table-cell office:value-type="float" office:value="-0.0000000004720994" calcext:value-type="float">
            <text:p>-4.7209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13" calcext:value-type="float">
            <text:p>1439250013</text:p>
          </table:table-cell>
          <table:table-cell table:formula="of:=[.H522]-[.H$436]" office:value-type="float" office:value="367" calcext:value-type="float">
            <text:p>367</text:p>
          </table:table-cell>
          <table:table-cell office:value-type="float" office:value="-0.000000000254378" calcext:value-type="float">
            <text:p>-2.543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16" calcext:value-type="float">
            <text:p>1439250016</text:p>
          </table:table-cell>
          <table:table-cell table:formula="of:=[.H523]-[.H$436]" office:value-type="float" office:value="370" calcext:value-type="float">
            <text:p>370</text:p>
          </table:table-cell>
          <table:table-cell office:value-type="float" office:value="0.00000000008669002" calcext:value-type="float">
            <text:p>8.66900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21" calcext:value-type="float">
            <text:p>1439250021</text:p>
          </table:table-cell>
          <table:table-cell table:formula="of:=[.H524]-[.H$436]" office:value-type="float" office:value="375" calcext:value-type="float">
            <text:p>375</text:p>
          </table:table-cell>
          <table:table-cell office:value-type="float" office:value="-0.0000000004866947" calcext:value-type="float">
            <text:p>-4.8669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26" calcext:value-type="float">
            <text:p>1439250026</text:p>
          </table:table-cell>
          <table:table-cell table:formula="of:=[.H525]-[.H$436]" office:value-type="float" office:value="380" calcext:value-type="float">
            <text:p>380</text:p>
          </table:table-cell>
          <table:table-cell office:value-type="float" office:value="-0.0000000005721814" calcext:value-type="float">
            <text:p>-5.7218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31" calcext:value-type="float">
            <text:p>1439250031</text:p>
          </table:table-cell>
          <table:table-cell table:formula="of:=[.H526]-[.H$436]" office:value-type="float" office:value="385" calcext:value-type="float">
            <text:p>385</text:p>
          </table:table-cell>
          <table:table-cell office:value-type="float" office:value="0.00000000001371378" calcext:value-type="float">
            <text:p>1.37137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36" calcext:value-type="float">
            <text:p>1439250036</text:p>
          </table:table-cell>
          <table:table-cell table:formula="of:=[.H527]-[.H$436]" office:value-type="float" office:value="390" calcext:value-type="float">
            <text:p>390</text:p>
          </table:table-cell>
          <table:table-cell office:value-type="float" office:value="-0.0000000001864497" calcext:value-type="float">
            <text:p>-1.8644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41" calcext:value-type="float">
            <text:p>1439250041</text:p>
          </table:table-cell>
          <table:table-cell table:formula="of:=[.H528]-[.H$436]" office:value-type="float" office:value="395" calcext:value-type="float">
            <text:p>395</text:p>
          </table:table-cell>
          <table:table-cell office:value-type="float" office:value="-0.0000000001009633" calcext:value-type="float">
            <text:p>-1.0096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46" calcext:value-type="float">
            <text:p>1439250046</text:p>
          </table:table-cell>
          <table:table-cell table:formula="of:=[.H529]-[.H$436]" office:value-type="float" office:value="400" calcext:value-type="float">
            <text:p>400</text:p>
          </table:table-cell>
          <table:table-cell office:value-type="float" office:value="-0.0000000003449124" calcext:value-type="float">
            <text:p>-3.44912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51" calcext:value-type="float">
            <text:p>1439250051</text:p>
          </table:table-cell>
          <table:table-cell table:formula="of:=[.H530]-[.H$436]" office:value-type="float" office:value="405" calcext:value-type="float">
            <text:p>405</text:p>
          </table:table-cell>
          <table:table-cell office:value-type="float" office:value="-0.0000000001676844" calcext:value-type="float">
            <text:p>-1.6768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56" calcext:value-type="float">
            <text:p>1439250056</text:p>
          </table:table-cell>
          <table:table-cell table:formula="of:=[.H531]-[.H$436]" office:value-type="float" office:value="410" calcext:value-type="float">
            <text:p>410</text:p>
          </table:table-cell>
          <table:table-cell office:value-type="float" office:value="-0.00000000002381684" calcext:value-type="float">
            <text:p>-2.38168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61" calcext:value-type="float">
            <text:p>1439250061</text:p>
          </table:table-cell>
          <table:table-cell table:formula="of:=[.H532]-[.H$436]" office:value-type="float" office:value="415" calcext:value-type="float">
            <text:p>415</text:p>
          </table:table-cell>
          <table:table-cell office:value-type="float" office:value="-0.0000000004158035" calcext:value-type="float">
            <text:p>-4.1580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67" calcext:value-type="float">
            <text:p>1439250067</text:p>
          </table:table-cell>
          <table:table-cell table:formula="of:=[.H533]-[.H$436]" office:value-type="float" office:value="421" calcext:value-type="float">
            <text:p>421</text:p>
          </table:table-cell>
          <table:table-cell office:value-type="float" office:value="0.0000000001492411" calcext:value-type="float">
            <text:p>1.4924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72" calcext:value-type="float">
            <text:p>1439250072</text:p>
          </table:table-cell>
          <table:table-cell table:formula="of:=[.H534]-[.H$436]" office:value-type="float" office:value="426" calcext:value-type="float">
            <text:p>426</text:p>
          </table:table-cell>
          <table:table-cell office:value-type="float" office:value="-0.0000000001364087" calcext:value-type="float">
            <text:p>-1.3640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074" calcext:value-type="float">
            <text:p>1439250074</text:p>
          </table:table-cell>
          <table:table-cell table:formula="of:=[.H535]-[.H$436]" office:value-type="float" office:value="428" calcext:value-type="float">
            <text:p>428</text:p>
          </table:table-cell>
          <table:table-cell office:value-type="float" office:value="0.0000000001622537" calcext:value-type="float">
            <text:p>1.622537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0480" calcext:value-type="float">
            <text:p>1439250480</text:p>
          </table:table-cell>
          <table:table-cell table:formula="of:=[.H537]-[.H$537]" office:value-type="float" office:value="0" calcext:value-type="float">
            <text:p>0</text:p>
          </table:table-cell>
          <table:table-cell office:value-type="float" office:value="-0.0000000004366543" calcext:value-type="float">
            <text:p>-4.3665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485" calcext:value-type="float">
            <text:p>1439250485</text:p>
          </table:table-cell>
          <table:table-cell table:formula="of:=[.H538]-[.H$537]" office:value-type="float" office:value="5" calcext:value-type="float">
            <text:p>5</text:p>
          </table:table-cell>
          <table:table-cell office:value-type="float" office:value="-0.0000000007264743" calcext:value-type="float">
            <text:p>-7.2647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491" calcext:value-type="float">
            <text:p>1439250491</text:p>
          </table:table-cell>
          <table:table-cell table:formula="of:=[.H539]-[.H$537]" office:value-type="float" office:value="11" calcext:value-type="float">
            <text:p>11</text:p>
          </table:table-cell>
          <table:table-cell office:value-type="float" office:value="0.00000000004707422" calcext:value-type="float">
            <text:p>4.70742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496" calcext:value-type="float">
            <text:p>1439250496</text:p>
          </table:table-cell>
          <table:table-cell table:formula="of:=[.H540]-[.H$537]" office:value-type="float" office:value="16" calcext:value-type="float">
            <text:p>16</text:p>
          </table:table-cell>
          <table:table-cell office:value-type="float" office:value="-0.0000000001155587" calcext:value-type="float">
            <text:p>-1.1555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01" calcext:value-type="float">
            <text:p>1439250501</text:p>
          </table:table-cell>
          <table:table-cell table:formula="of:=[.H541]-[.H$537]" office:value-type="float" office:value="21" calcext:value-type="float">
            <text:p>21</text:p>
          </table:table-cell>
          <table:table-cell office:value-type="float" office:value="-0.0000000001530893" calcext:value-type="float">
            <text:p>-1.53089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06" calcext:value-type="float">
            <text:p>1439250506</text:p>
          </table:table-cell>
          <table:table-cell table:formula="of:=[.H542]-[.H$537]" office:value-type="float" office:value="26" calcext:value-type="float">
            <text:p>26</text:p>
          </table:table-cell>
          <table:table-cell office:value-type="float" office:value="-0.0000000003449128" calcext:value-type="float">
            <text:p>-3.44912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11" calcext:value-type="float">
            <text:p>1439250511</text:p>
          </table:table-cell>
          <table:table-cell table:formula="of:=[.H543]-[.H$537]" office:value-type="float" office:value="31" calcext:value-type="float">
            <text:p>31</text:p>
          </table:table-cell>
          <table:table-cell office:value-type="float" office:value="-0.00000000006134768" calcext:value-type="float">
            <text:p>-6.1347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16" calcext:value-type="float">
            <text:p>1439250516</text:p>
          </table:table-cell>
          <table:table-cell table:formula="of:=[.H544]-[.H$537]" office:value-type="float" office:value="36" calcext:value-type="float">
            <text:p>36</text:p>
          </table:table-cell>
          <table:table-cell office:value-type="float" office:value="-0.000000000140579" calcext:value-type="float">
            <text:p>-1.405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21" calcext:value-type="float">
            <text:p>1439250521</text:p>
          </table:table-cell>
          <table:table-cell table:formula="of:=[.H545]-[.H$537]" office:value-type="float" office:value="41" calcext:value-type="float">
            <text:p>41</text:p>
          </table:table-cell>
          <table:table-cell office:value-type="float" office:value="-0.00000000009470821" calcext:value-type="float">
            <text:p>-9.47082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26" calcext:value-type="float">
            <text:p>1439250526</text:p>
          </table:table-cell>
          <table:table-cell table:formula="of:=[.H546]-[.H$537]" office:value-type="float" office:value="46" calcext:value-type="float">
            <text:p>46</text:p>
          </table:table-cell>
          <table:table-cell office:value-type="float" office:value="-0.00000000006343276" calcext:value-type="float">
            <text:p>-6.34327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29" calcext:value-type="float">
            <text:p>1439250529</text:p>
          </table:table-cell>
          <table:table-cell table:formula="of:=[.H547]-[.H$537]" office:value-type="float" office:value="49" calcext:value-type="float">
            <text:p>49</text:p>
          </table:table-cell>
          <table:table-cell office:value-type="float" office:value="-0.0000000002494087" calcext:value-type="float">
            <text:p>-2.4940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31" calcext:value-type="float">
            <text:p>1439250531</text:p>
          </table:table-cell>
          <table:table-cell table:formula="of:=[.H548]-[.H$537]" office:value-type="float" office:value="51" calcext:value-type="float">
            <text:p>51</text:p>
          </table:table-cell>
          <table:table-cell office:value-type="float" office:value="-0.0000000002552561" calcext:value-type="float">
            <text:p>-2.5525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36" calcext:value-type="float">
            <text:p>1439250536</text:p>
          </table:table-cell>
          <table:table-cell table:formula="of:=[.H549]-[.H$537]" office:value-type="float" office:value="56" calcext:value-type="float">
            <text:p>56</text:p>
          </table:table-cell>
          <table:table-cell office:value-type="float" office:value="-0.0000000004616748" calcext:value-type="float">
            <text:p>-4.6167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39" calcext:value-type="float">
            <text:p>1439250539</text:p>
          </table:table-cell>
          <table:table-cell table:formula="of:=[.H550]-[.H$537]" office:value-type="float" office:value="59" calcext:value-type="float">
            <text:p>59</text:p>
          </table:table-cell>
          <table:table-cell office:value-type="float" office:value="-0.0000000006265572" calcext:value-type="float">
            <text:p>-6.2655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41" calcext:value-type="float">
            <text:p>1439250541</text:p>
          </table:table-cell>
          <table:table-cell table:formula="of:=[.H551]-[.H$537]" office:value-type="float" office:value="61" calcext:value-type="float">
            <text:p>61</text:p>
          </table:table-cell>
          <table:table-cell office:value-type="float" office:value="-0.00000000007385798" calcext:value-type="float">
            <text:p>-7.38579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44" calcext:value-type="float">
            <text:p>1439250544</text:p>
          </table:table-cell>
          <table:table-cell table:formula="of:=[.H552]-[.H$537]" office:value-type="float" office:value="64" calcext:value-type="float">
            <text:p>64</text:p>
          </table:table-cell>
          <table:table-cell office:value-type="float" office:value="-0.0000000003144823" calcext:value-type="float">
            <text:p>-3.1448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46" calcext:value-type="float">
            <text:p>1439250546</text:p>
          </table:table-cell>
          <table:table-cell table:formula="of:=[.H553]-[.H$537]" office:value-type="float" office:value="66" calcext:value-type="float">
            <text:p>66</text:p>
          </table:table-cell>
          <table:table-cell office:value-type="float" office:value="0.000000000001668539" calcext:value-type="float">
            <text:p>1.668539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49" calcext:value-type="float">
            <text:p>1439250549</text:p>
          </table:table-cell>
          <table:table-cell table:formula="of:=[.H554]-[.H$537]" office:value-type="float" office:value="69" calcext:value-type="float">
            <text:p>69</text:p>
          </table:table-cell>
          <table:table-cell office:value-type="float" office:value="0.00000000001371368" calcext:value-type="float">
            <text:p>1.37136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54" calcext:value-type="float">
            <text:p>1439250554</text:p>
          </table:table-cell>
          <table:table-cell table:formula="of:=[.H555]-[.H$537]" office:value-type="float" office:value="74" calcext:value-type="float">
            <text:p>74</text:p>
          </table:table-cell>
          <table:table-cell office:value-type="float" office:value="0.0000000001054552" calcext:value-type="float">
            <text:p>1.0545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59" calcext:value-type="float">
            <text:p>1439250559</text:p>
          </table:table-cell>
          <table:table-cell table:formula="of:=[.H556]-[.H$537]" office:value-type="float" office:value="79" calcext:value-type="float">
            <text:p>79</text:p>
          </table:table-cell>
          <table:table-cell office:value-type="float" office:value="-0.000000000007136736" calcext:value-type="float">
            <text:p>-7.136736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64" calcext:value-type="float">
            <text:p>1439250564</text:p>
          </table:table-cell>
          <table:table-cell table:formula="of:=[.H557]-[.H$537]" office:value-type="float" office:value="84" calcext:value-type="float">
            <text:p>84</text:p>
          </table:table-cell>
          <table:table-cell office:value-type="float" office:value="0.000000000320214" calcext:value-type="float">
            <text:p>3.202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69" calcext:value-type="float">
            <text:p>1439250569</text:p>
          </table:table-cell>
          <table:table-cell table:formula="of:=[.H558]-[.H$537]" office:value-type="float" office:value="89" calcext:value-type="float">
            <text:p>89</text:p>
          </table:table-cell>
          <table:table-cell office:value-type="float" office:value="-0.0000000003803582" calcext:value-type="float">
            <text:p>-3.80358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72" calcext:value-type="float">
            <text:p>1439250572</text:p>
          </table:table-cell>
          <table:table-cell table:formula="of:=[.H559]-[.H$537]" office:value-type="float" office:value="92" calcext:value-type="float">
            <text:p>92</text:p>
          </table:table-cell>
          <table:table-cell office:value-type="float" office:value="-0.00000000001756192" calcext:value-type="float">
            <text:p>-1.75619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77" calcext:value-type="float">
            <text:p>1439250577</text:p>
          </table:table-cell>
          <table:table-cell table:formula="of:=[.H560]-[.H$537]" office:value-type="float" office:value="97" calcext:value-type="float">
            <text:p>97</text:p>
          </table:table-cell>
          <table:table-cell office:value-type="float" office:value="-0.00000000002590209" calcext:value-type="float">
            <text:p>-2.59020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82" calcext:value-type="float">
            <text:p>1439250582</text:p>
          </table:table-cell>
          <table:table-cell table:formula="of:=[.H561]-[.H$537]" office:value-type="float" office:value="102" calcext:value-type="float">
            <text:p>102</text:p>
          </table:table-cell>
          <table:table-cell office:value-type="float" office:value="-0.0000000001113886" calcext:value-type="float">
            <text:p>-1.1138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85" calcext:value-type="float">
            <text:p>1439250585</text:p>
          </table:table-cell>
          <table:table-cell table:formula="of:=[.H562]-[.H$537]" office:value-type="float" office:value="105" calcext:value-type="float">
            <text:p>105</text:p>
          </table:table-cell>
          <table:table-cell office:value-type="float" office:value="-0.0000000001539055" calcext:value-type="float">
            <text:p>-1.5390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87" calcext:value-type="float">
            <text:p>1439250587</text:p>
          </table:table-cell>
          <table:table-cell table:formula="of:=[.H563]-[.H$537]" office:value-type="float" office:value="107" calcext:value-type="float">
            <text:p>107</text:p>
          </table:table-cell>
          <table:table-cell office:value-type="float" office:value="-0.00000000004258241" calcext:value-type="float">
            <text:p>-4.2582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92" calcext:value-type="float">
            <text:p>1439250592</text:p>
          </table:table-cell>
          <table:table-cell table:formula="of:=[.H564]-[.H$537]" office:value-type="float" office:value="112" calcext:value-type="float">
            <text:p>112</text:p>
          </table:table-cell>
          <table:table-cell office:value-type="float" office:value="0.00000000001162861" calcext:value-type="float">
            <text:p>1.16286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598" calcext:value-type="float">
            <text:p>1439250598</text:p>
          </table:table-cell>
          <table:table-cell table:formula="of:=[.H565]-[.H$537]" office:value-type="float" office:value="118" calcext:value-type="float">
            <text:p>118</text:p>
          </table:table-cell>
          <table:table-cell office:value-type="float" office:value="-0.0000000003720181" calcext:value-type="float">
            <text:p>-3.72018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03" calcext:value-type="float">
            <text:p>1439250603</text:p>
          </table:table-cell>
          <table:table-cell table:formula="of:=[.H566]-[.H$537]" office:value-type="float" office:value="123" calcext:value-type="float">
            <text:p>123</text:p>
          </table:table-cell>
          <table:table-cell office:value-type="float" office:value="-0.0000000002156405" calcext:value-type="float">
            <text:p>-2.1564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08" calcext:value-type="float">
            <text:p>1439250608</text:p>
          </table:table-cell>
          <table:table-cell table:formula="of:=[.H567]-[.H$537]" office:value-type="float" office:value="128" calcext:value-type="float">
            <text:p>128</text:p>
          </table:table-cell>
          <table:table-cell office:value-type="float" office:value="0.0000000001075403" calcext:value-type="float">
            <text:p>1.0754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13" calcext:value-type="float">
            <text:p>1439250613</text:p>
          </table:table-cell>
          <table:table-cell table:formula="of:=[.H568]-[.H$537]" office:value-type="float" office:value="133" calcext:value-type="float">
            <text:p>133</text:p>
          </table:table-cell>
          <table:table-cell office:value-type="float" office:value="0.0000000001805166" calcext:value-type="float">
            <text:p>1.80516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18" calcext:value-type="float">
            <text:p>1439250618</text:p>
          </table:table-cell>
          <table:table-cell table:formula="of:=[.H569]-[.H$537]" office:value-type="float" office:value="138" calcext:value-type="float">
            <text:p>138</text:p>
          </table:table-cell>
          <table:table-cell office:value-type="float" office:value="0.00000000008043484" calcext:value-type="float">
            <text:p>8.04348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23" calcext:value-type="float">
            <text:p>1439250623</text:p>
          </table:table-cell>
          <table:table-cell table:formula="of:=[.H570]-[.H$537]" office:value-type="float" office:value="143" calcext:value-type="float">
            <text:p>143</text:p>
          </table:table-cell>
          <table:table-cell office:value-type="float" office:value="-0.0000000005117156" calcext:value-type="float">
            <text:p>-5.1171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28" calcext:value-type="float">
            <text:p>1439250628</text:p>
          </table:table-cell>
          <table:table-cell table:formula="of:=[.H571]-[.H$537]" office:value-type="float" office:value="148" calcext:value-type="float">
            <text:p>148</text:p>
          </table:table-cell>
          <table:table-cell office:value-type="float" office:value="-0.00000000005300754" calcext:value-type="float">
            <text:p>-5.30075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33" calcext:value-type="float">
            <text:p>1439250633</text:p>
          </table:table-cell>
          <table:table-cell table:formula="of:=[.H572]-[.H$537]" office:value-type="float" office:value="153" calcext:value-type="float">
            <text:p>153</text:p>
          </table:table-cell>
          <table:table-cell office:value-type="float" office:value="-0.0000000004116339" calcext:value-type="float">
            <text:p>-4.1163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38" calcext:value-type="float">
            <text:p>1439250638</text:p>
          </table:table-cell>
          <table:table-cell table:formula="of:=[.H573]-[.H$537]" office:value-type="float" office:value="158" calcext:value-type="float">
            <text:p>158</text:p>
          </table:table-cell>
          <table:table-cell office:value-type="float" office:value="0.0000000001575812" calcext:value-type="float">
            <text:p>1.5758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41" calcext:value-type="float">
            <text:p>1439250641</text:p>
          </table:table-cell>
          <table:table-cell table:formula="of:=[.H574]-[.H$537]" office:value-type="float" office:value="161" calcext:value-type="float">
            <text:p>161</text:p>
          </table:table-cell>
          <table:table-cell office:value-type="float" office:value="-0.0000000001051335" calcext:value-type="float">
            <text:p>-1.0513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44" calcext:value-type="float">
            <text:p>1439250644</text:p>
          </table:table-cell>
          <table:table-cell table:formula="of:=[.H575]-[.H$537]" office:value-type="float" office:value="164" calcext:value-type="float">
            <text:p>164</text:p>
          </table:table-cell>
          <table:table-cell office:value-type="float" office:value="0.0000000001622537" calcext:value-type="float">
            <text:p>1.6225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46" calcext:value-type="float">
            <text:p>1439250646</text:p>
          </table:table-cell>
          <table:table-cell table:formula="of:=[.H576]-[.H$537]" office:value-type="float" office:value="166" calcext:value-type="float">
            <text:p>166</text:p>
          </table:table-cell>
          <table:table-cell office:value-type="float" office:value="-0.0000000003886985" calcext:value-type="float">
            <text:p>-3.8869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52" calcext:value-type="float">
            <text:p>1439250652</text:p>
          </table:table-cell>
          <table:table-cell table:formula="of:=[.H577]-[.H$537]" office:value-type="float" office:value="172" calcext:value-type="float">
            <text:p>172</text:p>
          </table:table-cell>
          <table:table-cell office:value-type="float" office:value="0.0000000004619965" calcext:value-type="float">
            <text:p>4.6199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57" calcext:value-type="float">
            <text:p>1439250657</text:p>
          </table:table-cell>
          <table:table-cell table:formula="of:=[.H578]-[.H$537]" office:value-type="float" office:value="177" calcext:value-type="float">
            <text:p>177</text:p>
          </table:table-cell>
          <table:table-cell office:value-type="float" office:value="-0.000000000595117" calcext:value-type="float">
            <text:p>-5.951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62" calcext:value-type="float">
            <text:p>1439250662</text:p>
          </table:table-cell>
          <table:table-cell table:formula="of:=[.H579]-[.H$537]" office:value-type="float" office:value="182" calcext:value-type="float">
            <text:p>182</text:p>
          </table:table-cell>
          <table:table-cell office:value-type="float" office:value="-0.000000000296957" calcext:value-type="float">
            <text:p>-2.969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67" calcext:value-type="float">
            <text:p>1439250667</text:p>
          </table:table-cell>
          <table:table-cell table:formula="of:=[.H580]-[.H$537]" office:value-type="float" office:value="187" calcext:value-type="float">
            <text:p>187</text:p>
          </table:table-cell>
          <table:table-cell office:value-type="float" office:value="-0.00000000008011311" calcext:value-type="float">
            <text:p>-8.01131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69" calcext:value-type="float">
            <text:p>1439250669</text:p>
          </table:table-cell>
          <table:table-cell table:formula="of:=[.H581]-[.H$537]" office:value-type="float" office:value="189" calcext:value-type="float">
            <text:p>189</text:p>
          </table:table-cell>
          <table:table-cell office:value-type="float" office:value="-0.0000000001597309" calcext:value-type="float">
            <text:p>-1.5973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72" calcext:value-type="float">
            <text:p>1439250672</text:p>
          </table:table-cell>
          <table:table-cell table:formula="of:=[.H582]-[.H$537]" office:value-type="float" office:value="192" calcext:value-type="float">
            <text:p>192</text:p>
          </table:table-cell>
          <table:table-cell office:value-type="float" office:value="-0.00000000009053824" calcext:value-type="float">
            <text:p>-9.05382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77" calcext:value-type="float">
            <text:p>1439250677</text:p>
          </table:table-cell>
          <table:table-cell table:formula="of:=[.H583]-[.H$537]" office:value-type="float" office:value="197" calcext:value-type="float">
            <text:p>197</text:p>
          </table:table-cell>
          <table:table-cell office:value-type="float" office:value="-0.00000000007802806" calcext:value-type="float">
            <text:p>-7.80280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80" calcext:value-type="float">
            <text:p>1439250680</text:p>
          </table:table-cell>
          <table:table-cell table:formula="of:=[.H584]-[.H$537]" office:value-type="float" office:value="200" calcext:value-type="float">
            <text:p>200</text:p>
          </table:table-cell>
          <table:table-cell office:value-type="float" office:value="-0.0000000003340548" calcext:value-type="float">
            <text:p>-3.3405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82" calcext:value-type="float">
            <text:p>1439250682</text:p>
          </table:table-cell>
          <table:table-cell table:formula="of:=[.H585]-[.H$537]" office:value-type="float" office:value="202" calcext:value-type="float">
            <text:p>202</text:p>
          </table:table-cell>
          <table:table-cell office:value-type="float" office:value="-0.0000000006034574" calcext:value-type="float">
            <text:p>-6.0345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90" calcext:value-type="float">
            <text:p>1439250690</text:p>
          </table:table-cell>
          <table:table-cell table:formula="of:=[.H586]-[.H$537]" office:value-type="float" office:value="210" calcext:value-type="float">
            <text:p>210</text:p>
          </table:table-cell>
          <table:table-cell office:value-type="float" office:value="0.00000000005541437" calcext:value-type="float">
            <text:p>5.54143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695" calcext:value-type="float">
            <text:p>1439250695</text:p>
          </table:table-cell>
          <table:table-cell table:formula="of:=[.H587]-[.H$537]" office:value-type="float" office:value="215" calcext:value-type="float">
            <text:p>215</text:p>
          </table:table-cell>
          <table:table-cell office:value-type="float" office:value="0.00000000006166949" calcext:value-type="float">
            <text:p>6.16694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00" calcext:value-type="float">
            <text:p>1439250700</text:p>
          </table:table-cell>
          <table:table-cell table:formula="of:=[.H588]-[.H$537]" office:value-type="float" office:value="220" calcext:value-type="float">
            <text:p>220</text:p>
          </table:table-cell>
          <table:table-cell office:value-type="float" office:value="0.0000000003368943" calcext:value-type="float">
            <text:p>3.3689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05" calcext:value-type="float">
            <text:p>1439250705</text:p>
          </table:table-cell>
          <table:table-cell table:formula="of:=[.H589]-[.H$537]" office:value-type="float" office:value="225" calcext:value-type="float">
            <text:p>225</text:p>
          </table:table-cell>
          <table:table-cell office:value-type="float" office:value="-0.0000000003949536" calcext:value-type="float">
            <text:p>-3.94953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11" calcext:value-type="float">
            <text:p>1439250711</text:p>
          </table:table-cell>
          <table:table-cell table:formula="of:=[.H590]-[.H$537]" office:value-type="float" office:value="231" calcext:value-type="float">
            <text:p>231</text:p>
          </table:table-cell>
          <table:table-cell office:value-type="float" office:value="-0.00000000009887838" calcext:value-type="float">
            <text:p>-9.88783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16" calcext:value-type="float">
            <text:p>1439250716</text:p>
          </table:table-cell>
          <table:table-cell table:formula="of:=[.H591]-[.H$537]" office:value-type="float" office:value="236" calcext:value-type="float">
            <text:p>236</text:p>
          </table:table-cell>
          <table:table-cell office:value-type="float" office:value="0.0000000001075403" calcext:value-type="float">
            <text:p>1.0754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26" calcext:value-type="float">
            <text:p>1439250726</text:p>
          </table:table-cell>
          <table:table-cell table:formula="of:=[.H592]-[.H$537]" office:value-type="float" office:value="246" calcext:value-type="float">
            <text:p>246</text:p>
          </table:table-cell>
          <table:table-cell office:value-type="float" office:value="-0.0000000003886984" calcext:value-type="float">
            <text:p>-3.8869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28" calcext:value-type="float">
            <text:p>1439250728</text:p>
          </table:table-cell>
          <table:table-cell table:formula="of:=[.H593]-[.H$537]" office:value-type="float" office:value="248" calcext:value-type="float">
            <text:p>248</text:p>
          </table:table-cell>
          <table:table-cell office:value-type="float" office:value="-0.00000000008519065" calcext:value-type="float">
            <text:p>-8.51906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31" calcext:value-type="float">
            <text:p>1439250731</text:p>
          </table:table-cell>
          <table:table-cell table:formula="of:=[.H594]-[.H$537]" office:value-type="float" office:value="251" calcext:value-type="float">
            <text:p>251</text:p>
          </table:table-cell>
          <table:table-cell office:value-type="float" office:value="-0.0000000003532529" calcext:value-type="float">
            <text:p>-3.5325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36" calcext:value-type="float">
            <text:p>1439250736</text:p>
          </table:table-cell>
          <table:table-cell table:formula="of:=[.H595]-[.H$537]" office:value-type="float" office:value="256" calcext:value-type="float">
            <text:p>256</text:p>
          </table:table-cell>
          <table:table-cell office:value-type="float" office:value="-0.0000000002093853" calcext:value-type="float">
            <text:p>-2.09385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41" calcext:value-type="float">
            <text:p>1439250741</text:p>
          </table:table-cell>
          <table:table-cell table:formula="of:=[.H596]-[.H$537]" office:value-type="float" office:value="261" calcext:value-type="float">
            <text:p>261</text:p>
          </table:table-cell>
          <table:table-cell office:value-type="float" office:value="-0.0000000003157223" calcext:value-type="float">
            <text:p>-3.1572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44" calcext:value-type="float">
            <text:p>1439250744</text:p>
          </table:table-cell>
          <table:table-cell table:formula="of:=[.H597]-[.H$537]" office:value-type="float" office:value="264" calcext:value-type="float">
            <text:p>264</text:p>
          </table:table-cell>
          <table:table-cell office:value-type="float" office:value="0.0000000001020578" calcext:value-type="float">
            <text:p>1.0205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46" calcext:value-type="float">
            <text:p>1439250746</text:p>
          </table:table-cell>
          <table:table-cell table:formula="of:=[.H598]-[.H$537]" office:value-type="float" office:value="266" calcext:value-type="float">
            <text:p>266</text:p>
          </table:table-cell>
          <table:table-cell office:value-type="float" office:value="-0.0000000002907019" calcext:value-type="float">
            <text:p>-2.9070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51" calcext:value-type="float">
            <text:p>1439250751</text:p>
          </table:table-cell>
          <table:table-cell table:formula="of:=[.H599]-[.H$537]" office:value-type="float" office:value="271" calcext:value-type="float">
            <text:p>271</text:p>
          </table:table-cell>
          <table:table-cell office:value-type="float" office:value="0.0000000001534111" calcext:value-type="float">
            <text:p>1.5341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56" calcext:value-type="float">
            <text:p>1439250756</text:p>
          </table:table-cell>
          <table:table-cell table:formula="of:=[.H600]-[.H$537]" office:value-type="float" office:value="276" calcext:value-type="float">
            <text:p>276</text:p>
          </table:table-cell>
          <table:table-cell office:value-type="float" office:value="0.00000000001579864" calcext:value-type="float">
            <text:p>1.57986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61" calcext:value-type="float">
            <text:p>1439250761</text:p>
          </table:table-cell>
          <table:table-cell table:formula="of:=[.H601]-[.H$537]" office:value-type="float" office:value="281" calcext:value-type="float">
            <text:p>281</text:p>
          </table:table-cell>
          <table:table-cell office:value-type="float" office:value="-0.0000000003115523" calcext:value-type="float">
            <text:p>-3.1155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66" calcext:value-type="float">
            <text:p>1439250766</text:p>
          </table:table-cell>
          <table:table-cell table:formula="of:=[.H602]-[.H$537]" office:value-type="float" office:value="286" calcext:value-type="float">
            <text:p>286</text:p>
          </table:table-cell>
          <table:table-cell office:value-type="float" office:value="-0.000000000246916" calcext:value-type="float">
            <text:p>-2.469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71" calcext:value-type="float">
            <text:p>1439250771</text:p>
          </table:table-cell>
          <table:table-cell table:formula="of:=[.H603]-[.H$537]" office:value-type="float" office:value="291" calcext:value-type="float">
            <text:p>291</text:p>
          </table:table-cell>
          <table:table-cell office:value-type="float" office:value="0.00000000002205379" calcext:value-type="float">
            <text:p>2.20537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76" calcext:value-type="float">
            <text:p>1439250776</text:p>
          </table:table-cell>
          <table:table-cell table:formula="of:=[.H604]-[.H$537]" office:value-type="float" office:value="296" calcext:value-type="float">
            <text:p>296</text:p>
          </table:table-cell>
          <table:table-cell office:value-type="float" office:value="-0.0000000004533346" calcext:value-type="float">
            <text:p>-4.5333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81" calcext:value-type="float">
            <text:p>1439250781</text:p>
          </table:table-cell>
          <table:table-cell table:formula="of:=[.H605]-[.H$537]" office:value-type="float" office:value="301" calcext:value-type="float">
            <text:p>301</text:p>
          </table:table-cell>
          <table:table-cell office:value-type="float" office:value="-0.0000000001614295" calcext:value-type="float">
            <text:p>-1.6142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87" calcext:value-type="float">
            <text:p>1439250787</text:p>
          </table:table-cell>
          <table:table-cell table:formula="of:=[.H606]-[.H$537]" office:value-type="float" office:value="307" calcext:value-type="float">
            <text:p>307</text:p>
          </table:table-cell>
          <table:table-cell office:value-type="float" office:value="-0.0000000009037027" calcext:value-type="float">
            <text:p>-9.03702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89" calcext:value-type="float">
            <text:p>1439250789</text:p>
          </table:table-cell>
          <table:table-cell table:formula="of:=[.H607]-[.H$537]" office:value-type="float" office:value="309" calcext:value-type="float">
            <text:p>309</text:p>
          </table:table-cell>
          <table:table-cell office:value-type="float" office:value="-0.0000000001436328" calcext:value-type="float">
            <text:p>-1.43632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92" calcext:value-type="float">
            <text:p>1439250792</text:p>
          </table:table-cell>
          <table:table-cell table:formula="of:=[.H608]-[.H$537]" office:value-type="float" office:value="312" calcext:value-type="float">
            <text:p>312</text:p>
          </table:table-cell>
          <table:table-cell office:value-type="float" office:value="0.00000000002413877" calcext:value-type="float">
            <text:p>2.41387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797" calcext:value-type="float">
            <text:p>1439250797</text:p>
          </table:table-cell>
          <table:table-cell table:formula="of:=[.H609]-[.H$537]" office:value-type="float" office:value="317" calcext:value-type="float">
            <text:p>317</text:p>
          </table:table-cell>
          <table:table-cell office:value-type="float" office:value="-0.0000000001781097" calcext:value-type="float">
            <text:p>-1.7810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02" calcext:value-type="float">
            <text:p>1439250802</text:p>
          </table:table-cell>
          <table:table-cell table:formula="of:=[.H610]-[.H$537]" office:value-type="float" office:value="322" calcext:value-type="float">
            <text:p>322</text:p>
          </table:table-cell>
          <table:table-cell office:value-type="float" office:value="-0.0000000001009634" calcext:value-type="float">
            <text:p>-1.0096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07" calcext:value-type="float">
            <text:p>1439250807</text:p>
          </table:table-cell>
          <table:table-cell table:formula="of:=[.H611]-[.H$537]" office:value-type="float" office:value="327" calcext:value-type="float">
            <text:p>327</text:p>
          </table:table-cell>
          <table:table-cell office:value-type="float" office:value="-0.00000000007594306" calcext:value-type="float">
            <text:p>-7.59430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12" calcext:value-type="float">
            <text:p>1439250812</text:p>
          </table:table-cell>
          <table:table-cell table:formula="of:=[.H612]-[.H$537]" office:value-type="float" office:value="332" calcext:value-type="float">
            <text:p>332</text:p>
          </table:table-cell>
          <table:table-cell office:value-type="float" office:value="-0.0000000004887804" calcext:value-type="float">
            <text:p>-4.8878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17" calcext:value-type="float">
            <text:p>1439250817</text:p>
          </table:table-cell>
          <table:table-cell table:formula="of:=[.H613]-[.H$537]" office:value-type="float" office:value="337" calcext:value-type="float">
            <text:p>337</text:p>
          </table:table-cell>
          <table:table-cell office:value-type="float" office:value="0.000000000205537" calcext:value-type="float">
            <text:p>2.055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22" calcext:value-type="float">
            <text:p>1439250822</text:p>
          </table:table-cell>
          <table:table-cell table:formula="of:=[.H614]-[.H$537]" office:value-type="float" office:value="342" calcext:value-type="float">
            <text:p>342</text:p>
          </table:table-cell>
          <table:table-cell office:value-type="float" office:value="0.0000000002243024" calcext:value-type="float">
            <text:p>2.24302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27" calcext:value-type="float">
            <text:p>1439250827</text:p>
          </table:table-cell>
          <table:table-cell table:formula="of:=[.H615]-[.H$537]" office:value-type="float" office:value="347" calcext:value-type="float">
            <text:p>347</text:p>
          </table:table-cell>
          <table:table-cell office:value-type="float" office:value="-0.0000000004595896" calcext:value-type="float">
            <text:p>-4.5958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30" calcext:value-type="float">
            <text:p>1439250830</text:p>
          </table:table-cell>
          <table:table-cell table:formula="of:=[.H616]-[.H$537]" office:value-type="float" office:value="350" calcext:value-type="float">
            <text:p>350</text:p>
          </table:table-cell>
          <table:table-cell office:value-type="float" office:value="-0.00000000001211201" calcext:value-type="float">
            <text:p>-1.21120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32" calcext:value-type="float">
            <text:p>1439250832</text:p>
          </table:table-cell>
          <table:table-cell table:formula="of:=[.H617]-[.H$537]" office:value-type="float" office:value="352" calcext:value-type="float">
            <text:p>352</text:p>
          </table:table-cell>
          <table:table-cell office:value-type="float" office:value="-0.000000000000881642" calcext:value-type="float">
            <text:p>-8.81642E-013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37" calcext:value-type="float">
            <text:p>1439250837</text:p>
          </table:table-cell>
          <table:table-cell table:formula="of:=[.H618]-[.H$537]" office:value-type="float" office:value="357" calcext:value-type="float">
            <text:p>357</text:p>
          </table:table-cell>
          <table:table-cell office:value-type="float" office:value="-0.0000000001655997" calcext:value-type="float">
            <text:p>-1.6559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42" calcext:value-type="float">
            <text:p>1439250842</text:p>
          </table:table-cell>
          <table:table-cell table:formula="of:=[.H619]-[.H$537]" office:value-type="float" office:value="362" calcext:value-type="float">
            <text:p>362</text:p>
          </table:table-cell>
          <table:table-cell office:value-type="float" office:value="-0.0000000002552562" calcext:value-type="float">
            <text:p>-2.5525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47" calcext:value-type="float">
            <text:p>1439250847</text:p>
          </table:table-cell>
          <table:table-cell table:formula="of:=[.H620]-[.H$537]" office:value-type="float" office:value="367" calcext:value-type="float">
            <text:p>367</text:p>
          </table:table-cell>
          <table:table-cell office:value-type="float" office:value="-0.0000000002719364" calcext:value-type="float">
            <text:p>-2.7193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52" calcext:value-type="float">
            <text:p>1439250852</text:p>
          </table:table-cell>
          <table:table-cell table:formula="of:=[.H621]-[.H$537]" office:value-type="float" office:value="372" calcext:value-type="float">
            <text:p>372</text:p>
          </table:table-cell>
          <table:table-cell office:value-type="float" office:value="-0.0000000005388213" calcext:value-type="float">
            <text:p>-5.3882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55" calcext:value-type="float">
            <text:p>1439250855</text:p>
          </table:table-cell>
          <table:table-cell table:formula="of:=[.H622]-[.H$537]" office:value-type="float" office:value="375" calcext:value-type="float">
            <text:p>375</text:p>
          </table:table-cell>
          <table:table-cell office:value-type="float" office:value="0.0000000002467119" calcext:value-type="float">
            <text:p>2.4671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57" calcext:value-type="float">
            <text:p>1439250857</text:p>
          </table:table-cell>
          <table:table-cell table:formula="of:=[.H623]-[.H$537]" office:value-type="float" office:value="377" calcext:value-type="float">
            <text:p>377</text:p>
          </table:table-cell>
          <table:table-cell office:value-type="float" office:value="-0.000000000005051751" calcext:value-type="float">
            <text:p>-5.051751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62" calcext:value-type="float">
            <text:p>1439250862</text:p>
          </table:table-cell>
          <table:table-cell table:formula="of:=[.H624]-[.H$537]" office:value-type="float" office:value="382" calcext:value-type="float">
            <text:p>382</text:p>
          </table:table-cell>
          <table:table-cell office:value-type="float" office:value="-0.000000000242746" calcext:value-type="float">
            <text:p>-2.427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67" calcext:value-type="float">
            <text:p>1439250867</text:p>
          </table:table-cell>
          <table:table-cell table:formula="of:=[.H625]-[.H$537]" office:value-type="float" office:value="387" calcext:value-type="float">
            <text:p>387</text:p>
          </table:table-cell>
          <table:table-cell office:value-type="float" office:value="-0.0000000001384941" calcext:value-type="float">
            <text:p>-1.3849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73" calcext:value-type="float">
            <text:p>1439250873</text:p>
          </table:table-cell>
          <table:table-cell table:formula="of:=[.H626]-[.H$537]" office:value-type="float" office:value="393" calcext:value-type="float">
            <text:p>393</text:p>
          </table:table-cell>
          <table:table-cell office:value-type="float" office:value="0.00000000004290414" calcext:value-type="float">
            <text:p>4.29041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78" calcext:value-type="float">
            <text:p>1439250878</text:p>
          </table:table-cell>
          <table:table-cell table:formula="of:=[.H627]-[.H$537]" office:value-type="float" office:value="398" calcext:value-type="float">
            <text:p>398</text:p>
          </table:table-cell>
          <table:table-cell office:value-type="float" office:value="-0.0000000009099578" calcext:value-type="float">
            <text:p>-9.0995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80" calcext:value-type="float">
            <text:p>1439250880</text:p>
          </table:table-cell>
          <table:table-cell table:formula="of:=[.H628]-[.H$537]" office:value-type="float" office:value="400" calcext:value-type="float">
            <text:p>400</text:p>
          </table:table-cell>
          <table:table-cell office:value-type="float" office:value="-0.00000000002449362" calcext:value-type="float">
            <text:p>-2.44936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83" calcext:value-type="float">
            <text:p>1439250883</text:p>
          </table:table-cell>
          <table:table-cell table:formula="of:=[.H629]-[.H$537]" office:value-type="float" office:value="403" calcext:value-type="float">
            <text:p>403</text:p>
          </table:table-cell>
          <table:table-cell office:value-type="float" office:value="-0.0000000003115522" calcext:value-type="float">
            <text:p>-3.1155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88" calcext:value-type="float">
            <text:p>1439250888</text:p>
          </table:table-cell>
          <table:table-cell table:formula="of:=[.H630]-[.H$537]" office:value-type="float" office:value="408" calcext:value-type="float">
            <text:p>408</text:p>
          </table:table-cell>
          <table:table-cell office:value-type="float" office:value="-0.0000000001510043" calcext:value-type="float">
            <text:p>-1.5100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93" calcext:value-type="float">
            <text:p>1439250893</text:p>
          </table:table-cell>
          <table:table-cell table:formula="of:=[.H631]-[.H$537]" office:value-type="float" office:value="413" calcext:value-type="float">
            <text:p>413</text:p>
          </table:table-cell>
          <table:table-cell office:value-type="float" office:value="-0.00000000003215722" calcext:value-type="float">
            <text:p>-3.21572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898" calcext:value-type="float">
            <text:p>1439250898</text:p>
          </table:table-cell>
          <table:table-cell table:formula="of:=[.H632]-[.H$537]" office:value-type="float" office:value="418" calcext:value-type="float">
            <text:p>418</text:p>
          </table:table-cell>
          <table:table-cell office:value-type="float" office:value="-0.00000000009470841" calcext:value-type="float">
            <text:p>-9.4708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903" calcext:value-type="float">
            <text:p>1439250903</text:p>
          </table:table-cell>
          <table:table-cell table:formula="of:=[.H633]-[.H$537]" office:value-type="float" office:value="423" calcext:value-type="float">
            <text:p>423</text:p>
          </table:table-cell>
          <table:table-cell office:value-type="float" office:value="-0.000000000630563" calcext:value-type="float">
            <text:p>-6.305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908" calcext:value-type="float">
            <text:p>1439250908</text:p>
          </table:table-cell>
          <table:table-cell table:formula="of:=[.H634]-[.H$537]" office:value-type="float" office:value="428" calcext:value-type="float">
            <text:p>428</text:p>
          </table:table-cell>
          <table:table-cell office:value-type="float" office:value="-0.000000000184365" calcext:value-type="float">
            <text:p>-1.843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0913" calcext:value-type="float">
            <text:p>1439250913</text:p>
          </table:table-cell>
          <table:table-cell table:formula="of:=[.H635]-[.H$537]" office:value-type="float" office:value="433" calcext:value-type="float">
            <text:p>433</text:p>
          </table:table-cell>
          <table:table-cell office:value-type="float" office:value="-0.0000000002281508" calcext:value-type="float">
            <text:p>-2.281508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0918" calcext:value-type="float">
            <text:p>1439250918</text:p>
          </table:table-cell>
          <table:table-cell table:formula="of:=[.H637]-[.H$637]" office:value-type="float" office:value="0" calcext:value-type="float">
            <text:p>0</text:p>
          </table:table-cell>
          <table:table-cell office:value-type="float" office:value="-0.0000000002239807" calcext:value-type="float">
            <text:p>-2.2398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34" calcext:value-type="float">
            <text:p>1439251234</text:p>
          </table:table-cell>
          <table:table-cell table:formula="of:=[.H638]-[.H$637]" office:value-type="float" office:value="316" calcext:value-type="float">
            <text:p>316</text:p>
          </table:table-cell>
          <table:table-cell office:value-type="float" office:value="-0.0000000004095492" calcext:value-type="float">
            <text:p>-4.0954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39" calcext:value-type="float">
            <text:p>1439251239</text:p>
          </table:table-cell>
          <table:table-cell table:formula="of:=[.H639]-[.H$637]" office:value-type="float" office:value="321" calcext:value-type="float">
            <text:p>321</text:p>
          </table:table-cell>
          <table:table-cell office:value-type="float" office:value="-0.0000000004032941" calcext:value-type="float">
            <text:p>-4.0329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44" calcext:value-type="float">
            <text:p>1439251244</text:p>
          </table:table-cell>
          <table:table-cell table:formula="of:=[.H640]-[.H$637]" office:value-type="float" office:value="326" calcext:value-type="float">
            <text:p>326</text:p>
          </table:table-cell>
          <table:table-cell office:value-type="float" office:value="-0.0000000002260659" calcext:value-type="float">
            <text:p>-2.26065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49" calcext:value-type="float">
            <text:p>1439251249</text:p>
          </table:table-cell>
          <table:table-cell table:formula="of:=[.H641]-[.H$637]" office:value-type="float" office:value="331" calcext:value-type="float">
            <text:p>331</text:p>
          </table:table-cell>
          <table:table-cell office:value-type="float" office:value="-0.0000000001197289" calcext:value-type="float">
            <text:p>-1.19728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55" calcext:value-type="float">
            <text:p>1439251255</text:p>
          </table:table-cell>
          <table:table-cell table:formula="of:=[.H642]-[.H$637]" office:value-type="float" office:value="337" calcext:value-type="float">
            <text:p>337</text:p>
          </table:table-cell>
          <table:table-cell office:value-type="float" office:value="-0.0000000005930323" calcext:value-type="float">
            <text:p>-5.9303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58" calcext:value-type="float">
            <text:p>1439251258</text:p>
          </table:table-cell>
          <table:table-cell table:formula="of:=[.H643]-[.H$637]" office:value-type="float" office:value="340" calcext:value-type="float">
            <text:p>340</text:p>
          </table:table-cell>
          <table:table-cell office:value-type="float" office:value="-0.0000000005200564" calcext:value-type="float">
            <text:p>-5.2005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63" calcext:value-type="float">
            <text:p>1439251263</text:p>
          </table:table-cell>
          <table:table-cell table:formula="of:=[.H644]-[.H$637]" office:value-type="float" office:value="345" calcext:value-type="float">
            <text:p>345</text:p>
          </table:table-cell>
          <table:table-cell office:value-type="float" office:value="0.00000000003664896" calcext:value-type="float">
            <text:p>3.66489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70" calcext:value-type="float">
            <text:p>1439251270</text:p>
          </table:table-cell>
          <table:table-cell table:formula="of:=[.H645]-[.H$637]" office:value-type="float" office:value="352" calcext:value-type="float">
            <text:p>352</text:p>
          </table:table-cell>
          <table:table-cell office:value-type="float" office:value="-0.0000000004449949" calcext:value-type="float">
            <text:p>-4.4499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73" calcext:value-type="float">
            <text:p>1439251273</text:p>
          </table:table-cell>
          <table:table-cell table:formula="of:=[.H646]-[.H$637]" office:value-type="float" office:value="355" calcext:value-type="float">
            <text:p>355</text:p>
          </table:table-cell>
          <table:table-cell office:value-type="float" office:value="-0.0000000006476878" calcext:value-type="float">
            <text:p>-6.4768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75" calcext:value-type="float">
            <text:p>1439251275</text:p>
          </table:table-cell>
          <table:table-cell table:formula="of:=[.H647]-[.H$637]" office:value-type="float" office:value="357" calcext:value-type="float">
            <text:p>357</text:p>
          </table:table-cell>
          <table:table-cell office:value-type="float" office:value="-0.00000000009262349" calcext:value-type="float">
            <text:p>-9.26234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81" calcext:value-type="float">
            <text:p>1439251281</text:p>
          </table:table-cell>
          <table:table-cell table:formula="of:=[.H648]-[.H$637]" office:value-type="float" office:value="363" calcext:value-type="float">
            <text:p>363</text:p>
          </table:table-cell>
          <table:table-cell office:value-type="float" office:value="-0.0000000003866139" calcext:value-type="float">
            <text:p>-3.8661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83" calcext:value-type="float">
            <text:p>1439251283</text:p>
          </table:table-cell>
          <table:table-cell table:formula="of:=[.H649]-[.H$637]" office:value-type="float" office:value="365" calcext:value-type="float">
            <text:p>365</text:p>
          </table:table-cell>
          <table:table-cell office:value-type="float" office:value="0.00000000003417813" calcext:value-type="float">
            <text:p>3.41781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86" calcext:value-type="float">
            <text:p>1439251286</text:p>
          </table:table-cell>
          <table:table-cell table:formula="of:=[.H650]-[.H$637]" office:value-type="float" office:value="368" calcext:value-type="float">
            <text:p>368</text:p>
          </table:table-cell>
          <table:table-cell office:value-type="float" office:value="-0.0000000003845288" calcext:value-type="float">
            <text:p>-3.84528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91" calcext:value-type="float">
            <text:p>1439251291</text:p>
          </table:table-cell>
          <table:table-cell table:formula="of:=[.H651]-[.H$637]" office:value-type="float" office:value="373" calcext:value-type="float">
            <text:p>373</text:p>
          </table:table-cell>
          <table:table-cell office:value-type="float" office:value="-0.0000000006534988" calcext:value-type="float">
            <text:p>-6.53498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93" calcext:value-type="float">
            <text:p>1439251293</text:p>
          </table:table-cell>
          <table:table-cell table:formula="of:=[.H652]-[.H$637]" office:value-type="float" office:value="375" calcext:value-type="float">
            <text:p>375</text:p>
          </table:table-cell>
          <table:table-cell office:value-type="float" office:value="-0.0000000006141343" calcext:value-type="float">
            <text:p>-6.1413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296" calcext:value-type="float">
            <text:p>1439251296</text:p>
          </table:table-cell>
          <table:table-cell table:formula="of:=[.H653]-[.H$637]" office:value-type="float" office:value="378" calcext:value-type="float">
            <text:p>378</text:p>
          </table:table-cell>
          <table:table-cell office:value-type="float" office:value="-0.00000000007385806" calcext:value-type="float">
            <text:p>-7.38580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01" calcext:value-type="float">
            <text:p>1439251301</text:p>
          </table:table-cell>
          <table:table-cell table:formula="of:=[.H654]-[.H$637]" office:value-type="float" office:value="383" calcext:value-type="float">
            <text:p>383</text:p>
          </table:table-cell>
          <table:table-cell office:value-type="float" office:value="-0.000000000340743" calcext:value-type="float">
            <text:p>-3.4074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06" calcext:value-type="float">
            <text:p>1439251306</text:p>
          </table:table-cell>
          <table:table-cell table:formula="of:=[.H655]-[.H$637]" office:value-type="float" office:value="388" calcext:value-type="float">
            <text:p>388</text:p>
          </table:table-cell>
          <table:table-cell office:value-type="float" office:value="-0.0000000007202199" calcext:value-type="float">
            <text:p>-7.2021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09" calcext:value-type="float">
            <text:p>1439251309</text:p>
          </table:table-cell>
          <table:table-cell table:formula="of:=[.H656]-[.H$637]" office:value-type="float" office:value="391" calcext:value-type="float">
            <text:p>391</text:p>
          </table:table-cell>
          <table:table-cell office:value-type="float" office:value="-0.0000000004297255" calcext:value-type="float">
            <text:p>-4.2972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11" calcext:value-type="float">
            <text:p>1439251311</text:p>
          </table:table-cell>
          <table:table-cell table:formula="of:=[.H657]-[.H$637]" office:value-type="float" office:value="393" calcext:value-type="float">
            <text:p>393</text:p>
          </table:table-cell>
          <table:table-cell office:value-type="float" office:value="-0.0000000001343242" calcext:value-type="float">
            <text:p>-1.3432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19" calcext:value-type="float">
            <text:p>1439251319</text:p>
          </table:table-cell>
          <table:table-cell table:formula="of:=[.H658]-[.H$637]" office:value-type="float" office:value="401" calcext:value-type="float">
            <text:p>401</text:p>
          </table:table-cell>
          <table:table-cell office:value-type="float" office:value="-0.0000000006180529" calcext:value-type="float">
            <text:p>-6.1805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22" calcext:value-type="float">
            <text:p>1439251322</text:p>
          </table:table-cell>
          <table:table-cell table:formula="of:=[.H659]-[.H$637]" office:value-type="float" office:value="404" calcext:value-type="float">
            <text:p>404</text:p>
          </table:table-cell>
          <table:table-cell office:value-type="float" office:value="-0.0000000004022061" calcext:value-type="float">
            <text:p>-4.0220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24" calcext:value-type="float">
            <text:p>1439251324</text:p>
          </table:table-cell>
          <table:table-cell table:formula="of:=[.H660]-[.H$637]" office:value-type="float" office:value="406" calcext:value-type="float">
            <text:p>406</text:p>
          </table:table-cell>
          <table:table-cell office:value-type="float" office:value="-0.0000000003157226" calcext:value-type="float">
            <text:p>-3.1572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29" calcext:value-type="float">
            <text:p>1439251329</text:p>
          </table:table-cell>
          <table:table-cell table:formula="of:=[.H661]-[.H$637]" office:value-type="float" office:value="411" calcext:value-type="float">
            <text:p>411</text:p>
          </table:table-cell>
          <table:table-cell office:value-type="float" office:value="-0.0000000001635148" calcext:value-type="float">
            <text:p>-1.6351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34" calcext:value-type="float">
            <text:p>1439251334</text:p>
          </table:table-cell>
          <table:table-cell table:formula="of:=[.H662]-[.H$637]" office:value-type="float" office:value="416" calcext:value-type="float">
            <text:p>416</text:p>
          </table:table-cell>
          <table:table-cell office:value-type="float" office:value="-0.0000000005158861" calcext:value-type="float">
            <text:p>-5.1588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37" calcext:value-type="float">
            <text:p>1439251337</text:p>
          </table:table-cell>
          <table:table-cell table:formula="of:=[.H663]-[.H$637]" office:value-type="float" office:value="419" calcext:value-type="float">
            <text:p>419</text:p>
          </table:table-cell>
          <table:table-cell office:value-type="float" office:value="-0.0000000000709508" calcext:value-type="float">
            <text:p>-7.0950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39" calcext:value-type="float">
            <text:p>1439251339</text:p>
          </table:table-cell>
          <table:table-cell table:formula="of:=[.H664]-[.H$637]" office:value-type="float" office:value="421" calcext:value-type="float">
            <text:p>421</text:p>
          </table:table-cell>
          <table:table-cell office:value-type="float" office:value="0.000000000001203301" calcext:value-type="float">
            <text:p>1.203301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44" calcext:value-type="float">
            <text:p>1439251344</text:p>
          </table:table-cell>
          <table:table-cell table:formula="of:=[.H665]-[.H$637]" office:value-type="float" office:value="426" calcext:value-type="float">
            <text:p>426</text:p>
          </table:table-cell>
          <table:table-cell office:value-type="float" office:value="0.00000000001371353" calcext:value-type="float">
            <text:p>1.37135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49" calcext:value-type="float">
            <text:p>1439251349</text:p>
          </table:table-cell>
          <table:table-cell table:formula="of:=[.H666]-[.H$637]" office:value-type="float" office:value="431" calcext:value-type="float">
            <text:p>431</text:p>
          </table:table-cell>
          <table:table-cell office:value-type="float" office:value="-0.0000000001426644" calcext:value-type="float">
            <text:p>-1.4266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55" calcext:value-type="float">
            <text:p>1439251355</text:p>
          </table:table-cell>
          <table:table-cell table:formula="of:=[.H667]-[.H$637]" office:value-type="float" office:value="437" calcext:value-type="float">
            <text:p>437</text:p>
          </table:table-cell>
          <table:table-cell office:value-type="float" office:value="-0.000000000839067" calcext:value-type="float">
            <text:p>-8.3906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57" calcext:value-type="float">
            <text:p>1439251357</text:p>
          </table:table-cell>
          <table:table-cell table:formula="of:=[.H668]-[.H$637]" office:value-type="float" office:value="439" calcext:value-type="float">
            <text:p>439</text:p>
          </table:table-cell>
          <table:table-cell office:value-type="float" office:value="0.00000000002229762" calcext:value-type="float">
            <text:p>2.22976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60" calcext:value-type="float">
            <text:p>1439251360</text:p>
          </table:table-cell>
          <table:table-cell table:formula="of:=[.H669]-[.H$637]" office:value-type="float" office:value="442" calcext:value-type="float">
            <text:p>442</text:p>
          </table:table-cell>
          <table:table-cell office:value-type="float" office:value="-0.000000000557587" calcext:value-type="float">
            <text:p>-5.575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65" calcext:value-type="float">
            <text:p>1439251365</text:p>
          </table:table-cell>
          <table:table-cell table:formula="of:=[.H670]-[.H$637]" office:value-type="float" office:value="447" calcext:value-type="float">
            <text:p>447</text:p>
          </table:table-cell>
          <table:table-cell office:value-type="float" office:value="-0.00000000009262341" calcext:value-type="float">
            <text:p>-9.2623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70" calcext:value-type="float">
            <text:p>1439251370</text:p>
          </table:table-cell>
          <table:table-cell table:formula="of:=[.H671]-[.H$637]" office:value-type="float" office:value="452" calcext:value-type="float">
            <text:p>452</text:p>
          </table:table-cell>
          <table:table-cell office:value-type="float" office:value="0.00000000007626466" calcext:value-type="float">
            <text:p>7.62646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75" calcext:value-type="float">
            <text:p>1439251375</text:p>
          </table:table-cell>
          <table:table-cell table:formula="of:=[.H672]-[.H$637]" office:value-type="float" office:value="457" calcext:value-type="float">
            <text:p>457</text:p>
          </table:table-cell>
          <table:table-cell office:value-type="float" office:value="-0.0000000005242262" calcext:value-type="float">
            <text:p>-5.2422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80" calcext:value-type="float">
            <text:p>1439251380</text:p>
          </table:table-cell>
          <table:table-cell table:formula="of:=[.H673]-[.H$637]" office:value-type="float" office:value="462" calcext:value-type="float">
            <text:p>462</text:p>
          </table:table-cell>
          <table:table-cell office:value-type="float" office:value="-0.0000000004825255" calcext:value-type="float">
            <text:p>-4.8252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83" calcext:value-type="float">
            <text:p>1439251383</text:p>
          </table:table-cell>
          <table:table-cell table:formula="of:=[.H674]-[.H$637]" office:value-type="float" office:value="465" calcext:value-type="float">
            <text:p>465</text:p>
          </table:table-cell>
          <table:table-cell office:value-type="float" office:value="-0.0000000004501248" calcext:value-type="float">
            <text:p>-4.5012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85" calcext:value-type="float">
            <text:p>1439251385</text:p>
          </table:table-cell>
          <table:table-cell table:formula="of:=[.H675]-[.H$637]" office:value-type="float" office:value="467" calcext:value-type="float">
            <text:p>467</text:p>
          </table:table-cell>
          <table:table-cell office:value-type="float" office:value="-0.0000000003866137" calcext:value-type="float">
            <text:p>-3.8661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90" calcext:value-type="float">
            <text:p>1439251390</text:p>
          </table:table-cell>
          <table:table-cell table:formula="of:=[.H676]-[.H$637]" office:value-type="float" office:value="472" calcext:value-type="float">
            <text:p>472</text:p>
          </table:table-cell>
          <table:table-cell office:value-type="float" office:value="-0.0000000003115523" calcext:value-type="float">
            <text:p>-3.1155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395" calcext:value-type="float">
            <text:p>1439251395</text:p>
          </table:table-cell>
          <table:table-cell table:formula="of:=[.H677]-[.H$637]" office:value-type="float" office:value="477" calcext:value-type="float">
            <text:p>477</text:p>
          </table:table-cell>
          <table:table-cell office:value-type="float" office:value="-0.0000000002218958" calcext:value-type="float">
            <text:p>-2.2189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00" calcext:value-type="float">
            <text:p>1439251400</text:p>
          </table:table-cell>
          <table:table-cell table:formula="of:=[.H678]-[.H$637]" office:value-type="float" office:value="482" calcext:value-type="float">
            <text:p>482</text:p>
          </table:table-cell>
          <table:table-cell office:value-type="float" office:value="0.0000000003348093" calcext:value-type="float">
            <text:p>3.34809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05" calcext:value-type="float">
            <text:p>1439251405</text:p>
          </table:table-cell>
          <table:table-cell table:formula="of:=[.H679]-[.H$637]" office:value-type="float" office:value="487" calcext:value-type="float">
            <text:p>487</text:p>
          </table:table-cell>
          <table:table-cell office:value-type="float" office:value="-0.0000000005471618" calcext:value-type="float">
            <text:p>-5.47161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10" calcext:value-type="float">
            <text:p>1439251410</text:p>
          </table:table-cell>
          <table:table-cell table:formula="of:=[.H680]-[.H$637]" office:value-type="float" office:value="492" calcext:value-type="float">
            <text:p>492</text:p>
          </table:table-cell>
          <table:table-cell office:value-type="float" office:value="-0.0000000002281509" calcext:value-type="float">
            <text:p>-2.2815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16" calcext:value-type="float">
            <text:p>1439251416</text:p>
          </table:table-cell>
          <table:table-cell table:formula="of:=[.H681]-[.H$637]" office:value-type="float" office:value="498" calcext:value-type="float">
            <text:p>498</text:p>
          </table:table-cell>
          <table:table-cell office:value-type="float" office:value="-0.0000000008286417" calcext:value-type="float">
            <text:p>-8.2864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18" calcext:value-type="float">
            <text:p>1439251418</text:p>
          </table:table-cell>
          <table:table-cell table:formula="of:=[.H682]-[.H$637]" office:value-type="float" office:value="500" calcext:value-type="float">
            <text:p>500</text:p>
          </table:table-cell>
          <table:table-cell office:value-type="float" office:value="-0.0000000001983582" calcext:value-type="float">
            <text:p>-1.98358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21" calcext:value-type="float">
            <text:p>1439251421</text:p>
          </table:table-cell>
          <table:table-cell table:formula="of:=[.H683]-[.H$637]" office:value-type="float" office:value="503" calcext:value-type="float">
            <text:p>503</text:p>
          </table:table-cell>
          <table:table-cell office:value-type="float" office:value="0.0000000004202958" calcext:value-type="float">
            <text:p>4.2029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26" calcext:value-type="float">
            <text:p>1439251426</text:p>
          </table:table-cell>
          <table:table-cell table:formula="of:=[.H684]-[.H$637]" office:value-type="float" office:value="508" calcext:value-type="float">
            <text:p>508</text:p>
          </table:table-cell>
          <table:table-cell office:value-type="float" office:value="-0.00000000004258249" calcext:value-type="float">
            <text:p>-4.25824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31" calcext:value-type="float">
            <text:p>1439251431</text:p>
          </table:table-cell>
          <table:table-cell table:formula="of:=[.H685]-[.H$637]" office:value-type="float" office:value="513" calcext:value-type="float">
            <text:p>513</text:p>
          </table:table-cell>
          <table:table-cell office:value-type="float" office:value="-0.000000000176025" calcext:value-type="float">
            <text:p>-1.760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36" calcext:value-type="float">
            <text:p>1439251436</text:p>
          </table:table-cell>
          <table:table-cell table:formula="of:=[.H686]-[.H$637]" office:value-type="float" office:value="518" calcext:value-type="float">
            <text:p>518</text:p>
          </table:table-cell>
          <table:table-cell office:value-type="float" office:value="-0.000000000125984" calcext:value-type="float">
            <text:p>-1.259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41" calcext:value-type="float">
            <text:p>1439251441</text:p>
          </table:table-cell>
          <table:table-cell table:formula="of:=[.H687]-[.H$637]" office:value-type="float" office:value="523" calcext:value-type="float">
            <text:p>523</text:p>
          </table:table-cell>
          <table:table-cell office:value-type="float" office:value="-0.000000000121814" calcext:value-type="float">
            <text:p>-1.218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46" calcext:value-type="float">
            <text:p>1439251446</text:p>
          </table:table-cell>
          <table:table-cell table:formula="of:=[.H688]-[.H$637]" office:value-type="float" office:value="528" calcext:value-type="float">
            <text:p>528</text:p>
          </table:table-cell>
          <table:table-cell office:value-type="float" office:value="0.0000000001075402" calcext:value-type="float">
            <text:p>1.07540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51" calcext:value-type="float">
            <text:p>1439251451</text:p>
          </table:table-cell>
          <table:table-cell table:formula="of:=[.H689]-[.H$637]" office:value-type="float" office:value="533" calcext:value-type="float">
            <text:p>533</text:p>
          </table:table-cell>
          <table:table-cell office:value-type="float" office:value="-0.0000000001781099" calcext:value-type="float">
            <text:p>-1.7810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54" calcext:value-type="float">
            <text:p>1439251454</text:p>
          </table:table-cell>
          <table:table-cell table:formula="of:=[.H690]-[.H$637]" office:value-type="float" office:value="536" calcext:value-type="float">
            <text:p>536</text:p>
          </table:table-cell>
          <table:table-cell office:value-type="float" office:value="-0.0000000004771847" calcext:value-type="float">
            <text:p>-4.7718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56" calcext:value-type="float">
            <text:p>1439251456</text:p>
          </table:table-cell>
          <table:table-cell table:formula="of:=[.H691]-[.H$637]" office:value-type="float" office:value="538" calcext:value-type="float">
            <text:p>538</text:p>
          </table:table-cell>
          <table:table-cell office:value-type="float" office:value="0.00000000007417966" calcext:value-type="float">
            <text:p>7.41796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61" calcext:value-type="float">
            <text:p>1439251461</text:p>
          </table:table-cell>
          <table:table-cell table:formula="of:=[.H692]-[.H$637]" office:value-type="float" office:value="543" calcext:value-type="float">
            <text:p>543</text:p>
          </table:table-cell>
          <table:table-cell office:value-type="float" office:value="-0.0000000006472436" calcext:value-type="float">
            <text:p>-6.47243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64" calcext:value-type="float">
            <text:p>1439251464</text:p>
          </table:table-cell>
          <table:table-cell table:formula="of:=[.H693]-[.H$637]" office:value-type="float" office:value="546" calcext:value-type="float">
            <text:p>546</text:p>
          </table:table-cell>
          <table:table-cell office:value-type="float" office:value="-0.0000000003579411" calcext:value-type="float">
            <text:p>-3.5794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67" calcext:value-type="float">
            <text:p>1439251467</text:p>
          </table:table-cell>
          <table:table-cell table:formula="of:=[.H694]-[.H$637]" office:value-type="float" office:value="549" calcext:value-type="float">
            <text:p>549</text:p>
          </table:table-cell>
          <table:table-cell office:value-type="float" office:value="-0.0000000001468344" calcext:value-type="float">
            <text:p>-1.4683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72" calcext:value-type="float">
            <text:p>1439251472</text:p>
          </table:table-cell>
          <table:table-cell table:formula="of:=[.H695]-[.H$637]" office:value-type="float" office:value="554" calcext:value-type="float">
            <text:p>554</text:p>
          </table:table-cell>
          <table:table-cell office:value-type="float" office:value="-0.0000000002740216" calcext:value-type="float">
            <text:p>-2.74021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74" calcext:value-type="float">
            <text:p>1439251474</text:p>
          </table:table-cell>
          <table:table-cell table:formula="of:=[.H696]-[.H$637]" office:value-type="float" office:value="556" calcext:value-type="float">
            <text:p>556</text:p>
          </table:table-cell>
          <table:table-cell office:value-type="float" office:value="-0.0000000003338252" calcext:value-type="float">
            <text:p>-3.3382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77" calcext:value-type="float">
            <text:p>1439251477</text:p>
          </table:table-cell>
          <table:table-cell table:formula="of:=[.H697]-[.H$637]" office:value-type="float" office:value="559" calcext:value-type="float">
            <text:p>559</text:p>
          </table:table-cell>
          <table:table-cell office:value-type="float" office:value="-0.00000000009262341" calcext:value-type="float">
            <text:p>-9.2623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82" calcext:value-type="float">
            <text:p>1439251482</text:p>
          </table:table-cell>
          <table:table-cell table:formula="of:=[.H698]-[.H$637]" office:value-type="float" office:value="564" calcext:value-type="float">
            <text:p>564</text:p>
          </table:table-cell>
          <table:table-cell office:value-type="float" office:value="-0.0000000005930323" calcext:value-type="float">
            <text:p>-5.9303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85" calcext:value-type="float">
            <text:p>1439251485</text:p>
          </table:table-cell>
          <table:table-cell table:formula="of:=[.H699]-[.H$637]" office:value-type="float" office:value="567" calcext:value-type="float">
            <text:p>567</text:p>
          </table:table-cell>
          <table:table-cell office:value-type="float" office:value="-0.0000000002424978" calcext:value-type="float">
            <text:p>-2.4249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87" calcext:value-type="float">
            <text:p>1439251487</text:p>
          </table:table-cell>
          <table:table-cell table:formula="of:=[.H700]-[.H$637]" office:value-type="float" office:value="569" calcext:value-type="float">
            <text:p>569</text:p>
          </table:table-cell>
          <table:table-cell office:value-type="float" office:value="-0.0000000001218139" calcext:value-type="float">
            <text:p>-1.2181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93" calcext:value-type="float">
            <text:p>1439251493</text:p>
          </table:table-cell>
          <table:table-cell table:formula="of:=[.H701]-[.H$637]" office:value-type="float" office:value="575" calcext:value-type="float">
            <text:p>575</text:p>
          </table:table-cell>
          <table:table-cell office:value-type="float" office:value="-0.000000000238576" calcext:value-type="float">
            <text:p>-2.385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95" calcext:value-type="float">
            <text:p>1439251495</text:p>
          </table:table-cell>
          <table:table-cell table:formula="of:=[.H702]-[.H$637]" office:value-type="float" office:value="577" calcext:value-type="float">
            <text:p>577</text:p>
          </table:table-cell>
          <table:table-cell office:value-type="float" office:value="-0.0000000002059167" calcext:value-type="float">
            <text:p>-2.05916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498" calcext:value-type="float">
            <text:p>1439251498</text:p>
          </table:table-cell>
          <table:table-cell table:formula="of:=[.H703]-[.H$637]" office:value-type="float" office:value="580" calcext:value-type="float">
            <text:p>580</text:p>
          </table:table-cell>
          <table:table-cell office:value-type="float" office:value="-0.0000000001551745" calcext:value-type="float">
            <text:p>-1.5517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03" calcext:value-type="float">
            <text:p>1439251503</text:p>
          </table:table-cell>
          <table:table-cell table:formula="of:=[.H704]-[.H$637]" office:value-type="float" office:value="585" calcext:value-type="float">
            <text:p>585</text:p>
          </table:table-cell>
          <table:table-cell office:value-type="float" office:value="-0.0000000004012091" calcext:value-type="float">
            <text:p>-4.0120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08" calcext:value-type="float">
            <text:p>1439251508</text:p>
          </table:table-cell>
          <table:table-cell table:formula="of:=[.H705]-[.H$637]" office:value-type="float" office:value="590" calcext:value-type="float">
            <text:p>590</text:p>
          </table:table-cell>
          <table:table-cell office:value-type="float" office:value="0.00000000001579857" calcext:value-type="float">
            <text:p>1.57985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13" calcext:value-type="float">
            <text:p>1439251513</text:p>
          </table:table-cell>
          <table:table-cell table:formula="of:=[.H706]-[.H$637]" office:value-type="float" office:value="595" calcext:value-type="float">
            <text:p>595</text:p>
          </table:table-cell>
          <table:table-cell office:value-type="float" office:value="0.00000000002830876" calcext:value-type="float">
            <text:p>2.83087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18" calcext:value-type="float">
            <text:p>1439251518</text:p>
          </table:table-cell>
          <table:table-cell table:formula="of:=[.H707]-[.H$637]" office:value-type="float" office:value="600" calcext:value-type="float">
            <text:p>600</text:p>
          </table:table-cell>
          <table:table-cell office:value-type="float" office:value="-0.0000000001093037" calcext:value-type="float">
            <text:p>-1.0930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23" calcext:value-type="float">
            <text:p>1439251523</text:p>
          </table:table-cell>
          <table:table-cell table:formula="of:=[.H708]-[.H$637]" office:value-type="float" office:value="605" calcext:value-type="float">
            <text:p>605</text:p>
          </table:table-cell>
          <table:table-cell office:value-type="float" office:value="-0.0000000004429097" calcext:value-type="float">
            <text:p>-4.4290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28" calcext:value-type="float">
            <text:p>1439251528</text:p>
          </table:table-cell>
          <table:table-cell table:formula="of:=[.H709]-[.H$637]" office:value-type="float" office:value="610" calcext:value-type="float">
            <text:p>610</text:p>
          </table:table-cell>
          <table:table-cell office:value-type="float" office:value="-0.000000001141397" calcext:value-type="float">
            <text:p>-1.14139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31" calcext:value-type="float">
            <text:p>1439251531</text:p>
          </table:table-cell>
          <table:table-cell table:formula="of:=[.H710]-[.H$637]" office:value-type="float" office:value="613" calcext:value-type="float">
            <text:p>613</text:p>
          </table:table-cell>
          <table:table-cell office:value-type="float" office:value="-0.0000000003187501" calcext:value-type="float">
            <text:p>-3.1875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33" calcext:value-type="float">
            <text:p>1439251533</text:p>
          </table:table-cell>
          <table:table-cell table:formula="of:=[.H711]-[.H$637]" office:value-type="float" office:value="615" calcext:value-type="float">
            <text:p>615</text:p>
          </table:table-cell>
          <table:table-cell office:value-type="float" office:value="-0.0000000002573414" calcext:value-type="float">
            <text:p>-2.5734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38" calcext:value-type="float">
            <text:p>1439251538</text:p>
          </table:table-cell>
          <table:table-cell table:formula="of:=[.H712]-[.H$637]" office:value-type="float" office:value="620" calcext:value-type="float">
            <text:p>620</text:p>
          </table:table-cell>
          <table:table-cell office:value-type="float" office:value="-0.0000000001364092" calcext:value-type="float">
            <text:p>-1.3640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43" calcext:value-type="float">
            <text:p>1439251543</text:p>
          </table:table-cell>
          <table:table-cell table:formula="of:=[.H713]-[.H$637]" office:value-type="float" office:value="625" calcext:value-type="float">
            <text:p>625</text:p>
          </table:table-cell>
          <table:table-cell office:value-type="float" office:value="0.0000000001117103" calcext:value-type="float">
            <text:p>1.1171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48" calcext:value-type="float">
            <text:p>1439251548</text:p>
          </table:table-cell>
          <table:table-cell table:formula="of:=[.H714]-[.H$637]" office:value-type="float" office:value="630" calcext:value-type="float">
            <text:p>630</text:p>
          </table:table-cell>
          <table:table-cell office:value-type="float" office:value="-0.000000000007136847" calcext:value-type="float">
            <text:p>-7.136847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53" calcext:value-type="float">
            <text:p>1439251553</text:p>
          </table:table-cell>
          <table:table-cell table:formula="of:=[.H715]-[.H$637]" office:value-type="float" office:value="635" calcext:value-type="float">
            <text:p>635</text:p>
          </table:table-cell>
          <table:table-cell office:value-type="float" office:value="-0.0000000004053791" calcext:value-type="float">
            <text:p>-4.0537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58" calcext:value-type="float">
            <text:p>1439251558</text:p>
          </table:table-cell>
          <table:table-cell table:formula="of:=[.H716]-[.H$637]" office:value-type="float" office:value="640" calcext:value-type="float">
            <text:p>640</text:p>
          </table:table-cell>
          <table:table-cell office:value-type="float" office:value="-0.0000000002114705" calcext:value-type="float">
            <text:p>-2.1147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63" calcext:value-type="float">
            <text:p>1439251563</text:p>
          </table:table-cell>
          <table:table-cell table:formula="of:=[.H717]-[.H$637]" office:value-type="float" office:value="645" calcext:value-type="float">
            <text:p>645</text:p>
          </table:table-cell>
          <table:table-cell office:value-type="float" office:value="-0.0000000002260657" calcext:value-type="float">
            <text:p>-2.2606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68" calcext:value-type="float">
            <text:p>1439251568</text:p>
          </table:table-cell>
          <table:table-cell table:formula="of:=[.H718]-[.H$637]" office:value-type="float" office:value="650" calcext:value-type="float">
            <text:p>650</text:p>
          </table:table-cell>
          <table:table-cell office:value-type="float" office:value="0.00000000006166942" calcext:value-type="float">
            <text:p>6.16694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74" calcext:value-type="float">
            <text:p>1439251574</text:p>
          </table:table-cell>
          <table:table-cell table:formula="of:=[.H719]-[.H$637]" office:value-type="float" office:value="656" calcext:value-type="float">
            <text:p>656</text:p>
          </table:table-cell>
          <table:table-cell office:value-type="float" office:value="-0.0000000001218138" calcext:value-type="float">
            <text:p>-1.21813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79" calcext:value-type="float">
            <text:p>1439251579</text:p>
          </table:table-cell>
          <table:table-cell table:formula="of:=[.H720]-[.H$637]" office:value-type="float" office:value="661" calcext:value-type="float">
            <text:p>661</text:p>
          </table:table-cell>
          <table:table-cell office:value-type="float" office:value="0.0000000002138772" calcext:value-type="float">
            <text:p>2.1387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84" calcext:value-type="float">
            <text:p>1439251584</text:p>
          </table:table-cell>
          <table:table-cell table:formula="of:=[.H721]-[.H$637]" office:value-type="float" office:value="666" calcext:value-type="float">
            <text:p>666</text:p>
          </table:table-cell>
          <table:table-cell office:value-type="float" office:value="-0.0000000001989603" calcext:value-type="float">
            <text:p>-1.9896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89" calcext:value-type="float">
            <text:p>1439251589</text:p>
          </table:table-cell>
          <table:table-cell table:formula="of:=[.H722]-[.H$637]" office:value-type="float" office:value="671" calcext:value-type="float">
            <text:p>671</text:p>
          </table:table-cell>
          <table:table-cell office:value-type="float" office:value="-0.0000000001447493" calcext:value-type="float">
            <text:p>-1.44749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94" calcext:value-type="float">
            <text:p>1439251594</text:p>
          </table:table-cell>
          <table:table-cell table:formula="of:=[.H723]-[.H$637]" office:value-type="float" office:value="676" calcext:value-type="float">
            <text:p>676</text:p>
          </table:table-cell>
          <table:table-cell office:value-type="float" office:value="-0.00000000001130693" calcext:value-type="float">
            <text:p>-1.13069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599" calcext:value-type="float">
            <text:p>1439251599</text:p>
          </table:table-cell>
          <table:table-cell table:formula="of:=[.H724]-[.H$637]" office:value-type="float" office:value="681" calcext:value-type="float">
            <text:p>681</text:p>
          </table:table-cell>
          <table:table-cell office:value-type="float" office:value="0.0000000004578265" calcext:value-type="float">
            <text:p>4.5782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04" calcext:value-type="float">
            <text:p>1439251604</text:p>
          </table:table-cell>
          <table:table-cell table:formula="of:=[.H725]-[.H$637]" office:value-type="float" office:value="686" calcext:value-type="float">
            <text:p>686</text:p>
          </table:table-cell>
          <table:table-cell office:value-type="float" office:value="-0.0000000002781917" calcext:value-type="float">
            <text:p>-2.7819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09" calcext:value-type="float">
            <text:p>1439251609</text:p>
          </table:table-cell>
          <table:table-cell table:formula="of:=[.H726]-[.H$637]" office:value-type="float" office:value="691" calcext:value-type="float">
            <text:p>691</text:p>
          </table:table-cell>
          <table:table-cell office:value-type="float" office:value="-0.000000000346998" calcext:value-type="float">
            <text:p>-3.469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14" calcext:value-type="float">
            <text:p>1439251614</text:p>
          </table:table-cell>
          <table:table-cell table:formula="of:=[.H727]-[.H$637]" office:value-type="float" office:value="696" calcext:value-type="float">
            <text:p>696</text:p>
          </table:table-cell>
          <table:table-cell office:value-type="float" office:value="0.00000000002830884" calcext:value-type="float">
            <text:p>2.83088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19" calcext:value-type="float">
            <text:p>1439251619</text:p>
          </table:table-cell>
          <table:table-cell table:formula="of:=[.H728]-[.H$637]" office:value-type="float" office:value="701" calcext:value-type="float">
            <text:p>701</text:p>
          </table:table-cell>
          <table:table-cell office:value-type="float" office:value="0.00000000008460484" calcext:value-type="float">
            <text:p>8.460484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24" calcext:value-type="float">
            <text:p>1439251624</text:p>
          </table:table-cell>
          <table:table-cell table:formula="of:=[.H729]-[.H$637]" office:value-type="float" office:value="706" calcext:value-type="float">
            <text:p>706</text:p>
          </table:table-cell>
          <table:table-cell office:value-type="float" office:value="-0.0000000003219776" calcext:value-type="float">
            <text:p>-3.2197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29" calcext:value-type="float">
            <text:p>1439251629</text:p>
          </table:table-cell>
          <table:table-cell table:formula="of:=[.H730]-[.H$637]" office:value-type="float" office:value="711" calcext:value-type="float">
            <text:p>711</text:p>
          </table:table-cell>
          <table:table-cell office:value-type="float" office:value="0.0000000001221355" calcext:value-type="float">
            <text:p>1.2213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32" calcext:value-type="float">
            <text:p>1439251632</text:p>
          </table:table-cell>
          <table:table-cell table:formula="of:=[.H731]-[.H$637]" office:value-type="float" office:value="714" calcext:value-type="float">
            <text:p>714</text:p>
          </table:table-cell>
          <table:table-cell office:value-type="float" office:value="-0.0000000007160499" calcext:value-type="float">
            <text:p>-7.1604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37" calcext:value-type="float">
            <text:p>1439251637</text:p>
          </table:table-cell>
          <table:table-cell table:formula="of:=[.H732]-[.H$637]" office:value-type="float" office:value="719" calcext:value-type="float">
            <text:p>719</text:p>
          </table:table-cell>
          <table:table-cell office:value-type="float" office:value="0.000000000203452" calcext:value-type="float">
            <text:p>2.034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42" calcext:value-type="float">
            <text:p>1439251642</text:p>
          </table:table-cell>
          <table:table-cell table:formula="of:=[.H733]-[.H$637]" office:value-type="float" office:value="724" calcext:value-type="float">
            <text:p>724</text:p>
          </table:table-cell>
          <table:table-cell office:value-type="float" office:value="-0.0000000002156407" calcext:value-type="float">
            <text:p>-2.1564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45" calcext:value-type="float">
            <text:p>1439251645</text:p>
          </table:table-cell>
          <table:table-cell table:formula="of:=[.H734]-[.H$637]" office:value-type="float" office:value="727" calcext:value-type="float">
            <text:p>727</text:p>
          </table:table-cell>
          <table:table-cell office:value-type="float" office:value="0.0000000002785133" calcext:value-type="float">
            <text:p>2.7851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50" calcext:value-type="float">
            <text:p>1439251650</text:p>
          </table:table-cell>
          <table:table-cell table:formula="of:=[.H735]-[.H$637]" office:value-type="float" office:value="732" calcext:value-type="float">
            <text:p>732</text:p>
          </table:table-cell>
          <table:table-cell office:value-type="float" office:value="-0.0000000001030485" calcext:value-type="float">
            <text:p>-1.0304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55" calcext:value-type="float">
            <text:p>1439251655</text:p>
          </table:table-cell>
          <table:table-cell table:formula="of:=[.H736]-[.H$637]" office:value-type="float" office:value="737" calcext:value-type="float">
            <text:p>737</text:p>
          </table:table-cell>
          <table:table-cell office:value-type="float" office:value="-0.0000000001843651" calcext:value-type="float">
            <text:p>-1.84365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658" calcext:value-type="float">
            <text:p>1439251658</text:p>
          </table:table-cell>
          <table:table-cell table:formula="of:=[.H737]-[.H$637]" office:value-type="float" office:value="740" calcext:value-type="float">
            <text:p>740</text:p>
          </table:table-cell>
          <table:table-cell office:value-type="float" office:value="-0.0000000002666973" calcext:value-type="float">
            <text:p>-2.666973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1910" calcext:value-type="float">
            <text:p>1439251910</text:p>
          </table:table-cell>
          <table:table-cell table:formula="of:=[.H739]-[.H$739]" office:value-type="float" office:value="0" calcext:value-type="float">
            <text:p>0</text:p>
          </table:table-cell>
          <table:table-cell office:value-type="float" office:value="-0.0000000008786832" calcext:value-type="float">
            <text:p>-8.7868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16" calcext:value-type="float">
            <text:p>1439251916</text:p>
          </table:table-cell>
          <table:table-cell table:formula="of:=[.H740]-[.H$739]" office:value-type="float" office:value="6" calcext:value-type="float">
            <text:p>6</text:p>
          </table:table-cell>
          <table:table-cell office:value-type="float" office:value="-0.0000000001906202" calcext:value-type="float">
            <text:p>-1.90620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21" calcext:value-type="float">
            <text:p>1439251921</text:p>
          </table:table-cell>
          <table:table-cell table:formula="of:=[.H741]-[.H$739]" office:value-type="float" office:value="11" calcext:value-type="float">
            <text:p>11</text:p>
          </table:table-cell>
          <table:table-cell office:value-type="float" office:value="-0.000000001126803" calcext:value-type="float">
            <text:p>-1.12680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26" calcext:value-type="float">
            <text:p>1439251926</text:p>
          </table:table-cell>
          <table:table-cell table:formula="of:=[.H742]-[.H$739]" office:value-type="float" office:value="16" calcext:value-type="float">
            <text:p>16</text:p>
          </table:table-cell>
          <table:table-cell office:value-type="float" office:value="-0.000000000005051889" calcext:value-type="float">
            <text:p>-5.051889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31" calcext:value-type="float">
            <text:p>1439251931</text:p>
          </table:table-cell>
          <table:table-cell table:formula="of:=[.H743]-[.H$739]" office:value-type="float" office:value="21" calcext:value-type="float">
            <text:p>21</text:p>
          </table:table-cell>
          <table:table-cell office:value-type="float" office:value="-0.00000000006343298" calcext:value-type="float">
            <text:p>-6.343298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36" calcext:value-type="float">
            <text:p>1439251936</text:p>
          </table:table-cell>
          <table:table-cell table:formula="of:=[.H744]-[.H$739]" office:value-type="float" office:value="26" calcext:value-type="float">
            <text:p>26</text:p>
          </table:table-cell>
          <table:table-cell office:value-type="float" office:value="-0.0000000004283148" calcext:value-type="float">
            <text:p>-4.2831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41" calcext:value-type="float">
            <text:p>1439251941</text:p>
          </table:table-cell>
          <table:table-cell table:formula="of:=[.H745]-[.H$739]" office:value-type="float" office:value="31" calcext:value-type="float">
            <text:p>31</text:p>
          </table:table-cell>
          <table:table-cell office:value-type="float" office:value="-0.000000000878683" calcext:value-type="float">
            <text:p>-8.786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43" calcext:value-type="float">
            <text:p>1439251943</text:p>
          </table:table-cell>
          <table:table-cell table:formula="of:=[.H746]-[.H$739]" office:value-type="float" office:value="33" calcext:value-type="float">
            <text:p>33</text:p>
          </table:table-cell>
          <table:table-cell office:value-type="float" office:value="-0.0000000002447738" calcext:value-type="float">
            <text:p>-2.44773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46" calcext:value-type="float">
            <text:p>1439251946</text:p>
          </table:table-cell>
          <table:table-cell table:formula="of:=[.H747]-[.H$739]" office:value-type="float" office:value="36" calcext:value-type="float">
            <text:p>36</text:p>
          </table:table-cell>
          <table:table-cell office:value-type="float" office:value="-0.000000000332403" calcext:value-type="float">
            <text:p>-3.324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51" calcext:value-type="float">
            <text:p>1439251951</text:p>
          </table:table-cell>
          <table:table-cell table:formula="of:=[.H748]-[.H$739]" office:value-type="float" office:value="41" calcext:value-type="float">
            <text:p>41</text:p>
          </table:table-cell>
          <table:table-cell office:value-type="float" office:value="-0.000000001285265" calcext:value-type="float">
            <text:p>-1.28526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56" calcext:value-type="float">
            <text:p>1439251956</text:p>
          </table:table-cell>
          <table:table-cell table:formula="of:=[.H749]-[.H$739]" office:value-type="float" office:value="46" calcext:value-type="float">
            <text:p>46</text:p>
          </table:table-cell>
          <table:table-cell office:value-type="float" office:value="-0.0000000003615934" calcext:value-type="float">
            <text:p>-3.6159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61" calcext:value-type="float">
            <text:p>1439251961</text:p>
          </table:table-cell>
          <table:table-cell table:formula="of:=[.H750]-[.H$739]" office:value-type="float" office:value="51" calcext:value-type="float">
            <text:p>51</text:p>
          </table:table-cell>
          <table:table-cell office:value-type="float" office:value="-0.0000000005805226" calcext:value-type="float">
            <text:p>-5.8052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66" calcext:value-type="float">
            <text:p>1439251966</text:p>
          </table:table-cell>
          <table:table-cell table:formula="of:=[.H751]-[.H$739]" office:value-type="float" office:value="56" calcext:value-type="float">
            <text:p>56</text:p>
          </table:table-cell>
          <table:table-cell office:value-type="float" office:value="-0.000000000117644" calcext:value-type="float">
            <text:p>-1.176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71" calcext:value-type="float">
            <text:p>1439251971</text:p>
          </table:table-cell>
          <table:table-cell table:formula="of:=[.H752]-[.H$739]" office:value-type="float" office:value="61" calcext:value-type="float">
            <text:p>61</text:p>
          </table:table-cell>
          <table:table-cell office:value-type="float" office:value="-0.0000000002114708" calcext:value-type="float">
            <text:p>-2.1147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76" calcext:value-type="float">
            <text:p>1439251976</text:p>
          </table:table-cell>
          <table:table-cell table:formula="of:=[.H753]-[.H$739]" office:value-type="float" office:value="66" calcext:value-type="float">
            <text:p>66</text:p>
          </table:table-cell>
          <table:table-cell office:value-type="float" office:value="-0.0000000003261479" calcext:value-type="float">
            <text:p>-3.2614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81" calcext:value-type="float">
            <text:p>1439251981</text:p>
          </table:table-cell>
          <table:table-cell table:formula="of:=[.H754]-[.H$739]" office:value-type="float" office:value="71" calcext:value-type="float">
            <text:p>71</text:p>
          </table:table-cell>
          <table:table-cell office:value-type="float" office:value="-0.0000000003553385" calcext:value-type="float">
            <text:p>-3.5533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86" calcext:value-type="float">
            <text:p>1439251986</text:p>
          </table:table-cell>
          <table:table-cell table:formula="of:=[.H755]-[.H$739]" office:value-type="float" office:value="76" calcext:value-type="float">
            <text:p>76</text:p>
          </table:table-cell>
          <table:table-cell office:value-type="float" office:value="-0.0000000002531715" calcext:value-type="float">
            <text:p>-2.5317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91" calcext:value-type="float">
            <text:p>1439251991</text:p>
          </table:table-cell>
          <table:table-cell table:formula="of:=[.H756]-[.H$739]" office:value-type="float" office:value="81" calcext:value-type="float">
            <text:p>81</text:p>
          </table:table-cell>
          <table:table-cell office:value-type="float" office:value="-0.0000000005096312" calcext:value-type="float">
            <text:p>-5.0963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1996" calcext:value-type="float">
            <text:p>1439251996</text:p>
          </table:table-cell>
          <table:table-cell table:formula="of:=[.H757]-[.H$739]" office:value-type="float" office:value="86" calcext:value-type="float">
            <text:p>86</text:p>
          </table:table-cell>
          <table:table-cell office:value-type="float" office:value="-0.0000000005075462" calcext:value-type="float">
            <text:p>-5.0754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01" calcext:value-type="float">
            <text:p>1439252001</text:p>
          </table:table-cell>
          <table:table-cell table:formula="of:=[.H758]-[.H$739]" office:value-type="float" office:value="91" calcext:value-type="float">
            <text:p>91</text:p>
          </table:table-cell>
          <table:table-cell office:value-type="float" office:value="-0.0000000001572597" calcext:value-type="float">
            <text:p>-1.5725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07" calcext:value-type="float">
            <text:p>1439252007</text:p>
          </table:table-cell>
          <table:table-cell table:formula="of:=[.H759]-[.H$739]" office:value-type="float" office:value="97" calcext:value-type="float">
            <text:p>97</text:p>
          </table:table-cell>
          <table:table-cell office:value-type="float" office:value="-0.0000000002385763" calcext:value-type="float">
            <text:p>-2.3857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12" calcext:value-type="float">
            <text:p>1439252012</text:p>
          </table:table-cell>
          <table:table-cell table:formula="of:=[.H760]-[.H$739]" office:value-type="float" office:value="102" calcext:value-type="float">
            <text:p>102</text:p>
          </table:table-cell>
          <table:table-cell office:value-type="float" office:value="-0.0000000003136376" calcext:value-type="float">
            <text:p>-3.1363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17" calcext:value-type="float">
            <text:p>1439252017</text:p>
          </table:table-cell>
          <table:table-cell table:formula="of:=[.H761]-[.H$739]" office:value-type="float" office:value="107" calcext:value-type="float">
            <text:p>107</text:p>
          </table:table-cell>
          <table:table-cell office:value-type="float" office:value="-0.0000000003741037" calcext:value-type="float">
            <text:p>-3.7410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19" calcext:value-type="float">
            <text:p>1439252019</text:p>
          </table:table-cell>
          <table:table-cell table:formula="of:=[.H762]-[.H$739]" office:value-type="float" office:value="109" calcext:value-type="float">
            <text:p>109</text:p>
          </table:table-cell>
          <table:table-cell office:value-type="float" office:value="-0.0000000003843333" calcext:value-type="float">
            <text:p>-3.8433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22" calcext:value-type="float">
            <text:p>1439252022</text:p>
          </table:table-cell>
          <table:table-cell table:formula="of:=[.H763]-[.H$739]" office:value-type="float" office:value="112" calcext:value-type="float">
            <text:p>112</text:p>
          </table:table-cell>
          <table:table-cell office:value-type="float" office:value="-0.0000000001655999" calcext:value-type="float">
            <text:p>-1.6559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27" calcext:value-type="float">
            <text:p>1439252027</text:p>
          </table:table-cell>
          <table:table-cell table:formula="of:=[.H764]-[.H$739]" office:value-type="float" office:value="117" calcext:value-type="float">
            <text:p>117</text:p>
          </table:table-cell>
          <table:table-cell office:value-type="float" office:value="-0.0000000008745129" calcext:value-type="float">
            <text:p>-8.7451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32" calcext:value-type="float">
            <text:p>1439252032</text:p>
          </table:table-cell>
          <table:table-cell table:formula="of:=[.H765]-[.H$739]" office:value-type="float" office:value="122" calcext:value-type="float">
            <text:p>122</text:p>
          </table:table-cell>
          <table:table-cell office:value-type="float" office:value="-0.0000000005012911" calcext:value-type="float">
            <text:p>-5.0129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34" calcext:value-type="float">
            <text:p>1439252034</text:p>
          </table:table-cell>
          <table:table-cell table:formula="of:=[.H766]-[.H$739]" office:value-type="float" office:value="124" calcext:value-type="float">
            <text:p>124</text:p>
          </table:table-cell>
          <table:table-cell office:value-type="float" office:value="-0.0000000001825942" calcext:value-type="float">
            <text:p>-1.8259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37" calcext:value-type="float">
            <text:p>1439252037</text:p>
          </table:table-cell>
          <table:table-cell table:formula="of:=[.H767]-[.H$739]" office:value-type="float" office:value="127" calcext:value-type="float">
            <text:p>127</text:p>
          </table:table-cell>
          <table:table-cell office:value-type="float" office:value="-0.0000000002552566" calcext:value-type="float">
            <text:p>-2.55256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42" calcext:value-type="float">
            <text:p>1439252042</text:p>
          </table:table-cell>
          <table:table-cell table:formula="of:=[.H768]-[.H$739]" office:value-type="float" office:value="132" calcext:value-type="float">
            <text:p>132</text:p>
          </table:table-cell>
          <table:table-cell office:value-type="float" office:value="0.00000000004707412" calcext:value-type="float">
            <text:p>4.70741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47" calcext:value-type="float">
            <text:p>1439252047</text:p>
          </table:table-cell>
          <table:table-cell table:formula="of:=[.H769]-[.H$739]" office:value-type="float" office:value="137" calcext:value-type="float">
            <text:p>137</text:p>
          </table:table-cell>
          <table:table-cell office:value-type="float" office:value="-0.0000000004721005" calcext:value-type="float">
            <text:p>-4.7210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52" calcext:value-type="float">
            <text:p>1439252052</text:p>
          </table:table-cell>
          <table:table-cell table:formula="of:=[.H770]-[.H$739]" office:value-type="float" office:value="142" calcext:value-type="float">
            <text:p>142</text:p>
          </table:table-cell>
          <table:table-cell office:value-type="float" office:value="-0.0000000006180533" calcext:value-type="float">
            <text:p>-6.1805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57" calcext:value-type="float">
            <text:p>1439252057</text:p>
          </table:table-cell>
          <table:table-cell table:formula="of:=[.H771]-[.H$739]" office:value-type="float" office:value="147" calcext:value-type="float">
            <text:p>147</text:p>
          </table:table-cell>
          <table:table-cell office:value-type="float" office:value="-0.0000000004950361" calcext:value-type="float">
            <text:p>-4.9503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60" calcext:value-type="float">
            <text:p>1439252060</text:p>
          </table:table-cell>
          <table:table-cell table:formula="of:=[.H772]-[.H$739]" office:value-type="float" office:value="150" calcext:value-type="float">
            <text:p>150</text:p>
          </table:table-cell>
          <table:table-cell office:value-type="float" office:value="-0.0000000004414713" calcext:value-type="float">
            <text:p>-4.4147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62" calcext:value-type="float">
            <text:p>1439252062</text:p>
          </table:table-cell>
          <table:table-cell table:formula="of:=[.H773]-[.H$739]" office:value-type="float" office:value="152" calcext:value-type="float">
            <text:p>152</text:p>
          </table:table-cell>
          <table:table-cell office:value-type="float" office:value="-0.000000001492541" calcext:value-type="float">
            <text:p>-1.49254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65" calcext:value-type="float">
            <text:p>1439252065</text:p>
          </table:table-cell>
          <table:table-cell table:formula="of:=[.H774]-[.H$739]" office:value-type="float" office:value="155" calcext:value-type="float">
            <text:p>155</text:p>
          </table:table-cell>
          <table:table-cell office:value-type="float" office:value="-0.0000000007994517" calcext:value-type="float">
            <text:p>-7.9945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70" calcext:value-type="float">
            <text:p>1439252070</text:p>
          </table:table-cell>
          <table:table-cell table:formula="of:=[.H775]-[.H$739]" office:value-type="float" office:value="160" calcext:value-type="float">
            <text:p>160</text:p>
          </table:table-cell>
          <table:table-cell office:value-type="float" office:value="-0.0000000004575054" calcext:value-type="float">
            <text:p>-4.57505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75" calcext:value-type="float">
            <text:p>1439252075</text:p>
          </table:table-cell>
          <table:table-cell table:formula="of:=[.H776]-[.H$739]" office:value-type="float" office:value="165" calcext:value-type="float">
            <text:p>165</text:p>
          </table:table-cell>
          <table:table-cell office:value-type="float" office:value="-0.0000000002364912" calcext:value-type="float">
            <text:p>-2.3649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80" calcext:value-type="float">
            <text:p>1439252080</text:p>
          </table:table-cell>
          <table:table-cell table:formula="of:=[.H777]-[.H$739]" office:value-type="float" office:value="170" calcext:value-type="float">
            <text:p>170</text:p>
          </table:table-cell>
          <table:table-cell office:value-type="float" office:value="-0.0000000006305635" calcext:value-type="float">
            <text:p>-6.3056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85" calcext:value-type="float">
            <text:p>1439252085</text:p>
          </table:table-cell>
          <table:table-cell table:formula="of:=[.H778]-[.H$739]" office:value-type="float" office:value="175" calcext:value-type="float">
            <text:p>175</text:p>
          </table:table-cell>
          <table:table-cell office:value-type="float" office:value="-0.0000000007139652" calcext:value-type="float">
            <text:p>-7.1396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88" calcext:value-type="float">
            <text:p>1439252088</text:p>
          </table:table-cell>
          <table:table-cell table:formula="of:=[.H779]-[.H$739]" office:value-type="float" office:value="178" calcext:value-type="float">
            <text:p>178</text:p>
          </table:table-cell>
          <table:table-cell office:value-type="float" office:value="-0.0000000003942301" calcext:value-type="float">
            <text:p>-3.9423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90" calcext:value-type="float">
            <text:p>1439252090</text:p>
          </table:table-cell>
          <table:table-cell table:formula="of:=[.H780]-[.H$739]" office:value-type="float" office:value="180" calcext:value-type="float">
            <text:p>180</text:p>
          </table:table-cell>
          <table:table-cell office:value-type="float" office:value="-0.000000001012125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095" calcext:value-type="float">
            <text:p>1439252095</text:p>
          </table:table-cell>
          <table:table-cell table:formula="of:=[.H781]-[.H$739]" office:value-type="float" office:value="185" calcext:value-type="float">
            <text:p>185</text:p>
          </table:table-cell>
          <table:table-cell office:value-type="float" office:value="-0.00000000006551806" calcext:value-type="float">
            <text:p>-6.55180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00" calcext:value-type="float">
            <text:p>1439252100</text:p>
          </table:table-cell>
          <table:table-cell table:formula="of:=[.H782]-[.H$739]" office:value-type="float" office:value="190" calcext:value-type="float">
            <text:p>190</text:p>
          </table:table-cell>
          <table:table-cell office:value-type="float" office:value="0.00000000005332919" calcext:value-type="float">
            <text:p>5.33291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05" calcext:value-type="float">
            <text:p>1439252105</text:p>
          </table:table-cell>
          <table:table-cell table:formula="of:=[.H783]-[.H$739]" office:value-type="float" office:value="195" calcext:value-type="float">
            <text:p>195</text:p>
          </table:table-cell>
          <table:table-cell office:value-type="float" office:value="-0.0000000003615935" calcext:value-type="float">
            <text:p>-3.6159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10" calcext:value-type="float">
            <text:p>1439252110</text:p>
          </table:table-cell>
          <table:table-cell table:formula="of:=[.H784]-[.H$739]" office:value-type="float" office:value="200" calcext:value-type="float">
            <text:p>200</text:p>
          </table:table-cell>
          <table:table-cell office:value-type="float" office:value="-0.0000000005200565" calcext:value-type="float">
            <text:p>-5.2005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13" calcext:value-type="float">
            <text:p>1439252113</text:p>
          </table:table-cell>
          <table:table-cell table:formula="of:=[.H785]-[.H$739]" office:value-type="float" office:value="203" calcext:value-type="float">
            <text:p>203</text:p>
          </table:table-cell>
          <table:table-cell office:value-type="float" office:value="-0.0000000006721171" calcext:value-type="float">
            <text:p>-6.72117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15" calcext:value-type="float">
            <text:p>1439252115</text:p>
          </table:table-cell>
          <table:table-cell table:formula="of:=[.H786]-[.H$739]" office:value-type="float" office:value="205" calcext:value-type="float">
            <text:p>205</text:p>
          </table:table-cell>
          <table:table-cell office:value-type="float" office:value="-0.00000000008845341" calcext:value-type="float">
            <text:p>-8.84534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20" calcext:value-type="float">
            <text:p>1439252120</text:p>
          </table:table-cell>
          <table:table-cell table:formula="of:=[.H787]-[.H$739]" office:value-type="float" office:value="210" calcext:value-type="float">
            <text:p>210</text:p>
          </table:table-cell>
          <table:table-cell office:value-type="float" office:value="-0.0000000002469165" calcext:value-type="float">
            <text:p>-2.4691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26" calcext:value-type="float">
            <text:p>1439252126</text:p>
          </table:table-cell>
          <table:table-cell table:formula="of:=[.H788]-[.H$739]" office:value-type="float" office:value="216" calcext:value-type="float">
            <text:p>216</text:p>
          </table:table-cell>
          <table:table-cell office:value-type="float" office:value="-0.0000000007369002" calcext:value-type="float">
            <text:p>-7.36900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28" calcext:value-type="float">
            <text:p>1439252128</text:p>
          </table:table-cell>
          <table:table-cell table:formula="of:=[.H789]-[.H$739]" office:value-type="float" office:value="218" calcext:value-type="float">
            <text:p>218</text:p>
          </table:table-cell>
          <table:table-cell office:value-type="float" office:value="-0.0000000008367115" calcext:value-type="float">
            <text:p>-8.3671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31" calcext:value-type="float">
            <text:p>1439252131</text:p>
          </table:table-cell>
          <table:table-cell table:formula="of:=[.H790]-[.H$739]" office:value-type="float" office:value="221" calcext:value-type="float">
            <text:p>221</text:p>
          </table:table-cell>
          <table:table-cell office:value-type="float" office:value="0.00000000002830869" calcext:value-type="float">
            <text:p>2.83086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36" calcext:value-type="float">
            <text:p>1439252136</text:p>
          </table:table-cell>
          <table:table-cell table:formula="of:=[.H791]-[.H$739]" office:value-type="float" office:value="226" calcext:value-type="float">
            <text:p>226</text:p>
          </table:table-cell>
          <table:table-cell office:value-type="float" office:value="-0.0000000009412344" calcext:value-type="float">
            <text:p>-9.4123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41" calcext:value-type="float">
            <text:p>1439252141</text:p>
          </table:table-cell>
          <table:table-cell table:formula="of:=[.H792]-[.H$739]" office:value-type="float" office:value="231" calcext:value-type="float">
            <text:p>231</text:p>
          </table:table-cell>
          <table:table-cell office:value-type="float" office:value="-0.0000000007035399" calcext:value-type="float">
            <text:p>-7.0353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46" calcext:value-type="float">
            <text:p>1439252146</text:p>
          </table:table-cell>
          <table:table-cell table:formula="of:=[.H793]-[.H$739]" office:value-type="float" office:value="236" calcext:value-type="float">
            <text:p>236</text:p>
          </table:table-cell>
          <table:table-cell office:value-type="float" office:value="0.0000000001033701" calcext:value-type="float">
            <text:p>1.0337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51" calcext:value-type="float">
            <text:p>1439252151</text:p>
          </table:table-cell>
          <table:table-cell table:formula="of:=[.H794]-[.H$739]" office:value-type="float" office:value="241" calcext:value-type="float">
            <text:p>241</text:p>
          </table:table-cell>
          <table:table-cell office:value-type="float" office:value="-0.0000000001635148" calcext:value-type="float">
            <text:p>-1.6351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56" calcext:value-type="float">
            <text:p>1439252156</text:p>
          </table:table-cell>
          <table:table-cell table:formula="of:=[.H795]-[.H$739]" office:value-type="float" office:value="246" calcext:value-type="float">
            <text:p>246</text:p>
          </table:table-cell>
          <table:table-cell office:value-type="float" office:value="0.00000000007834965" calcext:value-type="float">
            <text:p>7.83496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61" calcext:value-type="float">
            <text:p>1439252161</text:p>
          </table:table-cell>
          <table:table-cell table:formula="of:=[.H796]-[.H$739]" office:value-type="float" office:value="251" calcext:value-type="float">
            <text:p>251</text:p>
          </table:table-cell>
          <table:table-cell office:value-type="float" office:value="-0.0000000004512501" calcext:value-type="float">
            <text:p>-4.5125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66" calcext:value-type="float">
            <text:p>1439252166</text:p>
          </table:table-cell>
          <table:table-cell table:formula="of:=[.H797]-[.H$739]" office:value-type="float" office:value="256" calcext:value-type="float">
            <text:p>256</text:p>
          </table:table-cell>
          <table:table-cell office:value-type="float" office:value="-0.0000000002260661" calcext:value-type="float">
            <text:p>-2.2606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71" calcext:value-type="float">
            <text:p>1439252171</text:p>
          </table:table-cell>
          <table:table-cell table:formula="of:=[.H798]-[.H$739]" office:value-type="float" office:value="261" calcext:value-type="float">
            <text:p>261</text:p>
          </table:table-cell>
          <table:table-cell office:value-type="float" office:value="-0.000000000167685" calcext:value-type="float">
            <text:p>-1.676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76" calcext:value-type="float">
            <text:p>1439252176</text:p>
          </table:table-cell>
          <table:table-cell table:formula="of:=[.H799]-[.H$739]" office:value-type="float" office:value="266" calcext:value-type="float">
            <text:p>266</text:p>
          </table:table-cell>
          <table:table-cell office:value-type="float" office:value="-0.0000000002635966" calcext:value-type="float">
            <text:p>-2.63596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81" calcext:value-type="float">
            <text:p>1439252181</text:p>
          </table:table-cell>
          <table:table-cell table:formula="of:=[.H800]-[.H$739]" office:value-type="float" office:value="271" calcext:value-type="float">
            <text:p>271</text:p>
          </table:table-cell>
          <table:table-cell office:value-type="float" office:value="0.00000000003039373" calcext:value-type="float">
            <text:p>3.039373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86" calcext:value-type="float">
            <text:p>1439252186</text:p>
          </table:table-cell>
          <table:table-cell table:formula="of:=[.H801]-[.H$739]" office:value-type="float" office:value="276" calcext:value-type="float">
            <text:p>276</text:p>
          </table:table-cell>
          <table:table-cell office:value-type="float" office:value="-0.0000000005763526" calcext:value-type="float">
            <text:p>-5.7635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91" calcext:value-type="float">
            <text:p>1439252191</text:p>
          </table:table-cell>
          <table:table-cell table:formula="of:=[.H802]-[.H$739]" office:value-type="float" office:value="281" calcext:value-type="float">
            <text:p>281</text:p>
          </table:table-cell>
          <table:table-cell office:value-type="float" office:value="-0.00000000002798731" calcext:value-type="float">
            <text:p>-2.798731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196" calcext:value-type="float">
            <text:p>1439252196</text:p>
          </table:table-cell>
          <table:table-cell table:formula="of:=[.H803]-[.H$739]" office:value-type="float" office:value="286" calcext:value-type="float">
            <text:p>286</text:p>
          </table:table-cell>
          <table:table-cell office:value-type="float" office:value="-0.0000000006868596" calcext:value-type="float">
            <text:p>-6.8685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01" calcext:value-type="float">
            <text:p>1439252201</text:p>
          </table:table-cell>
          <table:table-cell table:formula="of:=[.H804]-[.H$739]" office:value-type="float" office:value="291" calcext:value-type="float">
            <text:p>291</text:p>
          </table:table-cell>
          <table:table-cell office:value-type="float" office:value="-0.0000000003991241" calcext:value-type="float">
            <text:p>-3.9912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06" calcext:value-type="float">
            <text:p>1439252206</text:p>
          </table:table-cell>
          <table:table-cell table:formula="of:=[.H805]-[.H$739]" office:value-type="float" office:value="296" calcext:value-type="float">
            <text:p>296</text:p>
          </table:table-cell>
          <table:table-cell office:value-type="float" office:value="-0.0000000003490833" calcext:value-type="float">
            <text:p>-3.4908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11" calcext:value-type="float">
            <text:p>1439252211</text:p>
          </table:table-cell>
          <table:table-cell table:formula="of:=[.H806]-[.H$739]" office:value-type="float" office:value="301" calcext:value-type="float">
            <text:p>301</text:p>
          </table:table-cell>
          <table:table-cell office:value-type="float" office:value="-0.0000000003574235" calcext:value-type="float">
            <text:p>-3.5742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16" calcext:value-type="float">
            <text:p>1439252216</text:p>
          </table:table-cell>
          <table:table-cell table:formula="of:=[.H807]-[.H$739]" office:value-type="float" office:value="306" calcext:value-type="float">
            <text:p>306</text:p>
          </table:table-cell>
          <table:table-cell office:value-type="float" office:value="-0.0000000006138831" calcext:value-type="float">
            <text:p>-6.13883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21" calcext:value-type="float">
            <text:p>1439252221</text:p>
          </table:table-cell>
          <table:table-cell table:formula="of:=[.H808]-[.H$739]" office:value-type="float" office:value="311" calcext:value-type="float">
            <text:p>311</text:p>
          </table:table-cell>
          <table:table-cell office:value-type="float" office:value="-0.0000000002177259" calcext:value-type="float">
            <text:p>-2.17725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27" calcext:value-type="float">
            <text:p>1439252227</text:p>
          </table:table-cell>
          <table:table-cell table:formula="of:=[.H809]-[.H$739]" office:value-type="float" office:value="317" calcext:value-type="float">
            <text:p>317</text:p>
          </table:table-cell>
          <table:table-cell office:value-type="float" office:value="-0.0000000005096314" calcext:value-type="float">
            <text:p>-5.0963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29" calcext:value-type="float">
            <text:p>1439252229</text:p>
          </table:table-cell>
          <table:table-cell table:formula="of:=[.H810]-[.H$739]" office:value-type="float" office:value="319" calcext:value-type="float">
            <text:p>319</text:p>
          </table:table-cell>
          <table:table-cell office:value-type="float" office:value="-0.0000000003063895" calcext:value-type="float">
            <text:p>-3.0638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32" calcext:value-type="float">
            <text:p>1439252232</text:p>
          </table:table-cell>
          <table:table-cell table:formula="of:=[.H811]-[.H$739]" office:value-type="float" office:value="322" calcext:value-type="float">
            <text:p>322</text:p>
          </table:table-cell>
          <table:table-cell office:value-type="float" office:value="-0.0000000000988786" calcext:value-type="float">
            <text:p>-9.8878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37" calcext:value-type="float">
            <text:p>1439252237</text:p>
          </table:table-cell>
          <table:table-cell table:formula="of:=[.H812]-[.H$739]" office:value-type="float" office:value="327" calcext:value-type="float">
            <text:p>327</text:p>
          </table:table-cell>
          <table:table-cell office:value-type="float" office:value="0.00000000009502996" calcext:value-type="float">
            <text:p>9.502996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42" calcext:value-type="float">
            <text:p>1439252242</text:p>
          </table:table-cell>
          <table:table-cell table:formula="of:=[.H813]-[.H$739]" office:value-type="float" office:value="332" calcext:value-type="float">
            <text:p>332</text:p>
          </table:table-cell>
          <table:table-cell office:value-type="float" office:value="-0.0000000006993698" calcext:value-type="float">
            <text:p>-6.9936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47" calcext:value-type="float">
            <text:p>1439252247</text:p>
          </table:table-cell>
          <table:table-cell table:formula="of:=[.H814]-[.H$739]" office:value-type="float" office:value="337" calcext:value-type="float">
            <text:p>337</text:p>
          </table:table-cell>
          <table:table-cell office:value-type="float" office:value="-0.0000000006159683" calcext:value-type="float">
            <text:p>-6.1596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52" calcext:value-type="float">
            <text:p>1439252252</text:p>
          </table:table-cell>
          <table:table-cell table:formula="of:=[.H815]-[.H$739]" office:value-type="float" office:value="342" calcext:value-type="float">
            <text:p>342</text:p>
          </table:table-cell>
          <table:table-cell office:value-type="float" office:value="-0.0000000003303179" calcext:value-type="float">
            <text:p>-3.3031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55" calcext:value-type="float">
            <text:p>1439252255</text:p>
          </table:table-cell>
          <table:table-cell table:formula="of:=[.H816]-[.H$739]" office:value-type="float" office:value="345" calcext:value-type="float">
            <text:p>345</text:p>
          </table:table-cell>
          <table:table-cell office:value-type="float" office:value="-0.0000000003452798" calcext:value-type="float">
            <text:p>-3.4527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57" calcext:value-type="float">
            <text:p>1439252257</text:p>
          </table:table-cell>
          <table:table-cell table:formula="of:=[.H817]-[.H$739]" office:value-type="float" office:value="347" calcext:value-type="float">
            <text:p>347</text:p>
          </table:table-cell>
          <table:table-cell office:value-type="float" office:value="-0.0000000003781945" calcext:value-type="float">
            <text:p>-3.7819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60" calcext:value-type="float">
            <text:p>1439252260</text:p>
          </table:table-cell>
          <table:table-cell table:formula="of:=[.H818]-[.H$739]" office:value-type="float" office:value="350" calcext:value-type="float">
            <text:p>350</text:p>
          </table:table-cell>
          <table:table-cell office:value-type="float" office:value="-0.0000000001072188" calcext:value-type="float">
            <text:p>-1.07218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62" calcext:value-type="float">
            <text:p>1439252262</text:p>
          </table:table-cell>
          <table:table-cell table:formula="of:=[.H819]-[.H$739]" office:value-type="float" office:value="352" calcext:value-type="float">
            <text:p>352</text:p>
          </table:table-cell>
          <table:table-cell office:value-type="float" office:value="-0.0000000003165496" calcext:value-type="float">
            <text:p>-3.1654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65" calcext:value-type="float">
            <text:p>1439252265</text:p>
          </table:table-cell>
          <table:table-cell table:formula="of:=[.H820]-[.H$739]" office:value-type="float" office:value="355" calcext:value-type="float">
            <text:p>355</text:p>
          </table:table-cell>
          <table:table-cell office:value-type="float" office:value="-0.0000000005387382" calcext:value-type="float">
            <text:p>-5.38738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67" calcext:value-type="float">
            <text:p>1439252267</text:p>
          </table:table-cell>
          <table:table-cell table:formula="of:=[.H821]-[.H$739]" office:value-type="float" office:value="357" calcext:value-type="float">
            <text:p>357</text:p>
          </table:table-cell>
          <table:table-cell office:value-type="float" office:value="-0.0000000000550929" calcext:value-type="float">
            <text:p>-5.50929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72" calcext:value-type="float">
            <text:p>1439252272</text:p>
          </table:table-cell>
          <table:table-cell table:formula="of:=[.H822]-[.H$739]" office:value-type="float" office:value="362" calcext:value-type="float">
            <text:p>362</text:p>
          </table:table-cell>
          <table:table-cell office:value-type="float" office:value="-0.0000000004533355" calcext:value-type="float">
            <text:p>-4.5333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77" calcext:value-type="float">
            <text:p>1439252277</text:p>
          </table:table-cell>
          <table:table-cell table:formula="of:=[.H823]-[.H$739]" office:value-type="float" office:value="367" calcext:value-type="float">
            <text:p>367</text:p>
          </table:table-cell>
          <table:table-cell office:value-type="float" office:value="-0.0000000002156408" calcext:value-type="float">
            <text:p>-2.1564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82" calcext:value-type="float">
            <text:p>1439252282</text:p>
          </table:table-cell>
          <table:table-cell table:formula="of:=[.H824]-[.H$739]" office:value-type="float" office:value="372" calcext:value-type="float">
            <text:p>372</text:p>
          </table:table-cell>
          <table:table-cell office:value-type="float" office:value="-0.0000000002052155" calcext:value-type="float">
            <text:p>-2.0521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87" calcext:value-type="float">
            <text:p>1439252287</text:p>
          </table:table-cell>
          <table:table-cell table:formula="of:=[.H825]-[.H$739]" office:value-type="float" office:value="377" calcext:value-type="float">
            <text:p>377</text:p>
          </table:table-cell>
          <table:table-cell office:value-type="float" office:value="-0.0000000005158864" calcext:value-type="float">
            <text:p>-5.1588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92" calcext:value-type="float">
            <text:p>1439252292</text:p>
          </table:table-cell>
          <table:table-cell table:formula="of:=[.H826]-[.H$739]" office:value-type="float" office:value="382" calcext:value-type="float">
            <text:p>382</text:p>
          </table:table-cell>
          <table:table-cell office:value-type="float" office:value="0.0000000001263055" calcext:value-type="float">
            <text:p>1.2630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298" calcext:value-type="float">
            <text:p>1439252298</text:p>
          </table:table-cell>
          <table:table-cell table:formula="of:=[.H827]-[.H$739]" office:value-type="float" office:value="388" calcext:value-type="float">
            <text:p>388</text:p>
          </table:table-cell>
          <table:table-cell office:value-type="float" office:value="-0.0000000005763526" calcext:value-type="float">
            <text:p>-5.7635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00" calcext:value-type="float">
            <text:p>1439252300</text:p>
          </table:table-cell>
          <table:table-cell table:formula="of:=[.H828]-[.H$739]" office:value-type="float" office:value="390" calcext:value-type="float">
            <text:p>390</text:p>
          </table:table-cell>
          <table:table-cell office:value-type="float" office:value="-0.0000000003011697" calcext:value-type="float">
            <text:p>-3.0116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03" calcext:value-type="float">
            <text:p>1439252303</text:p>
          </table:table-cell>
          <table:table-cell table:formula="of:=[.H829]-[.H$739]" office:value-type="float" office:value="393" calcext:value-type="float">
            <text:p>393</text:p>
          </table:table-cell>
          <table:table-cell office:value-type="float" office:value="0.0000000002201323" calcext:value-type="float">
            <text:p>2.2013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08" calcext:value-type="float">
            <text:p>1439252308</text:p>
          </table:table-cell>
          <table:table-cell table:formula="of:=[.H830]-[.H$739]" office:value-type="float" office:value="398" calcext:value-type="float">
            <text:p>398</text:p>
          </table:table-cell>
          <table:table-cell office:value-type="float" office:value="-0.00000000009470857" calcext:value-type="float">
            <text:p>-9.470857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13" calcext:value-type="float">
            <text:p>1439252313</text:p>
          </table:table-cell>
          <table:table-cell table:formula="of:=[.H831]-[.H$739]" office:value-type="float" office:value="403" calcext:value-type="float">
            <text:p>403</text:p>
          </table:table-cell>
          <table:table-cell office:value-type="float" office:value="-0.0000000004866959" calcext:value-type="float">
            <text:p>-4.86695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18" calcext:value-type="float">
            <text:p>1439252318</text:p>
          </table:table-cell>
          <table:table-cell table:formula="of:=[.H832]-[.H$739]" office:value-type="float" office:value="408" calcext:value-type="float">
            <text:p>408</text:p>
          </table:table-cell>
          <table:table-cell office:value-type="float" office:value="-0.000000000324063" calcext:value-type="float">
            <text:p>-3.240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23" calcext:value-type="float">
            <text:p>1439252323</text:p>
          </table:table-cell>
          <table:table-cell table:formula="of:=[.H833]-[.H$739]" office:value-type="float" office:value="413" calcext:value-type="float">
            <text:p>413</text:p>
          </table:table-cell>
          <table:table-cell office:value-type="float" office:value="-0.0000000009683397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28" calcext:value-type="float">
            <text:p>1439252328</text:p>
          </table:table-cell>
          <table:table-cell table:formula="of:=[.H834]-[.H$739]" office:value-type="float" office:value="418" calcext:value-type="float">
            <text:p>418</text:p>
          </table:table-cell>
          <table:table-cell office:value-type="float" office:value="-0.0000000003261478" calcext:value-type="float">
            <text:p>-3.2614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33" calcext:value-type="float">
            <text:p>1439252333</text:p>
          </table:table-cell>
          <table:table-cell table:formula="of:=[.H835]-[.H$739]" office:value-type="float" office:value="423" calcext:value-type="float">
            <text:p>423</text:p>
          </table:table-cell>
          <table:table-cell office:value-type="float" office:value="-0.0000000000217322" calcext:value-type="float">
            <text:p>-2.1732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38" calcext:value-type="float">
            <text:p>1439252338</text:p>
          </table:table-cell>
          <table:table-cell table:formula="of:=[.H836]-[.H$739]" office:value-type="float" office:value="428" calcext:value-type="float">
            <text:p>428</text:p>
          </table:table-cell>
          <table:table-cell office:value-type="float" office:value="-0.000000001043401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43" calcext:value-type="float">
            <text:p>1439252343</text:p>
          </table:table-cell>
          <table:table-cell table:formula="of:=[.H837]-[.H$739]" office:value-type="float" office:value="433" calcext:value-type="float">
            <text:p>433</text:p>
          </table:table-cell>
          <table:table-cell office:value-type="float" office:value="-0.000000001010041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346" calcext:value-type="float">
            <text:p>1439252346</text:p>
          </table:table-cell>
          <table:table-cell table:formula="of:=[.H838]-[.H$739]" office:value-type="float" office:value="436" calcext:value-type="float">
            <text:p>436</text:p>
          </table:table-cell>
          <table:table-cell office:value-type="float" office:value="-0.0000000004030206" calcext:value-type="float">
            <text:p>-4.030206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2554" calcext:value-type="float">
            <text:p>1439252554</text:p>
          </table:table-cell>
          <table:table-cell table:formula="of:=[.H840]-[.H$840]" office:value-type="float" office:value="0" calcext:value-type="float">
            <text:p>0</text:p>
          </table:table-cell>
          <table:table-cell office:value-type="float" office:value="-0.0000000005888631" calcext:value-type="float">
            <text:p>-5.88863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59" calcext:value-type="float">
            <text:p>1439252559</text:p>
          </table:table-cell>
          <table:table-cell table:formula="of:=[.H841]-[.H$840]" office:value-type="float" office:value="5" calcext:value-type="float">
            <text:p>5</text:p>
          </table:table-cell>
          <table:table-cell office:value-type="float" office:value="-0.0000000008711841" calcext:value-type="float">
            <text:p>-8.7118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62" calcext:value-type="float">
            <text:p>1439252562</text:p>
          </table:table-cell>
          <table:table-cell table:formula="of:=[.H842]-[.H$840]" office:value-type="float" office:value="8" calcext:value-type="float">
            <text:p>8</text:p>
          </table:table-cell>
          <table:table-cell office:value-type="float" office:value="-0.0000000009766805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65" calcext:value-type="float">
            <text:p>1439252565</text:p>
          </table:table-cell>
          <table:table-cell table:formula="of:=[.H843]-[.H$840]" office:value-type="float" office:value="11" calcext:value-type="float">
            <text:p>11</text:p>
          </table:table-cell>
          <table:table-cell office:value-type="float" office:value="-0.0000000007734674" calcext:value-type="float">
            <text:p>-7.7346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67" calcext:value-type="float">
            <text:p>1439252567</text:p>
          </table:table-cell>
          <table:table-cell table:formula="of:=[.H844]-[.H$840]" office:value-type="float" office:value="13" calcext:value-type="float">
            <text:p>13</text:p>
          </table:table-cell>
          <table:table-cell office:value-type="float" office:value="-0.00000000007802842" calcext:value-type="float">
            <text:p>-7.802842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72" calcext:value-type="float">
            <text:p>1439252572</text:p>
          </table:table-cell>
          <table:table-cell table:formula="of:=[.H845]-[.H$840]" office:value-type="float" office:value="18" calcext:value-type="float">
            <text:p>18</text:p>
          </table:table-cell>
          <table:table-cell office:value-type="float" office:value="-0.0000000003490835" calcext:value-type="float">
            <text:p>-3.49083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77" calcext:value-type="float">
            <text:p>1439252577</text:p>
          </table:table-cell>
          <table:table-cell table:formula="of:=[.H846]-[.H$840]" office:value-type="float" office:value="23" calcext:value-type="float">
            <text:p>23</text:p>
          </table:table-cell>
          <table:table-cell office:value-type="float" office:value="-0.0000000001965346" calcext:value-type="float">
            <text:p>-1.9653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82" calcext:value-type="float">
            <text:p>1439252582</text:p>
          </table:table-cell>
          <table:table-cell table:formula="of:=[.H847]-[.H$840]" office:value-type="float" office:value="28" calcext:value-type="float">
            <text:p>28</text:p>
          </table:table-cell>
          <table:table-cell office:value-type="float" office:value="-0.0000000007160506" calcext:value-type="float">
            <text:p>-7.1605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88" calcext:value-type="float">
            <text:p>1439252588</text:p>
          </table:table-cell>
          <table:table-cell table:formula="of:=[.H848]-[.H$840]" office:value-type="float" office:value="34" calcext:value-type="float">
            <text:p>34</text:p>
          </table:table-cell>
          <table:table-cell office:value-type="float" office:value="-0.0000000009224694" calcext:value-type="float">
            <text:p>-9.2246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90" calcext:value-type="float">
            <text:p>1439252590</text:p>
          </table:table-cell>
          <table:table-cell table:formula="of:=[.H849]-[.H$840]" office:value-type="float" office:value="36" calcext:value-type="float">
            <text:p>36</text:p>
          </table:table-cell>
          <table:table-cell office:value-type="float" office:value="-0.0000000005955311" calcext:value-type="float">
            <text:p>-5.9553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93" calcext:value-type="float">
            <text:p>1439252593</text:p>
          </table:table-cell>
          <table:table-cell table:formula="of:=[.H850]-[.H$840]" office:value-type="float" office:value="39" calcext:value-type="float">
            <text:p>39</text:p>
          </table:table-cell>
          <table:table-cell office:value-type="float" office:value="-0.0000000006284787" calcext:value-type="float">
            <text:p>-6.2847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598" calcext:value-type="float">
            <text:p>1439252598</text:p>
          </table:table-cell>
          <table:table-cell table:formula="of:=[.H851]-[.H$840]" office:value-type="float" office:value="44" calcext:value-type="float">
            <text:p>44</text:p>
          </table:table-cell>
          <table:table-cell office:value-type="float" office:value="-0.000000000989191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01" calcext:value-type="float">
            <text:p>1439252601</text:p>
          </table:table-cell>
          <table:table-cell table:formula="of:=[.H852]-[.H$840]" office:value-type="float" office:value="47" calcext:value-type="float">
            <text:p>47</text:p>
          </table:table-cell>
          <table:table-cell office:value-type="float" office:value="-0.0000000005136619" calcext:value-type="float">
            <text:p>-5.1366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03" calcext:value-type="float">
            <text:p>1439252603</text:p>
          </table:table-cell>
          <table:table-cell table:formula="of:=[.H853]-[.H$840]" office:value-type="float" office:value="49" calcext:value-type="float">
            <text:p>49</text:p>
          </table:table-cell>
          <table:table-cell office:value-type="float" office:value="-0.000000000474186" calcext:value-type="float">
            <text:p>-4.741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08" calcext:value-type="float">
            <text:p>1439252608</text:p>
          </table:table-cell>
          <table:table-cell table:formula="of:=[.H854]-[.H$840]" office:value-type="float" office:value="54" calcext:value-type="float">
            <text:p>54</text:p>
          </table:table-cell>
          <table:table-cell office:value-type="float" office:value="-0.0000000003845295" calcext:value-type="float">
            <text:p>-3.8452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13" calcext:value-type="float">
            <text:p>1439252613</text:p>
          </table:table-cell>
          <table:table-cell table:formula="of:=[.H855]-[.H$840]" office:value-type="float" office:value="59" calcext:value-type="float">
            <text:p>59</text:p>
          </table:table-cell>
          <table:table-cell office:value-type="float" office:value="-0.0000000005450774" calcext:value-type="float">
            <text:p>-5.4507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21" calcext:value-type="float">
            <text:p>1439252621</text:p>
          </table:table-cell>
          <table:table-cell table:formula="of:=[.H856]-[.H$840]" office:value-type="float" office:value="67" calcext:value-type="float">
            <text:p>67</text:p>
          </table:table-cell>
          <table:table-cell office:value-type="float" office:value="-0.0000000008828538" calcext:value-type="float">
            <text:p>-8.82853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24" calcext:value-type="float">
            <text:p>1439252624</text:p>
          </table:table-cell>
          <table:table-cell table:formula="of:=[.H857]-[.H$840]" office:value-type="float" office:value="70" calcext:value-type="float">
            <text:p>70</text:p>
          </table:table-cell>
          <table:table-cell office:value-type="float" office:value="-0.0000000006843323" calcext:value-type="float">
            <text:p>-6.84332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27" calcext:value-type="float">
            <text:p>1439252627</text:p>
          </table:table-cell>
          <table:table-cell table:formula="of:=[.H858]-[.H$840]" office:value-type="float" office:value="73" calcext:value-type="float">
            <text:p>73</text:p>
          </table:table-cell>
          <table:table-cell office:value-type="float" office:value="-0.0000000001927057" calcext:value-type="float">
            <text:p>-1.92705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29" calcext:value-type="float">
            <text:p>1439252629</text:p>
          </table:table-cell>
          <table:table-cell table:formula="of:=[.H859]-[.H$840]" office:value-type="float" office:value="75" calcext:value-type="float">
            <text:p>75</text:p>
          </table:table-cell>
          <table:table-cell office:value-type="float" office:value="-0.0000000005908959" calcext:value-type="float">
            <text:p>-5.90895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32" calcext:value-type="float">
            <text:p>1439252632</text:p>
          </table:table-cell>
          <table:table-cell table:formula="of:=[.H860]-[.H$840]" office:value-type="float" office:value="78" calcext:value-type="float">
            <text:p>78</text:p>
          </table:table-cell>
          <table:table-cell office:value-type="float" office:value="-0.0000000002761071" calcext:value-type="float">
            <text:p>-2.76107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37" calcext:value-type="float">
            <text:p>1439252637</text:p>
          </table:table-cell>
          <table:table-cell table:formula="of:=[.H861]-[.H$840]" office:value-type="float" office:value="83" calcext:value-type="float">
            <text:p>83</text:p>
          </table:table-cell>
          <table:table-cell office:value-type="float" office:value="-0.0000000007118804" calcext:value-type="float">
            <text:p>-7.1188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39" calcext:value-type="float">
            <text:p>1439252639</text:p>
          </table:table-cell>
          <table:table-cell table:formula="of:=[.H862]-[.H$840]" office:value-type="float" office:value="85" calcext:value-type="float">
            <text:p>85</text:p>
          </table:table-cell>
          <table:table-cell office:value-type="float" office:value="-0.0000000005231203" calcext:value-type="float">
            <text:p>-5.2312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42" calcext:value-type="float">
            <text:p>1439252642</text:p>
          </table:table-cell>
          <table:table-cell table:formula="of:=[.H863]-[.H$840]" office:value-type="float" office:value="88" calcext:value-type="float">
            <text:p>88</text:p>
          </table:table-cell>
          <table:table-cell office:value-type="float" office:value="-0.0000000008640884" calcext:value-type="float">
            <text:p>-8.6408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47" calcext:value-type="float">
            <text:p>1439252647</text:p>
          </table:table-cell>
          <table:table-cell table:formula="of:=[.H864]-[.H$840]" office:value-type="float" office:value="93" calcext:value-type="float">
            <text:p>93</text:p>
          </table:table-cell>
          <table:table-cell office:value-type="float" office:value="-0.0000000009120444" calcext:value-type="float">
            <text:p>-9.12044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52" calcext:value-type="float">
            <text:p>1439252652</text:p>
          </table:table-cell>
          <table:table-cell table:formula="of:=[.H865]-[.H$840]" office:value-type="float" office:value="98" calcext:value-type="float">
            <text:p>98</text:p>
          </table:table-cell>
          <table:table-cell office:value-type="float" office:value="-0.0000000005304821" calcext:value-type="float">
            <text:p>-5.30482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57" calcext:value-type="float">
            <text:p>1439252657</text:p>
          </table:table-cell>
          <table:table-cell table:formula="of:=[.H866]-[.H$840]" office:value-type="float" office:value="103" calcext:value-type="float">
            <text:p>103</text:p>
          </table:table-cell>
          <table:table-cell office:value-type="float" office:value="-0.000000000213556" calcext:value-type="float">
            <text:p>-2.135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62" calcext:value-type="float">
            <text:p>1439252662</text:p>
          </table:table-cell>
          <table:table-cell table:formula="of:=[.H867]-[.H$840]" office:value-type="float" office:value="108" calcext:value-type="float">
            <text:p>108</text:p>
          </table:table-cell>
          <table:table-cell office:value-type="float" office:value="-0.0000000001343245" calcext:value-type="float">
            <text:p>-1.3432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67" calcext:value-type="float">
            <text:p>1439252667</text:p>
          </table:table-cell>
          <table:table-cell table:formula="of:=[.H868]-[.H$840]" office:value-type="float" office:value="113" calcext:value-type="float">
            <text:p>113</text:p>
          </table:table-cell>
          <table:table-cell office:value-type="float" office:value="-0.0000000004866962" calcext:value-type="float">
            <text:p>-4.8669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72" calcext:value-type="float">
            <text:p>1439252672</text:p>
          </table:table-cell>
          <table:table-cell table:formula="of:=[.H869]-[.H$840]" office:value-type="float" office:value="118" calcext:value-type="float">
            <text:p>118</text:p>
          </table:table-cell>
          <table:table-cell office:value-type="float" office:value="-0.0000000004721011" calcext:value-type="float">
            <text:p>-4.7210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77" calcext:value-type="float">
            <text:p>1439252677</text:p>
          </table:table-cell>
          <table:table-cell table:formula="of:=[.H870]-[.H$840]" office:value-type="float" office:value="123" calcext:value-type="float">
            <text:p>123</text:p>
          </table:table-cell>
          <table:table-cell office:value-type="float" office:value="-0.0000000006076286" calcext:value-type="float">
            <text:p>-6.0762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80" calcext:value-type="float">
            <text:p>1439252680</text:p>
          </table:table-cell>
          <table:table-cell table:formula="of:=[.H871]-[.H$840]" office:value-type="float" office:value="126" calcext:value-type="float">
            <text:p>126</text:p>
          </table:table-cell>
          <table:table-cell office:value-type="float" office:value="-0.0000000005244568" calcext:value-type="float">
            <text:p>-5.24456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82" calcext:value-type="float">
            <text:p>1439252682</text:p>
          </table:table-cell>
          <table:table-cell table:formula="of:=[.H872]-[.H$840]" office:value-type="float" office:value="128" calcext:value-type="float">
            <text:p>128</text:p>
          </table:table-cell>
          <table:table-cell office:value-type="float" office:value="0.0000000001429858" calcext:value-type="float">
            <text:p>1.4298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87" calcext:value-type="float">
            <text:p>1439252687</text:p>
          </table:table-cell>
          <table:table-cell table:formula="of:=[.H873]-[.H$840]" office:value-type="float" office:value="133" calcext:value-type="float">
            <text:p>133</text:p>
          </table:table-cell>
          <table:table-cell office:value-type="float" office:value="-0.0000000003386584" calcext:value-type="float">
            <text:p>-3.3865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92" calcext:value-type="float">
            <text:p>1439252692</text:p>
          </table:table-cell>
          <table:table-cell table:formula="of:=[.H874]-[.H$840]" office:value-type="float" office:value="138" calcext:value-type="float">
            <text:p>138</text:p>
          </table:table-cell>
          <table:table-cell office:value-type="float" office:value="-0.0000000003803592" calcext:value-type="float">
            <text:p>-3.8035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697" calcext:value-type="float">
            <text:p>1439252697</text:p>
          </table:table-cell>
          <table:table-cell table:formula="of:=[.H875]-[.H$840]" office:value-type="float" office:value="143" calcext:value-type="float">
            <text:p>143</text:p>
          </table:table-cell>
          <table:table-cell office:value-type="float" office:value="-0.0000000005826081" calcext:value-type="float">
            <text:p>-5.82608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03" calcext:value-type="float">
            <text:p>1439252703</text:p>
          </table:table-cell>
          <table:table-cell table:formula="of:=[.H876]-[.H$840]" office:value-type="float" office:value="149" calcext:value-type="float">
            <text:p>149</text:p>
          </table:table-cell>
          <table:table-cell office:value-type="float" office:value="-0.0000000005263122" calcext:value-type="float">
            <text:p>-5.2631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08" calcext:value-type="float">
            <text:p>1439252708</text:p>
          </table:table-cell>
          <table:table-cell table:formula="of:=[.H877]-[.H$840]" office:value-type="float" office:value="154" calcext:value-type="float">
            <text:p>154</text:p>
          </table:table-cell>
          <table:table-cell office:value-type="float" office:value="-0.00000000048347" calcext:value-type="float">
            <text:p>-4.83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13" calcext:value-type="float">
            <text:p>1439252713</text:p>
          </table:table-cell>
          <table:table-cell table:formula="of:=[.H878]-[.H$840]" office:value-type="float" office:value="159" calcext:value-type="float">
            <text:p>159</text:p>
          </table:table-cell>
          <table:table-cell office:value-type="float" office:value="-0.0000000004304003" calcext:value-type="float">
            <text:p>-4.3040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18" calcext:value-type="float">
            <text:p>1439252718</text:p>
          </table:table-cell>
          <table:table-cell table:formula="of:=[.H879]-[.H$840]" office:value-type="float" office:value="164" calcext:value-type="float">
            <text:p>164</text:p>
          </table:table-cell>
          <table:table-cell office:value-type="float" office:value="-0.0000000006847751" calcext:value-type="float">
            <text:p>-6.84775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23" calcext:value-type="float">
            <text:p>1439252723</text:p>
          </table:table-cell>
          <table:table-cell table:formula="of:=[.H880]-[.H$840]" office:value-type="float" office:value="169" calcext:value-type="float">
            <text:p>169</text:p>
          </table:table-cell>
          <table:table-cell office:value-type="float" office:value="-0.0000000006618397" calcext:value-type="float">
            <text:p>-6.6183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28" calcext:value-type="float">
            <text:p>1439252728</text:p>
          </table:table-cell>
          <table:table-cell table:formula="of:=[.H881]-[.H$840]" office:value-type="float" office:value="174" calcext:value-type="float">
            <text:p>174</text:p>
          </table:table-cell>
          <table:table-cell office:value-type="float" office:value="-0.0000000001155591" calcext:value-type="float">
            <text:p>-1.1555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33" calcext:value-type="float">
            <text:p>1439252733</text:p>
          </table:table-cell>
          <table:table-cell table:formula="of:=[.H882]-[.H$840]" office:value-type="float" office:value="179" calcext:value-type="float">
            <text:p>179</text:p>
          </table:table-cell>
          <table:table-cell office:value-type="float" office:value="-0.0000000001697701" calcext:value-type="float">
            <text:p>-1.69770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41" calcext:value-type="float">
            <text:p>1439252741</text:p>
          </table:table-cell>
          <table:table-cell table:formula="of:=[.H883]-[.H$840]" office:value-type="float" office:value="187" calcext:value-type="float">
            <text:p>187</text:p>
          </table:table-cell>
          <table:table-cell office:value-type="float" office:value="-0.0000000003324034" calcext:value-type="float">
            <text:p>-3.3240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46" calcext:value-type="float">
            <text:p>1439252746</text:p>
          </table:table-cell>
          <table:table-cell table:formula="of:=[.H884]-[.H$840]" office:value-type="float" office:value="192" calcext:value-type="float">
            <text:p>192</text:p>
          </table:table-cell>
          <table:table-cell office:value-type="float" office:value="-0.0000000001739404" calcext:value-type="float">
            <text:p>-1.7394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51" calcext:value-type="float">
            <text:p>1439252751</text:p>
          </table:table-cell>
          <table:table-cell table:formula="of:=[.H885]-[.H$840]" office:value-type="float" office:value="197" calcext:value-type="float">
            <text:p>197</text:p>
          </table:table-cell>
          <table:table-cell office:value-type="float" office:value="-0.000000000932895" calcext:value-type="float">
            <text:p>-9.328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56" calcext:value-type="float">
            <text:p>1439252756</text:p>
          </table:table-cell>
          <table:table-cell table:formula="of:=[.H886]-[.H$840]" office:value-type="float" office:value="202" calcext:value-type="float">
            <text:p>202</text:p>
          </table:table-cell>
          <table:table-cell office:value-type="float" office:value="-0.0000000007494115" calcext:value-type="float">
            <text:p>-7.4941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59" calcext:value-type="float">
            <text:p>1439252759</text:p>
          </table:table-cell>
          <table:table-cell table:formula="of:=[.H887]-[.H$840]" office:value-type="float" office:value="205" calcext:value-type="float">
            <text:p>205</text:p>
          </table:table-cell>
          <table:table-cell office:value-type="float" office:value="-0.0000000006987394" calcext:value-type="float">
            <text:p>-6.9873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62" calcext:value-type="float">
            <text:p>1439252762</text:p>
          </table:table-cell>
          <table:table-cell table:formula="of:=[.H888]-[.H$840]" office:value-type="float" office:value="208" calcext:value-type="float">
            <text:p>208</text:p>
          </table:table-cell>
          <table:table-cell office:value-type="float" office:value="-0.0000000003970396" calcext:value-type="float">
            <text:p>-3.9703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67" calcext:value-type="float">
            <text:p>1439252767</text:p>
          </table:table-cell>
          <table:table-cell table:formula="of:=[.H889]-[.H$840]" office:value-type="float" office:value="213" calcext:value-type="float">
            <text:p>213</text:p>
          </table:table-cell>
          <table:table-cell office:value-type="float" office:value="-0.0000000001968756" calcext:value-type="float">
            <text:p>-1.96875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72" calcext:value-type="float">
            <text:p>1439252772</text:p>
          </table:table-cell>
          <table:table-cell table:formula="of:=[.H890]-[.H$840]" office:value-type="float" office:value="218" calcext:value-type="float">
            <text:p>218</text:p>
          </table:table-cell>
          <table:table-cell office:value-type="float" office:value="-0.0000000002948725" calcext:value-type="float">
            <text:p>-2.9487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77" calcext:value-type="float">
            <text:p>1439252777</text:p>
          </table:table-cell>
          <table:table-cell table:formula="of:=[.H891]-[.H$840]" office:value-type="float" office:value="223" calcext:value-type="float">
            <text:p>223</text:p>
          </table:table-cell>
          <table:table-cell office:value-type="float" office:value="-0.0000000002385765" calcext:value-type="float">
            <text:p>-2.3857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85" calcext:value-type="float">
            <text:p>1439252785</text:p>
          </table:table-cell>
          <table:table-cell table:formula="of:=[.H892]-[.H$840]" office:value-type="float" office:value="231" calcext:value-type="float">
            <text:p>231</text:p>
          </table:table-cell>
          <table:table-cell office:value-type="float" office:value="-0.000000001193525" calcext:value-type="float">
            <text:p>-1.19352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90" calcext:value-type="float">
            <text:p>1439252790</text:p>
          </table:table-cell>
          <table:table-cell table:formula="of:=[.H893]-[.H$840]" office:value-type="float" office:value="236" calcext:value-type="float">
            <text:p>236</text:p>
          </table:table-cell>
          <table:table-cell office:value-type="float" office:value="-0.000000000357424" calcext:value-type="float">
            <text:p>-3.5742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95" calcext:value-type="float">
            <text:p>1439252795</text:p>
          </table:table-cell>
          <table:table-cell table:formula="of:=[.H894]-[.H$840]" office:value-type="float" office:value="241" calcext:value-type="float">
            <text:p>241</text:p>
          </table:table-cell>
          <table:table-cell office:value-type="float" office:value="0.0000000002222173" calcext:value-type="float">
            <text:p>2.2221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798" calcext:value-type="float">
            <text:p>1439252798</text:p>
          </table:table-cell>
          <table:table-cell table:formula="of:=[.H895]-[.H$840]" office:value-type="float" office:value="244" calcext:value-type="float">
            <text:p>244</text:p>
          </table:table-cell>
          <table:table-cell office:value-type="float" office:value="-0.0000000001670808" calcext:value-type="float">
            <text:p>-1.6708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01" calcext:value-type="float">
            <text:p>1439252801</text:p>
          </table:table-cell>
          <table:table-cell table:formula="of:=[.H896]-[.H$840]" office:value-type="float" office:value="247" calcext:value-type="float">
            <text:p>247</text:p>
          </table:table-cell>
          <table:table-cell office:value-type="float" office:value="-0.0000000003240632" calcext:value-type="float">
            <text:p>-3.2406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06" calcext:value-type="float">
            <text:p>1439252806</text:p>
          </table:table-cell>
          <table:table-cell table:formula="of:=[.H897]-[.H$840]" office:value-type="float" office:value="252" calcext:value-type="float">
            <text:p>252</text:p>
          </table:table-cell>
          <table:table-cell office:value-type="float" office:value="-0.0000000005283972" calcext:value-type="float">
            <text:p>-5.2839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08" calcext:value-type="float">
            <text:p>1439252808</text:p>
          </table:table-cell>
          <table:table-cell table:formula="of:=[.H898]-[.H$840]" office:value-type="float" office:value="254" calcext:value-type="float">
            <text:p>254</text:p>
          </table:table-cell>
          <table:table-cell office:value-type="float" office:value="-0.0000000008576539" calcext:value-type="float">
            <text:p>-8.5765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11" calcext:value-type="float">
            <text:p>1439252811</text:p>
          </table:table-cell>
          <table:table-cell table:formula="of:=[.H899]-[.H$840]" office:value-type="float" office:value="257" calcext:value-type="float">
            <text:p>257</text:p>
          </table:table-cell>
          <table:table-cell office:value-type="float" office:value="0.0000000000241385" calcext:value-type="float">
            <text:p>2.41385E-01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16" calcext:value-type="float">
            <text:p>1439252816</text:p>
          </table:table-cell>
          <table:table-cell table:formula="of:=[.H900]-[.H$840]" office:value-type="float" office:value="262" calcext:value-type="float">
            <text:p>262</text:p>
          </table:table-cell>
          <table:table-cell office:value-type="float" office:value="-0.0000000005388225" calcext:value-type="float">
            <text:p>-5.3882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18" calcext:value-type="float">
            <text:p>1439252818</text:p>
          </table:table-cell>
          <table:table-cell table:formula="of:=[.H901]-[.H$840]" office:value-type="float" office:value="264" calcext:value-type="float">
            <text:p>264</text:p>
          </table:table-cell>
          <table:table-cell office:value-type="float" office:value="-0.0000000006974029" calcext:value-type="float">
            <text:p>-6.9740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21" calcext:value-type="float">
            <text:p>1439252821</text:p>
          </table:table-cell>
          <table:table-cell table:formula="of:=[.H902]-[.H$840]" office:value-type="float" office:value="267" calcext:value-type="float">
            <text:p>267</text:p>
          </table:table-cell>
          <table:table-cell office:value-type="float" office:value="-0.0000000009287251" calcext:value-type="float">
            <text:p>-9.28725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26" calcext:value-type="float">
            <text:p>1439252826</text:p>
          </table:table-cell>
          <table:table-cell table:formula="of:=[.H903]-[.H$840]" office:value-type="float" office:value="272" calcext:value-type="float">
            <text:p>272</text:p>
          </table:table-cell>
          <table:table-cell office:value-type="float" office:value="-0.0000000008870242" calcext:value-type="float">
            <text:p>-8.8702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29" calcext:value-type="float">
            <text:p>1439252829</text:p>
          </table:table-cell>
          <table:table-cell table:formula="of:=[.H904]-[.H$840]" office:value-type="float" office:value="275" calcext:value-type="float">
            <text:p>275</text:p>
          </table:table-cell>
          <table:table-cell office:value-type="float" office:value="-0.0000000006573141" calcext:value-type="float">
            <text:p>-6.5731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31" calcext:value-type="float">
            <text:p>1439252831</text:p>
          </table:table-cell>
          <table:table-cell table:formula="of:=[.H905]-[.H$840]" office:value-type="float" office:value="277" calcext:value-type="float">
            <text:p>277</text:p>
          </table:table-cell>
          <table:table-cell office:value-type="float" office:value="-0.0000000004595907" calcext:value-type="float">
            <text:p>-4.5959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37" calcext:value-type="float">
            <text:p>1439252837</text:p>
          </table:table-cell>
          <table:table-cell table:formula="of:=[.H906]-[.H$840]" office:value-type="float" office:value="283" calcext:value-type="float">
            <text:p>283</text:p>
          </table:table-cell>
          <table:table-cell office:value-type="float" office:value="-0.0000000008536637" calcext:value-type="float">
            <text:p>-8.5366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42" calcext:value-type="float">
            <text:p>1439252842</text:p>
          </table:table-cell>
          <table:table-cell table:formula="of:=[.H907]-[.H$840]" office:value-type="float" office:value="288" calcext:value-type="float">
            <text:p>288</text:p>
          </table:table-cell>
          <table:table-cell office:value-type="float" office:value="-0.0000000005471625" calcext:value-type="float">
            <text:p>-5.4716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44" calcext:value-type="float">
            <text:p>1439252844</text:p>
          </table:table-cell>
          <table:table-cell table:formula="of:=[.H908]-[.H$840]" office:value-type="float" office:value="290" calcext:value-type="float">
            <text:p>290</text:p>
          </table:table-cell>
          <table:table-cell office:value-type="float" office:value="-0.0000000009731397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47" calcext:value-type="float">
            <text:p>1439252847</text:p>
          </table:table-cell>
          <table:table-cell table:formula="of:=[.H909]-[.H$840]" office:value-type="float" office:value="293" calcext:value-type="float">
            <text:p>293</text:p>
          </table:table-cell>
          <table:table-cell office:value-type="float" office:value="-0.000000000257342" calcext:value-type="float">
            <text:p>-2.573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52" calcext:value-type="float">
            <text:p>1439252852</text:p>
          </table:table-cell>
          <table:table-cell table:formula="of:=[.H910]-[.H$840]" office:value-type="float" office:value="298" calcext:value-type="float">
            <text:p>298</text:p>
          </table:table-cell>
          <table:table-cell office:value-type="float" office:value="-0.0000000008161329" calcext:value-type="float">
            <text:p>-8.1613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57" calcext:value-type="float">
            <text:p>1439252857</text:p>
          </table:table-cell>
          <table:table-cell table:formula="of:=[.H911]-[.H$840]" office:value-type="float" office:value="303" calcext:value-type="float">
            <text:p>303</text:p>
          </table:table-cell>
          <table:table-cell office:value-type="float" office:value="-0.0000000004866965" calcext:value-type="float">
            <text:p>-4.8669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59" calcext:value-type="float">
            <text:p>1439252859</text:p>
          </table:table-cell>
          <table:table-cell table:formula="of:=[.H912]-[.H$840]" office:value-type="float" office:value="305" calcext:value-type="float">
            <text:p>305</text:p>
          </table:table-cell>
          <table:table-cell office:value-type="float" office:value="-0.000000000473427" calcext:value-type="float">
            <text:p>-4.7342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62" calcext:value-type="float">
            <text:p>1439252862</text:p>
          </table:table-cell>
          <table:table-cell table:formula="of:=[.H913]-[.H$840]" office:value-type="float" office:value="308" calcext:value-type="float">
            <text:p>308</text:p>
          </table:table-cell>
          <table:table-cell office:value-type="float" office:value="-0.000000001105954" calcext:value-type="float">
            <text:p>-1.10595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67" calcext:value-type="float">
            <text:p>1439252867</text:p>
          </table:table-cell>
          <table:table-cell table:formula="of:=[.H914]-[.H$840]" office:value-type="float" office:value="313" calcext:value-type="float">
            <text:p>313</text:p>
          </table:table-cell>
          <table:table-cell office:value-type="float" office:value="-0.0000000007243909" calcext:value-type="float">
            <text:p>-7.2439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77" calcext:value-type="float">
            <text:p>1439252877</text:p>
          </table:table-cell>
          <table:table-cell table:formula="of:=[.H915]-[.H$840]" office:value-type="float" office:value="323" calcext:value-type="float">
            <text:p>323</text:p>
          </table:table-cell>
          <table:table-cell office:value-type="float" office:value="-0.0000000007389863" calcext:value-type="float">
            <text:p>-7.3898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80" calcext:value-type="float">
            <text:p>1439252880</text:p>
          </table:table-cell>
          <table:table-cell table:formula="of:=[.H916]-[.H$840]" office:value-type="float" office:value="326" calcext:value-type="float">
            <text:p>326</text:p>
          </table:table-cell>
          <table:table-cell office:value-type="float" office:value="-0.0000000007552813" calcext:value-type="float">
            <text:p>-7.55281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82" calcext:value-type="float">
            <text:p>1439252882</text:p>
          </table:table-cell>
          <table:table-cell table:formula="of:=[.H917]-[.H$840]" office:value-type="float" office:value="328" calcext:value-type="float">
            <text:p>328</text:p>
          </table:table-cell>
          <table:table-cell office:value-type="float" office:value="-0.0000000006493295" calcext:value-type="float">
            <text:p>-6.4932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87" calcext:value-type="float">
            <text:p>1439252887</text:p>
          </table:table-cell>
          <table:table-cell table:formula="of:=[.H918]-[.H$840]" office:value-type="float" office:value="333" calcext:value-type="float">
            <text:p>333</text:p>
          </table:table-cell>
          <table:table-cell office:value-type="float" office:value="-0.0000000003574241" calcext:value-type="float">
            <text:p>-3.5742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90" calcext:value-type="float">
            <text:p>1439252890</text:p>
          </table:table-cell>
          <table:table-cell table:formula="of:=[.H919]-[.H$840]" office:value-type="float" office:value="336" calcext:value-type="float">
            <text:p>336</text:p>
          </table:table-cell>
          <table:table-cell office:value-type="float" office:value="-0.000000001331915" calcext:value-type="float">
            <text:p>-1.33191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93" calcext:value-type="float">
            <text:p>1439252893</text:p>
          </table:table-cell>
          <table:table-cell table:formula="of:=[.H920]-[.H$840]" office:value-type="float" office:value="339" calcext:value-type="float">
            <text:p>339</text:p>
          </table:table-cell>
          <table:table-cell office:value-type="float" office:value="-0.0000000002870134" calcext:value-type="float">
            <text:p>-2.8701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895" calcext:value-type="float">
            <text:p>1439252895</text:p>
          </table:table-cell>
          <table:table-cell table:formula="of:=[.H921]-[.H$840]" office:value-type="float" office:value="341" calcext:value-type="float">
            <text:p>341</text:p>
          </table:table-cell>
          <table:table-cell office:value-type="float" office:value="-0.0000000006889452" calcext:value-type="float">
            <text:p>-6.88945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00" calcext:value-type="float">
            <text:p>1439252900</text:p>
          </table:table-cell>
          <table:table-cell table:formula="of:=[.H922]-[.H$840]" office:value-type="float" office:value="346" calcext:value-type="float">
            <text:p>346</text:p>
          </table:table-cell>
          <table:table-cell office:value-type="float" office:value="-0.0000000004825264" calcext:value-type="float">
            <text:p>-4.8252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05" calcext:value-type="float">
            <text:p>1439252905</text:p>
          </table:table-cell>
          <table:table-cell table:formula="of:=[.H923]-[.H$840]" office:value-type="float" office:value="351" calcext:value-type="float">
            <text:p>351</text:p>
          </table:table-cell>
          <table:table-cell office:value-type="float" office:value="-0.0000000005972033" calcext:value-type="float">
            <text:p>-5.9720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10" calcext:value-type="float">
            <text:p>1439252910</text:p>
          </table:table-cell>
          <table:table-cell table:formula="of:=[.H924]-[.H$840]" office:value-type="float" office:value="356" calcext:value-type="float">
            <text:p>356</text:p>
          </table:table-cell>
          <table:table-cell office:value-type="float" office:value="-0.000000000971156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13" calcext:value-type="float">
            <text:p>1439252913</text:p>
          </table:table-cell>
          <table:table-cell table:formula="of:=[.H925]-[.H$840]" office:value-type="float" office:value="359" calcext:value-type="float">
            <text:p>359</text:p>
          </table:table-cell>
          <table:table-cell office:value-type="float" office:value="-0.0000000004679311" calcext:value-type="float">
            <text:p>-4.67931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15" calcext:value-type="float">
            <text:p>1439252915</text:p>
          </table:table-cell>
          <table:table-cell table:formula="of:=[.H926]-[.H$840]" office:value-type="float" office:value="361" calcext:value-type="float">
            <text:p>361</text:p>
          </table:table-cell>
          <table:table-cell office:value-type="float" office:value="-0.0000000005680326" calcext:value-type="float">
            <text:p>-5.6803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18" calcext:value-type="float">
            <text:p>1439252918</text:p>
          </table:table-cell>
          <table:table-cell table:formula="of:=[.H927]-[.H$840]" office:value-type="float" office:value="364" calcext:value-type="float">
            <text:p>364</text:p>
          </table:table-cell>
          <table:table-cell office:value-type="float" office:value="-0.0000000006993705" calcext:value-type="float">
            <text:p>-6.9937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23" calcext:value-type="float">
            <text:p>1439252923</text:p>
          </table:table-cell>
          <table:table-cell table:formula="of:=[.H928]-[.H$840]" office:value-type="float" office:value="369" calcext:value-type="float">
            <text:p>369</text:p>
          </table:table-cell>
          <table:table-cell office:value-type="float" office:value="-0.0000000004345704" calcext:value-type="float">
            <text:p>-4.3457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26" calcext:value-type="float">
            <text:p>1439252926</text:p>
          </table:table-cell>
          <table:table-cell table:formula="of:=[.H929]-[.H$840]" office:value-type="float" office:value="372" calcext:value-type="float">
            <text:p>372</text:p>
          </table:table-cell>
          <table:table-cell office:value-type="float" office:value="-0.000000001026988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28" calcext:value-type="float">
            <text:p>1439252928</text:p>
          </table:table-cell>
          <table:table-cell table:formula="of:=[.H930]-[.H$840]" office:value-type="float" office:value="374" calcext:value-type="float">
            <text:p>374</text:p>
          </table:table-cell>
          <table:table-cell office:value-type="float" office:value="-0.0000000002323214" calcext:value-type="float">
            <text:p>-2.3232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33" calcext:value-type="float">
            <text:p>1439252933</text:p>
          </table:table-cell>
          <table:table-cell table:formula="of:=[.H931]-[.H$840]" office:value-type="float" office:value="379" calcext:value-type="float">
            <text:p>379</text:p>
          </table:table-cell>
          <table:table-cell office:value-type="float" office:value="-0.0000000002477312" calcext:value-type="float">
            <text:p>-2.4773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39" calcext:value-type="float">
            <text:p>1439252939</text:p>
          </table:table-cell>
          <table:table-cell table:formula="of:=[.H932]-[.H$840]" office:value-type="float" office:value="385" calcext:value-type="float">
            <text:p>385</text:p>
          </table:table-cell>
          <table:table-cell office:value-type="float" office:value="-0.0000000003928696" calcext:value-type="float">
            <text:p>-3.9286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44" calcext:value-type="float">
            <text:p>1439252944</text:p>
          </table:table-cell>
          <table:table-cell table:formula="of:=[.H933]-[.H$840]" office:value-type="float" office:value="390" calcext:value-type="float">
            <text:p>390</text:p>
          </table:table-cell>
          <table:table-cell office:value-type="float" office:value="-0.0000000007765172" calcext:value-type="float">
            <text:p>-7.7651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46" calcext:value-type="float">
            <text:p>1439252946</text:p>
          </table:table-cell>
          <table:table-cell table:formula="of:=[.H934]-[.H$840]" office:value-type="float" office:value="392" calcext:value-type="float">
            <text:p>392</text:p>
          </table:table-cell>
          <table:table-cell office:value-type="float" office:value="-0.0000000002260241" calcext:value-type="float">
            <text:p>-2.2602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49" calcext:value-type="float">
            <text:p>1439252949</text:p>
          </table:table-cell>
          <table:table-cell table:formula="of:=[.H935]-[.H$840]" office:value-type="float" office:value="395" calcext:value-type="float">
            <text:p>395</text:p>
          </table:table-cell>
          <table:table-cell office:value-type="float" office:value="-0.0000000005054617" calcext:value-type="float">
            <text:p>-5.0546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54" calcext:value-type="float">
            <text:p>1439252954</text:p>
          </table:table-cell>
          <table:table-cell table:formula="of:=[.H936]-[.H$840]" office:value-type="float" office:value="400" calcext:value-type="float">
            <text:p>400</text:p>
          </table:table-cell>
          <table:table-cell office:value-type="float" office:value="-0.000000000002967029" calcext:value-type="float">
            <text:p>-2.967029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59" calcext:value-type="float">
            <text:p>1439252959</text:p>
          </table:table-cell>
          <table:table-cell table:formula="of:=[.H937]-[.H$840]" office:value-type="float" office:value="405" calcext:value-type="float">
            <text:p>405</text:p>
          </table:table-cell>
          <table:table-cell office:value-type="float" office:value="-0.0000000005158872" calcext:value-type="float">
            <text:p>-5.1588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62" calcext:value-type="float">
            <text:p>1439252962</text:p>
          </table:table-cell>
          <table:table-cell table:formula="of:=[.H938]-[.H$840]" office:value-type="float" office:value="408" calcext:value-type="float">
            <text:p>408</text:p>
          </table:table-cell>
          <table:table-cell office:value-type="float" office:value="-0.0000000004435065" calcext:value-type="float">
            <text:p>-4.4350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2964" calcext:value-type="float">
            <text:p>1439252964</text:p>
          </table:table-cell>
          <table:table-cell table:formula="of:=[.H939]-[.H$840]" office:value-type="float" office:value="410" calcext:value-type="float">
            <text:p>410</text:p>
          </table:table-cell>
          <table:table-cell office:value-type="float" office:value="-0.0000000003511687" calcext:value-type="float">
            <text:p>-3.511687E-010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3133" calcext:value-type="float">
            <text:p>1439253133</text:p>
          </table:table-cell>
          <table:table-cell table:formula="of:=[.H941]-[.H$941]" office:value-type="float" office:value="0" calcext:value-type="float">
            <text:p>0</text:p>
          </table:table-cell>
          <table:table-cell office:value-type="float" office:value="-0.0000000008620038" calcext:value-type="float">
            <text:p>-8.62003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38" calcext:value-type="float">
            <text:p>1439253138</text:p>
          </table:table-cell>
          <table:table-cell table:formula="of:=[.H942]-[.H$941]" office:value-type="float" office:value="5" calcext:value-type="float">
            <text:p>5</text:p>
          </table:table-cell>
          <table:table-cell office:value-type="float" office:value="-0.0000000008557486" calcext:value-type="float">
            <text:p>-8.5574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43" calcext:value-type="float">
            <text:p>1439253143</text:p>
          </table:table-cell>
          <table:table-cell table:formula="of:=[.H943]-[.H$941]" office:value-type="float" office:value="10" calcext:value-type="float">
            <text:p>10</text:p>
          </table:table-cell>
          <table:table-cell office:value-type="float" office:value="-0.0000000003803594" calcext:value-type="float">
            <text:p>-3.8035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48" calcext:value-type="float">
            <text:p>1439253148</text:p>
          </table:table-cell>
          <table:table-cell table:formula="of:=[.H944]-[.H$941]" office:value-type="float" office:value="15" calcext:value-type="float">
            <text:p>15</text:p>
          </table:table-cell>
          <table:table-cell office:value-type="float" office:value="-0.0000000005492478" calcext:value-type="float">
            <text:p>-5.4924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53" calcext:value-type="float">
            <text:p>1439253153</text:p>
          </table:table-cell>
          <table:table-cell table:formula="of:=[.H945]-[.H$941]" office:value-type="float" office:value="20" calcext:value-type="float">
            <text:p>20</text:p>
          </table:table-cell>
          <table:table-cell office:value-type="float" office:value="-0.0000000005784385" calcext:value-type="float">
            <text:p>-5.7843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58" calcext:value-type="float">
            <text:p>1439253158</text:p>
          </table:table-cell>
          <table:table-cell table:formula="of:=[.H946]-[.H$941]" office:value-type="float" office:value="25" calcext:value-type="float">
            <text:p>25</text:p>
          </table:table-cell>
          <table:table-cell office:value-type="float" office:value="-0.0000000006826903" calcext:value-type="float">
            <text:p>-6.82690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63" calcext:value-type="float">
            <text:p>1439253163</text:p>
          </table:table-cell>
          <table:table-cell table:formula="of:=[.H947]-[.H$941]" office:value-type="float" office:value="30" calcext:value-type="float">
            <text:p>30</text:p>
          </table:table-cell>
          <table:table-cell office:value-type="float" office:value="-0.0000000008265584" calcext:value-type="float">
            <text:p>-8.2655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68" calcext:value-type="float">
            <text:p>1439253168</text:p>
          </table:table-cell>
          <table:table-cell table:formula="of:=[.H948]-[.H$941]" office:value-type="float" office:value="35" calcext:value-type="float">
            <text:p>35</text:p>
          </table:table-cell>
          <table:table-cell office:value-type="float" office:value="-0.0000000005054619" calcext:value-type="float">
            <text:p>-5.0546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73" calcext:value-type="float">
            <text:p>1439253173</text:p>
          </table:table-cell>
          <table:table-cell table:formula="of:=[.H949]-[.H$941]" office:value-type="float" office:value="40" calcext:value-type="float">
            <text:p>40</text:p>
          </table:table-cell>
          <table:table-cell office:value-type="float" office:value="-0.0000000009099599" calcext:value-type="float">
            <text:p>-9.0995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79" calcext:value-type="float">
            <text:p>1439253179</text:p>
          </table:table-cell>
          <table:table-cell table:formula="of:=[.H950]-[.H$941]" office:value-type="float" office:value="46" calcext:value-type="float">
            <text:p>46</text:p>
          </table:table-cell>
          <table:table-cell office:value-type="float" office:value="-0.0000000009996168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81" calcext:value-type="float">
            <text:p>1439253181</text:p>
          </table:table-cell>
          <table:table-cell table:formula="of:=[.H951]-[.H$941]" office:value-type="float" office:value="48" calcext:value-type="float">
            <text:p>48</text:p>
          </table:table-cell>
          <table:table-cell office:value-type="float" office:value="-0.000000001109046" calcext:value-type="float">
            <text:p>-1.109046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84" calcext:value-type="float">
            <text:p>1439253184</text:p>
          </table:table-cell>
          <table:table-cell table:formula="of:=[.H952]-[.H$941]" office:value-type="float" office:value="51" calcext:value-type="float">
            <text:p>51</text:p>
          </table:table-cell>
          <table:table-cell office:value-type="float" office:value="-0.0000000007931974" calcext:value-type="float">
            <text:p>-7.9319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89" calcext:value-type="float">
            <text:p>1439253189</text:p>
          </table:table-cell>
          <table:table-cell table:formula="of:=[.H953]-[.H$941]" office:value-type="float" office:value="56" calcext:value-type="float">
            <text:p>56</text:p>
          </table:table-cell>
          <table:table-cell office:value-type="float" office:value="-0.00000000116642" calcext:value-type="float">
            <text:p>-1.1664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194" calcext:value-type="float">
            <text:p>1439253194</text:p>
          </table:table-cell>
          <table:table-cell table:formula="of:=[.H954]-[.H$941]" office:value-type="float" office:value="61" calcext:value-type="float">
            <text:p>61</text:p>
          </table:table-cell>
          <table:table-cell office:value-type="float" office:value="-0.0000000006305645" calcext:value-type="float">
            <text:p>-6.30564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02" calcext:value-type="float">
            <text:p>1439253202</text:p>
          </table:table-cell>
          <table:table-cell table:formula="of:=[.H955]-[.H$941]" office:value-type="float" office:value="69" calcext:value-type="float">
            <text:p>69</text:p>
          </table:table-cell>
          <table:table-cell office:value-type="float" office:value="-0.0000000003157232" calcext:value-type="float">
            <text:p>-3.1572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07" calcext:value-type="float">
            <text:p>1439253207</text:p>
          </table:table-cell>
          <table:table-cell table:formula="of:=[.H956]-[.H$941]" office:value-type="float" office:value="74" calcext:value-type="float">
            <text:p>74</text:p>
          </table:table-cell>
          <table:table-cell office:value-type="float" office:value="-0.0000000008557486" calcext:value-type="float">
            <text:p>-8.55748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12" calcext:value-type="float">
            <text:p>1439253212</text:p>
          </table:table-cell>
          <table:table-cell table:formula="of:=[.H957]-[.H$941]" office:value-type="float" office:value="79" calcext:value-type="float">
            <text:p>79</text:p>
          </table:table-cell>
          <table:table-cell office:value-type="float" office:value="-0.0000000009388834" calcext:value-type="float">
            <text:p>-9.3888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15" calcext:value-type="float">
            <text:p>1439253215</text:p>
          </table:table-cell>
          <table:table-cell table:formula="of:=[.H958]-[.H$941]" office:value-type="float" office:value="82" calcext:value-type="float">
            <text:p>82</text:p>
          </table:table-cell>
          <table:table-cell office:value-type="float" office:value="-0.000000000574192" calcext:value-type="float">
            <text:p>-5.741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17" calcext:value-type="float">
            <text:p>1439253217</text:p>
          </table:table-cell>
          <table:table-cell table:formula="of:=[.H959]-[.H$941]" office:value-type="float" office:value="84" calcext:value-type="float">
            <text:p>84</text:p>
          </table:table-cell>
          <table:table-cell office:value-type="float" office:value="-0.000000001320713" calcext:value-type="float">
            <text:p>-1.32071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22" calcext:value-type="float">
            <text:p>1439253222</text:p>
          </table:table-cell>
          <table:table-cell table:formula="of:=[.H960]-[.H$941]" office:value-type="float" office:value="89" calcext:value-type="float">
            <text:p>89</text:p>
          </table:table-cell>
          <table:table-cell office:value-type="float" office:value="-0.000000000463761" calcext:value-type="float">
            <text:p>-4.637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27" calcext:value-type="float">
            <text:p>1439253227</text:p>
          </table:table-cell>
          <table:table-cell table:formula="of:=[.H961]-[.H$941]" office:value-type="float" office:value="94" calcext:value-type="float">
            <text:p>94</text:p>
          </table:table-cell>
          <table:table-cell office:value-type="float" office:value="-0.000000000884939" calcext:value-type="float">
            <text:p>-8.849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32" calcext:value-type="float">
            <text:p>1439253232</text:p>
          </table:table-cell>
          <table:table-cell table:formula="of:=[.H962]-[.H$941]" office:value-type="float" office:value="99" calcext:value-type="float">
            <text:p>99</text:p>
          </table:table-cell>
          <table:table-cell office:value-type="float" office:value="-0.0000000006576699" calcext:value-type="float">
            <text:p>-6.57669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37" calcext:value-type="float">
            <text:p>1439253237</text:p>
          </table:table-cell>
          <table:table-cell table:formula="of:=[.H963]-[.H$941]" office:value-type="float" office:value="104" calcext:value-type="float">
            <text:p>104</text:p>
          </table:table-cell>
          <table:table-cell office:value-type="float" office:value="-0.0000000005200573" calcext:value-type="float">
            <text:p>-5.2005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42" calcext:value-type="float">
            <text:p>1439253242</text:p>
          </table:table-cell>
          <table:table-cell table:formula="of:=[.H964]-[.H$941]" office:value-type="float" office:value="109" calcext:value-type="float">
            <text:p>109</text:p>
          </table:table-cell>
          <table:table-cell office:value-type="float" office:value="-0.000000001201866" calcext:value-type="float">
            <text:p>-1.201866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48" calcext:value-type="float">
            <text:p>1439253248</text:p>
          </table:table-cell>
          <table:table-cell table:formula="of:=[.H965]-[.H$941]" office:value-type="float" office:value="115" calcext:value-type="float">
            <text:p>115</text:p>
          </table:table-cell>
          <table:table-cell office:value-type="float" office:value="-0.000000000770262" calcext:value-type="float">
            <text:p>-7.702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50" calcext:value-type="float">
            <text:p>1439253250</text:p>
          </table:table-cell>
          <table:table-cell table:formula="of:=[.H966]-[.H$941]" office:value-type="float" office:value="117" calcext:value-type="float">
            <text:p>117</text:p>
          </table:table-cell>
          <table:table-cell office:value-type="float" office:value="-0.0000000004616092" calcext:value-type="float">
            <text:p>-4.6160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53" calcext:value-type="float">
            <text:p>1439253253</text:p>
          </table:table-cell>
          <table:table-cell table:formula="of:=[.H967]-[.H$941]" office:value-type="float" office:value="120" calcext:value-type="float">
            <text:p>120</text:p>
          </table:table-cell>
          <table:table-cell office:value-type="float" office:value="-0.000000000367849" calcext:value-type="float">
            <text:p>-3.6784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58" calcext:value-type="float">
            <text:p>1439253258</text:p>
          </table:table-cell>
          <table:table-cell table:formula="of:=[.H968]-[.H$941]" office:value-type="float" office:value="125" calcext:value-type="float">
            <text:p>125</text:p>
          </table:table-cell>
          <table:table-cell office:value-type="float" office:value="-0.0000000009370653" calcext:value-type="float">
            <text:p>-9.37065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63" calcext:value-type="float">
            <text:p>1439253263</text:p>
          </table:table-cell>
          <table:table-cell table:formula="of:=[.H969]-[.H$941]" office:value-type="float" office:value="130" calcext:value-type="float">
            <text:p>130</text:p>
          </table:table-cell>
          <table:table-cell office:value-type="float" office:value="-0.0000000004429108" calcext:value-type="float">
            <text:p>-4.4291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68" calcext:value-type="float">
            <text:p>1439253268</text:p>
          </table:table-cell>
          <table:table-cell table:formula="of:=[.H970]-[.H$941]" office:value-type="float" office:value="135" calcext:value-type="float">
            <text:p>135</text:p>
          </table:table-cell>
          <table:table-cell office:value-type="float" office:value="-0.0000000005909487" calcext:value-type="float">
            <text:p>-5.90948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73" calcext:value-type="float">
            <text:p>1439253273</text:p>
          </table:table-cell>
          <table:table-cell table:formula="of:=[.H971]-[.H$941]" office:value-type="float" office:value="140" calcext:value-type="float">
            <text:p>140</text:p>
          </table:table-cell>
          <table:table-cell office:value-type="float" office:value="-0.0000000007911125" calcext:value-type="float">
            <text:p>-7.9111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76" calcext:value-type="float">
            <text:p>1439253276</text:p>
          </table:table-cell>
          <table:table-cell table:formula="of:=[.H972]-[.H$941]" office:value-type="float" office:value="143" calcext:value-type="float">
            <text:p>143</text:p>
          </table:table-cell>
          <table:table-cell office:value-type="float" office:value="-0.0000000005036191" calcext:value-type="float">
            <text:p>-5.0361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78" calcext:value-type="float">
            <text:p>1439253278</text:p>
          </table:table-cell>
          <table:table-cell table:formula="of:=[.H973]-[.H$941]" office:value-type="float" office:value="145" calcext:value-type="float">
            <text:p>145</text:p>
          </table:table-cell>
          <table:table-cell office:value-type="float" office:value="-0.0000000009400455" calcext:value-type="float">
            <text:p>-9.40045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81" calcext:value-type="float">
            <text:p>1439253281</text:p>
          </table:table-cell>
          <table:table-cell table:formula="of:=[.H974]-[.H$941]" office:value-type="float" office:value="148" calcext:value-type="float">
            <text:p>148</text:p>
          </table:table-cell>
          <table:table-cell office:value-type="float" office:value="-0.000000001074678" calcext:value-type="float">
            <text:p>-1.074678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83" calcext:value-type="float">
            <text:p>1439253283</text:p>
          </table:table-cell>
          <table:table-cell table:formula="of:=[.H975]-[.H$941]" office:value-type="float" office:value="150" calcext:value-type="float">
            <text:p>150</text:p>
          </table:table-cell>
          <table:table-cell office:value-type="float" office:value="-0.0000000007323976" calcext:value-type="float">
            <text:p>-7.3239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86" calcext:value-type="float">
            <text:p>1439253286</text:p>
          </table:table-cell>
          <table:table-cell table:formula="of:=[.H976]-[.H$941]" office:value-type="float" office:value="153" calcext:value-type="float">
            <text:p>153</text:p>
          </table:table-cell>
          <table:table-cell office:value-type="float" office:value="-0.000000001095529" calcext:value-type="float">
            <text:p>-1.09552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91" calcext:value-type="float">
            <text:p>1439253291</text:p>
          </table:table-cell>
          <table:table-cell table:formula="of:=[.H977]-[.H$941]" office:value-type="float" office:value="158" calcext:value-type="float">
            <text:p>158</text:p>
          </table:table-cell>
          <table:table-cell office:value-type="float" office:value="-0.0000000003198934" calcext:value-type="float">
            <text:p>-3.1989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94" calcext:value-type="float">
            <text:p>1439253294</text:p>
          </table:table-cell>
          <table:table-cell table:formula="of:=[.H978]-[.H$941]" office:value-type="float" office:value="161" calcext:value-type="float">
            <text:p>161</text:p>
          </table:table-cell>
          <table:table-cell office:value-type="float" office:value="0.00000000000745809" calcext:value-type="float">
            <text:p>7.45809E-01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299" calcext:value-type="float">
            <text:p>1439253299</text:p>
          </table:table-cell>
          <table:table-cell table:formula="of:=[.H979]-[.H$941]" office:value-type="float" office:value="166" calcext:value-type="float">
            <text:p>166</text:p>
          </table:table-cell>
          <table:table-cell office:value-type="float" office:value="-0.0000000008036229" calcext:value-type="float">
            <text:p>-8.03622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04" calcext:value-type="float">
            <text:p>1439253304</text:p>
          </table:table-cell>
          <table:table-cell table:formula="of:=[.H980]-[.H$941]" office:value-type="float" office:value="171" calcext:value-type="float">
            <text:p>171</text:p>
          </table:table-cell>
          <table:table-cell office:value-type="float" office:value="-0.0000000007869422" calcext:value-type="float">
            <text:p>-7.86942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09" calcext:value-type="float">
            <text:p>1439253309</text:p>
          </table:table-cell>
          <table:table-cell table:formula="of:=[.H981]-[.H$941]" office:value-type="float" office:value="176" calcext:value-type="float">
            <text:p>176</text:p>
          </table:table-cell>
          <table:table-cell office:value-type="float" office:value="-0.0000000009933616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11" calcext:value-type="float">
            <text:p>1439253311</text:p>
          </table:table-cell>
          <table:table-cell table:formula="of:=[.H982]-[.H$941]" office:value-type="float" office:value="178" calcext:value-type="float">
            <text:p>178</text:p>
          </table:table-cell>
          <table:table-cell office:value-type="float" office:value="-0.0000000007457691" calcext:value-type="float">
            <text:p>-7.4576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14" calcext:value-type="float">
            <text:p>1439253314</text:p>
          </table:table-cell>
          <table:table-cell table:formula="of:=[.H983]-[.H$941]" office:value-type="float" office:value="181" calcext:value-type="float">
            <text:p>181</text:p>
          </table:table-cell>
          <table:table-cell office:value-type="float" office:value="-0.000000001175087" calcext:value-type="float">
            <text:p>-1.17508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16" calcext:value-type="float">
            <text:p>1439253316</text:p>
          </table:table-cell>
          <table:table-cell table:formula="of:=[.H984]-[.H$941]" office:value-type="float" office:value="183" calcext:value-type="float">
            <text:p>183</text:p>
          </table:table-cell>
          <table:table-cell office:value-type="float" office:value="-0.0000000008494937" calcext:value-type="float">
            <text:p>-8.4949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21" calcext:value-type="float">
            <text:p>1439253321</text:p>
          </table:table-cell>
          <table:table-cell table:formula="of:=[.H985]-[.H$941]" office:value-type="float" office:value="188" calcext:value-type="float">
            <text:p>188</text:p>
          </table:table-cell>
          <table:table-cell office:value-type="float" office:value="-0.0000000005700983" calcext:value-type="float">
            <text:p>-5.70098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29" calcext:value-type="float">
            <text:p>1439253329</text:p>
          </table:table-cell>
          <table:table-cell table:formula="of:=[.H986]-[.H$941]" office:value-type="float" office:value="196" calcext:value-type="float">
            <text:p>196</text:p>
          </table:table-cell>
          <table:table-cell office:value-type="float" office:value="-0.00000000102672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32" calcext:value-type="float">
            <text:p>1439253332</text:p>
          </table:table-cell>
          <table:table-cell table:formula="of:=[.H987]-[.H$941]" office:value-type="float" office:value="199" calcext:value-type="float">
            <text:p>199</text:p>
          </table:table-cell>
          <table:table-cell office:value-type="float" office:value="-0.000000001463728" calcext:value-type="float">
            <text:p>-1.463728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34" calcext:value-type="float">
            <text:p>1439253334</text:p>
          </table:table-cell>
          <table:table-cell table:formula="of:=[.H988]-[.H$941]" office:value-type="float" office:value="201" calcext:value-type="float">
            <text:p>201</text:p>
          </table:table-cell>
          <table:table-cell office:value-type="float" office:value="-0.000000001220631" calcext:value-type="float">
            <text:p>-1.22063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39" calcext:value-type="float">
            <text:p>1439253339</text:p>
          </table:table-cell>
          <table:table-cell table:formula="of:=[.H989]-[.H$941]" office:value-type="float" office:value="206" calcext:value-type="float">
            <text:p>206</text:p>
          </table:table-cell>
          <table:table-cell office:value-type="float" office:value="-0.0000000007097958" calcext:value-type="float">
            <text:p>-7.09795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42" calcext:value-type="float">
            <text:p>1439253342</text:p>
          </table:table-cell>
          <table:table-cell table:formula="of:=[.H990]-[.H$941]" office:value-type="float" office:value="209" calcext:value-type="float">
            <text:p>209</text:p>
          </table:table-cell>
          <table:table-cell office:value-type="float" office:value="-0.0000000007270107" calcext:value-type="float">
            <text:p>-7.27010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45" calcext:value-type="float">
            <text:p>1439253345</text:p>
          </table:table-cell>
          <table:table-cell table:formula="of:=[.H991]-[.H$941]" office:value-type="float" office:value="212" calcext:value-type="float">
            <text:p>212</text:p>
          </table:table-cell>
          <table:table-cell office:value-type="float" office:value="-0.0000000009704263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50" calcext:value-type="float">
            <text:p>1439253350</text:p>
          </table:table-cell>
          <table:table-cell table:formula="of:=[.H992]-[.H$941]" office:value-type="float" office:value="217" calcext:value-type="float">
            <text:p>217</text:p>
          </table:table-cell>
          <table:table-cell office:value-type="float" office:value="-0.000000000597204" calcext:value-type="float">
            <text:p>-5.9720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52" calcext:value-type="float">
            <text:p>1439253352</text:p>
          </table:table-cell>
          <table:table-cell table:formula="of:=[.H993]-[.H$941]" office:value-type="float" office:value="219" calcext:value-type="float">
            <text:p>219</text:p>
          </table:table-cell>
          <table:table-cell office:value-type="float" office:value="-0.0000000007717554" calcext:value-type="float">
            <text:p>-7.71755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55" calcext:value-type="float">
            <text:p>1439253355</text:p>
          </table:table-cell>
          <table:table-cell table:formula="of:=[.H994]-[.H$941]" office:value-type="float" office:value="222" calcext:value-type="float">
            <text:p>222</text:p>
          </table:table-cell>
          <table:table-cell office:value-type="float" office:value="-0.0000000009162151" calcext:value-type="float">
            <text:p>-9.16215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60" calcext:value-type="float">
            <text:p>1439253360</text:p>
          </table:table-cell>
          <table:table-cell table:formula="of:=[.H995]-[.H$941]" office:value-type="float" office:value="227" calcext:value-type="float">
            <text:p>227</text:p>
          </table:table-cell>
          <table:table-cell office:value-type="float" office:value="-0.0000000009954464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65" calcext:value-type="float">
            <text:p>1439253365</text:p>
          </table:table-cell>
          <table:table-cell table:formula="of:=[.H996]-[.H$941]" office:value-type="float" office:value="232" calcext:value-type="float">
            <text:p>232</text:p>
          </table:table-cell>
          <table:table-cell office:value-type="float" office:value="-0.000000001066338" calcext:value-type="float">
            <text:p>-1.066338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70" calcext:value-type="float">
            <text:p>1439253370</text:p>
          </table:table-cell>
          <table:table-cell table:formula="of:=[.H997]-[.H$941]" office:value-type="float" office:value="237" calcext:value-type="float">
            <text:p>237</text:p>
          </table:table-cell>
          <table:table-cell office:value-type="float" office:value="-0.0000000006785202" calcext:value-type="float">
            <text:p>-6.78520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73" calcext:value-type="float">
            <text:p>1439253373</text:p>
          </table:table-cell>
          <table:table-cell table:formula="of:=[.H998]-[.H$941]" office:value-type="float" office:value="240" calcext:value-type="float">
            <text:p>240</text:p>
          </table:table-cell>
          <table:table-cell office:value-type="float" office:value="-0.0000000008021148" calcext:value-type="float">
            <text:p>-8.0211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75" calcext:value-type="float">
            <text:p>1439253375</text:p>
          </table:table-cell>
          <table:table-cell table:formula="of:=[.H999]-[.H$941]" office:value-type="float" office:value="242" calcext:value-type="float">
            <text:p>242</text:p>
          </table:table-cell>
          <table:table-cell office:value-type="float" office:value="-0.0000000001947909" calcext:value-type="float">
            <text:p>-1.9479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81" calcext:value-type="float">
            <text:p>1439253381</text:p>
          </table:table-cell>
          <table:table-cell table:formula="of:=[.H1000]-[.H$941]" office:value-type="float" office:value="248" calcext:value-type="float">
            <text:p>248</text:p>
          </table:table-cell>
          <table:table-cell office:value-type="float" office:value="-0.0000000008182182" calcext:value-type="float">
            <text:p>-8.18218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83" calcext:value-type="float">
            <text:p>1439253383</text:p>
          </table:table-cell>
          <table:table-cell table:formula="of:=[.H1001]-[.H$941]" office:value-type="float" office:value="250" calcext:value-type="float">
            <text:p>250</text:p>
          </table:table-cell>
          <table:table-cell office:value-type="float" office:value="-0.0000000007031242" calcext:value-type="float">
            <text:p>-7.03124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86" calcext:value-type="float">
            <text:p>1439253386</text:p>
          </table:table-cell>
          <table:table-cell table:formula="of:=[.H1002]-[.H$941]" office:value-type="float" office:value="253" calcext:value-type="float">
            <text:p>253</text:p>
          </table:table-cell>
          <table:table-cell office:value-type="float" office:value="-0.0000000005992888" calcext:value-type="float">
            <text:p>-5.99288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91" calcext:value-type="float">
            <text:p>1439253391</text:p>
          </table:table-cell>
          <table:table-cell table:formula="of:=[.H1003]-[.H$941]" office:value-type="float" office:value="258" calcext:value-type="float">
            <text:p>258</text:p>
          </table:table-cell>
          <table:table-cell office:value-type="float" office:value="-0.0000000004783564" calcext:value-type="float">
            <text:p>-4.78356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396" calcext:value-type="float">
            <text:p>1439253396</text:p>
          </table:table-cell>
          <table:table-cell table:formula="of:=[.H1004]-[.H$941]" office:value-type="float" office:value="263" calcext:value-type="float">
            <text:p>263</text:p>
          </table:table-cell>
          <table:table-cell office:value-type="float" office:value="-0.0000000004804415" calcext:value-type="float">
            <text:p>-4.8044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01" calcext:value-type="float">
            <text:p>1439253401</text:p>
          </table:table-cell>
          <table:table-cell table:formula="of:=[.H1005]-[.H$941]" office:value-type="float" office:value="268" calcext:value-type="float">
            <text:p>268</text:p>
          </table:table-cell>
          <table:table-cell office:value-type="float" office:value="-0.0000000002364917" calcext:value-type="float">
            <text:p>-2.3649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04" calcext:value-type="float">
            <text:p>1439253404</text:p>
          </table:table-cell>
          <table:table-cell table:formula="of:=[.H1006]-[.H$941]" office:value-type="float" office:value="271" calcext:value-type="float">
            <text:p>271</text:p>
          </table:table-cell>
          <table:table-cell office:value-type="float" office:value="-0.0000000003820279" calcext:value-type="float">
            <text:p>-3.8202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06" calcext:value-type="float">
            <text:p>1439253406</text:p>
          </table:table-cell>
          <table:table-cell table:formula="of:=[.H1007]-[.H$941]" office:value-type="float" office:value="273" calcext:value-type="float">
            <text:p>273</text:p>
          </table:table-cell>
          <table:table-cell office:value-type="float" office:value="-0.000000001126804" calcext:value-type="float">
            <text:p>-1.12680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11" calcext:value-type="float">
            <text:p>1439253411</text:p>
          </table:table-cell>
          <table:table-cell table:formula="of:=[.H1008]-[.H$941]" office:value-type="float" office:value="278" calcext:value-type="float">
            <text:p>278</text:p>
          </table:table-cell>
          <table:table-cell office:value-type="float" office:value="-0.000000001493771" calcext:value-type="float">
            <text:p>-1.49377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16" calcext:value-type="float">
            <text:p>1439253416</text:p>
          </table:table-cell>
          <table:table-cell table:formula="of:=[.H1009]-[.H$941]" office:value-type="float" office:value="283" calcext:value-type="float">
            <text:p>283</text:p>
          </table:table-cell>
          <table:table-cell office:value-type="float" office:value="-0.0000000007389865" calcext:value-type="float">
            <text:p>-7.38986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24" calcext:value-type="float">
            <text:p>1439253424</text:p>
          </table:table-cell>
          <table:table-cell table:formula="of:=[.H1010]-[.H$941]" office:value-type="float" office:value="291" calcext:value-type="float">
            <text:p>291</text:p>
          </table:table-cell>
          <table:table-cell office:value-type="float" office:value="-0.0000000005283974" calcext:value-type="float">
            <text:p>-5.28397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26" calcext:value-type="float">
            <text:p>1439253426</text:p>
          </table:table-cell>
          <table:table-cell table:formula="of:=[.H1011]-[.H$941]" office:value-type="float" office:value="293" calcext:value-type="float">
            <text:p>293</text:p>
          </table:table-cell>
          <table:table-cell office:value-type="float" office:value="-0.0000000006728696" calcext:value-type="float">
            <text:p>-6.7286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29" calcext:value-type="float">
            <text:p>1439253429</text:p>
          </table:table-cell>
          <table:table-cell table:formula="of:=[.H1012]-[.H$941]" office:value-type="float" office:value="296" calcext:value-type="float">
            <text:p>296</text:p>
          </table:table-cell>
          <table:table-cell office:value-type="float" office:value="-0.000000000595119" calcext:value-type="float">
            <text:p>-5.9511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34" calcext:value-type="float">
            <text:p>1439253434</text:p>
          </table:table-cell>
          <table:table-cell table:formula="of:=[.H1013]-[.H$941]" office:value-type="float" office:value="301" calcext:value-type="float">
            <text:p>301</text:p>
          </table:table-cell>
          <table:table-cell office:value-type="float" office:value="-0.0000000008578337" calcext:value-type="float">
            <text:p>-8.57833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39" calcext:value-type="float">
            <text:p>1439253439</text:p>
          </table:table-cell>
          <table:table-cell table:formula="of:=[.H1014]-[.H$941]" office:value-type="float" office:value="306" calcext:value-type="float">
            <text:p>306</text:p>
          </table:table-cell>
          <table:table-cell office:value-type="float" office:value="-0.0000000007723472" calcext:value-type="float">
            <text:p>-7.72347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41" calcext:value-type="float">
            <text:p>1439253441</text:p>
          </table:table-cell>
          <table:table-cell table:formula="of:=[.H1015]-[.H$941]" office:value-type="float" office:value="308" calcext:value-type="float">
            <text:p>308</text:p>
          </table:table-cell>
          <table:table-cell office:value-type="float" office:value="-0.000000000414108" calcext:value-type="float">
            <text:p>-4.1410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44" calcext:value-type="float">
            <text:p>1439253444</text:p>
          </table:table-cell>
          <table:table-cell table:formula="of:=[.H1016]-[.H$941]" office:value-type="float" office:value="311" calcext:value-type="float">
            <text:p>311</text:p>
          </table:table-cell>
          <table:table-cell office:value-type="float" office:value="-0.0000000004908667" calcext:value-type="float">
            <text:p>-4.90866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47" calcext:value-type="float">
            <text:p>1439253447</text:p>
          </table:table-cell>
          <table:table-cell table:formula="of:=[.H1017]-[.H$941]" office:value-type="float" office:value="314" calcext:value-type="float">
            <text:p>314</text:p>
          </table:table-cell>
          <table:table-cell office:value-type="float" office:value="-0.0000000009925435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49" calcext:value-type="float">
            <text:p>1439253449</text:p>
          </table:table-cell>
          <table:table-cell table:formula="of:=[.H1018]-[.H$941]" office:value-type="float" office:value="316" calcext:value-type="float">
            <text:p>316</text:p>
          </table:table-cell>
          <table:table-cell office:value-type="float" office:value="-0.0000000006579196" calcext:value-type="float">
            <text:p>-6.57919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52" calcext:value-type="float">
            <text:p>1439253452</text:p>
          </table:table-cell>
          <table:table-cell table:formula="of:=[.H1019]-[.H$941]" office:value-type="float" office:value="319" calcext:value-type="float">
            <text:p>319</text:p>
          </table:table-cell>
          <table:table-cell office:value-type="float" office:value="-0.0000000001405798" calcext:value-type="float">
            <text:p>-1.40579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57" calcext:value-type="float">
            <text:p>1439253457</text:p>
          </table:table-cell>
          <table:table-cell table:formula="of:=[.H1020]-[.H$941]" office:value-type="float" office:value="324" calcext:value-type="float">
            <text:p>324</text:p>
          </table:table-cell>
          <table:table-cell office:value-type="float" office:value="-0.000000000776517" calcext:value-type="float">
            <text:p>-7.765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62" calcext:value-type="float">
            <text:p>1439253462</text:p>
          </table:table-cell>
          <table:table-cell table:formula="of:=[.H1021]-[.H$941]" office:value-type="float" office:value="329" calcext:value-type="float">
            <text:p>329</text:p>
          </table:table-cell>
          <table:table-cell office:value-type="float" office:value="-0.0000000004262305" calcext:value-type="float">
            <text:p>-4.26230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67" calcext:value-type="float">
            <text:p>1439253467</text:p>
          </table:table-cell>
          <table:table-cell table:formula="of:=[.H1022]-[.H$941]" office:value-type="float" office:value="334" calcext:value-type="float">
            <text:p>334</text:p>
          </table:table-cell>
          <table:table-cell office:value-type="float" office:value="-0.000000000711881" calcext:value-type="float">
            <text:p>-7.1188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69" calcext:value-type="float">
            <text:p>1439253469</text:p>
          </table:table-cell>
          <table:table-cell table:formula="of:=[.H1023]-[.H$941]" office:value-type="float" office:value="336" calcext:value-type="float">
            <text:p>336</text:p>
          </table:table-cell>
          <table:table-cell office:value-type="float" office:value="-0.000000001413199" calcext:value-type="float">
            <text:p>-1.41319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72" calcext:value-type="float">
            <text:p>1439253472</text:p>
          </table:table-cell>
          <table:table-cell table:formula="of:=[.H1024]-[.H$941]" office:value-type="float" office:value="339" calcext:value-type="float">
            <text:p>339</text:p>
          </table:table-cell>
          <table:table-cell office:value-type="float" office:value="-0.0000000005263125" calcext:value-type="float">
            <text:p>-5.2631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77" calcext:value-type="float">
            <text:p>1439253477</text:p>
          </table:table-cell>
          <table:table-cell table:formula="of:=[.H1025]-[.H$941]" office:value-type="float" office:value="344" calcext:value-type="float">
            <text:p>344</text:p>
          </table:table-cell>
          <table:table-cell office:value-type="float" office:value="-0.00000000102672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82" calcext:value-type="float">
            <text:p>1439253482</text:p>
          </table:table-cell>
          <table:table-cell table:formula="of:=[.H1026]-[.H$941]" office:value-type="float" office:value="349" calcext:value-type="float">
            <text:p>349</text:p>
          </table:table-cell>
          <table:table-cell office:value-type="float" office:value="-0.0000000007158609" calcext:value-type="float">
            <text:p>-7.1586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85" calcext:value-type="float">
            <text:p>1439253485</text:p>
          </table:table-cell>
          <table:table-cell table:formula="of:=[.H1027]-[.H$941]" office:value-type="float" office:value="352" calcext:value-type="float">
            <text:p>352</text:p>
          </table:table-cell>
          <table:table-cell office:value-type="float" office:value="-0.00000000146822" calcext:value-type="float">
            <text:p>-1.4682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90" calcext:value-type="float">
            <text:p>1439253490</text:p>
          </table:table-cell>
          <table:table-cell table:formula="of:=[.H1028]-[.H$941]" office:value-type="float" office:value="357" calcext:value-type="float">
            <text:p>357</text:p>
          </table:table-cell>
          <table:table-cell office:value-type="float" office:value="-0.000000001108039" calcext:value-type="float">
            <text:p>-1.10803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93" calcext:value-type="float">
            <text:p>1439253493</text:p>
          </table:table-cell>
          <table:table-cell table:formula="of:=[.H1029]-[.H$941]" office:value-type="float" office:value="360" calcext:value-type="float">
            <text:p>360</text:p>
          </table:table-cell>
          <table:table-cell office:value-type="float" office:value="-0.0000000007938047" calcext:value-type="float">
            <text:p>-7.9380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95" calcext:value-type="float">
            <text:p>1439253495</text:p>
          </table:table-cell>
          <table:table-cell table:formula="of:=[.H1030]-[.H$941]" office:value-type="float" office:value="362" calcext:value-type="float">
            <text:p>362</text:p>
          </table:table-cell>
          <table:table-cell office:value-type="float" office:value="-0.0000000003761895" calcext:value-type="float">
            <text:p>-3.7618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498" calcext:value-type="float">
            <text:p>1439253498</text:p>
          </table:table-cell>
          <table:table-cell table:formula="of:=[.H1031]-[.H$941]" office:value-type="float" office:value="365" calcext:value-type="float">
            <text:p>365</text:p>
          </table:table-cell>
          <table:table-cell office:value-type="float" office:value="-0.0000000002865327" calcext:value-type="float">
            <text:p>-2.86532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03" calcext:value-type="float">
            <text:p>1439253503</text:p>
          </table:table-cell>
          <table:table-cell table:formula="of:=[.H1032]-[.H$941]" office:value-type="float" office:value="370" calcext:value-type="float">
            <text:p>370</text:p>
          </table:table-cell>
          <table:table-cell office:value-type="float" office:value="-0.0000000004804417" calcext:value-type="float">
            <text:p>-4.80441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08" calcext:value-type="float">
            <text:p>1439253508</text:p>
          </table:table-cell>
          <table:table-cell table:formula="of:=[.H1033]-[.H$941]" office:value-type="float" office:value="375" calcext:value-type="float">
            <text:p>375</text:p>
          </table:table-cell>
          <table:table-cell office:value-type="float" office:value="-0.0000000007369014" calcext:value-type="float">
            <text:p>-7.36901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13" calcext:value-type="float">
            <text:p>1439253513</text:p>
          </table:table-cell>
          <table:table-cell table:formula="of:=[.H1034]-[.H$941]" office:value-type="float" office:value="380" calcext:value-type="float">
            <text:p>380</text:p>
          </table:table-cell>
          <table:table-cell office:value-type="float" office:value="-0.0000000006368197" calcext:value-type="float">
            <text:p>-6.3681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18" calcext:value-type="float">
            <text:p>1439253518</text:p>
          </table:table-cell>
          <table:table-cell table:formula="of:=[.H1035]-[.H$941]" office:value-type="float" office:value="385" calcext:value-type="float">
            <text:p>385</text:p>
          </table:table-cell>
          <table:table-cell office:value-type="float" office:value="-0.00000000169602" calcext:value-type="float">
            <text:p>-1.6960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23" calcext:value-type="float">
            <text:p>1439253523</text:p>
          </table:table-cell>
          <table:table-cell table:formula="of:=[.H1036]-[.H$941]" office:value-type="float" office:value="390" calcext:value-type="float">
            <text:p>390</text:p>
          </table:table-cell>
          <table:table-cell office:value-type="float" office:value="-0.000000001270672" calcext:value-type="float">
            <text:p>-1.27067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28" calcext:value-type="float">
            <text:p>1439253528</text:p>
          </table:table-cell>
          <table:table-cell table:formula="of:=[.H1037]-[.H$941]" office:value-type="float" office:value="395" calcext:value-type="float">
            <text:p>395</text:p>
          </table:table-cell>
          <table:table-cell office:value-type="float" office:value="-0.0000000008599191" calcext:value-type="float">
            <text:p>-8.59919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33" calcext:value-type="float">
            <text:p>1439253533</text:p>
          </table:table-cell>
          <table:table-cell table:formula="of:=[.H1038]-[.H$941]" office:value-type="float" office:value="400" calcext:value-type="float">
            <text:p>400</text:p>
          </table:table-cell>
          <table:table-cell office:value-type="float" office:value="-0.0000000003782746" calcext:value-type="float">
            <text:p>-3.7827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38" calcext:value-type="float">
            <text:p>1439253538</text:p>
          </table:table-cell>
          <table:table-cell table:formula="of:=[.H1039]-[.H$941]" office:value-type="float" office:value="405" calcext:value-type="float">
            <text:p>405</text:p>
          </table:table-cell>
          <table:table-cell office:value-type="float" office:value="0.0000000002180473" calcext:value-type="float">
            <text:p>2.1804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546" calcext:value-type="float">
            <text:p>1439253546</text:p>
          </table:table-cell>
          <table:table-cell table:formula="of:=[.H1040]-[.H$941]" office:value-type="float" office:value="413" calcext:value-type="float">
            <text:p>413</text:p>
          </table:table-cell>
          <table:table-cell office:value-type="float" office:value="-0.000000001289437" calcext:value-type="float">
            <text:p>-1.289437E-009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float" office:value="1439253689" calcext:value-type="float">
            <text:p>1439253689</text:p>
          </table:table-cell>
          <table:table-cell table:formula="of:=[.H1042]-[.H$1042]" office:value-type="float" office:value="0" calcext:value-type="float">
            <text:p>0</text:p>
          </table:table-cell>
          <table:table-cell office:value-type="float" office:value="-0.000000001481262" calcext:value-type="float">
            <text:p>-1.48126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692" calcext:value-type="float">
            <text:p>1439253692</text:p>
          </table:table-cell>
          <table:table-cell table:formula="of:=[.H1043]-[.H$1042]" office:value-type="float" office:value="3" calcext:value-type="float">
            <text:p>3</text:p>
          </table:table-cell>
          <table:table-cell office:value-type="float" office:value="-0.000000001238479" calcext:value-type="float">
            <text:p>-1.23847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694" calcext:value-type="float">
            <text:p>1439253694</text:p>
          </table:table-cell>
          <table:table-cell table:formula="of:=[.H1044]-[.H$1042]" office:value-type="float" office:value="5" calcext:value-type="float">
            <text:p>5</text:p>
          </table:table-cell>
          <table:table-cell office:value-type="float" office:value="-0.000000001123202" calcext:value-type="float">
            <text:p>-1.12320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697" calcext:value-type="float">
            <text:p>1439253697</text:p>
          </table:table-cell>
          <table:table-cell table:formula="of:=[.H1045]-[.H$1042]" office:value-type="float" office:value="8" calcext:value-type="float">
            <text:p>8</text:p>
          </table:table-cell>
          <table:table-cell office:value-type="float" office:value="-0.000000001245652" calcext:value-type="float">
            <text:p>-1.24565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02" calcext:value-type="float">
            <text:p>1439253702</text:p>
          </table:table-cell>
          <table:table-cell table:formula="of:=[.H1046]-[.H$1042]" office:value-type="float" office:value="13" calcext:value-type="float">
            <text:p>13</text:p>
          </table:table-cell>
          <table:table-cell office:value-type="float" office:value="-0.000000001620959" calcext:value-type="float">
            <text:p>-1.62095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04" calcext:value-type="float">
            <text:p>1439253704</text:p>
          </table:table-cell>
          <table:table-cell table:formula="of:=[.H1047]-[.H$1042]" office:value-type="float" office:value="15" calcext:value-type="float">
            <text:p>15</text:p>
          </table:table-cell>
          <table:table-cell office:value-type="float" office:value="-0.000000001930471" calcext:value-type="float">
            <text:p>-1.93047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09" calcext:value-type="float">
            <text:p>1439253709</text:p>
          </table:table-cell>
          <table:table-cell table:formula="of:=[.H1048]-[.H$1042]" office:value-type="float" office:value="20" calcext:value-type="float">
            <text:p>20</text:p>
          </table:table-cell>
          <table:table-cell office:value-type="float" office:value="-0.000000001143485" calcext:value-type="float">
            <text:p>-1.14348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14" calcext:value-type="float">
            <text:p>1439253714</text:p>
          </table:table-cell>
          <table:table-cell table:formula="of:=[.H1049]-[.H$1042]" office:value-type="float" office:value="25" calcext:value-type="float">
            <text:p>25</text:p>
          </table:table-cell>
          <table:table-cell office:value-type="float" office:value="-0.000000001595939" calcext:value-type="float">
            <text:p>-1.59593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17" calcext:value-type="float">
            <text:p>1439253717</text:p>
          </table:table-cell>
          <table:table-cell table:formula="of:=[.H1050]-[.H$1042]" office:value-type="float" office:value="28" calcext:value-type="float">
            <text:p>28</text:p>
          </table:table-cell>
          <table:table-cell office:value-type="float" office:value="-0.000000001039621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19" calcext:value-type="float">
            <text:p>1439253719</text:p>
          </table:table-cell>
          <table:table-cell table:formula="of:=[.H1051]-[.H$1042]" office:value-type="float" office:value="30" calcext:value-type="float">
            <text:p>30</text:p>
          </table:table-cell>
          <table:table-cell office:value-type="float" office:value="-0.0000000007014562" calcext:value-type="float">
            <text:p>-7.0145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24" calcext:value-type="float">
            <text:p>1439253724</text:p>
          </table:table-cell>
          <table:table-cell table:formula="of:=[.H1052]-[.H$1042]" office:value-type="float" office:value="35" calcext:value-type="float">
            <text:p>35</text:p>
          </table:table-cell>
          <table:table-cell office:value-type="float" office:value="-0.0000000007786025" calcext:value-type="float">
            <text:p>-7.78602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30" calcext:value-type="float">
            <text:p>1439253730</text:p>
          </table:table-cell>
          <table:table-cell table:formula="of:=[.H1053]-[.H$1042]" office:value-type="float" office:value="41" calcext:value-type="float">
            <text:p>41</text:p>
          </table:table-cell>
          <table:table-cell office:value-type="float" office:value="-0.0000000005700984" calcext:value-type="float">
            <text:p>-5.70098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35" calcext:value-type="float">
            <text:p>1439253735</text:p>
          </table:table-cell>
          <table:table-cell table:formula="of:=[.H1054]-[.H$1042]" office:value-type="float" office:value="46" calcext:value-type="float">
            <text:p>46</text:p>
          </table:table-cell>
          <table:table-cell office:value-type="float" office:value="-0.000000001247737" calcext:value-type="float">
            <text:p>-1.24773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37" calcext:value-type="float">
            <text:p>1439253737</text:p>
          </table:table-cell>
          <table:table-cell table:formula="of:=[.H1055]-[.H$1042]" office:value-type="float" office:value="48" calcext:value-type="float">
            <text:p>48</text:p>
          </table:table-cell>
          <table:table-cell office:value-type="float" office:value="-0.000000001474503" calcext:value-type="float">
            <text:p>-1.47450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40" calcext:value-type="float">
            <text:p>1439253740</text:p>
          </table:table-cell>
          <table:table-cell table:formula="of:=[.H1056]-[.H$1042]" office:value-type="float" office:value="51" calcext:value-type="float">
            <text:p>51</text:p>
          </table:table-cell>
          <table:table-cell office:value-type="float" office:value="-0.000000001483347" calcext:value-type="float">
            <text:p>-1.48334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45" calcext:value-type="float">
            <text:p>1439253745</text:p>
          </table:table-cell>
          <table:table-cell table:formula="of:=[.H1057]-[.H$1042]" office:value-type="float" office:value="56" calcext:value-type="float">
            <text:p>56</text:p>
          </table:table-cell>
          <table:table-cell office:value-type="float" office:value="-0.0000000005075473" calcext:value-type="float">
            <text:p>-5.07547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50" calcext:value-type="float">
            <text:p>1439253750</text:p>
          </table:table-cell>
          <table:table-cell table:formula="of:=[.H1058]-[.H$1042]" office:value-type="float" office:value="61" calcext:value-type="float">
            <text:p>61</text:p>
          </table:table-cell>
          <table:table-cell office:value-type="float" office:value="-0.0000000002781926" calcext:value-type="float">
            <text:p>-2.7819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55" calcext:value-type="float">
            <text:p>1439253755</text:p>
          </table:table-cell>
          <table:table-cell table:formula="of:=[.H1059]-[.H$1042]" office:value-type="float" office:value="66" calcext:value-type="float">
            <text:p>66</text:p>
          </table:table-cell>
          <table:table-cell office:value-type="float" office:value="-0.0000000009662564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63" calcext:value-type="float">
            <text:p>1439253763</text:p>
          </table:table-cell>
          <table:table-cell table:formula="of:=[.H1060]-[.H$1042]" office:value-type="float" office:value="74" calcext:value-type="float">
            <text:p>74</text:p>
          </table:table-cell>
          <table:table-cell office:value-type="float" office:value="-0.000000001433305" calcext:value-type="float">
            <text:p>-1.43330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68" calcext:value-type="float">
            <text:p>1439253768</text:p>
          </table:table-cell>
          <table:table-cell table:formula="of:=[.H1061]-[.H$1042]" office:value-type="float" office:value="79" calcext:value-type="float">
            <text:p>79</text:p>
          </table:table-cell>
          <table:table-cell office:value-type="float" office:value="-0.0000000006138846" calcext:value-type="float">
            <text:p>-6.1388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73" calcext:value-type="float">
            <text:p>1439253773</text:p>
          </table:table-cell>
          <table:table-cell table:formula="of:=[.H1062]-[.H$1042]" office:value-type="float" office:value="84" calcext:value-type="float">
            <text:p>84</text:p>
          </table:table-cell>
          <table:table-cell office:value-type="float" office:value="-0.000000001602194" calcext:value-type="float">
            <text:p>-1.60219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76" calcext:value-type="float">
            <text:p>1439253776</text:p>
          </table:table-cell>
          <table:table-cell table:formula="of:=[.H1063]-[.H$1042]" office:value-type="float" office:value="87" calcext:value-type="float">
            <text:p>87</text:p>
          </table:table-cell>
          <table:table-cell office:value-type="float" office:value="-0.0000000009394612" calcext:value-type="float">
            <text:p>-9.3946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78" calcext:value-type="float">
            <text:p>1439253778</text:p>
          </table:table-cell>
          <table:table-cell table:formula="of:=[.H1064]-[.H$1042]" office:value-type="float" office:value="89" calcext:value-type="float">
            <text:p>89</text:p>
          </table:table-cell>
          <table:table-cell office:value-type="float" office:value="-0.0000000005346526" calcext:value-type="float">
            <text:p>-5.3465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83" calcext:value-type="float">
            <text:p>1439253783</text:p>
          </table:table-cell>
          <table:table-cell table:formula="of:=[.H1065]-[.H$1042]" office:value-type="float" office:value="94" calcext:value-type="float">
            <text:p>94</text:p>
          </table:table-cell>
          <table:table-cell office:value-type="float" office:value="-0.0000000005846939" calcext:value-type="float">
            <text:p>-5.84693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88" calcext:value-type="float">
            <text:p>1439253788</text:p>
          </table:table-cell>
          <table:table-cell table:formula="of:=[.H1066]-[.H$1042]" office:value-type="float" office:value="99" calcext:value-type="float">
            <text:p>99</text:p>
          </table:table-cell>
          <table:table-cell office:value-type="float" office:value="-0.000000001035063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93" calcext:value-type="float">
            <text:p>1439253793</text:p>
          </table:table-cell>
          <table:table-cell table:formula="of:=[.H1067]-[.H$1042]" office:value-type="float" office:value="104" calcext:value-type="float">
            <text:p>104</text:p>
          </table:table-cell>
          <table:table-cell office:value-type="float" office:value="-0.000000001337394" calcext:value-type="float">
            <text:p>-1.33739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799" calcext:value-type="float">
            <text:p>1439253799</text:p>
          </table:table-cell>
          <table:table-cell table:formula="of:=[.H1068]-[.H$1042]" office:value-type="float" office:value="110" calcext:value-type="float">
            <text:p>110</text:p>
          </table:table-cell>
          <table:table-cell office:value-type="float" office:value="-0.0000000001968761" calcext:value-type="float">
            <text:p>-1.96876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01" calcext:value-type="float">
            <text:p>1439253801</text:p>
          </table:table-cell>
          <table:table-cell table:formula="of:=[.H1069]-[.H$1042]" office:value-type="float" office:value="112" calcext:value-type="float">
            <text:p>112</text:p>
          </table:table-cell>
          <table:table-cell office:value-type="float" office:value="-0.0000000008016346" calcext:value-type="float">
            <text:p>-8.01634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04" calcext:value-type="float">
            <text:p>1439253804</text:p>
          </table:table-cell>
          <table:table-cell table:formula="of:=[.H1070]-[.H$1042]" office:value-type="float" office:value="115" calcext:value-type="float">
            <text:p>115</text:p>
          </table:table-cell>
          <table:table-cell office:value-type="float" office:value="-0.00000000139786" calcext:value-type="float">
            <text:p>-1.39786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06" calcext:value-type="float">
            <text:p>1439253806</text:p>
          </table:table-cell>
          <table:table-cell table:formula="of:=[.H1071]-[.H$1042]" office:value-type="float" office:value="117" calcext:value-type="float">
            <text:p>117</text:p>
          </table:table-cell>
          <table:table-cell office:value-type="float" office:value="-0.0000000005200575" calcext:value-type="float">
            <text:p>-5.20057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11" calcext:value-type="float">
            <text:p>1439253811</text:p>
          </table:table-cell>
          <table:table-cell table:formula="of:=[.H1072]-[.H$1042]" office:value-type="float" office:value="122" calcext:value-type="float">
            <text:p>122</text:p>
          </table:table-cell>
          <table:table-cell office:value-type="float" office:value="-0.0000000006159695" calcext:value-type="float">
            <text:p>-6.15969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19" calcext:value-type="float">
            <text:p>1439253819</text:p>
          </table:table-cell>
          <table:table-cell table:formula="of:=[.H1073]-[.H$1042]" office:value-type="float" office:value="130" calcext:value-type="float">
            <text:p>130</text:p>
          </table:table-cell>
          <table:table-cell office:value-type="float" office:value="-0.000000001347819" calcext:value-type="float">
            <text:p>-1.34781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22" calcext:value-type="float">
            <text:p>1439253822</text:p>
          </table:table-cell>
          <table:table-cell table:formula="of:=[.H1074]-[.H$1042]" office:value-type="float" office:value="133" calcext:value-type="float">
            <text:p>133</text:p>
          </table:table-cell>
          <table:table-cell office:value-type="float" office:value="-0.000000001057999" calcext:value-type="float">
            <text:p>-1.05799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27" calcext:value-type="float">
            <text:p>1439253827</text:p>
          </table:table-cell>
          <table:table-cell table:formula="of:=[.H1075]-[.H$1042]" office:value-type="float" office:value="138" calcext:value-type="float">
            <text:p>138</text:p>
          </table:table-cell>
          <table:table-cell office:value-type="float" office:value="-0.000000001253992" calcext:value-type="float">
            <text:p>-1.25399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32" calcext:value-type="float">
            <text:p>1439253832</text:p>
          </table:table-cell>
          <table:table-cell table:formula="of:=[.H1076]-[.H$1042]" office:value-type="float" office:value="143" calcext:value-type="float">
            <text:p>143</text:p>
          </table:table-cell>
          <table:table-cell office:value-type="float" office:value="-0.000000001591769" calcext:value-type="float">
            <text:p>-1.591769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37" calcext:value-type="float">
            <text:p>1439253837</text:p>
          </table:table-cell>
          <table:table-cell table:formula="of:=[.H1077]-[.H$1042]" office:value-type="float" office:value="148" calcext:value-type="float">
            <text:p>148</text:p>
          </table:table-cell>
          <table:table-cell office:value-type="float" office:value="-0.00000000101004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42" calcext:value-type="float">
            <text:p>1439253842</text:p>
          </table:table-cell>
          <table:table-cell table:formula="of:=[.H1078]-[.H$1042]" office:value-type="float" office:value="153" calcext:value-type="float">
            <text:p>153</text:p>
          </table:table-cell>
          <table:table-cell office:value-type="float" office:value="-0.000000001821124" calcext:value-type="float">
            <text:p>-1.82112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47" calcext:value-type="float">
            <text:p>1439253847</text:p>
          </table:table-cell>
          <table:table-cell table:formula="of:=[.H1079]-[.H$1042]" office:value-type="float" office:value="158" calcext:value-type="float">
            <text:p>158</text:p>
          </table:table-cell>
          <table:table-cell office:value-type="float" office:value="-0.0000000005805241" calcext:value-type="float">
            <text:p>-5.80524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52" calcext:value-type="float">
            <text:p>1439253852</text:p>
          </table:table-cell>
          <table:table-cell table:formula="of:=[.H1080]-[.H$1042]" office:value-type="float" office:value="163" calcext:value-type="float">
            <text:p>163</text:p>
          </table:table-cell>
          <table:table-cell office:value-type="float" office:value="-0.0000000008077936" calcext:value-type="float">
            <text:p>-8.07793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57" calcext:value-type="float">
            <text:p>1439253857</text:p>
          </table:table-cell>
          <table:table-cell table:formula="of:=[.H1081]-[.H$1042]" office:value-type="float" office:value="168" calcext:value-type="float">
            <text:p>168</text:p>
          </table:table-cell>
          <table:table-cell office:value-type="float" office:value="-0.0000000008346533" calcext:value-type="float">
            <text:p>-8.34653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60" calcext:value-type="float">
            <text:p>1439253860</text:p>
          </table:table-cell>
          <table:table-cell table:formula="of:=[.H1082]-[.H$1042]" office:value-type="float" office:value="171" calcext:value-type="float">
            <text:p>171</text:p>
          </table:table-cell>
          <table:table-cell office:value-type="float" office:value="-0.000000001103534" calcext:value-type="float">
            <text:p>-1.103534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62" calcext:value-type="float">
            <text:p>1439253862</text:p>
          </table:table-cell>
          <table:table-cell table:formula="of:=[.H1083]-[.H$1042]" office:value-type="float" office:value="173" calcext:value-type="float">
            <text:p>173</text:p>
          </table:table-cell>
          <table:table-cell office:value-type="float" office:value="-0.0000000006159697" calcext:value-type="float">
            <text:p>-6.15969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65" calcext:value-type="float">
            <text:p>1439253865</text:p>
          </table:table-cell>
          <table:table-cell table:formula="of:=[.H1084]-[.H$1042]" office:value-type="float" office:value="176" calcext:value-type="float">
            <text:p>176</text:p>
          </table:table-cell>
          <table:table-cell office:value-type="float" office:value="-0.0000000007073006" calcext:value-type="float">
            <text:p>-7.0730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67" calcext:value-type="float">
            <text:p>1439253867</text:p>
          </table:table-cell>
          <table:table-cell table:formula="of:=[.H1085]-[.H$1042]" office:value-type="float" office:value="178" calcext:value-type="float">
            <text:p>178</text:p>
          </table:table-cell>
          <table:table-cell office:value-type="float" office:value="-0.0000000006034594" calcext:value-type="float">
            <text:p>-6.0345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72" calcext:value-type="float">
            <text:p>1439253872</text:p>
          </table:table-cell>
          <table:table-cell table:formula="of:=[.H1086]-[.H$1042]" office:value-type="float" office:value="183" calcext:value-type="float">
            <text:p>183</text:p>
          </table:table-cell>
          <table:table-cell office:value-type="float" office:value="-0.0000000004762718" calcext:value-type="float">
            <text:p>-4.76271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78" calcext:value-type="float">
            <text:p>1439253878</text:p>
          </table:table-cell>
          <table:table-cell table:formula="of:=[.H1087]-[.H$1042]" office:value-type="float" office:value="189" calcext:value-type="float">
            <text:p>189</text:p>
          </table:table-cell>
          <table:table-cell office:value-type="float" office:value="-0.0000000008828547" calcext:value-type="float">
            <text:p>-8.82854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80" calcext:value-type="float">
            <text:p>1439253880</text:p>
          </table:table-cell>
          <table:table-cell table:formula="of:=[.H1088]-[.H$1042]" office:value-type="float" office:value="191" calcext:value-type="float">
            <text:p>191</text:p>
          </table:table-cell>
          <table:table-cell office:value-type="float" office:value="-0.0000000008417526" calcext:value-type="float">
            <text:p>-8.41752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83" calcext:value-type="float">
            <text:p>1439253883</text:p>
          </table:table-cell>
          <table:table-cell table:formula="of:=[.H1089]-[.H$1042]" office:value-type="float" office:value="194" calcext:value-type="float">
            <text:p>194</text:p>
          </table:table-cell>
          <table:table-cell office:value-type="float" office:value="-0.0000000006357248" calcext:value-type="float">
            <text:p>-6.3572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85" calcext:value-type="float">
            <text:p>1439253885</text:p>
          </table:table-cell>
          <table:table-cell table:formula="of:=[.H1090]-[.H$1042]" office:value-type="float" office:value="196" calcext:value-type="float">
            <text:p>196</text:p>
          </table:table-cell>
          <table:table-cell office:value-type="float" office:value="-0.000000001187271" calcext:value-type="float">
            <text:p>-1.18727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90" calcext:value-type="float">
            <text:p>1439253890</text:p>
          </table:table-cell>
          <table:table-cell table:formula="of:=[.H1091]-[.H$1042]" office:value-type="float" office:value="201" calcext:value-type="float">
            <text:p>201</text:p>
          </table:table-cell>
          <table:table-cell office:value-type="float" office:value="-0.000000001026723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93" calcext:value-type="float">
            <text:p>1439253893</text:p>
          </table:table-cell>
          <table:table-cell table:formula="of:=[.H1092]-[.H$1042]" office:value-type="float" office:value="204" calcext:value-type="float">
            <text:p>204</text:p>
          </table:table-cell>
          <table:table-cell office:value-type="float" office:value="-0.000000000741585" calcext:value-type="float">
            <text:p>-7.4158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895" calcext:value-type="float">
            <text:p>1439253895</text:p>
          </table:table-cell>
          <table:table-cell table:formula="of:=[.H1093]-[.H$1042]" office:value-type="float" office:value="206" calcext:value-type="float">
            <text:p>206</text:p>
          </table:table-cell>
          <table:table-cell office:value-type="float" office:value="-0.000000001166421" calcext:value-type="float">
            <text:p>-1.16642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00" calcext:value-type="float">
            <text:p>1439253900</text:p>
          </table:table-cell>
          <table:table-cell table:formula="of:=[.H1094]-[.H$1042]" office:value-type="float" office:value="211" calcext:value-type="float">
            <text:p>211</text:p>
          </table:table-cell>
          <table:table-cell office:value-type="float" office:value="-0.000000000985022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03" calcext:value-type="float">
            <text:p>1439253903</text:p>
          </table:table-cell>
          <table:table-cell table:formula="of:=[.H1095]-[.H$1042]" office:value-type="float" office:value="214" calcext:value-type="float">
            <text:p>214</text:p>
          </table:table-cell>
          <table:table-cell office:value-type="float" office:value="-0.000000001059102" calcext:value-type="float">
            <text:p>-1.05910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06" calcext:value-type="float">
            <text:p>1439253906</text:p>
          </table:table-cell>
          <table:table-cell table:formula="of:=[.H1096]-[.H$1042]" office:value-type="float" office:value="217" calcext:value-type="float">
            <text:p>217</text:p>
          </table:table-cell>
          <table:table-cell office:value-type="float" office:value="-0.000000001024638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08" calcext:value-type="float">
            <text:p>1439253908</text:p>
          </table:table-cell>
          <table:table-cell table:formula="of:=[.H1097]-[.H$1042]" office:value-type="float" office:value="219" calcext:value-type="float">
            <text:p>219</text:p>
          </table:table-cell>
          <table:table-cell office:value-type="float" office:value="-0.0000000007848976" calcext:value-type="float">
            <text:p>-7.84897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11" calcext:value-type="float">
            <text:p>1439253911</text:p>
          </table:table-cell>
          <table:table-cell table:formula="of:=[.H1098]-[.H$1042]" office:value-type="float" office:value="222" calcext:value-type="float">
            <text:p>222</text:p>
          </table:table-cell>
          <table:table-cell office:value-type="float" office:value="-0.000000001872762" calcext:value-type="float">
            <text:p>-1.87276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13" calcext:value-type="float">
            <text:p>1439253913</text:p>
          </table:table-cell>
          <table:table-cell table:formula="of:=[.H1099]-[.H$1042]" office:value-type="float" office:value="224" calcext:value-type="float">
            <text:p>224</text:p>
          </table:table-cell>
          <table:table-cell office:value-type="float" office:value="-0.000000000586779" calcext:value-type="float">
            <text:p>-5.8677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19" calcext:value-type="float">
            <text:p>1439253919</text:p>
          </table:table-cell>
          <table:table-cell table:formula="of:=[.H1100]-[.H$1042]" office:value-type="float" office:value="230" calcext:value-type="float">
            <text:p>230</text:p>
          </table:table-cell>
          <table:table-cell office:value-type="float" office:value="-0.000000001139315" calcext:value-type="float">
            <text:p>-1.13931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21" calcext:value-type="float">
            <text:p>1439253921</text:p>
          </table:table-cell>
          <table:table-cell table:formula="of:=[.H1101]-[.H$1042]" office:value-type="float" office:value="232" calcext:value-type="float">
            <text:p>232</text:p>
          </table:table-cell>
          <table:table-cell office:value-type="float" office:value="-0.000000001341855" calcext:value-type="float">
            <text:p>-1.34185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24" calcext:value-type="float">
            <text:p>1439253924</text:p>
          </table:table-cell>
          <table:table-cell table:formula="of:=[.H1102]-[.H$1042]" office:value-type="float" office:value="235" calcext:value-type="float">
            <text:p>235</text:p>
          </table:table-cell>
          <table:table-cell office:value-type="float" office:value="-0.0000000007827731" calcext:value-type="float">
            <text:p>-7.827731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29" calcext:value-type="float">
            <text:p>1439253929</text:p>
          </table:table-cell>
          <table:table-cell table:formula="of:=[.H1103]-[.H$1042]" office:value-type="float" office:value="240" calcext:value-type="float">
            <text:p>240</text:p>
          </table:table-cell>
          <table:table-cell office:value-type="float" office:value="-0.000000001143485" calcext:value-type="float">
            <text:p>-1.14348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31" calcext:value-type="float">
            <text:p>1439253931</text:p>
          </table:table-cell>
          <table:table-cell table:formula="of:=[.H1104]-[.H$1042]" office:value-type="float" office:value="242" calcext:value-type="float">
            <text:p>242</text:p>
          </table:table-cell>
          <table:table-cell office:value-type="float" office:value="-0.000000001739341" calcext:value-type="float">
            <text:p>-1.73934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34" calcext:value-type="float">
            <text:p>1439253934</text:p>
          </table:table-cell>
          <table:table-cell table:formula="of:=[.H1105]-[.H$1042]" office:value-type="float" office:value="245" calcext:value-type="float">
            <text:p>245</text:p>
          </table:table-cell>
          <table:table-cell office:value-type="float" office:value="-0.0000000001419627" calcext:value-type="float">
            <text:p>-1.419627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37" calcext:value-type="float">
            <text:p>1439253937</text:p>
          </table:table-cell>
          <table:table-cell table:formula="of:=[.H1106]-[.H$1042]" office:value-type="float" office:value="248" calcext:value-type="float">
            <text:p>248</text:p>
          </table:table-cell>
          <table:table-cell office:value-type="float" office:value="-0.00000000137701" calcext:value-type="float">
            <text:p>-1.3770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39" calcext:value-type="float">
            <text:p>1439253939</text:p>
          </table:table-cell>
          <table:table-cell table:formula="of:=[.H1107]-[.H$1042]" office:value-type="float" office:value="250" calcext:value-type="float">
            <text:p>250</text:p>
          </table:table-cell>
          <table:table-cell office:value-type="float" office:value="-0.0000000008515794" calcext:value-type="float">
            <text:p>-8.51579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44" calcext:value-type="float">
            <text:p>1439253944</text:p>
          </table:table-cell>
          <table:table-cell table:formula="of:=[.H1108]-[.H$1042]" office:value-type="float" office:value="255" calcext:value-type="float">
            <text:p>255</text:p>
          </table:table-cell>
          <table:table-cell office:value-type="float" office:value="-0.000000001677256" calcext:value-type="float">
            <text:p>-1.677256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49" calcext:value-type="float">
            <text:p>1439253949</text:p>
          </table:table-cell>
          <table:table-cell table:formula="of:=[.H1109]-[.H$1042]" office:value-type="float" office:value="260" calcext:value-type="float">
            <text:p>260</text:p>
          </table:table-cell>
          <table:table-cell office:value-type="float" office:value="-0.0000000006993712" calcext:value-type="float">
            <text:p>-6.99371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54" calcext:value-type="float">
            <text:p>1439253954</text:p>
          </table:table-cell>
          <table:table-cell table:formula="of:=[.H1110]-[.H$1042]" office:value-type="float" office:value="265" calcext:value-type="float">
            <text:p>265</text:p>
          </table:table-cell>
          <table:table-cell office:value-type="float" office:value="-0.000000001756211" calcext:value-type="float">
            <text:p>-1.75621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57" calcext:value-type="float">
            <text:p>1439253957</text:p>
          </table:table-cell>
          <table:table-cell table:formula="of:=[.H1111]-[.H$1042]" office:value-type="float" office:value="268" calcext:value-type="float">
            <text:p>268</text:p>
          </table:table-cell>
          <table:table-cell office:value-type="float" office:value="-0.000000001511295" calcext:value-type="float">
            <text:p>-1.51129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62" calcext:value-type="float">
            <text:p>1439253962</text:p>
          </table:table-cell>
          <table:table-cell table:formula="of:=[.H1112]-[.H$1042]" office:value-type="float" office:value="273" calcext:value-type="float">
            <text:p>273</text:p>
          </table:table-cell>
          <table:table-cell office:value-type="float" office:value="-0.000000001279013" calcext:value-type="float">
            <text:p>-1.27901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67" calcext:value-type="float">
            <text:p>1439253967</text:p>
          </table:table-cell>
          <table:table-cell table:formula="of:=[.H1113]-[.H$1042]" office:value-type="float" office:value="278" calcext:value-type="float">
            <text:p>278</text:p>
          </table:table-cell>
          <table:table-cell office:value-type="float" office:value="-0.000000001520878" calcext:value-type="float">
            <text:p>-1.520878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70" calcext:value-type="float">
            <text:p>1439253970</text:p>
          </table:table-cell>
          <table:table-cell table:formula="of:=[.H1114]-[.H$1042]" office:value-type="float" office:value="281" calcext:value-type="float">
            <text:p>281</text:p>
          </table:table-cell>
          <table:table-cell office:value-type="float" office:value="-0.00000000192945" calcext:value-type="float">
            <text:p>-1.9294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72" calcext:value-type="float">
            <text:p>1439253972</text:p>
          </table:table-cell>
          <table:table-cell table:formula="of:=[.H1115]-[.H$1042]" office:value-type="float" office:value="283" calcext:value-type="float">
            <text:p>283</text:p>
          </table:table-cell>
          <table:table-cell office:value-type="float" office:value="-0.0000000003073834" calcext:value-type="float">
            <text:p>-3.073834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75" calcext:value-type="float">
            <text:p>1439253975</text:p>
          </table:table-cell>
          <table:table-cell table:formula="of:=[.H1116]-[.H$1042]" office:value-type="float" office:value="286" calcext:value-type="float">
            <text:p>286</text:p>
          </table:table-cell>
          <table:table-cell office:value-type="float" office:value="-0.000000001293608" calcext:value-type="float">
            <text:p>-1.293608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80" calcext:value-type="float">
            <text:p>1439253980</text:p>
          </table:table-cell>
          <table:table-cell table:formula="of:=[.H1117]-[.H$1042]" office:value-type="float" office:value="291" calcext:value-type="float">
            <text:p>291</text:p>
          </table:table-cell>
          <table:table-cell office:value-type="float" office:value="-0.000000001666831" calcext:value-type="float">
            <text:p>-1.666831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83" calcext:value-type="float">
            <text:p>1439253983</text:p>
          </table:table-cell>
          <table:table-cell table:formula="of:=[.H1118]-[.H$1042]" office:value-type="float" office:value="294" calcext:value-type="float">
            <text:p>294</text:p>
          </table:table-cell>
          <table:table-cell office:value-type="float" office:value="-0.000000001293372" calcext:value-type="float">
            <text:p>-1.29337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85" calcext:value-type="float">
            <text:p>1439253985</text:p>
          </table:table-cell>
          <table:table-cell table:formula="of:=[.H1119]-[.H$1042]" office:value-type="float" office:value="296" calcext:value-type="float">
            <text:p>296</text:p>
          </table:table-cell>
          <table:table-cell office:value-type="float" office:value="-0.000000000236492" calcext:value-type="float">
            <text:p>-2.3649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90" calcext:value-type="float">
            <text:p>1439253990</text:p>
          </table:table-cell>
          <table:table-cell table:formula="of:=[.H1120]-[.H$1042]" office:value-type="float" office:value="301" calcext:value-type="float">
            <text:p>301</text:p>
          </table:table-cell>
          <table:table-cell office:value-type="float" office:value="-0.000000000680606" calcext:value-type="float">
            <text:p>-6.80606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93" calcext:value-type="float">
            <text:p>1439253993</text:p>
          </table:table-cell>
          <table:table-cell table:formula="of:=[.H1121]-[.H$1042]" office:value-type="float" office:value="304" calcext:value-type="float">
            <text:p>304</text:p>
          </table:table-cell>
          <table:table-cell office:value-type="float" office:value="-0.000000001254766" calcext:value-type="float">
            <text:p>-1.254766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3996" calcext:value-type="float">
            <text:p>1439253996</text:p>
          </table:table-cell>
          <table:table-cell table:formula="of:=[.H1122]-[.H$1042]" office:value-type="float" office:value="307" calcext:value-type="float">
            <text:p>307</text:p>
          </table:table-cell>
          <table:table-cell office:value-type="float" office:value="-0.0000000006889463" calcext:value-type="float">
            <text:p>-6.8894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01" calcext:value-type="float">
            <text:p>1439254001</text:p>
          </table:table-cell>
          <table:table-cell table:formula="of:=[.H1123]-[.H$1042]" office:value-type="float" office:value="312" calcext:value-type="float">
            <text:p>312</text:p>
          </table:table-cell>
          <table:table-cell office:value-type="float" office:value="-0.00000000134365" calcext:value-type="float">
            <text:p>-1.3436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03" calcext:value-type="float">
            <text:p>1439254003</text:p>
          </table:table-cell>
          <table:table-cell table:formula="of:=[.H1124]-[.H$1042]" office:value-type="float" office:value="314" calcext:value-type="float">
            <text:p>314</text:p>
          </table:table-cell>
          <table:table-cell office:value-type="float" office:value="-0.000000001096643" calcext:value-type="float">
            <text:p>-1.09664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06" calcext:value-type="float">
            <text:p>1439254006</text:p>
          </table:table-cell>
          <table:table-cell table:formula="of:=[.H1125]-[.H$1042]" office:value-type="float" office:value="317" calcext:value-type="float">
            <text:p>317</text:p>
          </table:table-cell>
          <table:table-cell office:value-type="float" office:value="-0.0000000009370662" calcext:value-type="float">
            <text:p>-9.37066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11" calcext:value-type="float">
            <text:p>1439254011</text:p>
          </table:table-cell>
          <table:table-cell table:formula="of:=[.H1126]-[.H$1042]" office:value-type="float" office:value="322" calcext:value-type="float">
            <text:p>322</text:p>
          </table:table-cell>
          <table:table-cell office:value-type="float" office:value="-0.0000000007869432" calcext:value-type="float">
            <text:p>-7.869432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16" calcext:value-type="float">
            <text:p>1439254016</text:p>
          </table:table-cell>
          <table:table-cell table:formula="of:=[.H1127]-[.H$1042]" office:value-type="float" office:value="327" calcext:value-type="float">
            <text:p>327</text:p>
          </table:table-cell>
          <table:table-cell office:value-type="float" office:value="-0.000000000770263" calcext:value-type="float">
            <text:p>-7.70263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21" calcext:value-type="float">
            <text:p>1439254021</text:p>
          </table:table-cell>
          <table:table-cell table:formula="of:=[.H1128]-[.H$1042]" office:value-type="float" office:value="332" calcext:value-type="float">
            <text:p>332</text:p>
          </table:table-cell>
          <table:table-cell office:value-type="float" office:value="-0.0000000009683419" calcext:value-type="float">
            <text:p>-0.000000001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26" calcext:value-type="float">
            <text:p>1439254026</text:p>
          </table:table-cell>
          <table:table-cell table:formula="of:=[.H1129]-[.H$1042]" office:value-type="float" office:value="337" calcext:value-type="float">
            <text:p>337</text:p>
          </table:table-cell>
          <table:table-cell office:value-type="float" office:value="-0.000000001741893" calcext:value-type="float">
            <text:p>-1.74189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29" calcext:value-type="float">
            <text:p>1439254029</text:p>
          </table:table-cell>
          <table:table-cell table:formula="of:=[.H1130]-[.H$1042]" office:value-type="float" office:value="340" calcext:value-type="float">
            <text:p>340</text:p>
          </table:table-cell>
          <table:table-cell office:value-type="float" office:value="-0.000000001486447" calcext:value-type="float">
            <text:p>-1.48644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31" calcext:value-type="float">
            <text:p>1439254031</text:p>
          </table:table-cell>
          <table:table-cell table:formula="of:=[.H1131]-[.H$1042]" office:value-type="float" office:value="342" calcext:value-type="float">
            <text:p>342</text:p>
          </table:table-cell>
          <table:table-cell office:value-type="float" office:value="-0.0000000006222248" calcext:value-type="float">
            <text:p>-6.22224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36" calcext:value-type="float">
            <text:p>1439254036</text:p>
          </table:table-cell>
          <table:table-cell table:formula="of:=[.H1132]-[.H$1042]" office:value-type="float" office:value="347" calcext:value-type="float">
            <text:p>347</text:p>
          </table:table-cell>
          <table:table-cell office:value-type="float" office:value="-0.0000000005784389" calcext:value-type="float">
            <text:p>-5.78438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42" calcext:value-type="float">
            <text:p>1439254042</text:p>
          </table:table-cell>
          <table:table-cell table:formula="of:=[.H1133]-[.H$1042]" office:value-type="float" office:value="353" calcext:value-type="float">
            <text:p>353</text:p>
          </table:table-cell>
          <table:table-cell office:value-type="float" office:value="-0.0000000006993715" calcext:value-type="float">
            <text:p>-6.993715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44" calcext:value-type="float">
            <text:p>1439254044</text:p>
          </table:table-cell>
          <table:table-cell table:formula="of:=[.H1134]-[.H$1042]" office:value-type="float" office:value="355" calcext:value-type="float">
            <text:p>355</text:p>
          </table:table-cell>
          <table:table-cell office:value-type="float" office:value="-0.000000001564473" calcext:value-type="float">
            <text:p>-1.564473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47" calcext:value-type="float">
            <text:p>1439254047</text:p>
          </table:table-cell>
          <table:table-cell table:formula="of:=[.H1135]-[.H$1042]" office:value-type="float" office:value="358" calcext:value-type="float">
            <text:p>358</text:p>
          </table:table-cell>
          <table:table-cell office:value-type="float" office:value="-0.000000000280278" calcext:value-type="float">
            <text:p>-2.80278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52" calcext:value-type="float">
            <text:p>1439254052</text:p>
          </table:table-cell>
          <table:table-cell table:formula="of:=[.H1136]-[.H$1042]" office:value-type="float" office:value="363" calcext:value-type="float">
            <text:p>363</text:p>
          </table:table-cell>
          <table:table-cell office:value-type="float" office:value="-0.000000002091285" calcext:value-type="float">
            <text:p>-2.091285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57" calcext:value-type="float">
            <text:p>1439254057</text:p>
          </table:table-cell>
          <table:table-cell table:formula="of:=[.H1137]-[.H$1042]" office:value-type="float" office:value="368" calcext:value-type="float">
            <text:p>368</text:p>
          </table:table-cell>
          <table:table-cell office:value-type="float" office:value="-0.00000000106737" calcext:value-type="float">
            <text:p>-1.0673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60" calcext:value-type="float">
            <text:p>1439254060</text:p>
          </table:table-cell>
          <table:table-cell table:formula="of:=[.H1138]-[.H$1042]" office:value-type="float" office:value="371" calcext:value-type="float">
            <text:p>371</text:p>
          </table:table-cell>
          <table:table-cell office:value-type="float" office:value="-0.0000000004304009" calcext:value-type="float">
            <text:p>-4.304009E-010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62" calcext:value-type="float">
            <text:p>1439254062</text:p>
          </table:table-cell>
          <table:table-cell table:formula="of:=[.H1139]-[.H$1042]" office:value-type="float" office:value="373" calcext:value-type="float">
            <text:p>373</text:p>
          </table:table-cell>
          <table:table-cell office:value-type="float" office:value="-0.000000001208122" calcext:value-type="float">
            <text:p>-1.208122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67" calcext:value-type="float">
            <text:p>1439254067</text:p>
          </table:table-cell>
          <table:table-cell table:formula="of:=[.H1140]-[.H$1042]" office:value-type="float" office:value="378" calcext:value-type="float">
            <text:p>378</text:p>
          </table:table-cell>
          <table:table-cell office:value-type="float" office:value="-0.000000001933717" calcext:value-type="float">
            <text:p>-1.933717E-00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1439254075" calcext:value-type="float">
            <text:p>1439254075</text:p>
          </table:table-cell>
          <table:table-cell table:formula="of:=[.H1141]-[.H$1042]" office:value-type="float" office:value="386" calcext:value-type="float">
            <text:p>386</text:p>
          </table:table-cell>
          <table:table-cell office:value-type="float" office:value="-0.000000001089275" calcext:value-type="float">
            <text:p>-1.089275E-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15:19:15.851578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4:36:43.266794206</meta:creation-date>
    <dc:date>2015-08-11T15:38:47.344976501</dc:date>
    <meta:editing-duration>PT6H55S</meta:editing-duration>
    <meta:editing-cycles>16</meta:editing-cycles>
    <meta:generator>LibreOffice/4.2.8.2$Linux_X86_64 LibreOffice_project/420m0$Build-2</meta:generator>
    <meta:document-statistic meta:table-count="1" meta:cell-count="40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9cm" svg:height="9.219cm" xlink:href=".." xlink:type="simple" chart:class="chart:scatter" chart:style-name="ch1">
        <chart:legend chart:legend-position="end" svg:x="11.586cm" svg:y="4.061cm" style:legend-expansion="high" chart:style-name="ch2"/>
        <chart:plot-area chart:style-name="ch3" table:cell-range-address="Sheet1.E3:Sheet1.E12 Sheet1.A1:Sheet1.A1 Sheet1.D4:Sheet1.D13 Sheet1.H1:Sheet1.H1 Sheet1.K4:Sheet1.K16" chart:data-source-has-labels="row" svg:x="0.32cm" svg:y="0.184cm" svg:width="10.946cm" svg:height="8.851cm">
          <chartooo:coordinate-region svg:x="1.153cm" svg:y="0.384cm" svg:width="9.926cm" svg:height="8.4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13" chart:label-cell-address="Sheet1.A1:Sheet1.A1" chart:class="chart:scatter">
            <chart:domain table:cell-range-address="Sheet1.E3:Sheet1.E12"/>
            <chart:data-point chart:repeated="10"/>
          </chart:series>
          <chart:series chart:style-name="ch7" chart:values-cell-range-address="Sheet1.K4:Sheet1.K16" chart:label-cell-address="Sheet1.H1:Sheet1.H1" chart:class="chart:scatter">
            <chart:domain table:cell-range-address="Sheet1.L3:Sheet1.L15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VUV3, DN , -100C, run2</text:p>
                <draw:g>
                  <svg:desc>Sheet1.A1:Sheet1.A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VUV3, DN , -100C, run3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3">
                <text:p>45.73</text:p>
                <draw:g>
                  <svg:desc>Sheet1.E3:Sheet1.E12</svg:desc>
                </draw:g>
              </table:table-cell>
              <table:table-cell office:value-type="float" office:value="0.077039322">
                <text:p>0.077039322</text:p>
                <draw:g>
                  <svg:desc>Sheet1.D4:Sheet1.D13</svg:desc>
                </draw:g>
              </table:table-cell>
              <table:table-cell office:value-type="float" office:value="45.73">
                <text:p>45.73</text:p>
                <draw:g>
                  <svg:desc>Sheet1.L3:Sheet1.L15</svg:desc>
                </draw:g>
              </table:table-cell>
              <table:table-cell office:value-type="float" office:value="0.259323590621622">
                <text:p>0.259323590621622</text:p>
                <draw:g>
                  <svg:desc>Sheet1.K4:Sheet1.K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.73">
                <text:p>46.73</text:p>
              </table:table-cell>
              <table:table-cell office:value-type="float" office:value="0.113347813">
                <text:p>0.113347813</text:p>
              </table:table-cell>
              <table:table-cell office:value-type="float" office:value="46.73">
                <text:p>46.73</text:p>
              </table:table-cell>
              <table:table-cell office:value-type="float" office:value="0.0970400495900001">
                <text:p>0.09704004959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.73">
                <text:p>47.73</text:p>
              </table:table-cell>
              <table:table-cell office:value-type="float" office:value="-0.033222481">
                <text:p>-0.033222481</text:p>
              </table:table-cell>
              <table:table-cell office:value-type="float" office:value="47.73">
                <text:p>47.73</text:p>
              </table:table-cell>
              <table:table-cell office:value-type="float" office:value="0.12182116922">
                <text:p>0.12182116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73">
                <text:p>48.73</text:p>
              </table:table-cell>
              <table:table-cell office:value-type="float" office:value="-0.0849932117">
                <text:p>-0.0849932117</text:p>
              </table:table-cell>
              <table:table-cell office:value-type="float" office:value="48.73">
                <text:p>48.73</text:p>
              </table:table-cell>
              <table:table-cell office:value-type="float" office:value="0.13007487893">
                <text:p>0.13007487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73">
                <text:p>49.73</text:p>
              </table:table-cell>
              <table:table-cell office:value-type="float" office:value="0.0677058672">
                <text:p>0.0677058672</text:p>
              </table:table-cell>
              <table:table-cell office:value-type="float" office:value="49.73">
                <text:p>49.73</text:p>
              </table:table-cell>
              <table:table-cell office:value-type="float" office:value="0.158516331530612">
                <text:p>0.158516331530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73">
                <text:p>50.73</text:p>
              </table:table-cell>
              <table:table-cell office:value-type="float" office:value="0.21485882845">
                <text:p>0.21485882845</text:p>
              </table:table-cell>
              <table:table-cell office:value-type="float" office:value="50.73">
                <text:p>50.73</text:p>
              </table:table-cell>
              <table:table-cell office:value-type="float" office:value="0.234526948970297">
                <text:p>0.234526948970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.73">
                <text:p>51.73</text:p>
              </table:table-cell>
              <table:table-cell office:value-type="float" office:value="0.292011753">
                <text:p>0.292011753</text:p>
              </table:table-cell>
              <table:table-cell office:value-type="float" office:value="51.73">
                <text:p>51.73</text:p>
              </table:table-cell>
              <table:table-cell office:value-type="float" office:value="0.40006475979">
                <text:p>0.40006475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.73">
                <text:p>52.73</text:p>
              </table:table-cell>
              <table:table-cell office:value-type="float" office:value="0.3529114675">
                <text:p>0.3529114675</text:p>
              </table:table-cell>
              <table:table-cell office:value-type="float" office:value="52.73">
                <text:p>52.73</text:p>
              </table:table-cell>
              <table:table-cell office:value-type="float" office:value="0.53795516249">
                <text:p>0.537955162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73">
                <text:p>53.73</text:p>
              </table:table-cell>
              <table:table-cell office:value-type="float" office:value="0.514901659">
                <text:p>0.514901659</text:p>
              </table:table-cell>
              <table:table-cell office:value-type="float" office:value="53.73">
                <text:p>53.73</text:p>
              </table:table-cell>
              <table:table-cell office:value-type="float" office:value="0.7560844381">
                <text:p>0.75608443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.73">
                <text:p>54.73</text:p>
              </table:table-cell>
              <table:table-cell office:value-type="float" office:value="0.921993435">
                <text:p>0.921993435</text:p>
              </table:table-cell>
              <table:table-cell office:value-type="float" office:value="54.73">
                <text:p>54.73</text:p>
              </table:table-cell>
              <table:table-cell office:value-type="float" office:value="1.056566441">
                <text:p>1.0565664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.73">
                <text:p>55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